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Pictures/2000005E00001D8F000004161E2ED886.svm" manifest:media-type="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3.822cm"/>
    </style:style>
    <style:style style:name="co11" style:family="table-column">
      <style:table-column-properties fo:break-before="auto" style:column-width="4.249cm"/>
    </style:style>
    <style:style style:name="co12" style:family="table-column">
      <style:table-column-properties fo:break-before="auto" style:column-width="3.794cm"/>
    </style:style>
    <style:style style:name="co13" style:family="table-column">
      <style:table-column-properties fo:break-before="auto" style:column-width="3.711cm"/>
    </style:style>
    <style:style style:name="co14" style:family="table-column">
      <style:table-column-properties fo:break-before="auto" style:column-width="2.52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igo e AT velho" table:style-name="ta1">
        <table:shapes>
          <draw:frame draw:z-index="0" draw:style-name="gr1" svg:width="18.461cm" svg:height="9.076cm" svg:x="0.176cm" svg:y="8.212cm">
            <draw:object draw:notify-on-update-of-ranges="'antigo e AT velho'.A1:'antigo e AT velho'.A1 'antigo e AT velho'.B2:'antigo e AT velho'.B18 'antigo e AT velho'.B1:'antigo e AT velho'.B1 'antigo e AT velho'.A2:'antigo e AT velho'.A18 'antigo e AT velho'.E2:'antigo e AT velho'.E18 'antigo e AT velho'.E1:'antigo e AT velho'.E1 'antigo e AT velho'.A2:'antigo e AT velho'.A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Figuras 1" draw:style-name="gr2" draw:text-style-name="P1" svg:width="7.566cm" svg:height="1.045cm" svg:x="24.35cm" svg:y="8.184cm">
            <draw:image xlink:href="Pictures/2000005E00001D8F000004161E2ED886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>
            <text:p>Celcius termopar</text:p>
          </table:table-cell>
          <table:table-cell table:style-name="ce5" office:value-type="string">
            <text:p>Lote 1</text:p>
          </table:table-cell>
          <table:table-cell table:style-name="ce6" office:value-type="string">
            <text:p>corrigido</text:p>
          </table:table-cell>
          <table:table-cell table:style-name="ce1" office:value-type="string">
            <text:p>erro</text:p>
          </table:table-cell>
          <table:table-cell table:style-name="ce5" office:value-type="string">
            <text:p>Lote 2</text:p>
          </table:table-cell>
          <table:table-cell table:style-name="ce6" office:value-type="string">
            <text:p>corrigido</text:p>
          </table:table-cell>
          <table:table-cell table:style-name="ce1" office:value-type="string">
            <text:p>erro</text:p>
          </table:table-cell>
          <table:table-cell table:style-name="ce1"/>
          <table:table-cell table:style-name="ce1" office:value-type="string">
            <text:p>erro</text:p>
          </table:table-cell>
          <table:table-cell/>
        </table:table-row>
        <table:table-row table:style-name="ro2">
          <table:table-cell table:style-name="ce2" office:value-type="float" office:value="148">
            <text:p>148,00</text:p>
          </table:table-cell>
          <table:table-cell table:style-name="ce2" office:value-type="float" office:value="150.8">
            <text:p>150,80</text:p>
          </table:table-cell>
          <table:table-cell table:style-name="ce7" table:formula="of:=0.9365538413*[.B2]+6.7283007964" office:value-type="float" office:value="147.96062006444">
            <text:p>147,96</text:p>
          </table:table-cell>
          <table:table-cell table:style-name="ce8" table:formula="of:=ABS([.C2]-[.A2])/[.A2]" office:value-type="percentage" office:value="0.000266080645675624">
            <text:p>0,03%</text:p>
          </table:table-cell>
          <table:table-cell table:style-name="ce3" office:value-type="float" office:value="264">
            <text:p>264</text:p>
          </table:table-cell>
          <table:table-cell table:style-name="ce7" table:formula="of:=-53.7828135155*LN([.E2])+446.9738654555" office:value-type="float" office:value="147.083634669062">
            <text:p>147,08</text:p>
          </table:table-cell>
          <table:table-cell table:style-name="ce8" table:formula="of:=ABS([.F2]-[.A2])/[.A2]" office:value-type="percentage" office:value="0.00619165764147177">
            <text:p>0,62%</text:p>
          </table:table-cell>
          <table:table-cell table:style-name="ce9" table:formula="of:=-60.1873800166*LN([.E2])+483.9547042058" office:value-type="float" office:value="148.352936581513">
            <text:p>148,3529365815</text:p>
          </table:table-cell>
          <table:table-cell table:style-name="ce8" table:formula="of:=ABS([.H2]-[.F2])/[.F2]" office:value-type="percentage" office:value="0.00862979702199004">
            <text:p>0,86%</text:p>
          </table:table-cell>
          <table:table-cell/>
        </table:table-row>
        <table:table-row table:style-name="ro2">
          <table:table-cell table:style-name="ce2" office:value-type="float" office:value="158.2">
            <text:p>158,20</text:p>
          </table:table-cell>
          <table:table-cell table:style-name="ce2" office:value-type="float" office:value="162.86">
            <text:p>162,86</text:p>
          </table:table-cell>
          <table:table-cell table:style-name="ce7" table:formula="of:=0.9365538413*[.B3]+6.7283007964" office:value-type="float" office:value="159.255459390518">
            <text:p>159,26</text:p>
          </table:table-cell>
          <table:table-cell table:style-name="ce8" table:formula="of:=ABS([.C3]-[.A3])/[.A3]" office:value-type="percentage" office:value="0.00667167756332506">
            <text:p>0,67%</text:p>
          </table:table-cell>
          <table:table-cell table:style-name="ce3" office:value-type="float" office:value="212">
            <text:p>212</text:p>
          </table:table-cell>
          <table:table-cell table:style-name="ce7" table:formula="of:=-53.7828135155*LN([.E3])+446.9738654555" office:value-type="float" office:value="158.881584765128">
            <text:p>158,88</text:p>
          </table:table-cell>
          <table:table-cell table:style-name="ce8" table:formula="of:=ABS([.F3]-[.A3])/[.A3]" office:value-type="percentage" office:value="0.00430837398943313">
            <text:p>0,43%</text:p>
          </table:table-cell>
          <table:table-cell table:style-name="ce9" table:formula="of:=-60.1873800166*LN([.E3])+483.9547042058" office:value-type="float" office:value="161.555810500412">
            <text:p>161,5558105004</text:p>
          </table:table-cell>
          <table:table-cell table:style-name="ce8" table:formula="of:=ABS([.H3]-[.F3])/[.F3]" office:value-type="percentage" office:value="0.0168315650881557">
            <text:p>1,68%</text:p>
          </table:table-cell>
          <table:table-cell table:style-name="ce10"/>
        </table:table-row>
        <table:table-row table:style-name="ro2">
          <table:table-cell table:style-name="ce3" office:value-type="float" office:value="162.2">
            <text:p>162,2</text:p>
          </table:table-cell>
          <table:table-cell table:style-name="ce2" office:value-type="float" office:value="165.65">
            <text:p>165,65</text:p>
          </table:table-cell>
          <table:table-cell table:style-name="ce7" table:formula="of:=0.9365538413*[.B4]+6.7283007964" office:value-type="float" office:value="161.868444607745">
            <text:p>161,87</text:p>
          </table:table-cell>
          <table:table-cell table:style-name="ce8" table:formula="of:=ABS([.C4]-[.A4])/[.A4]" office:value-type="percentage" office:value="0.00204411462549312">
            <text:p>0,20%</text:p>
          </table:table-cell>
          <table:table-cell table:style-name="ce3" office:value-type="float" office:value="202">
            <text:p>202</text:p>
          </table:table-cell>
          <table:table-cell table:style-name="ce7" table:formula="of:=-53.7828135155*LN([.E4])+446.9738654555" office:value-type="float" office:value="161.480293795818">
            <text:p>161,48</text:p>
          </table:table-cell>
          <table:table-cell table:style-name="ce8" table:formula="of:=ABS([.F4]-[.A4])/[.A4]" office:value-type="percentage" office:value="0.00443715292343768">
            <text:p>0,44%</text:p>
          </table:table-cell>
          <table:table-cell table:style-name="ce9" table:formula="of:=-60.1873800166*LN([.E4])+483.9547042058" office:value-type="float" office:value="164.463979072471">
            <text:p>164,4639790725</text:p>
          </table:table-cell>
          <table:table-cell table:style-name="ce8" table:formula="of:=ABS([.H4]-[.F4])/[.F4]" office:value-type="percentage" office:value="0.0184770860054643">
            <text:p>1,85%</text:p>
          </table:table-cell>
          <table:table-cell/>
        </table:table-row>
        <table:table-row table:style-name="ro2">
          <table:table-cell table:style-name="ce2" office:value-type="float" office:value="166.3">
            <text:p>166,30</text:p>
          </table:table-cell>
          <table:table-cell table:style-name="ce2" office:value-type="float" office:value="170.49">
            <text:p>170,49</text:p>
          </table:table-cell>
          <table:table-cell table:style-name="ce7" table:formula="of:=0.9365538413*[.B5]+6.7283007964" office:value-type="float" office:value="166.401365199637">
            <text:p>166,40</text:p>
          </table:table-cell>
          <table:table-cell table:style-name="ce8" table:formula="of:=ABS([.C5]-[.A5])/[.A5]" office:value-type="percentage" office:value="0.000609532168592913">
            <text:p>0,06%</text:p>
          </table:table-cell>
          <table:table-cell table:style-name="ce3" office:value-type="float" office:value="184">
            <text:p>184</text:p>
          </table:table-cell>
          <table:table-cell table:style-name="ce7" table:formula="of:=-53.7828135155*LN([.E5])+446.9738654555" office:value-type="float" office:value="166.499948108703">
            <text:p>166,50</text:p>
          </table:table-cell>
          <table:table-cell table:style-name="ce8" table:formula="of:=ABS([.F5]-[.A5])/[.A5]" office:value-type="percentage" office:value="0.00120233378654933">
            <text:p>0,12%</text:p>
          </table:table-cell>
          <table:table-cell table:style-name="ce9" table:formula="of:=-60.1873800166*LN([.E5])+483.9547042058" office:value-type="float" office:value="170.081384000432">
            <text:p>170,0813840004</text:p>
          </table:table-cell>
          <table:table-cell table:style-name="ce8" table:formula="of:=ABS([.H5]-[.F5])/[.F5]" office:value-type="percentage" office:value="0.0215101321796854">
            <text:p>2,15%</text:p>
          </table:table-cell>
          <table:table-cell/>
        </table:table-row>
        <table:table-row table:style-name="ro2">
          <table:table-cell table:style-name="ce2" office:value-type="float" office:value="171.3">
            <text:p>171,30</text:p>
          </table:table-cell>
          <table:table-cell table:style-name="ce2" office:value-type="float" office:value="175.45">
            <text:p>175,45</text:p>
          </table:table-cell>
          <table:table-cell table:style-name="ce7" table:formula="of:=0.9365538413*[.B6]+6.7283007964" office:value-type="float" office:value="171.046672252485">
            <text:p>171,05</text:p>
          </table:table-cell>
          <table:table-cell table:style-name="ce8" table:formula="of:=ABS([.C6]-[.A6])/[.A6]" office:value-type="percentage" office:value="0.00147885433458853">
            <text:p>0,15%</text:p>
          </table:table-cell>
          <table:table-cell table:style-name="ce3" office:value-type="float" office:value="169">
            <text:p>169</text:p>
          </table:table-cell>
          <table:table-cell table:style-name="ce7" table:formula="of:=-53.7828135155*LN([.E6])+446.9738654555" office:value-type="float" office:value="171.073479517389">
            <text:p>171,07</text:p>
          </table:table-cell>
          <table:table-cell table:style-name="ce8" table:formula="of:=ABS([.F6]-[.A6])/[.A6]" office:value-type="percentage" office:value="0.00132236125283593">
            <text:p>0,13%</text:p>
          </table:table-cell>
          <table:table-cell table:style-name="ce9" table:formula="of:=-60.1873800166*LN([.E6])+483.9547042058" office:value-type="float" office:value="175.199540804057">
            <text:p>175,1995408041</text:p>
          </table:table-cell>
          <table:table-cell table:style-name="ce8" table:formula="of:=ABS([.H6]-[.F6])/[.F6]" office:value-type="percentage" office:value="0.024118649473359">
            <text:p>2,41%</text:p>
          </table:table-cell>
          <table:table-cell/>
        </table:table-row>
        <table:table-row table:style-name="ro2">
          <table:table-cell table:style-name="ce2" office:value-type="float" office:value="175.9">
            <text:p>175,90</text:p>
          </table:table-cell>
          <table:table-cell table:style-name="ce2" office:value-type="float" office:value="180.29">
            <text:p>180,29</text:p>
          </table:table-cell>
          <table:table-cell table:style-name="ce7" table:formula="of:=0.9365538413*[.B7]+6.7283007964" office:value-type="float" office:value="175.579592844377">
            <text:p>175,58</text:p>
          </table:table-cell>
          <table:table-cell table:style-name="ce8" table:formula="of:=ABS([.C7]-[.A7])/[.A7]" office:value-type="percentage" office:value="0.00182153016272315">
            <text:p>0,18%</text:p>
          </table:table-cell>
          <table:table-cell table:style-name="ce3" office:value-type="float" office:value="155">
            <text:p>155</text:p>
          </table:table-cell>
          <table:table-cell table:style-name="ce7" table:formula="of:=-53.7828135155*LN([.E7])+446.9738654555" office:value-type="float" office:value="175.724272912843">
            <text:p>175,72</text:p>
          </table:table-cell>
          <table:table-cell table:style-name="ce8" table:formula="of:=ABS([.F7]-[.A7])/[.A7]" office:value-type="percentage" office:value="0.000999016982130035">
            <text:p>0,10%</text:p>
          </table:table-cell>
          <table:table-cell table:style-name="ce9" table:formula="of:=-60.1873800166*LN([.E7])+483.9547042058" office:value-type="float" office:value="180.404160108516">
            <text:p>180,4041601085</text:p>
          </table:table-cell>
          <table:table-cell table:style-name="ce8" table:formula="of:=ABS([.H7]-[.F7])/[.F7]" office:value-type="percentage" office:value="0.0266319906641118">
            <text:p>2,66%</text:p>
          </table:table-cell>
          <table:table-cell/>
        </table:table-row>
        <table:table-row table:style-name="ro2">
          <table:table-cell table:style-name="ce2" office:value-type="float" office:value="185.3">
            <text:p>185,30</text:p>
          </table:table-cell>
          <table:table-cell table:style-name="ce2" office:value-type="float" office:value="190.24">
            <text:p>190,24</text:p>
          </table:table-cell>
          <table:table-cell table:style-name="ce7" table:formula="of:=0.9365538413*[.B8]+6.7283007964" office:value-type="float" office:value="184.898303565312">
            <text:p>184,90</text:p>
          </table:table-cell>
          <table:table-cell table:style-name="ce8" table:formula="of:=ABS([.C8]-[.A8])/[.A8]" office:value-type="percentage" office:value="0.00216781670096064">
            <text:p>0,22%</text:p>
          </table:table-cell>
          <table:table-cell table:style-name="ce3" office:value-type="float" office:value="129">
            <text:p>129</text:p>
          </table:table-cell>
          <table:table-cell table:style-name="ce7" table:formula="of:=-53.7828135155*LN([.E8])+446.9738654555" office:value-type="float" office:value="185.599481191403">
            <text:p>185,60</text:p>
          </table:table-cell>
          <table:table-cell table:style-name="ce8" table:formula="of:=ABS([.F8]-[.A8])/[.A8]" office:value-type="percentage" office:value="0.00161619639181054">
            <text:p>0,16%</text:p>
          </table:table-cell>
          <table:table-cell table:style-name="ce9" table:formula="of:=-60.1873800166*LN([.E8])+483.9547042058" office:value-type="float" office:value="191.455328215097">
            <text:p>191,4553282151</text:p>
          </table:table-cell>
          <table:table-cell table:style-name="ce8" table:formula="of:=ABS([.H8]-[.F8])/[.F8]" office:value-type="percentage" office:value="0.0315509881067828">
            <text:p>3,16%</text:p>
          </table:table-cell>
          <table:table-cell/>
        </table:table-row>
        <table:table-row table:style-name="ro2">
          <table:table-cell table:style-name="ce2" office:value-type="float" office:value="194.2">
            <text:p>194,20</text:p>
          </table:table-cell>
          <table:table-cell table:style-name="ce2" office:value-type="float" office:value="200">
            <text:p>200,00</text:p>
          </table:table-cell>
          <table:table-cell table:style-name="ce7" table:formula="of:=0.9365538413*[.B9]+6.7283007964" office:value-type="float" office:value="194.0390690564">
            <text:p>194,04</text:p>
          </table:table-cell>
          <table:table-cell table:style-name="ce8" table:formula="of:=ABS([.C9]-[.A9])/[.A9]" office:value-type="percentage" office:value="0.000828686630278029">
            <text:p>0,08%</text:p>
          </table:table-cell>
          <table:table-cell table:style-name="ce3" office:value-type="float" office:value="109">
            <text:p>109</text:p>
          </table:table-cell>
          <table:table-cell table:style-name="ce7" table:formula="of:=-53.7828135155*LN([.E9])+446.9738654555" office:value-type="float" office:value="194.659977169234">
            <text:p>194,66</text:p>
          </table:table-cell>
          <table:table-cell table:style-name="ce8" table:formula="of:=ABS([.F9]-[.A9])/[.A9]" office:value-type="percentage" office:value="0.00236857450686984">
            <text:p>0,24%</text:p>
          </table:table-cell>
          <table:table-cell table:style-name="ce9" table:formula="of:=-60.1873800166*LN([.E9])+483.9547042058" office:value-type="float" office:value="201.594766428003">
            <text:p>201,594766428</text:p>
          </table:table-cell>
          <table:table-cell table:style-name="ce8" table:formula="of:=ABS([.H9]-[.F9])/[.F9]" office:value-type="percentage" office:value="0.0356251416424436">
            <text:p>3,56%</text:p>
          </table:table-cell>
          <table:table-cell/>
        </table:table-row>
        <table:table-row table:style-name="ro2">
          <table:table-cell table:style-name="ce2" office:value-type="float" office:value="203.4">
            <text:p>203,40</text:p>
          </table:table-cell>
          <table:table-cell table:style-name="ce2" office:value-type="float" office:value="209.86">
            <text:p>209,86</text:p>
          </table:table-cell>
          <table:table-cell table:style-name="ce7" table:formula="of:=0.9365538413*[.B10]+6.7283007964" office:value-type="float" office:value="203.273489931618">
            <text:p>203,27</text:p>
          </table:table-cell>
          <table:table-cell table:style-name="ce8" table:formula="of:=ABS([.C10]-[.A10])/[.A10]" office:value-type="percentage" office:value="0.00062197673737451">
            <text:p>0,06%</text:p>
          </table:table-cell>
          <table:table-cell table:style-name="ce3" office:value-type="float" office:value="91">
            <text:p>91</text:p>
          </table:table-cell>
          <table:table-cell table:style-name="ce7" table:formula="of:=-53.7828135155*LN([.E10])+446.9738654555" office:value-type="float" office:value="204.367149821884">
            <text:p>204,37</text:p>
          </table:table-cell>
          <table:table-cell table:style-name="ce8" table:formula="of:=ABS([.F10]-[.A10])/[.A10]" office:value-type="percentage" office:value="0.00475491554515196">
            <text:p>0,48%</text:p>
          </table:table-cell>
          <table:table-cell table:style-name="ce9" table:formula="of:=-60.1873800166*LN([.E10])+483.9547042058" office:value-type="float" office:value="212.457888885578">
            <text:p>212,4578888856</text:p>
          </table:table-cell>
          <table:table-cell table:style-name="ce8" table:formula="of:=ABS([.H10]-[.F10])/[.F10]" office:value-type="percentage" office:value="0.0395892347216527">
            <text:p>3,96%</text:p>
          </table:table-cell>
          <table:table-cell/>
        </table:table-row>
        <table:table-row table:style-name="ro2">
          <table:table-cell table:style-name="ce2" office:value-type="float" office:value="208.1">
            <text:p>208,10</text:p>
          </table:table-cell>
          <table:table-cell table:style-name="ce2" office:value-type="float" office:value="214.74">
            <text:p>214,74</text:p>
          </table:table-cell>
          <table:table-cell table:style-name="ce7" table:formula="of:=0.9365538413*[.B11]+6.7283007964" office:value-type="float" office:value="207.843872677162">
            <text:p>207,84</text:p>
          </table:table-cell>
          <table:table-cell table:style-name="ce8" table:formula="of:=ABS([.C11]-[.A11])/[.A11]" office:value-type="percentage" office:value="0.00123078963401241">
            <text:p>0,12%</text:p>
          </table:table-cell>
          <table:table-cell table:style-name="ce3" office:value-type="float" office:value="84">
            <text:p>84</text:p>
          </table:table-cell>
          <table:table-cell table:style-name="ce7" table:formula="of:=-53.7828135155*LN([.E11])+446.9738654555" office:value-type="float" office:value="208.672071841965">
            <text:p>208,67</text:p>
          </table:table-cell>
          <table:table-cell table:style-name="ce8" table:formula="of:=ABS([.F11]-[.A11])/[.A11]" office:value-type="percentage" office:value="0.0027490237480317">
            <text:p>0,27%</text:p>
          </table:table-cell>
          <table:table-cell table:style-name="ce9" table:formula="of:=-60.1873800166*LN([.E11])+483.9547042058" office:value-type="float" office:value="217.275449749882">
            <text:p>217,2754497499</text:p>
          </table:table-cell>
          <table:table-cell table:style-name="ce8" table:formula="of:=ABS([.H11]-[.F11])/[.F11]" office:value-type="percentage" office:value="0.0412291775893833">
            <text:p>4,12%</text:p>
          </table:table-cell>
          <table:table-cell/>
        </table:table-row>
        <table:table-row table:style-name="ro2">
          <table:table-cell table:style-name="ce2" office:value-type="float" office:value="213">
            <text:p>213,00</text:p>
          </table:table-cell>
          <table:table-cell table:style-name="ce2" office:value-type="float" office:value="220.21">
            <text:p>220,21</text:p>
          </table:table-cell>
          <table:table-cell table:style-name="ce7" table:formula="of:=0.9365538413*[.B12]+6.7283007964" office:value-type="float" office:value="212.966822189073">
            <text:p>212,97</text:p>
          </table:table-cell>
          <table:table-cell table:style-name="ce8" table:formula="of:=ABS([.C12]-[.A12])/[.A12]" office:value-type="percentage" office:value="0.000155764370549231">
            <text:p>0,02%</text:p>
          </table:table-cell>
          <table:table-cell table:style-name="ce3" office:value-type="float" office:value="77">
            <text:p>77</text:p>
          </table:table-cell>
          <table:table-cell table:style-name="ce7" table:formula="of:=-53.7828135155*LN([.E12])+446.9738654555" office:value-type="float" office:value="213.351788504325">
            <text:p>213,35</text:p>
          </table:table-cell>
          <table:table-cell table:style-name="ce8" table:formula="of:=ABS([.F12]-[.A12])/[.A12]" office:value-type="percentage" office:value="0.00165158922218544">
            <text:p>0,17%</text:p>
          </table:table-cell>
          <table:table-cell table:style-name="ce9" table:formula="of:=-60.1873800166*LN([.E12])+483.9547042058" office:value-type="float" office:value="222.512436562525">
            <text:p>222,5124365625</text:p>
          </table:table-cell>
          <table:table-cell table:style-name="ce8" table:formula="of:=ABS([.H12]-[.F12])/[.F12]" office:value-type="percentage" office:value="0.0429368233677292">
            <text:p>4,29%</text:p>
          </table:table-cell>
          <table:table-cell/>
        </table:table-row>
        <table:table-row table:style-name="ro2">
          <table:table-cell table:style-name="ce2" office:value-type="float" office:value="217.1">
            <text:p>217,10</text:p>
          </table:table-cell>
          <table:table-cell table:style-name="ce2" office:value-type="float" office:value="224.89">
            <text:p>224,89</text:p>
          </table:table-cell>
          <table:table-cell table:style-name="ce7" table:formula="of:=0.9365538413*[.B13]+6.7283007964" office:value-type="float" office:value="217.349894166357">
            <text:p>217,35</text:p>
          </table:table-cell>
          <table:table-cell table:style-name="ce8" table:formula="of:=ABS([.C13]-[.A13])/[.A13]" office:value-type="percentage" office:value="0.001151055579719">
            <text:p>0,12%</text:p>
          </table:table-cell>
          <table:table-cell table:style-name="ce3" office:value-type="float" office:value="72">
            <text:p>72</text:p>
          </table:table-cell>
          <table:table-cell table:style-name="ce7" table:formula="of:=-53.7828135155*LN([.E13])+446.9738654555" office:value-type="float" office:value="216.962729108402">
            <text:p>216,96</text:p>
          </table:table-cell>
          <table:table-cell table:style-name="ce8" table:formula="of:=ABS([.F13]-[.A13])/[.A13]" office:value-type="percentage" office:value="0.000632293374470924">
            <text:p>0,06%</text:p>
          </table:table-cell>
          <table:table-cell table:style-name="ce9" table:formula="of:=-60.1873800166*LN([.E13])+483.9547042058" office:value-type="float" office:value="226.553375296463">
            <text:p>226,5533752965</text:p>
          </table:table-cell>
          <table:table-cell table:style-name="ce8" table:formula="of:=ABS([.H13]-[.F13])/[.F13]" office:value-type="percentage" office:value="0.0442041185021626">
            <text:p>4,42%</text:p>
          </table:table-cell>
          <table:table-cell/>
        </table:table-row>
        <table:table-row table:style-name="ro2">
          <table:table-cell table:style-name="ce2" office:value-type="float" office:value="222.4">
            <text:p>222,40</text:p>
          </table:table-cell>
          <table:table-cell table:style-name="ce2" office:value-type="float" office:value="230.77">
            <text:p>230,77</text:p>
          </table:table-cell>
          <table:table-cell table:style-name="ce7" table:formula="of:=0.9365538413*[.B14]+6.7283007964" office:value-type="float" office:value="222.856830753201">
            <text:p>222,86</text:p>
          </table:table-cell>
          <table:table-cell table:style-name="ce8" table:formula="of:=ABS([.C14]-[.A14])/[.A14]" office:value-type="percentage" office:value="0.00205409511331393">
            <text:p>0,21%</text:p>
          </table:table-cell>
          <table:table-cell table:style-name="ce3" office:value-type="float" office:value="64">
            <text:p>64</text:p>
          </table:table-cell>
          <table:table-cell table:style-name="ce7" table:formula="of:=-53.7828135155*LN([.E14])+446.9738654555" office:value-type="float" office:value="223.297432150399">
            <text:p>223,30</text:p>
          </table:table-cell>
          <table:table-cell table:style-name="ce8" table:formula="of:=ABS([.F14]-[.A14])/[.A14]" office:value-type="percentage" office:value="0.00403521650359326">
            <text:p>0,40%</text:p>
          </table:table-cell>
          <table:table-cell table:style-name="ce9" table:formula="of:=-60.1873800166*LN([.E14])+483.9547042058" office:value-type="float" office:value="233.642427623022">
            <text:p>233,642427623</text:p>
          </table:table-cell>
          <table:table-cell table:style-name="ce8" table:formula="of:=ABS([.H14]-[.F14])/[.F14]" office:value-type="percentage" office:value="0.0463283226009309">
            <text:p>4,63%</text:p>
          </table:table-cell>
          <table:table-cell/>
        </table:table-row>
        <table:table-row table:style-name="ro2">
          <table:table-cell table:style-name="ce2" office:value-type="float" office:value="225.9">
            <text:p>225,90</text:p>
          </table:table-cell>
          <table:table-cell table:style-name="ce2" office:value-type="float" office:value="234.36">
            <text:p>234,36</text:p>
          </table:table-cell>
          <table:table-cell table:style-name="ce7" table:formula="of:=0.9365538413*[.B15]+6.7283007964" office:value-type="float" office:value="226.219059043468">
            <text:p>226,22</text:p>
          </table:table-cell>
          <table:table-cell table:style-name="ce8" table:formula="of:=ABS([.C15]-[.A15])/[.A15]" office:value-type="percentage" office:value="0.00141239063066857">
            <text:p>0,14%</text:p>
          </table:table-cell>
          <table:table-cell table:style-name="ce3" office:value-type="float" office:value="61">
            <text:p>61</text:p>
          </table:table-cell>
          <table:table-cell table:style-name="ce7" table:formula="of:=-53.7828135155*LN([.E15])+446.9738654555" office:value-type="float" office:value="225.879503032924">
            <text:p>225,88</text:p>
          </table:table-cell>
          <table:table-cell table:style-name="ce8" table:formula="of:=ABS([.F15]-[.A15])/[.A15]" office:value-type="percentage" office:value="0.0000907346926786137">
            <text:p>0,01%</text:p>
          </table:table-cell>
          <table:table-cell table:style-name="ce9" table:formula="of:=-60.1873800166*LN([.E15])+483.9547042058" office:value-type="float" office:value="236.531976742492">
            <text:p>236,5319767425</text:p>
          </table:table-cell>
          <table:table-cell table:style-name="ce8" table:formula="of:=ABS([.H15]-[.F15])/[.F15]" office:value-type="percentage" office:value="0.0471599838256038">
            <text:p>4,72%</text:p>
          </table:table-cell>
          <table:table-cell/>
        </table:table-row>
        <table:table-row table:style-name="ro2">
          <table:table-cell table:style-name="ce2" office:value-type="float" office:value="231.9">
            <text:p>231,90</text:p>
          </table:table-cell>
          <table:table-cell table:style-name="ce2" office:value-type="float" office:value="240.91">
            <text:p>240,91</text:p>
          </table:table-cell>
          <table:table-cell table:style-name="ce7" table:formula="of:=0.9365538413*[.B16]+6.7283007964" office:value-type="float" office:value="232.353486703983">
            <text:p>232,35</text:p>
          </table:table-cell>
          <table:table-cell table:style-name="ce8" table:formula="of:=ABS([.C16]-[.A16])/[.A16]" office:value-type="percentage" office:value="0.00195552696844762">
            <text:p>0,20%</text:p>
          </table:table-cell>
          <table:table-cell table:style-name="ce3" office:value-type="float" office:value="55">
            <text:p>55</text:p>
          </table:table-cell>
          <table:table-cell table:style-name="ce7" table:formula="of:=-53.7828135155*LN([.E16])+446.9738654555" office:value-type="float" office:value="231.448212059667">
            <text:p>231,45</text:p>
          </table:table-cell>
          <table:table-cell table:style-name="ce8" table:formula="of:=ABS([.F16]-[.A16])/[.A16]" office:value-type="percentage" office:value="0.00194820155382761">
            <text:p>0,19%</text:p>
          </table:table-cell>
          <table:table-cell table:style-name="ce9" table:formula="of:=-60.1873800166*LN([.E16])+483.9547042058" office:value-type="float" office:value="242.763818933081">
            <text:p>242,7638189331</text:p>
          </table:table-cell>
          <table:table-cell table:style-name="ce8" table:formula="of:=ABS([.H16]-[.F16])/[.F16]" office:value-type="percentage" office:value="0.0488904484191763">
            <text:p>4,89%</text:p>
          </table:table-cell>
          <table:table-cell/>
        </table:table-row>
        <table:table-row table:style-name="ro2">
          <table:table-cell table:style-name="ce2" office:value-type="float" office:value="236.2">
            <text:p>236,20</text:p>
          </table:table-cell>
          <table:table-cell table:style-name="ce2" office:value-type="float" office:value="245.15">
            <text:p>245,15</text:p>
          </table:table-cell>
          <table:table-cell table:style-name="ce7" table:formula="of:=0.9365538413*[.B17]+6.7283007964" office:value-type="float" office:value="236.324474991095">
            <text:p>236,32</text:p>
          </table:table-cell>
          <table:table-cell table:style-name="ce8" table:formula="of:=ABS([.C17]-[.A17])/[.A17]" office:value-type="percentage" office:value="0.000526989801418466">
            <text:p>0,05%</text:p>
          </table:table-cell>
          <table:table-cell table:style-name="ce3" office:value-type="float" office:value="51">
            <text:p>51</text:p>
          </table:table-cell>
          <table:table-cell table:style-name="ce7" table:formula="of:=-53.7828135155*LN([.E17])+446.9738654555" office:value-type="float" office:value="235.509220675225">
            <text:p>235,51</text:p>
          </table:table-cell>
          <table:table-cell table:style-name="ce8" table:formula="of:=ABS([.F17]-[.A17])/[.A17]" office:value-type="percentage" office:value="0.00292455260277395">
            <text:p>0,29%</text:p>
          </table:table-cell>
          <table:table-cell table:style-name="ce9" table:formula="of:=-60.1873800166*LN([.E17])+483.9547042058" office:value-type="float" office:value="247.308420690012">
            <text:p>247,30842069</text:p>
          </table:table-cell>
          <table:table-cell table:style-name="ce8" table:formula="of:=ABS([.H17]-[.F17])/[.F17]" office:value-type="percentage" office:value="0.0501007985205768">
            <text:p>5,01%</text:p>
          </table:table-cell>
          <table:table-cell/>
        </table:table-row>
        <table:table-row table:style-name="ro2">
          <table:table-cell table:style-name="ce2" office:value-type="float" office:value="236.6">
            <text:p>236,60</text:p>
          </table:table-cell>
          <table:table-cell table:style-name="ce2" office:value-type="float" office:value="244.55">
            <text:p>244,55</text:p>
          </table:table-cell>
          <table:table-cell table:style-name="ce7" table:formula="of:=0.9365538413*[.B18]+6.7283007964" office:value-type="float" office:value="235.762542686315">
            <text:p>235,76</text:p>
          </table:table-cell>
          <table:table-cell table:style-name="ce8" table:formula="of:=ABS([.C18]-[.A18])/[.A18]" office:value-type="percentage" office:value="0.00353954908573533">
            <text:p>0,35%</text:p>
          </table:table-cell>
          <table:table-cell table:style-name="ce3" office:value-type="float" office:value="51">
            <text:p>51</text:p>
          </table:table-cell>
          <table:table-cell table:style-name="ce7" table:formula="of:=-53.7828135155*LN([.E18])+446.9738654555" office:value-type="float" office:value="235.509220675225">
            <text:p>235,51</text:p>
          </table:table-cell>
          <table:table-cell table:style-name="ce8" table:formula="of:=ABS([.F18]-[.A18])/[.A18]" office:value-type="percentage" office:value="0.00461022537943877">
            <text:p>0,46%</text:p>
          </table:table-cell>
          <table:table-cell table:style-name="ce9" table:formula="of:=-60.1873800166*LN([.E18])+483.9547042058" office:value-type="float" office:value="247.308420690012">
            <text:p>247,30842069</text:p>
          </table:table-cell>
          <table:table-cell table:style-name="ce8" table:formula="of:=ABS([.H18]-[.F18])/[.F18]" office:value-type="percentage" office:value="0.0501007985205768">
            <text:p>5,01%</text:p>
          </table:table-cell>
          <table:table-cell/>
        </table:table-row>
        <table:table-row table:style-name="ro2">
          <table:table-cell table:style-name="ce4"/>
          <table:table-cell table:number-columns-repeated="9"/>
        </table:table-row>
        <table:table-row table:style-name="ro2" table:number-rows-repeated="23">
          <table:table-cell table:number-columns-repeated="10"/>
        </table:table-row>
        <table:table-row table:style-name="ro2" table:number-rows-repeated="18">
          <table:table-cell table:number-columns-repeated="2"/>
          <table:table-cell table:style-name="Default"/>
          <table:table-cell table:number-columns-repeated="7"/>
        </table:table-row>
        <table:table-row table:style-name="ro2" table:number-rows-repeated="104851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T novo" table:style-name="ta1">
        <table:shapes>
          <draw:frame draw:z-index="0" draw:style-name="gr1" svg:width="18.461cm" svg:height="9.076cm" svg:x="0.215cm" svg:y="10.018cm">
            <draw:object draw:notify-on-update-of-ranges="'AT novo'.B1:'AT novo'.B1 'AT novo'.C2:'AT novo'.C21 'AT novo'.C1:'AT novo'.C1 'AT novo'.B2:'AT novo'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ce11"/>
        <table:table-column table:style-name="co11" table:default-cell-style-name="Default"/>
        <table:table-column table:style-name="co8" table:default-cell-style-name="ce11"/>
        <table:table-row table:style-name="ro2">
          <table:table-cell table:style-name="ce5" office:value-type="string">
            <text:p>Lote 1</text:p>
          </table:table-cell>
          <table:table-cell table:style-name="ce6" office:value-type="string">
            <text:p>corrigido</text:p>
          </table:table-cell>
          <table:table-cell table:style-name="ce5" office:value-type="string">
            <text:p>Lote 3</text:p>
          </table:table-cell>
          <table:table-cell table:style-name="ce6" office:value-type="string">
            <text:p>corrigido</text:p>
          </table:table-cell>
          <table:table-cell table:style-name="ce13" office:value-type="string">
            <text:p>erro</text:p>
          </table:table-cell>
          <table:table-cell table:style-name="ce5" office:value-type="string">
            <text:p>Lote 2</text:p>
          </table:table-cell>
          <table:table-cell table:style-name="ce13" office:value-type="string">
            <text:p>erro</text:p>
          </table:table-cell>
        </table:table-row>
        <table:table-row table:style-name="ro2">
          <table:table-cell table:style-name="ce2" office:value-type="float" office:value="151.02">
            <text:p>151,02</text:p>
          </table:table-cell>
          <table:table-cell table:style-name="ce7" table:formula="of:=0.9365538413*[.A2]+6.7283007964" office:value-type="float" office:value="148.166661909526">
            <text:p>148,17</text:p>
          </table:table-cell>
          <table:table-cell table:style-name="ce2" office:value-type="float" office:value="306">
            <text:p>306,00</text:p>
          </table:table-cell>
          <table:table-cell table:style-name="ce7" table:formula="of:=-58.2589033456*LN([.C2])+482.5210461673" office:value-type="float" office:value="149.07125492234">
            <text:p>149,07</text:p>
          </table:table-cell>
          <table:table-cell table:style-name="ce14" table:formula="of:=ABS([.D2]-[.B2])/[.B2]" office:value-type="percentage" office:value="0.00610523987755441">
            <text:p>0,61%</text:p>
          </table:table-cell>
          <table:table-cell table:style-name="ce2" table:formula="of:=-53.7828135155*LN([.C2])+446.9738654555" office:value-type="float" office:value="139.143355277101">
            <text:p>139,14</text:p>
          </table:table-cell>
          <table:table-cell table:style-name="ce14" table:formula="of:=ABS([.F2]-[.D2])/[.D2]" office:value-type="percentage" office:value="0.0665983502346658">
            <text:p>6,66%</text:p>
          </table:table-cell>
        </table:table-row>
        <table:table-row table:style-name="ro2">
          <table:table-cell table:style-name="ce2" office:value-type="float" office:value="155.97">
            <text:p>155,97</text:p>
          </table:table-cell>
          <table:table-cell table:style-name="ce7" table:formula="of:=0.9365538413*[.A3]+6.7283007964" office:value-type="float" office:value="152.802603423961">
            <text:p>152,80</text:p>
          </table:table-cell>
          <table:table-cell table:style-name="ce12" office:value-type="float" office:value="285">
            <text:p>285,00</text:p>
          </table:table-cell>
          <table:table-cell table:style-name="ce7" table:formula="of:=-58.2589033456*LN([.C3])+482.5210461673" office:value-type="float" office:value="153.213225351979">
            <text:p>153,21</text:p>
          </table:table-cell>
          <table:table-cell table:style-name="ce14" table:formula="of:=ABS([.D3]-[.B3])/[.B3]" office:value-type="percentage" office:value="0.00268727049681639">
            <text:p>0,27%</text:p>
          </table:table-cell>
          <table:table-cell table:style-name="ce2" table:formula="of:=-53.7828135155*LN([.C3])+446.9738654555" office:value-type="float" office:value="142.96709397473">
            <text:p>142,97</text:p>
          </table:table-cell>
          <table:table-cell table:style-name="ce14" table:formula="of:=ABS([.F3]-[.D3])/[.D3]" office:value-type="percentage" office:value="0.0668749799745467">
            <text:p>6,69%</text:p>
          </table:table-cell>
        </table:table-row>
        <table:table-row table:style-name="ro2">
          <table:table-cell table:style-name="ce2" office:value-type="float" office:value="160.88">
            <text:p>160,88</text:p>
          </table:table-cell>
          <table:table-cell table:style-name="ce7" table:formula="of:=0.9365538413*[.A4]+6.7283007964" office:value-type="float" office:value="157.401082784744">
            <text:p>157,40</text:p>
          </table:table-cell>
          <table:table-cell table:style-name="ce2" office:value-type="float" office:value="263">
            <text:p>263,00</text:p>
          </table:table-cell>
          <table:table-cell table:style-name="ce7" table:formula="of:=-58.2589033456*LN([.C4])+482.5210461673" office:value-type="float" office:value="157.89346297986">
            <text:p>157,89</text:p>
          </table:table-cell>
          <table:table-cell table:style-name="ce14" table:formula="of:=ABS([.D4]-[.B4])/[.B4]" office:value-type="percentage" office:value="0.00312818810649271">
            <text:p>0,31%</text:p>
          </table:table-cell>
          <table:table-cell table:style-name="ce2" table:formula="of:=-53.7828135155*LN([.C4])+446.9738654555" office:value-type="float" office:value="147.287744263242">
            <text:p>147,29</text:p>
          </table:table-cell>
          <table:table-cell table:style-name="ce14" table:formula="of:=ABS([.F4]-[.D4])/[.D4]" office:value-type="percentage" office:value="0.0671700937864109">
            <text:p>6,72%</text:p>
          </table:table-cell>
        </table:table-row>
        <table:table-row table:style-name="ro2">
          <table:table-cell table:style-name="ce2" office:value-type="float" office:value="165.78">
            <text:p>165,78</text:p>
          </table:table-cell>
          <table:table-cell table:style-name="ce7" table:formula="of:=0.9365538413*[.A5]+6.7283007964" office:value-type="float" office:value="161.990196607114">
            <text:p>161,99</text:p>
          </table:table-cell>
          <table:table-cell table:style-name="ce12" office:value-type="float" office:value="244">
            <text:p>244,00</text:p>
          </table:table-cell>
          <table:table-cell table:style-name="ce7" table:formula="of:=-58.2589033456*LN([.C5])+482.5210461673" office:value-type="float" office:value="162.26205385544">
            <text:p>162,26</text:p>
          </table:table-cell>
          <table:table-cell table:style-name="ce14" table:formula="of:=ABS([.D5]-[.B5])/[.B5]" office:value-type="percentage" office:value="0.00167823272037407">
            <text:p>0,17%</text:p>
          </table:table-cell>
          <table:table-cell table:style-name="ce2" table:formula="of:=-53.7828135155*LN([.C5])+446.9738654555" office:value-type="float" office:value="151.320691931224">
            <text:p>151,32</text:p>
          </table:table-cell>
          <table:table-cell table:style-name="ce14" table:formula="of:=ABS([.F5]-[.D5])/[.D5]" office:value-type="percentage" office:value="0.0674301949484997">
            <text:p>6,74%</text:p>
          </table:table-cell>
        </table:table-row>
        <table:table-row table:style-name="ro2">
          <table:table-cell table:style-name="ce2" office:value-type="float" office:value="170.73">
            <text:p>170,73</text:p>
          </table:table-cell>
          <table:table-cell table:style-name="ce7" table:formula="of:=0.9365538413*[.A6]+6.7283007964" office:value-type="float" office:value="166.626138121549">
            <text:p>166,63</text:p>
          </table:table-cell>
          <table:table-cell table:style-name="ce12" office:value-type="float" office:value="226">
            <text:p>226,00</text:p>
          </table:table-cell>
          <table:table-cell table:style-name="ce7" table:formula="of:=-58.2589033456*LN([.C6])+482.5210461673" office:value-type="float" office:value="166.726621563254">
            <text:p>166,73</text:p>
          </table:table-cell>
          <table:table-cell table:style-name="ce14" table:formula="of:=ABS([.D6]-[.B6])/[.B6]" office:value-type="percentage" office:value="0.000603047294006578">
            <text:p>0,06%</text:p>
          </table:table-cell>
          <table:table-cell table:style-name="ce2" table:formula="of:=-53.7828135155*LN([.C6])+446.9738654555" office:value-type="float" office:value="155.442242435398">
            <text:p>155,44</text:p>
          </table:table-cell>
          <table:table-cell table:style-name="ce14" table:formula="of:=ABS([.F6]-[.D6])/[.D6]" office:value-type="percentage" office:value="0.0676819275893209">
            <text:p>6,77%</text:p>
          </table:table-cell>
        </table:table-row>
        <table:table-row table:style-name="ro2">
          <table:table-cell table:style-name="ce2" office:value-type="float" office:value="175.69">
            <text:p>175,69</text:p>
          </table:table-cell>
          <table:table-cell table:style-name="ce7" table:formula="of:=0.9365538413*[.A7]+6.7283007964" office:value-type="float" office:value="171.271445174397">
            <text:p>171,27</text:p>
          </table:table-cell>
          <table:table-cell table:style-name="ce12" office:value-type="float" office:value="210">
            <text:p>210,00</text:p>
          </table:table-cell>
          <table:table-cell table:style-name="ce7" table:formula="of:=-58.2589033456*LN([.C7])+482.5210461673" office:value-type="float" office:value="171.004425356701">
            <text:p>171,00</text:p>
          </table:table-cell>
          <table:table-cell table:style-name="ce14" table:formula="of:=ABS([.D7]-[.B7])/[.B7]" office:value-type="percentage" office:value="0.00155904457642622">
            <text:p>0,16%</text:p>
          </table:table-cell>
          <table:table-cell table:style-name="ce2" table:formula="of:=-53.7828135155*LN([.C7])+446.9738654555" office:value-type="float" office:value="159.391378283597">
            <text:p>159,39</text:p>
          </table:table-cell>
          <table:table-cell table:style-name="ce14" table:formula="of:=ABS([.F7]-[.D7])/[.D7]" office:value-type="percentage" office:value="0.0679107985005688">
            <text:p>6,79%</text:p>
          </table:table-cell>
        </table:table-row>
        <table:table-row table:style-name="ro2">
          <table:table-cell table:style-name="ce2" office:value-type="float" office:value="180.59">
            <text:p>180,59</text:p>
          </table:table-cell>
          <table:table-cell table:style-name="ce7" table:formula="of:=0.9365538413*[.A8]+6.7283007964" office:value-type="float" office:value="175.860558996767">
            <text:p>175,86</text:p>
          </table:table-cell>
          <table:table-cell table:style-name="ce2" office:value-type="float" office:value="193">
            <text:p>193,00</text:p>
          </table:table-cell>
          <table:table-cell table:style-name="ce7" table:formula="of:=-58.2589033456*LN([.C8])+482.5210461673" office:value-type="float" office:value="175.922487114053">
            <text:p>175,92</text:p>
          </table:table-cell>
          <table:table-cell table:style-name="ce14" table:formula="of:=ABS([.D8]-[.B8])/[.B8]" office:value-type="percentage" office:value="0.000352143298299423">
            <text:p>0,04%</text:p>
          </table:table-cell>
          <table:table-cell table:style-name="ce2" table:formula="of:=-53.7828135155*LN([.C8])+446.9738654555" office:value-type="float" office:value="163.931580435777">
            <text:p>163,93</text:p>
          </table:table-cell>
          <table:table-cell table:style-name="ce14" table:formula="of:=ABS([.F8]-[.D8])/[.D8]" office:value-type="percentage" office:value="0.0681601702828473">
            <text:p>6,82%</text:p>
          </table:table-cell>
        </table:table-row>
        <table:table-row table:style-name="ro2">
          <table:table-cell table:style-name="ce2" office:value-type="float" office:value="185.59">
            <text:p>185,59</text:p>
          </table:table-cell>
          <table:table-cell table:style-name="ce7" table:formula="of:=0.9365538413*[.A9]+6.7283007964" office:value-type="float" office:value="180.543328203267">
            <text:p>180,54</text:p>
          </table:table-cell>
          <table:table-cell table:style-name="ce12" office:value-type="float" office:value="179">
            <text:p>179,00</text:p>
          </table:table-cell>
          <table:table-cell table:style-name="ce7" table:formula="of:=-58.2589033456*LN([.C9])+482.5210461673" office:value-type="float" office:value="180.309637888486">
            <text:p>180,31</text:p>
          </table:table-cell>
          <table:table-cell table:style-name="ce14" table:formula="of:=ABS([.D9]-[.B9])/[.B9]" office:value-type="percentage" office:value="0.00129437247616142">
            <text:p>0,13%</text:p>
          </table:table-cell>
          <table:table-cell table:style-name="ce2" table:formula="of:=-53.7828135155*LN([.C9])+446.9738654555" office:value-type="float" office:value="167.981662027015">
            <text:p>167,98</text:p>
          </table:table-cell>
          <table:table-cell table:style-name="ce14" table:formula="of:=ABS([.F9]-[.D9])/[.D9]" office:value-type="percentage" office:value="0.0683711420301087">
            <text:p>6,84%</text:p>
          </table:table-cell>
        </table:table-row>
        <table:table-row table:style-name="ro2">
          <table:table-cell table:style-name="ce2" office:value-type="float" office:value="191.41">
            <text:p>191,41</text:p>
          </table:table-cell>
          <table:table-cell table:style-name="ce7" table:formula="of:=0.9365538413*[.A10]+6.7283007964" office:value-type="float" office:value="185.994071559633">
            <text:p>185,99</text:p>
          </table:table-cell>
          <table:table-cell table:style-name="ce12" office:value-type="float" office:value="163">
            <text:p>163,00</text:p>
          </table:table-cell>
          <table:table-cell table:style-name="ce7" table:formula="of:=-58.2589033456*LN([.C10])+482.5210461673" office:value-type="float" office:value="185.764745551868">
            <text:p>185,76</text:p>
          </table:table-cell>
          <table:table-cell table:style-name="ce14" table:formula="of:=ABS([.D10]-[.B10])/[.B10]" office:value-type="percentage" office:value="0.00123297482463689">
            <text:p>0,12%</text:p>
          </table:table-cell>
          <table:table-cell table:style-name="ce2" table:formula="of:=-53.7828135155*LN([.C10])+446.9738654555" office:value-type="float" office:value="173.017648310969">
            <text:p>173,02</text:p>
          </table:table-cell>
          <table:table-cell table:style-name="ce14" table:formula="of:=ABS([.F10]-[.D10])/[.D10]" office:value-type="percentage" office:value="0.0686195715071236">
            <text:p>6,86%</text:p>
          </table:table-cell>
        </table:table-row>
        <table:table-row table:style-name="ro2">
          <table:table-cell table:style-name="ce2" office:value-type="float" office:value="195.41">
            <text:p>195,41</text:p>
          </table:table-cell>
          <table:table-cell table:style-name="ce7" table:formula="of:=0.9365538413*[.A11]+6.7283007964" office:value-type="float" office:value="189.740286924833">
            <text:p>189,74</text:p>
          </table:table-cell>
          <table:table-cell table:style-name="ce12" office:value-type="float" office:value="153">
            <text:p>153,00</text:p>
          </table:table-cell>
          <table:table-cell table:style-name="ce7" table:formula="of:=-58.2589033456*LN([.C11])+482.5210461673" office:value-type="float" office:value="189.453249518857">
            <text:p>189,45</text:p>
          </table:table-cell>
          <table:table-cell table:style-name="ce14" table:formula="of:=ABS([.D11]-[.B11])/[.B11]" office:value-type="percentage" office:value="0.00151279103994146">
            <text:p>0,15%</text:p>
          </table:table-cell>
          <table:table-cell table:style-name="ce2" table:formula="of:=-53.7828135155*LN([.C11])+446.9738654555" office:value-type="float" office:value="176.422760827951">
            <text:p>176,42</text:p>
          </table:table-cell>
          <table:table-cell table:style-name="ce14" table:formula="of:=ABS([.F11]-[.D11])/[.D11]" office:value-type="percentage" office:value="0.0687794414928154">
            <text:p>6,88%</text:p>
          </table:table-cell>
        </table:table-row>
        <table:table-row table:style-name="ro2">
          <table:table-cell table:style-name="ce2" office:value-type="float" office:value="201.59">
            <text:p>201,59</text:p>
          </table:table-cell>
          <table:table-cell table:style-name="ce7" table:formula="of:=0.9365538413*[.A12]+6.7283007964" office:value-type="float" office:value="195.528189664067">
            <text:p>195,53</text:p>
          </table:table-cell>
          <table:table-cell table:style-name="ce12" office:value-type="float" office:value="139">
            <text:p>139,00</text:p>
          </table:table-cell>
          <table:table-cell table:style-name="ce7" table:formula="of:=-58.2589033456*LN([.C12])+482.5210461673" office:value-type="float" office:value="195.044006235656">
            <text:p>195,04</text:p>
          </table:table-cell>
          <table:table-cell table:style-name="ce14" table:formula="of:=ABS([.D12]-[.B12])/[.B12]" office:value-type="percentage" office:value="0.00247628451550883">
            <text:p>0,25%</text:p>
          </table:table-cell>
          <table:table-cell table:style-name="ce2" table:formula="of:=-53.7828135155*LN([.C12])+446.9738654555" office:value-type="float" office:value="181.583974112836">
            <text:p>181,58</text:p>
          </table:table-cell>
          <table:table-cell table:style-name="ce14" table:formula="of:=ABS([.F12]-[.D12])/[.D12]" office:value-type="percentage" office:value="0.0690102320117313">
            <text:p>6,90%</text:p>
          </table:table-cell>
        </table:table-row>
        <table:table-row table:style-name="ro2">
          <table:table-cell table:style-name="ce2" office:value-type="float" office:value="205.22">
            <text:p>205,22</text:p>
          </table:table-cell>
          <table:table-cell table:style-name="ce7" table:formula="of:=0.9365538413*[.A13]+6.7283007964" office:value-type="float" office:value="198.927880107986">
            <text:p>198,93</text:p>
          </table:table-cell>
          <table:table-cell table:style-name="ce12" office:value-type="float" office:value="128">
            <text:p>128,00</text:p>
          </table:table-cell>
          <table:table-cell table:style-name="ce7" table:formula="of:=-58.2589033456*LN([.C13])+482.5210461673" office:value-type="float" office:value="199.847083991681">
            <text:p>199,85</text:p>
          </table:table-cell>
          <table:table-cell table:style-name="ce14" table:formula="of:=ABS([.D13]-[.B13])/[.B13]" office:value-type="percentage" office:value="0.00462078962082157">
            <text:p>0,46%</text:p>
          </table:table-cell>
          <table:table-cell table:style-name="ce2" table:formula="of:=-53.7828135155*LN([.C13])+446.9738654555" office:value-type="float" office:value="186.018026599549">
            <text:p>186,02</text:p>
          </table:table-cell>
          <table:table-cell table:style-name="ce14" table:formula="of:=ABS([.F13]-[.D13])/[.D13]" office:value-type="percentage" office:value="0.0691981945191039">
            <text:p>6,92%</text:p>
          </table:table-cell>
        </table:table-row>
        <table:table-row table:style-name="ro2">
          <table:table-cell table:style-name="ce2" office:value-type="float" office:value="210.18">
            <text:p>210,18</text:p>
          </table:table-cell>
          <table:table-cell table:style-name="ce7" table:formula="of:=0.9365538413*[.A14]+6.7283007964" office:value-type="float" office:value="203.573187160834">
            <text:p>203,57</text:p>
          </table:table-cell>
          <table:table-cell table:style-name="ce12" office:value-type="float" office:value="120">
            <text:p>120,00</text:p>
          </table:table-cell>
          <table:table-cell table:style-name="ce7" table:formula="of:=-58.2589033456*LN([.C14])+482.5210461673" office:value-type="float" office:value="203.607027456703">
            <text:p>203,61</text:p>
          </table:table-cell>
          <table:table-cell table:style-name="ce14" table:formula="of:=ABS([.D14]-[.B14])/[.B14]" office:value-type="percentage" office:value="0.000166231596315179">
            <text:p>0,02%</text:p>
          </table:table-cell>
          <table:table-cell table:style-name="ce2" table:formula="of:=-53.7828135155*LN([.C14])+446.9738654555" office:value-type="float" office:value="189.489089846457">
            <text:p>189,49</text:p>
          </table:table-cell>
          <table:table-cell table:style-name="ce14" table:formula="of:=ABS([.F14]-[.D14])/[.D14]" office:value-type="percentage" office:value="0.0693391470156784">
            <text:p>6,93%</text:p>
          </table:table-cell>
        </table:table-row>
        <table:table-row table:style-name="ro2">
          <table:table-cell table:style-name="ce2" office:value-type="float" office:value="215.09">
            <text:p>215,09</text:p>
          </table:table-cell>
          <table:table-cell table:style-name="ce7" table:formula="of:=0.9365538413*[.A15]+6.7283007964" office:value-type="float" office:value="208.171666521617">
            <text:p>208,17</text:p>
          </table:table-cell>
          <table:table-cell table:style-name="ce12" office:value-type="float" office:value="110">
            <text:p>110,00</text:p>
          </table:table-cell>
          <table:table-cell table:style-name="ce7" table:formula="of:=-58.2589033456*LN([.C15])+482.5210461673" office:value-type="float" office:value="208.676214858709">
            <text:p>208,68</text:p>
          </table:table-cell>
          <table:table-cell table:style-name="ce14" table:formula="of:=ABS([.D15]-[.B15])/[.B15]" office:value-type="percentage" office:value="0.00242371282087858">
            <text:p>0,24%</text:p>
          </table:table-cell>
          <table:table-cell table:style-name="ce2" table:formula="of:=-53.7828135155*LN([.C15])+446.9738654555" office:value-type="float" office:value="194.168806508817">
            <text:p>194,17</text:p>
          </table:table-cell>
          <table:table-cell table:style-name="ce14" table:formula="of:=ABS([.F15]-[.D15])/[.D15]" office:value-type="percentage" office:value="0.0695211400097255">
            <text:p>6,95%</text:p>
          </table:table-cell>
        </table:table-row>
        <table:table-row table:style-name="ro2">
          <table:table-cell table:style-name="ce2" office:value-type="float" office:value="220.21">
            <text:p>220,21</text:p>
          </table:table-cell>
          <table:table-cell table:style-name="ce7" table:formula="of:=0.9365538413*[.A16]+6.7283007964" office:value-type="float" office:value="212.966822189073">
            <text:p>212,97</text:p>
          </table:table-cell>
          <table:table-cell table:style-name="ce12" office:value-type="float" office:value="101">
            <text:p>101,00</text:p>
          </table:table-cell>
          <table:table-cell table:style-name="ce7" table:formula="of:=-58.2589033456*LN([.C16])+482.5210461673" office:value-type="float" office:value="213.64918604835">
            <text:p>213,65</text:p>
          </table:table-cell>
          <table:table-cell table:style-name="ce14" table:formula="of:=ABS([.D16]-[.B16])/[.B16]" office:value-type="percentage" office:value="0.0032040852761129">
            <text:p>0,32%</text:p>
          </table:table-cell>
          <table:table-cell table:style-name="ce2" table:formula="of:=-53.7828135155*LN([.C16])+446.9738654555" office:value-type="float" office:value="198.759699346669">
            <text:p>198,76</text:p>
          </table:table-cell>
          <table:table-cell table:style-name="ce14" table:formula="of:=ABS([.F16]-[.D16])/[.D16]" office:value-type="percentage" office:value="0.0696912868102923">
            <text:p>6,97%</text:p>
          </table:table-cell>
        </table:table-row>
        <table:table-row table:style-name="ro2">
          <table:table-cell table:style-name="ce2" office:value-type="float" office:value="224.89">
            <text:p>224,89</text:p>
          </table:table-cell>
          <table:table-cell table:style-name="ce7" table:formula="of:=0.9365538413*[.A17]+6.7283007964" office:value-type="float" office:value="217.349894166357">
            <text:p>217,35</text:p>
          </table:table-cell>
          <table:table-cell table:style-name="ce12" office:value-type="float" office:value="94">
            <text:p>94,00</text:p>
          </table:table-cell>
          <table:table-cell table:style-name="ce7" table:formula="of:=-58.2589033456*LN([.C17])+482.5210461673" office:value-type="float" office:value="217.833674576463">
            <text:p>217,83</text:p>
          </table:table-cell>
          <table:table-cell table:style-name="ce14" table:formula="of:=ABS([.D17]-[.B17])/[.B17]" office:value-type="percentage" office:value="0.00222581387472772">
            <text:p>0,22%</text:p>
          </table:table-cell>
          <table:table-cell table:style-name="ce2" table:formula="of:=-53.7828135155*LN([.C17])+446.9738654555" office:value-type="float" office:value="202.622689434728">
            <text:p>202,62</text:p>
          </table:table-cell>
          <table:table-cell table:style-name="ce14" table:formula="of:=ABS([.F17]-[.D17])/[.D17]" office:value-type="percentage" office:value="0.0698284375513097">
            <text:p>6,98%</text:p>
          </table:table-cell>
        </table:table-row>
        <table:table-row table:style-name="ro2">
          <table:table-cell table:style-name="ce2" office:value-type="float" office:value="229.79">
            <text:p>229,79</text:p>
          </table:table-cell>
          <table:table-cell table:style-name="ce7" table:formula="of:=0.9365538413*[.A18]+6.7283007964" office:value-type="float" office:value="221.939007988727">
            <text:p>221,94</text:p>
          </table:table-cell>
          <table:table-cell table:style-name="ce12" office:value-type="float" office:value="87">
            <text:p>87,00</text:p>
          </table:table-cell>
          <table:table-cell table:style-name="ce7" table:formula="of:=-58.2589033456*LN([.C18])+482.5210461673" office:value-type="float" office:value="222.342136732272">
            <text:p>222,34</text:p>
          </table:table-cell>
          <table:table-cell table:style-name="ce14" table:formula="of:=ABS([.D18]-[.B18])/[.B18]" office:value-type="percentage" office:value="0.00181639427515947">
            <text:p>0,18%</text:p>
          </table:table-cell>
          <table:table-cell table:style-name="ce2" table:formula="of:=-53.7828135155*LN([.C18])+446.9738654555" office:value-type="float" office:value="206.784761932543">
            <text:p>206,78</text:p>
          </table:table-cell>
          <table:table-cell table:style-name="ce14" table:formula="of:=ABS([.F18]-[.D18])/[.D18]" office:value-type="percentage" office:value="0.0699704294848181">
            <text:p>7,00%</text:p>
          </table:table-cell>
        </table:table-row>
        <table:table-row table:style-name="ro2">
          <table:table-cell table:style-name="ce11" office:value-type="float" office:value="234.87">
            <text:p>234,87</text:p>
          </table:table-cell>
          <table:table-cell table:style-name="ce7" table:formula="of:=0.9365538413*[.A19]+6.7283007964" office:value-type="float" office:value="226.696701502531">
            <text:p>226,70</text:p>
          </table:table-cell>
          <table:table-cell table:style-name="ce12" office:value-type="float" office:value="80">
            <text:p>80,00</text:p>
          </table:table-cell>
          <table:table-cell table:style-name="ce7" table:formula="of:=-58.2589033456*LN([.C19])+482.5210461673" office:value-type="float" office:value="227.22897999999">
            <text:p>227,23</text:p>
          </table:table-cell>
          <table:table-cell table:style-name="ce14" table:formula="of:=ABS([.D19]-[.B19])/[.B19]" office:value-type="percentage" office:value="0.00234797636635475">
            <text:p>0,23%</text:p>
          </table:table-cell>
          <table:table-cell table:style-name="ce2" table:formula="of:=-53.7828135155*LN([.C19])+446.9738654555" office:value-type="float" office:value="211.296144142881">
            <text:p>211,30</text:p>
          </table:table-cell>
          <table:table-cell table:style-name="ce14" table:formula="of:=ABS([.F19]-[.D19])/[.D19]" office:value-type="percentage" office:value="0.0701179746399851">
            <text:p>7,01%</text:p>
          </table:table-cell>
        </table:table-row>
        <table:table-row table:style-name="ro2">
          <table:table-cell table:style-name="ce11" office:value-type="float" office:value="240.61">
            <text:p>240,61</text:p>
          </table:table-cell>
          <table:table-cell table:style-name="ce7" table:formula="of:=0.9365538413*[.A20]+6.7283007964" office:value-type="float" office:value="232.072520551593">
            <text:p>232,07</text:p>
          </table:table-cell>
          <table:table-cell table:style-name="ce12" office:value-type="float" office:value="75">
            <text:p>75,00</text:p>
          </table:table-cell>
          <table:table-cell table:style-name="ce7" table:formula="of:=-58.2589033456*LN([.C20])+482.5210461673" office:value-type="float" office:value="230.988923465011">
            <text:p>230,99</text:p>
          </table:table-cell>
          <table:table-cell table:style-name="ce14" table:formula="of:=ABS([.D20]-[.B20])/[.B20]" office:value-type="percentage" office:value="0.00466921755322959">
            <text:p>0,47%</text:p>
          </table:table-cell>
          <table:table-cell table:style-name="ce2" table:formula="of:=-53.7828135155*LN([.C20])+446.9738654555" office:value-type="float" office:value="214.767207389789">
            <text:p>214,77</text:p>
          </table:table-cell>
          <table:table-cell table:style-name="ce14" table:formula="of:=ABS([.F20]-[.D20])/[.D20]" office:value-type="percentage" office:value="0.0702272465358267">
            <text:p>7,02%</text:p>
          </table:table-cell>
        </table:table-row>
        <table:table-row table:style-name="ro2">
          <table:table-cell table:style-name="ce11" office:value-type="float" office:value="244.85">
            <text:p>244,85</text:p>
          </table:table-cell>
          <table:table-cell table:style-name="ce7" table:formula="of:=0.9365538413*[.A21]+6.7283007964" office:value-type="float" office:value="236.043508838705">
            <text:p>236,04</text:p>
          </table:table-cell>
          <table:table-cell table:style-name="ce12" office:value-type="float" office:value="70">
            <text:p>70,00</text:p>
          </table:table-cell>
          <table:table-cell table:style-name="ce7" table:formula="of:=-58.2589033456*LN([.C21])+482.5210461673" office:value-type="float" office:value="235.008372496505">
            <text:p>235,01</text:p>
          </table:table-cell>
          <table:table-cell table:style-name="ce14" table:formula="of:=ABS([.D21]-[.B21])/[.B21]" office:value-type="percentage" office:value="0.00438536245835683">
            <text:p>0,44%</text:p>
          </table:table-cell>
          <table:table-cell table:style-name="ce2" table:formula="of:=-53.7828135155*LN([.C21])+446.9738654555" office:value-type="float" office:value="218.47783813087">
            <text:p>218,48</text:p>
          </table:table-cell>
          <table:table-cell table:style-name="ce14" table:formula="of:=ABS([.F21]-[.D21])/[.D21]" office:value-type="percentage" office:value="0.0703401933728149">
            <text:p>7,03%</text:p>
          </table:table-cell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p atual" table:style-name="ta1">
        <table:shapes>
          <draw:frame draw:z-index="0" draw:style-name="gr1" svg:width="15.999cm" svg:height="8.999cm" svg:x="15.328cm" svg:y="1.14cm">
            <draw:object draw:notify-on-update-of-ranges="'temp atual'.C2:'temp atual'.C29 'temp atual'.D2:'temp atual'.D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number-columns-repeated="1024" table:default-cell-style-name="Default"/>
        <table:table-row table:style-name="ro1">
          <table:table-cell table:style-name="ce11" table:number-columns-repeated="2"/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11" table:number-columns-repeated="101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00">
            <text:p>2400</text:p>
          </table:table-cell>
          <table:table-cell table:formula="of:=[.A3]/4" office:value-type="float" office:value="23">
            <text:p>23</text:p>
          </table:table-cell>
          <table:table-cell table:formula="of:=[.B3]/8"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table:number-columns-repeated="1018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320">
            <text:p>2320</text:p>
          </table:table-cell>
          <table:table-cell table:formula="of:=[.A4]/4" office:value-type="float" office:value="26.25">
            <text:p>26,25</text:p>
          </table:table-cell>
          <table:table-cell table:formula="of:=[.B4]/8" office:value-type="float" office:value="290">
            <text:p>290</text:p>
          </table:table-cell>
          <table:table-cell office:value-type="float" office:value="26.25">
            <text:p>26,25</text:p>
          </table:table-cell>
          <table:table-cell office:value-type="float" office:value="290">
            <text:p>290</text:p>
          </table:table-cell>
          <table:table-cell table:number-columns-repeated="1018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240">
            <text:p>2240</text:p>
          </table:table-cell>
          <table:table-cell table:formula="of:=[.A5]/4" office:value-type="float" office:value="30.25">
            <text:p>30,25</text:p>
          </table:table-cell>
          <table:table-cell table:formula="of:=[.B5]/8" office:value-type="float" office:value="280">
            <text:p>280</text:p>
          </table:table-cell>
          <table:table-cell office:value-type="float" office:value="30.25">
            <text:p>30,25</text:p>
          </table:table-cell>
          <table:table-cell office:value-type="float" office:value="280">
            <text:p>280</text:p>
          </table:table-cell>
          <table:table-cell table:number-columns-repeated="1018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160">
            <text:p>2160</text:p>
          </table:table-cell>
          <table:table-cell table:formula="of:=[.A6]/4" office:value-type="float" office:value="35">
            <text:p>35</text:p>
          </table:table-cell>
          <table:table-cell table:formula="of:=[.B6]/8" office:value-type="float" office:value="270">
            <text:p>270</text:p>
          </table:table-cell>
          <table:table-cell office:value-type="float" office:value="35">
            <text:p>35</text:p>
          </table:table-cell>
          <table:table-cell office:value-type="float" office:value="270">
            <text:p>270</text:p>
          </table:table-cell>
          <table:table-cell table:number-columns-repeated="1018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080">
            <text:p>2080</text:p>
          </table:table-cell>
          <table:table-cell table:formula="of:=[.A7]/4" office:value-type="float" office:value="40.5">
            <text:p>40,5</text:p>
          </table:table-cell>
          <table:table-cell table:formula="of:=[.B7]/8" office:value-type="float" office:value="260">
            <text:p>260</text:p>
          </table:table-cell>
          <table:table-cell office:value-type="float" office:value="40.5">
            <text:p>40,5</text:p>
          </table:table-cell>
          <table:table-cell office:value-type="float" office:value="260">
            <text:p>260</text:p>
          </table:table-cell>
          <table:table-cell table:number-columns-repeated="1018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000">
            <text:p>2000</text:p>
          </table:table-cell>
          <table:table-cell table:formula="of:=[.A8]/4" office:value-type="float" office:value="47.25">
            <text:p>47,25</text:p>
          </table:table-cell>
          <table:table-cell table:formula="of:=[.B8]/8" office:value-type="float" office:value="250">
            <text:p>250</text:p>
          </table:table-cell>
          <table:table-cell office:value-type="float" office:value="47.25">
            <text:p>47,25</text:p>
          </table:table-cell>
          <table:table-cell office:value-type="float" office:value="250">
            <text:p>250</text:p>
          </table:table-cell>
          <table:table-cell table:number-columns-repeated="1018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920">
            <text:p>1920</text:p>
          </table:table-cell>
          <table:table-cell table:formula="of:=[.A9]/4" office:value-type="float" office:value="55.5">
            <text:p>55,5</text:p>
          </table:table-cell>
          <table:table-cell table:formula="of:=[.B9]/8" office:value-type="float" office:value="240">
            <text:p>240</text:p>
          </table:table-cell>
          <table:table-cell office:value-type="float" office:value="55.5">
            <text:p>55,5</text:p>
          </table:table-cell>
          <table:table-cell office:value-type="float" office:value="240">
            <text:p>240</text:p>
          </table:table-cell>
          <table:table-cell table:number-columns-repeated="1018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840">
            <text:p>1840</text:p>
          </table:table-cell>
          <table:table-cell table:formula="of:=[.A10]/4" office:value-type="float" office:value="65.25">
            <text:p>65,25</text:p>
          </table:table-cell>
          <table:table-cell table:formula="of:=[.B10]/8" office:value-type="float" office:value="230">
            <text:p>230</text:p>
          </table:table-cell>
          <table:table-cell office:value-type="float" office:value="65.25">
            <text:p>65,25</text:p>
          </table:table-cell>
          <table:table-cell office:value-type="float" office:value="230">
            <text:p>230</text:p>
          </table:table-cell>
          <table:table-cell table:number-columns-repeated="1018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760">
            <text:p>1760</text:p>
          </table:table-cell>
          <table:table-cell table:formula="of:=[.A11]/4" office:value-type="float" office:value="77">
            <text:p>77</text:p>
          </table:table-cell>
          <table:table-cell table:formula="of:=[.B11]/8"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220">
            <text:p>220</text:p>
          </table:table-cell>
          <table:table-cell table:number-columns-repeated="1018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680">
            <text:p>1680</text:p>
          </table:table-cell>
          <table:table-cell table:formula="of:=[.A12]/4" office:value-type="float" office:value="91.25">
            <text:p>91,25</text:p>
          </table:table-cell>
          <table:table-cell table:formula="of:=[.B12]/8" office:value-type="float" office:value="210">
            <text:p>210</text:p>
          </table:table-cell>
          <table:table-cell office:value-type="float" office:value="91.25">
            <text:p>91,25</text:p>
          </table:table-cell>
          <table:table-cell office:value-type="float" office:value="210">
            <text:p>210</text:p>
          </table:table-cell>
          <table:table-cell table:number-columns-repeated="1018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1600">
            <text:p>1600</text:p>
          </table:table-cell>
          <table:table-cell table:formula="of:=[.A13]/4" office:value-type="float" office:value="108.5">
            <text:p>108,5</text:p>
          </table:table-cell>
          <table:table-cell table:formula="of:=[.B13]/8" office:value-type="float" office:value="200">
            <text:p>200</text:p>
          </table:table-cell>
          <table:table-cell office:value-type="float" office:value="108.5">
            <text:p>108,5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1520">
            <text:p>1520</text:p>
          </table:table-cell>
          <table:table-cell table:formula="of:=[.A14]/4" office:value-type="float" office:value="129.75">
            <text:p>129,75</text:p>
          </table:table-cell>
          <table:table-cell table:formula="of:=[.B14]/8" office:value-type="float" office:value="190">
            <text:p>190</text:p>
          </table:table-cell>
          <table:table-cell office:value-type="float" office:value="129.75">
            <text:p>129,75</text:p>
          </table:table-cell>
          <table:table-cell office:value-type="float" office:value="190">
            <text:p>190</text:p>
          </table:table-cell>
          <table:table-cell table:number-columns-repeated="1018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1440">
            <text:p>1440</text:p>
          </table:table-cell>
          <table:table-cell table:formula="of:=[.A15]/4" office:value-type="float" office:value="155.25">
            <text:p>155,25</text:p>
          </table:table-cell>
          <table:table-cell table:formula="of:=[.B15]/8" office:value-type="float" office:value="180">
            <text:p>180</text:p>
          </table:table-cell>
          <table:table-cell office:value-type="float" office:value="155.25">
            <text:p>155,25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1360">
            <text:p>1360</text:p>
          </table:table-cell>
          <table:table-cell table:formula="of:=[.A16]/4" office:value-type="float" office:value="186">
            <text:p>186</text:p>
          </table:table-cell>
          <table:table-cell table:formula="of:=[.B16]/8"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table:number-columns-repeated="1018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1280">
            <text:p>1280</text:p>
          </table:table-cell>
          <table:table-cell table:formula="of:=[.A17]/4" office:value-type="float" office:value="222.75">
            <text:p>222,75</text:p>
          </table:table-cell>
          <table:table-cell table:formula="of:=[.B17]/8" office:value-type="float" office:value="160">
            <text:p>160</text:p>
          </table:table-cell>
          <table:table-cell office:value-type="float" office:value="222.75">
            <text:p>222,75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1200">
            <text:p>1200</text:p>
          </table:table-cell>
          <table:table-cell table:formula="of:=[.A18]/4" office:value-type="float" office:value="266.75">
            <text:p>266,75</text:p>
          </table:table-cell>
          <table:table-cell table:formula="of:=[.B18]/8" office:value-type="float" office:value="150">
            <text:p>150</text:p>
          </table:table-cell>
          <table:table-cell office:value-type="float" office:value="266.75">
            <text:p>266,75</text:p>
          </table:table-cell>
          <table:table-cell office:value-type="float" office:value="150">
            <text:p>150</text:p>
          </table:table-cell>
          <table:table-cell table:number-columns-repeated="1018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1120">
            <text:p>1120</text:p>
          </table:table-cell>
          <table:table-cell table:formula="of:=[.A19]/4" office:value-type="float" office:value="318">
            <text:p>318</text:p>
          </table:table-cell>
          <table:table-cell table:formula="of:=[.B19]/8" office:value-type="float" office:value="140">
            <text:p>140</text:p>
          </table:table-cell>
          <table:table-cell office:value-type="float" office:value="318">
            <text:p>318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2">
          <table:table-cell office:value-type="float" office:value="1771">
            <text:p>1771</text:p>
          </table:table-cell>
          <table:table-cell office:value-type="float" office:value="960">
            <text:p>960</text:p>
          </table:table-cell>
          <table:table-cell table:number-columns-repeated="2"/>
          <table:table-cell office:value-type="float" office:value="442.75">
            <text:p>442,75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float" office:value="2357">
            <text:p>2357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float" office:value="589.25">
            <text:p>589,25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2">
          <table:table-cell office:value-type="float" office:value="2943">
            <text:p>2943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float" office:value="735.75">
            <text:p>735,75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2">
          <table:table-cell office:value-type="float" office:value="2349">
            <text:p>2349</text:p>
          </table:table-cell>
          <table:table-cell office:value-type="float" office:value="480">
            <text:p>480</text:p>
          </table:table-cell>
          <table:table-cell table:number-columns-repeated="2"/>
          <table:table-cell office:value-type="float" office:value="587.25">
            <text:p>587,25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float" office:value="940">
            <text:p>940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float" office:value="3869">
            <text:p>3869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967.25">
            <text:p>967,25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float" office:value="3912">
            <text:p>3912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978">
            <text:p>978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2">
          <table:table-cell office:value-type="float" office:value="3948">
            <text:p>3948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987">
            <text:p>987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2">
          <table:table-cell office:value-type="float" office:value="4077">
            <text:p>4077</text:p>
          </table:table-cell>
          <table:table-cell office:value-type="float" office:value="-160">
            <text:p>-160</text:p>
          </table:table-cell>
          <table:table-cell table:number-columns-repeated="2"/>
          <table:table-cell office:value-type="float" office:value="1019.25">
            <text:p>1019,25</text:p>
          </table:table-cell>
          <table:table-cell office:value-type="float" office:value="-20">
            <text:p>-20</text:p>
          </table:table-cell>
          <table:table-cell table:number-columns-repeated="1018"/>
        </table:table-row>
        <table:table-row table:style-name="ro2">
          <table:table-cell office:value-type="float" office:value="4094">
            <text:p>4094</text:p>
          </table:table-cell>
          <table:table-cell office:value-type="float" office:value="-440">
            <text:p>-440</text:p>
          </table:table-cell>
          <table:table-cell table:number-columns-repeated="2"/>
          <table:table-cell office:value-type="float" office:value="1023.5">
            <text:p>1023,5</text:p>
          </table:table-cell>
          <table:table-cell office:value-type="float" office:value="-55">
            <text:p>-55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tivo" table:style-name="ta1">
        <table:shapes>
          <draw:frame draw:z-index="0" draw:style-name="gr1" svg:width="21.89cm" svg:height="13.211cm" svg:x="0.216cm" svg:y="11.145cm">
            <draw:object draw:notify-on-update-of-ranges="comparativo.A4:comparativo.B20 'antigo e AT velho'.A1:comparativo.A4 comparativo.A1:comparativo.A1 comparativo.B4:comparativo.B20 comparativo.C3:comparativo.C22 comparativo.C1:comparativo.C1 comparativo.D3:comparativo.D22 comparativo.E3:comparativo.E22 comparativo.E1:comparativo.E1 comparativo.F3:comparativo.F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15" office:value-type="string" table:number-columns-spanned="2" table:number-rows-spanned="1">
            <text:p>tabela epcos firmare</text:p>
          </table:table-cell>
          <table:covered-table-cell table:style-name="ce13"/>
          <table:table-cell table:style-name="ce16" office:value-type="string" table:number-columns-spanned="2" table:number-rows-spanned="1">
            <text:p>addtherm velho</text:p>
          </table:table-cell>
          <table:covered-table-cell table:style-name="ce6"/>
          <table:table-cell table:style-name="ce16" office:value-type="string" table:number-columns-spanned="2" table:number-rows-spanned="1">
            <text:p>addtherm novo</text:p>
          </table:table-cell>
          <table:covered-table-cell/>
        </table:table-row>
        <table:table-row table:style-name="ro1"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5" office:value-type="string">
            <text:p>ADC addtherm velho</text:p>
          </table:table-cell>
          <table:table-cell table:style-name="ce6" office:value-type="string">
            <text:p>temp</text:p>
          </table:table-cell>
          <table:table-cell table:style-name="ce5" office:value-type="string">
            <text:p>ADC addtherm novo</text:p>
          </table:table-cell>
          <table:table-cell table:style-name="ce6" office:value-type="string">
            <text:p>corrigido</text:p>
          </table:table-cell>
        </table:table-row>
        <table:table-row table:style-name="ro2">
          <table:table-cell table:number-columns-repeated="2"/>
          <table:table-cell table:style-name="ce3" office:value-type="float" office:value="264">
            <text:p>264</text:p>
          </table:table-cell>
          <table:table-cell table:style-name="ce7" office:value-type="float" office:value="147.083634669062">
            <text:p>147,08</text:p>
          </table:table-cell>
          <table:table-cell table:style-name="ce2" office:value-type="float" office:value="306">
            <text:p>306,00</text:p>
          </table:table-cell>
          <table:table-cell table:style-name="ce7" office:value-type="float" office:value="149.07125492234">
            <text:p>149,0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table:style-name="ce3" office:value-type="float" office:value="212">
            <text:p>212</text:p>
          </table:table-cell>
          <table:table-cell table:style-name="ce7" office:value-type="float" office:value="158.881584765128">
            <text:p>158,88</text:p>
          </table:table-cell>
          <table:table-cell table:style-name="ce12" office:value-type="float" office:value="285">
            <text:p>285,00</text:p>
          </table:table-cell>
          <table:table-cell table:style-name="ce7" office:value-type="float" office:value="153.213225351979">
            <text:p>153,21</text:p>
          </table:table-cell>
        </table:table-row>
        <table:table-row table:style-name="ro2">
          <table:table-cell office:value-type="float" office:value="26.25">
            <text:p>26,25</text:p>
          </table:table-cell>
          <table:table-cell office:value-type="float" office:value="290">
            <text:p>290</text:p>
          </table:table-cell>
          <table:table-cell table:style-name="ce3" office:value-type="float" office:value="202">
            <text:p>202</text:p>
          </table:table-cell>
          <table:table-cell table:style-name="ce7" office:value-type="float" office:value="161.480293795818">
            <text:p>161,48</text:p>
          </table:table-cell>
          <table:table-cell table:style-name="ce2" office:value-type="float" office:value="263">
            <text:p>263,00</text:p>
          </table:table-cell>
          <table:table-cell table:style-name="ce7" office:value-type="float" office:value="157.89346297986">
            <text:p>157,89</text:p>
          </table:table-cell>
        </table:table-row>
        <table:table-row table:style-name="ro2">
          <table:table-cell office:value-type="float" office:value="30.25">
            <text:p>30,25</text:p>
          </table:table-cell>
          <table:table-cell office:value-type="float" office:value="280">
            <text:p>280</text:p>
          </table:table-cell>
          <table:table-cell table:style-name="ce3" office:value-type="float" office:value="184">
            <text:p>184</text:p>
          </table:table-cell>
          <table:table-cell table:style-name="ce7" office:value-type="float" office:value="166.499948108703">
            <text:p>166,50</text:p>
          </table:table-cell>
          <table:table-cell table:style-name="ce12" office:value-type="float" office:value="244">
            <text:p>244,00</text:p>
          </table:table-cell>
          <table:table-cell table:style-name="ce7" office:value-type="float" office:value="162.26205385544">
            <text:p>162,26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0">
            <text:p>270</text:p>
          </table:table-cell>
          <table:table-cell table:style-name="ce3" office:value-type="float" office:value="169">
            <text:p>169</text:p>
          </table:table-cell>
          <table:table-cell table:style-name="ce7" office:value-type="float" office:value="171.073479517389">
            <text:p>171,07</text:p>
          </table:table-cell>
          <table:table-cell table:style-name="ce12" office:value-type="float" office:value="226">
            <text:p>226,00</text:p>
          </table:table-cell>
          <table:table-cell table:style-name="ce7" office:value-type="float" office:value="166.726621563254">
            <text:p>166,73</text:p>
          </table:table-cell>
        </table:table-row>
        <table:table-row table:style-name="ro2">
          <table:table-cell office:value-type="float" office:value="40.5">
            <text:p>40,5</text:p>
          </table:table-cell>
          <table:table-cell office:value-type="float" office:value="260">
            <text:p>260</text:p>
          </table:table-cell>
          <table:table-cell table:style-name="ce3" office:value-type="float" office:value="155">
            <text:p>155</text:p>
          </table:table-cell>
          <table:table-cell table:style-name="ce7" office:value-type="float" office:value="175.724272912843">
            <text:p>175,72</text:p>
          </table:table-cell>
          <table:table-cell table:style-name="ce12" office:value-type="float" office:value="210">
            <text:p>210,00</text:p>
          </table:table-cell>
          <table:table-cell table:style-name="ce7" office:value-type="float" office:value="171.004425356701">
            <text:p>171,00</text:p>
          </table:table-cell>
        </table:table-row>
        <table:table-row table:style-name="ro2">
          <table:table-cell office:value-type="float" office:value="47.25">
            <text:p>47,25</text:p>
          </table:table-cell>
          <table:table-cell office:value-type="float" office:value="250">
            <text:p>250</text:p>
          </table:table-cell>
          <table:table-cell table:style-name="ce3" office:value-type="float" office:value="129">
            <text:p>129</text:p>
          </table:table-cell>
          <table:table-cell table:style-name="ce7" office:value-type="float" office:value="185.599481191403">
            <text:p>185,60</text:p>
          </table:table-cell>
          <table:table-cell table:style-name="ce2" office:value-type="float" office:value="193">
            <text:p>193,00</text:p>
          </table:table-cell>
          <table:table-cell table:style-name="ce7" office:value-type="float" office:value="175.922487114053">
            <text:p>175,92</text:p>
          </table:table-cell>
        </table:table-row>
        <table:table-row table:style-name="ro2">
          <table:table-cell office:value-type="float" office:value="55.5">
            <text:p>55,5</text:p>
          </table:table-cell>
          <table:table-cell office:value-type="float" office:value="240">
            <text:p>240</text:p>
          </table:table-cell>
          <table:table-cell table:style-name="ce3" office:value-type="float" office:value="109">
            <text:p>109</text:p>
          </table:table-cell>
          <table:table-cell table:style-name="ce7" office:value-type="float" office:value="194.659977169234">
            <text:p>194,66</text:p>
          </table:table-cell>
          <table:table-cell table:style-name="ce12" office:value-type="float" office:value="179">
            <text:p>179,00</text:p>
          </table:table-cell>
          <table:table-cell table:style-name="ce7" office:value-type="float" office:value="180.309637888486">
            <text:p>180,31</text:p>
          </table:table-cell>
        </table:table-row>
        <table:table-row table:style-name="ro2">
          <table:table-cell office:value-type="float" office:value="65.25">
            <text:p>65,25</text:p>
          </table:table-cell>
          <table:table-cell office:value-type="float" office:value="230">
            <text:p>230</text:p>
          </table:table-cell>
          <table:table-cell table:style-name="ce3" office:value-type="float" office:value="91">
            <text:p>91</text:p>
          </table:table-cell>
          <table:table-cell table:style-name="ce7" office:value-type="float" office:value="204.367149821884">
            <text:p>204,37</text:p>
          </table:table-cell>
          <table:table-cell table:style-name="ce12" office:value-type="float" office:value="163">
            <text:p>163,00</text:p>
          </table:table-cell>
          <table:table-cell table:style-name="ce7" office:value-type="float" office:value="185.764745551868">
            <text:p>185,7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0">
            <text:p>220</text:p>
          </table:table-cell>
          <table:table-cell table:style-name="ce3" office:value-type="float" office:value="84">
            <text:p>84</text:p>
          </table:table-cell>
          <table:table-cell table:style-name="ce7" office:value-type="float" office:value="208.672071841965">
            <text:p>208,67</text:p>
          </table:table-cell>
          <table:table-cell table:style-name="ce12" office:value-type="float" office:value="153">
            <text:p>153,00</text:p>
          </table:table-cell>
          <table:table-cell table:style-name="ce7" office:value-type="float" office:value="189.453249518857">
            <text:p>189,45</text:p>
          </table:table-cell>
        </table:table-row>
        <table:table-row table:style-name="ro2">
          <table:table-cell office:value-type="float" office:value="91.25">
            <text:p>91,25</text:p>
          </table:table-cell>
          <table:table-cell office:value-type="float" office:value="210">
            <text:p>210</text:p>
          </table:table-cell>
          <table:table-cell table:style-name="ce3" office:value-type="float" office:value="77">
            <text:p>77</text:p>
          </table:table-cell>
          <table:table-cell table:style-name="ce7" office:value-type="float" office:value="213.351788504325">
            <text:p>213,35</text:p>
          </table:table-cell>
          <table:table-cell table:style-name="ce12" office:value-type="float" office:value="139">
            <text:p>139,00</text:p>
          </table:table-cell>
          <table:table-cell table:style-name="ce7" office:value-type="float" office:value="195.044006235656">
            <text:p>195,04</text:p>
          </table:table-cell>
        </table:table-row>
        <table:table-row table:style-name="ro2">
          <table:table-cell office:value-type="float" office:value="108.5">
            <text:p>108,5</text:p>
          </table:table-cell>
          <table:table-cell office:value-type="float" office:value="200">
            <text:p>200</text:p>
          </table:table-cell>
          <table:table-cell table:style-name="ce3" office:value-type="float" office:value="72">
            <text:p>72</text:p>
          </table:table-cell>
          <table:table-cell table:style-name="ce7" office:value-type="float" office:value="216.962729108402">
            <text:p>216,96</text:p>
          </table:table-cell>
          <table:table-cell table:style-name="ce12" office:value-type="float" office:value="128">
            <text:p>128,00</text:p>
          </table:table-cell>
          <table:table-cell table:style-name="ce7" office:value-type="float" office:value="199.847083991681">
            <text:p>199,85</text:p>
          </table:table-cell>
        </table:table-row>
        <table:table-row table:style-name="ro2">
          <table:table-cell office:value-type="float" office:value="129.75">
            <text:p>129,75</text:p>
          </table:table-cell>
          <table:table-cell office:value-type="float" office:value="190">
            <text:p>190</text:p>
          </table:table-cell>
          <table:table-cell table:style-name="ce3" office:value-type="float" office:value="64">
            <text:p>64</text:p>
          </table:table-cell>
          <table:table-cell table:style-name="ce7" office:value-type="float" office:value="223.297432150399">
            <text:p>223,30</text:p>
          </table:table-cell>
          <table:table-cell table:style-name="ce12" office:value-type="float" office:value="120">
            <text:p>120,00</text:p>
          </table:table-cell>
          <table:table-cell table:style-name="ce7" office:value-type="float" office:value="203.607027456703">
            <text:p>203,61</text:p>
          </table:table-cell>
        </table:table-row>
        <table:table-row table:style-name="ro2">
          <table:table-cell office:value-type="float" office:value="155.25">
            <text:p>155,25</text:p>
          </table:table-cell>
          <table:table-cell office:value-type="float" office:value="180">
            <text:p>180</text:p>
          </table:table-cell>
          <table:table-cell table:style-name="ce3" office:value-type="float" office:value="61">
            <text:p>61</text:p>
          </table:table-cell>
          <table:table-cell table:style-name="ce7" office:value-type="float" office:value="225.879503032924">
            <text:p>225,88</text:p>
          </table:table-cell>
          <table:table-cell table:style-name="ce12" office:value-type="float" office:value="110">
            <text:p>110,00</text:p>
          </table:table-cell>
          <table:table-cell table:style-name="ce7" office:value-type="float" office:value="208.676214858709">
            <text:p>208,68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table:style-name="ce3" office:value-type="float" office:value="55">
            <text:p>55</text:p>
          </table:table-cell>
          <table:table-cell table:style-name="ce7" office:value-type="float" office:value="231.448212059667">
            <text:p>231,45</text:p>
          </table:table-cell>
          <table:table-cell table:style-name="ce12" office:value-type="float" office:value="101">
            <text:p>101,00</text:p>
          </table:table-cell>
          <table:table-cell table:style-name="ce7" office:value-type="float" office:value="213.64918604835">
            <text:p>213,65</text:p>
          </table:table-cell>
        </table:table-row>
        <table:table-row table:style-name="ro2">
          <table:table-cell office:value-type="float" office:value="222.75">
            <text:p>222,75</text:p>
          </table:table-cell>
          <table:table-cell office:value-type="float" office:value="160">
            <text:p>160</text:p>
          </table:table-cell>
          <table:table-cell table:style-name="ce3" office:value-type="float" office:value="51">
            <text:p>51</text:p>
          </table:table-cell>
          <table:table-cell table:style-name="ce7" office:value-type="float" office:value="235.509220675225">
            <text:p>235,51</text:p>
          </table:table-cell>
          <table:table-cell table:style-name="ce12" office:value-type="float" office:value="94">
            <text:p>94,00</text:p>
          </table:table-cell>
          <table:table-cell table:style-name="ce7" office:value-type="float" office:value="217.833674576463">
            <text:p>217,83</text:p>
          </table:table-cell>
        </table:table-row>
        <table:table-row table:style-name="ro2">
          <table:table-cell office:value-type="float" office:value="266.75">
            <text:p>266,75</text:p>
          </table:table-cell>
          <table:table-cell office:value-type="float" office:value="150">
            <text:p>150</text:p>
          </table:table-cell>
          <table:table-cell table:style-name="ce3" office:value-type="float" office:value="51">
            <text:p>51</text:p>
          </table:table-cell>
          <table:table-cell table:style-name="ce7" office:value-type="float" office:value="235.509220675225">
            <text:p>235,51</text:p>
          </table:table-cell>
          <table:table-cell table:style-name="ce12" office:value-type="float" office:value="87">
            <text:p>87,00</text:p>
          </table:table-cell>
          <table:table-cell table:style-name="ce7" office:value-type="float" office:value="222.342136732272">
            <text:p>222,34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140">
            <text:p>140</text:p>
          </table:table-cell>
          <table:table-cell table:number-columns-repeated="2"/>
          <table:table-cell table:style-name="ce12" office:value-type="float" office:value="80">
            <text:p>80,00</text:p>
          </table:table-cell>
          <table:table-cell table:style-name="ce7" office:value-type="float" office:value="227.22897999999">
            <text:p>227,23</text:p>
          </table:table-cell>
        </table:table-row>
        <table:table-row table:style-name="ro2">
          <table:table-cell table:number-columns-repeated="4"/>
          <table:table-cell table:style-name="ce12" office:value-type="float" office:value="75">
            <text:p>75,00</text:p>
          </table:table-cell>
          <table:table-cell table:style-name="ce7" office:value-type="float" office:value="230.988923465011">
            <text:p>230,99</text:p>
          </table:table-cell>
        </table:table-row>
        <table:table-row table:style-name="ro2">
          <table:table-cell table:number-columns-repeated="4"/>
          <table:table-cell table:style-name="ce12" office:value-type="float" office:value="70">
            <text:p>70,00</text:p>
          </table:table-cell>
          <table:table-cell table:style-name="ce7" office:value-type="float" office:value="235.008372496505">
            <text:p>235,01</text:p>
          </table:table-cell>
        </table:table-row>
        <table:table-row table:style-name="ro2" table:number-rows-repeated="104855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este lote 3" table:style-name="ta1">
        <table:shapes>
          <draw:frame draw:z-index="0" draw:style-name="gr1" svg:width="18.461cm" svg:height="9.076cm" svg:x="0.165cm" svg:y="13.233cm">
            <draw:object draw:notify-on-update-of-ranges="'Teste lote 3'.C2:'Teste lote 3'.C24 'Teste lote 3'.C1:'Teste lote 3'.C1 'Teste lote 3'.A2:'Teste lote 3'.A24 'Teste lote 3'.D2:'Teste lote 3'.D24 'Teste lote 3'.D1:'Teste lote 3'.D1 'Teste lote 3'.A2:'Teste lote 3'.A24 'Teste lote 3'.E2:'Teste lote 3'.E24 'Teste lote 3'.E1:'Teste lote 3'.E1 'Teste lote 3'.A2:'Teste lote 3'.A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8.461cm" svg:height="9.076cm" svg:x="21.553cm" svg:y="13.587cm">
            <draw:object draw:notify-on-update-of-ranges="'Teste lote 3'.M2:'Teste lote 3'.M23 'Teste lote 3'.C1:'Teste lote 3'.C1 'Teste lote 3'.K2:'Teste lote 3'.K23 'Teste lote 3'.N2:'Teste lote 3'.N23 'Teste lote 3'.D1:'Teste lote 3'.D1 'Teste lote 3'.K2:'Teste lote 3'.K23 'Teste lote 3'.O2:'Teste lote 3'.O23 'Teste lote 3'.E1:'Teste lote 3'.E1 'Teste lote 3'.K2:'Teste lote 3'.K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28.359cm" svg:height="18.069cm" svg:x="6.397cm" svg:y="24.546cm">
            <draw:object draw:notify-on-update-of-ranges="'Teste lote 3'.M2:'Teste lote 3'.M23 'Teste lote 3'.C1:'Teste lote 3'.C1 'Teste lote 3'.K2:'Teste lote 3'.K23 'Teste lote 3'.M2:'Teste lote 3'.M23 'Teste lote 3'.M1:'Teste lote 3'.M1 'Teste lote 3'.K2:'Teste lote 3'.K23 'Teste lote 3'.N2:'Teste lote 3'.N23 'Teste lote 3'.N1:'Teste lote 3'.N1 'Teste lote 3'.K2:'Teste lote 3'.K23 'Teste lote 3'.N2:'Teste lote 3'.N23 'Teste lote 3'.D1:'Teste lote 3'.D1 'Teste lote 3'.K2:'Teste lote 3'.K23 'Teste lote 3'.O2:'Teste lote 3'.O23 'Teste lote 3'.E1:'Teste lote 3'.E1 'Teste lote 3'.K2:'Teste lote 3'.K23 'Teste lote 3'.O2:'Teste lote 3'.O23 'Teste lote 3'.O1:'Teste lote 3'.O1 'Teste lote 3'.K2:'Teste lote 3'.K23 'AT novo'.C2:'AT novo'.C21 'AT novo'.C1:'AT novo'.C1 'AT novo'.B2:'AT novo'.B2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number-columns-repeated="1024" table:default-cell-style-name="ce11"/>
        <table:table-row table:style-name="ro2">
          <table:table-cell table:style-name="ce13" office:value-type="string">
            <text:p>termopa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office:value-type="string">
            <text:p>erro R3</text:p>
          </table:table-cell>
          <table:table-cell table:style-name="ce13"/>
          <table:table-cell table:style-name="ce13" office:value-type="string">
            <text:p>termopa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office:value-type="string">
            <text:p>erro R3</text:p>
          </table:table-cell>
          <table:table-cell table:number-columns-repeated="1005"/>
        </table:table-row>
        <table:table-row table:style-name="ro2">
          <table:table-cell office:value-type="float" office:value="26.8">
            <text:p>26,8</text:p>
          </table:table-cell>
          <table:table-cell office:value-type="float" office:value="27.91">
            <text:p>27,91</text:p>
          </table:table-cell>
          <table:table-cell office:value-type="float" office:value="971">
            <text:p>971</text:p>
          </table:table-cell>
          <table:table-cell table:number-columns-repeated="2" office:value-type="float" office:value="972">
            <text:p>972</text:p>
          </table:table-cell>
          <table:table-cell table:style-name="ce18" table:formula="of:=AVERAGE([.C2:.E2])" office:value-type="float" office:value="971.666666666667">
            <text:p>972</text:p>
          </table:table-cell>
          <table:table-cell table:style-name="ce14" table:formula="of:=ABS([.C2]-[.F2])/[.F2]" office:value-type="percentage" office:value="0.000686106346483666">
            <text:p>0,07%</text:p>
          </table:table-cell>
          <table:table-cell table:style-name="ce14" table:formula="of:=ABS([.D2]-[.F2])/[.F2]" office:value-type="percentage" office:value="0.000343053173241891">
            <text:p>0,03%</text:p>
          </table:table-cell>
          <table:table-cell table:style-name="ce14" table:formula="of:=ABS([.E2]-[.F2])/[.F2]" office:value-type="percentage" office:value="0.000343053173241891">
            <text:p>0,03%</text:p>
          </table:table-cell>
          <table:table-cell/>
          <table:table-cell office:value-type="float" office:value="23.3">
            <text:p>23,3</text:p>
          </table:table-cell>
          <table:table-cell office:value-type="float" office:value="24.03">
            <text:p>24,03</text:p>
          </table:table-cell>
          <table:table-cell table:number-columns-repeated="3" office:value-type="float" office:value="980">
            <text:p>980</text:p>
          </table:table-cell>
          <table:table-cell table:style-name="ce18" table:formula="of:=AVERAGE([.M2:.O2])" office:value-type="float" office:value="980">
            <text:p>980</text:p>
          </table:table-cell>
          <table:table-cell table:style-name="ce14" table:formula="of:=ABS([.M2]-[.P2])/[.P2]" office:value-type="percentage" office:value="0">
            <text:p>0,00%</text:p>
          </table:table-cell>
          <table:table-cell table:style-name="ce14" table:formula="of:=ABS([.N2]-[.P2])/[.P2]" office:value-type="percentage" office:value="0">
            <text:p>0,00%</text:p>
          </table:table-cell>
          <table:table-cell table:style-name="ce14" table:formula="of:=ABS([.O2]-[.P2])/[.P2]" office:value-type="percentage" office:value="0">
            <text:p>0,00%</text:p>
          </table:table-cell>
          <table:table-cell table:number-columns-repeated="1005"/>
        </table:table-row>
        <table:table-row table:style-name="ro2">
          <table:table-cell office:value-type="float" office:value="32.3">
            <text:p>32,3</text:p>
          </table:table-cell>
          <table:table-cell office:value-type="float" office:value="32.75">
            <text:p>32,75</text:p>
          </table:table-cell>
          <table:table-cell table:number-columns-repeated="2" office:value-type="float" office:value="960">
            <text:p>960</text:p>
          </table:table-cell>
          <table:table-cell office:value-type="float" office:value="958">
            <text:p>958</text:p>
          </table:table-cell>
          <table:table-cell table:style-name="ce18" table:formula="of:=AVERAGE([.C3:.E3])" office:value-type="float" office:value="959.333333333333">
            <text:p>959</text:p>
          </table:table-cell>
          <table:table-cell table:style-name="ce14" table:formula="of:=ABS([.C3]-[.F3])/[.F3]" office:value-type="percentage" office:value="0.000694927032661531">
            <text:p>0,07%</text:p>
          </table:table-cell>
          <table:table-cell table:style-name="ce14" table:formula="of:=ABS([.D3]-[.F3])/[.F3]" office:value-type="percentage" office:value="0.000694927032661531">
            <text:p>0,07%</text:p>
          </table:table-cell>
          <table:table-cell table:style-name="ce14" table:formula="of:=ABS([.E3]-[.F3])/[.F3]" office:value-type="percentage" office:value="0.00138985406532318">
            <text:p>0,14%</text:p>
          </table:table-cell>
          <table:table-cell/>
          <table:table-cell office:value-type="float" office:value="35.3">
            <text:p>35,3</text:p>
          </table:table-cell>
          <table:table-cell office:value-type="float" office:value="34.86">
            <text:p>34,86</text:p>
          </table:table-cell>
          <table:table-cell office:value-type="float" office:value="953">
            <text:p>953</text:p>
          </table:table-cell>
          <table:table-cell table:number-columns-repeated="2" office:value-type="float" office:value="954">
            <text:p>954</text:p>
          </table:table-cell>
          <table:table-cell table:style-name="ce18" table:formula="of:=AVERAGE([.M3:.O3])" office:value-type="float" office:value="953.666666666667">
            <text:p>954</text:p>
          </table:table-cell>
          <table:table-cell table:style-name="ce14" table:formula="of:=ABS([.M3]-[.P3])/[.P3]" office:value-type="percentage" office:value="0.00069905627403002">
            <text:p>0,07%</text:p>
          </table:table-cell>
          <table:table-cell table:style-name="ce14" table:formula="of:=ABS([.N3]-[.P3])/[.P3]" office:value-type="percentage" office:value="0.000349528137015069">
            <text:p>0,03%</text:p>
          </table:table-cell>
          <table:table-cell table:style-name="ce14" table:formula="of:=ABS([.O3]-[.P3])/[.P3]" office:value-type="percentage" office:value="0.000349528137015069">
            <text:p>0,03%</text:p>
          </table:table-cell>
          <table:table-cell table:number-columns-repeated="1005"/>
        </table:table-row>
        <table:table-row table:style-name="ro2">
          <table:table-cell office:value-type="float" office:value="42.7">
            <text:p>42,7</text:p>
          </table:table-cell>
          <table:table-cell office:value-type="float" office:value="42.66">
            <text:p>42,66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26">
            <text:p>926</text:p>
          </table:table-cell>
          <table:table-cell table:style-name="ce18" table:formula="of:=AVERAGE([.C4:.E4])" office:value-type="float" office:value="927.666666666667">
            <text:p>928</text:p>
          </table:table-cell>
          <table:table-cell table:style-name="ce14" table:formula="of:=ABS([.C4]-[.F4])/[.F4]" office:value-type="percentage" office:value="0.000359324469996448">
            <text:p>0,04%</text:p>
          </table:table-cell>
          <table:table-cell table:style-name="ce14" table:formula="of:=ABS([.D4]-[.F4])/[.F4]" office:value-type="percentage" office:value="0.00143729787998567">
            <text:p>0,14%</text:p>
          </table:table-cell>
          <table:table-cell table:style-name="ce14" table:formula="of:=ABS([.E4]-[.F4])/[.F4]" office:value-type="percentage" office:value="0.00179662234998199">
            <text:p>0,18%</text:p>
          </table:table-cell>
          <table:table-cell/>
          <table:table-cell office:value-type="float" office:value="46.4">
            <text:p>46,4</text:p>
          </table:table-cell>
          <table:table-cell office:value-type="float" office:value="44.35">
            <text:p>44,35</text:p>
          </table:table-cell>
          <table:table-cell office:value-type="float" office:value="920">
            <text:p>920</text:p>
          </table:table-cell>
          <table:table-cell table:number-columns-repeated="2" office:value-type="float" office:value="922">
            <text:p>922</text:p>
          </table:table-cell>
          <table:table-cell table:style-name="ce18" table:formula="of:=AVERAGE([.M4:.O4])" office:value-type="float" office:value="921.333333333333">
            <text:p>921</text:p>
          </table:table-cell>
          <table:table-cell table:style-name="ce14" table:formula="of:=ABS([.M4]-[.P4])/[.P4]" office:value-type="percentage" office:value="0.0014471780028944">
            <text:p>0,14%</text:p>
          </table:table-cell>
          <table:table-cell table:style-name="ce14" table:formula="of:=ABS([.N4]-[.P4])/[.P4]" office:value-type="percentage" office:value="0.000723589001447137">
            <text:p>0,07%</text:p>
          </table:table-cell>
          <table:table-cell table:style-name="ce14" table:formula="of:=ABS([.O4]-[.P4])/[.P4]" office:value-type="percentage" office:value="0.000723589001447137">
            <text:p>0,07%</text:p>
          </table:table-cell>
          <table:table-cell table:number-columns-repeated="1005"/>
        </table:table-row>
        <table:table-row table:style-name="ro2">
          <table:table-cell office:value-type="float" office:value="53.5">
            <text:p>53,5</text:p>
          </table:table-cell>
          <table:table-cell office:value-type="float" office:value="52.39">
            <text:p>52,39</text:p>
          </table:table-cell>
          <table:table-cell office:value-type="float" office:value="886">
            <text:p>886</text:p>
          </table:table-cell>
          <table:table-cell office:value-type="float" office:value="889">
            <text:p>889</text:p>
          </table:table-cell>
          <table:table-cell office:value-type="float" office:value="882">
            <text:p>882</text:p>
          </table:table-cell>
          <table:table-cell table:style-name="ce18" table:formula="of:=AVERAGE([.C5:.E5])" office:value-type="float" office:value="885.666666666667">
            <text:p>886</text:p>
          </table:table-cell>
          <table:table-cell table:style-name="ce14" table:formula="of:=ABS([.C5]-[.F5])/[.F5]" office:value-type="percentage" office:value="0.000376364320662444">
            <text:p>0,04%</text:p>
          </table:table-cell>
          <table:table-cell table:style-name="ce14" table:formula="of:=ABS([.D5]-[.F5])/[.F5]" office:value-type="percentage" office:value="0.00376364320662405">
            <text:p>0,38%</text:p>
          </table:table-cell>
          <table:table-cell table:style-name="ce14" table:formula="of:=ABS([.E5]-[.F5])/[.F5]" office:value-type="percentage" office:value="0.00414000752728637">
            <text:p>0,41%</text:p>
          </table:table-cell>
          <table:table-cell/>
          <table:table-cell office:value-type="float" office:value="55.2">
            <text:p>55,2</text:p>
          </table:table-cell>
          <table:table-cell office:value-type="float" office:value="52.81">
            <text:p>52,81</text:p>
          </table:table-cell>
          <table:table-cell office:value-type="float" office:value="885">
            <text:p>885</text:p>
          </table:table-cell>
          <table:table-cell office:value-type="float" office:value="887">
            <text:p>887</text:p>
          </table:table-cell>
          <table:table-cell office:value-type="float" office:value="879">
            <text:p>879</text:p>
          </table:table-cell>
          <table:table-cell table:style-name="ce18" table:formula="of:=AVERAGE([.M5:.O5])" office:value-type="float" office:value="883.666666666667">
            <text:p>884</text:p>
          </table:table-cell>
          <table:table-cell table:style-name="ce14" table:formula="of:=ABS([.M5]-[.P5])/[.P5]" office:value-type="percentage" office:value="0.00150886457940404">
            <text:p>0,15%</text:p>
          </table:table-cell>
          <table:table-cell table:style-name="ce14" table:formula="of:=ABS([.N5]-[.P5])/[.P5]" office:value-type="percentage" office:value="0.00377216144851004">
            <text:p>0,38%</text:p>
          </table:table-cell>
          <table:table-cell table:style-name="ce14" table:formula="of:=ABS([.O5]-[.P5])/[.P5]" office:value-type="percentage" office:value="0.00528102602791395">
            <text:p>0,53%</text:p>
          </table:table-cell>
          <table:table-cell table:number-columns-repeated="1005"/>
        </table:table-row>
        <table:table-row table:style-name="ro2">
          <table:table-cell office:value-type="float" office:value="63.2">
            <text:p>63,2</text:p>
          </table:table-cell>
          <table:table-cell office:value-type="float" office:value="62.02">
            <text:p>62,02</text:p>
          </table:table-cell>
          <table:table-cell office:value-type="float" office:value="842">
            <text:p>842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style-name="ce18" table:formula="of:=AVERAGE([.C6:.E6])" office:value-type="float" office:value="840.333333333333">
            <text:p>840</text:p>
          </table:table-cell>
          <table:table-cell table:style-name="ce14" table:formula="of:=ABS([.C6]-[.F6])/[.F6]" office:value-type="percentage" office:value="0.00198333994446644">
            <text:p>0,20%</text:p>
          </table:table-cell>
          <table:table-cell table:style-name="ce14" table:formula="of:=ABS([.D6]-[.F6])/[.F6]" office:value-type="percentage" office:value="0.0055533518445061">
            <text:p>0,56%</text:p>
          </table:table-cell>
          <table:table-cell table:style-name="ce14" table:formula="of:=ABS([.E6]-[.F6])/[.F6]" office:value-type="percentage" office:value="0.00753669178897267">
            <text:p>0,75%</text:p>
          </table:table-cell>
          <table:table-cell/>
          <table:table-cell office:value-type="float" office:value="64.7">
            <text:p>64,7</text:p>
          </table:table-cell>
          <table:table-cell office:value-type="float" office:value="61.69">
            <text:p>61,69</text:p>
          </table:table-cell>
          <table:table-cell table:number-columns-repeated="2" office:value-type="float" office:value="846">
            <text:p>846</text:p>
          </table:table-cell>
          <table:table-cell office:value-type="float" office:value="847">
            <text:p>847</text:p>
          </table:table-cell>
          <table:table-cell table:style-name="ce18" table:formula="of:=AVERAGE([.M6:.O6])" office:value-type="float" office:value="846.333333333333">
            <text:p>846</text:p>
          </table:table-cell>
          <table:table-cell table:style-name="ce14" table:formula="of:=ABS([.M6]-[.P6])/[.P6]" office:value-type="percentage" office:value="0.000393855848759399">
            <text:p>0,04%</text:p>
          </table:table-cell>
          <table:table-cell table:style-name="ce14" table:formula="of:=ABS([.N6]-[.P6])/[.P6]" office:value-type="percentage" office:value="0.000393855848759399">
            <text:p>0,04%</text:p>
          </table:table-cell>
          <table:table-cell table:style-name="ce14" table:formula="of:=ABS([.O6]-[.P6])/[.P6]" office:value-type="percentage" office:value="0.000787711697518663">
            <text:p>0,08%</text:p>
          </table:table-cell>
          <table:table-cell table:number-columns-repeated="1005"/>
        </table:table-row>
        <table:table-row table:style-name="ro2">
          <table:table-cell office:value-type="float" office:value="72.9">
            <text:p>72,9</text:p>
          </table:table-cell>
          <table:table-cell office:value-type="float" office:value="71.89">
            <text:p>71,89</text:p>
          </table:table-cell>
          <table:table-cell office:value-type="float" office:value="779">
            <text:p>779</text:p>
          </table:table-cell>
          <table:table-cell office:value-type="float" office:value="785">
            <text:p>785</text:p>
          </table:table-cell>
          <table:table-cell office:value-type="float" office:value="770">
            <text:p>770</text:p>
          </table:table-cell>
          <table:table-cell table:style-name="ce18" table:formula="of:=AVERAGE([.C7:.E7])" office:value-type="float" office:value="778">
            <text:p>778</text:p>
          </table:table-cell>
          <table:table-cell table:style-name="ce14" table:formula="of:=ABS([.C7]-[.F7])/[.F7]" office:value-type="percentage" office:value="0.0012853470437018">
            <text:p>0,13%</text:p>
          </table:table-cell>
          <table:table-cell table:style-name="ce14" table:formula="of:=ABS([.D7]-[.F7])/[.F7]" office:value-type="percentage" office:value="0.0089974293059126">
            <text:p>0,90%</text:p>
          </table:table-cell>
          <table:table-cell table:style-name="ce14" table:formula="of:=ABS([.E7]-[.F7])/[.F7]" office:value-type="percentage" office:value="0.0102827763496144">
            <text:p>1,03%</text:p>
          </table:table-cell>
          <table:table-cell/>
          <table:table-cell office:value-type="float" office:value="75.9">
            <text:p>75,9</text:p>
          </table:table-cell>
          <table:table-cell office:value-type="float" office:value="71.23">
            <text:p>71,23</text:p>
          </table:table-cell>
          <table:table-cell table:number-columns-repeated="2" table:style-name="ce3" office:value-type="float" office:value="789">
            <text:p>789</text:p>
          </table:table-cell>
          <table:table-cell table:style-name="ce3" office:value-type="float" office:value="787">
            <text:p>787</text:p>
          </table:table-cell>
          <table:table-cell table:style-name="ce18" table:formula="of:=AVERAGE([.M7:.O7])" office:value-type="float" office:value="788.333333333333">
            <text:p>788</text:p>
          </table:table-cell>
          <table:table-cell table:style-name="ce14" table:formula="of:=ABS([.M7]-[.P7])/[.P7]" office:value-type="percentage" office:value="0.000845665961944984">
            <text:p>0,08%</text:p>
          </table:table-cell>
          <table:table-cell table:style-name="ce14" table:formula="of:=ABS([.N7]-[.P7])/[.P7]" office:value-type="percentage" office:value="0.000845665961944984">
            <text:p>0,08%</text:p>
          </table:table-cell>
          <table:table-cell table:style-name="ce14" table:formula="of:=ABS([.O7]-[.P7])/[.P7]" office:value-type="percentage" office:value="0.00169133192389011">
            <text:p>0,17%</text:p>
          </table:table-cell>
          <table:table-cell table:number-columns-repeated="1005"/>
        </table:table-row>
        <table:table-row table:style-name="ro2">
          <table:table-cell office:value-type="float" office:value="72.4">
            <text:p>72,4</text:p>
          </table:table-cell>
          <table:table-cell office:value-type="float" office:value="71.89">
            <text:p>71,89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 office:value-type="float" office:value="785">
            <text:p>785</text:p>
          </table:table-cell>
          <table:table-cell table:style-name="ce18" table:formula="of:=AVERAGE([.C8:.E8])" office:value-type="float" office:value="786.666666666667">
            <text:p>787</text:p>
          </table:table-cell>
          <table:table-cell table:style-name="ce14" table:formula="of:=ABS([.C8]-[.F8])/[.F8]" office:value-type="percentage" office:value="0.00466101694915249">
            <text:p>0,47%</text:p>
          </table:table-cell>
          <table:table-cell table:style-name="ce14" table:formula="of:=ABS([.D8]-[.F8])/[.F8]" office:value-type="percentage" office:value="0.0067796610169492">
            <text:p>0,68%</text:p>
          </table:table-cell>
          <table:table-cell table:style-name="ce14" table:formula="of:=ABS([.E8]-[.F8])/[.F8]" office:value-type="percentage" office:value="0.00211864406779656">
            <text:p>0,21%</text:p>
          </table:table-cell>
          <table:table-cell/>
          <table:table-cell office:value-type="float" office:value="86.1">
            <text:p>86,1</text:p>
          </table:table-cell>
          <table:table-cell office:value-type="float" office:value="80.92">
            <text:p>80,92</text:p>
          </table:table-cell>
          <table:table-cell office:value-type="float" office:value="732">
            <text:p>732</text:p>
          </table:table-cell>
          <table:table-cell table:number-columns-repeated="2" office:value-type="float" office:value="729">
            <text:p>729</text:p>
          </table:table-cell>
          <table:table-cell table:style-name="ce18" table:formula="of:=AVERAGE([.M8:.O8])" office:value-type="float" office:value="730">
            <text:p>730</text:p>
          </table:table-cell>
          <table:table-cell table:style-name="ce14" table:formula="of:=ABS([.M8]-[.P8])/[.P8]" office:value-type="percentage" office:value="0.00273972602739726">
            <text:p>0,27%</text:p>
          </table:table-cell>
          <table:table-cell table:style-name="ce14" table:formula="of:=ABS([.N8]-[.P8])/[.P8]" office:value-type="percentage" office:value="0.00136986301369863">
            <text:p>0,14%</text:p>
          </table:table-cell>
          <table:table-cell table:style-name="ce14" table:formula="of:=ABS([.O8]-[.P8])/[.P8]" office:value-type="percentage" office:value="0.00136986301369863">
            <text:p>0,14%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.74">
            <text:p>81,74</text:p>
          </table:table-cell>
          <table:table-cell office:value-type="float" office:value="735">
            <text:p>735</text:p>
          </table:table-cell>
          <table:table-cell office:value-type="float" office:value="723">
            <text:p>723</text:p>
          </table:table-cell>
          <table:table-cell office:value-type="float" office:value="722">
            <text:p>722</text:p>
          </table:table-cell>
          <table:table-cell table:style-name="ce18" table:formula="of:=AVERAGE([.C9:.E9])" office:value-type="float" office:value="726.666666666667">
            <text:p>727</text:p>
          </table:table-cell>
          <table:table-cell table:style-name="ce14" table:formula="of:=ABS([.C9]-[.F9])/[.F9]" office:value-type="percentage" office:value="0.0114678899082569">
            <text:p>1,15%</text:p>
          </table:table-cell>
          <table:table-cell table:style-name="ce14" table:formula="of:=ABS([.D9]-[.F9])/[.F9]" office:value-type="percentage" office:value="0.00504587155963298">
            <text:p>0,50%</text:p>
          </table:table-cell>
          <table:table-cell table:style-name="ce14" table:formula="of:=ABS([.E9]-[.F9])/[.F9]" office:value-type="percentage" office:value="0.0064220183486238">
            <text:p>0,64%</text:p>
          </table:table-cell>
          <table:table-cell/>
          <table:table-cell office:value-type="float" office:value="98.9">
            <text:p>98,9</text:p>
          </table:table-cell>
          <table:table-cell office:value-type="float" office:value="90.61">
            <text:p>90,61</text:p>
          </table:table-cell>
          <table:table-cell office:value-type="float" office:value="659">
            <text:p>659</text:p>
          </table:table-cell>
          <table:table-cell office:value-type="float" office:value="658">
            <text:p>658</text:p>
          </table:table-cell>
          <table:table-cell office:value-type="float" office:value="654">
            <text:p>654</text:p>
          </table:table-cell>
          <table:table-cell table:style-name="ce18" table:formula="of:=AVERAGE([.M9:.O9])" office:value-type="float" office:value="657">
            <text:p>657</text:p>
          </table:table-cell>
          <table:table-cell table:style-name="ce14" table:formula="of:=ABS([.M9]-[.P9])/[.P9]" office:value-type="percentage" office:value="0.0030441400304414">
            <text:p>0,30%</text:p>
          </table:table-cell>
          <table:table-cell table:style-name="ce14" table:formula="of:=ABS([.N9]-[.P9])/[.P9]" office:value-type="percentage" office:value="0.0015220700152207">
            <text:p>0,15%</text:p>
          </table:table-cell>
          <table:table-cell table:style-name="ce14" table:formula="of:=ABS([.O9]-[.P9])/[.P9]" office:value-type="percentage" office:value="0.0045662100456621">
            <text:p>0,46%</text:p>
          </table:table-cell>
          <table:table-cell table:number-columns-repeated="1005"/>
        </table:table-row>
        <table:table-row table:style-name="ro2">
          <table:table-cell office:value-type="float" office:value="92.6">
            <text:p>92,6</text:p>
          </table:table-cell>
          <table:table-cell office:value-type="float" office:value="91.57">
            <text:p>91,57</text:p>
          </table:table-cell>
          <table:table-cell office:value-type="float" office:value="667">
            <text:p>667</text:p>
          </table:table-cell>
          <table:table-cell office:value-type="float" office:value="651">
            <text:p>651</text:p>
          </table:table-cell>
          <table:table-cell office:value-type="float" office:value="650">
            <text:p>650</text:p>
          </table:table-cell>
          <table:table-cell table:style-name="ce18" table:formula="of:=AVERAGE([.C10:.E10])" office:value-type="float" office:value="656">
            <text:p>656</text:p>
          </table:table-cell>
          <table:table-cell table:style-name="ce14" table:formula="of:=ABS([.C10]-[.F10])/[.F10]" office:value-type="percentage" office:value="0.0167682926829268">
            <text:p>1,68%</text:p>
          </table:table-cell>
          <table:table-cell table:style-name="ce14" table:formula="of:=ABS([.D10]-[.F10])/[.F10]" office:value-type="percentage" office:value="0.0076219512195122">
            <text:p>0,76%</text:p>
          </table:table-cell>
          <table:table-cell table:style-name="ce14" table:formula="of:=ABS([.E10]-[.F10])/[.F10]" office:value-type="percentage" office:value="0.00914634146341463">
            <text:p>0,91%</text:p>
          </table:table-cell>
          <table:table-cell/>
          <table:table-cell office:value-type="float" office:value="107.6">
            <text:p>107,6</text:p>
          </table:table-cell>
          <table:table-cell office:value-type="float" office:value="100.17">
            <text:p>100,17</text:p>
          </table:table-cell>
          <table:table-cell office:value-type="float" office:value="595">
            <text:p>595</text:p>
          </table:table-cell>
          <table:table-cell office:value-type="float" office:value="588">
            <text:p>588</text:p>
          </table:table-cell>
          <table:table-cell office:value-type="float" office:value="590">
            <text:p>590</text:p>
          </table:table-cell>
          <table:table-cell table:style-name="ce18" table:formula="of:=AVERAGE([.M10:.O10])" office:value-type="float" office:value="591">
            <text:p>591</text:p>
          </table:table-cell>
          <table:table-cell table:style-name="ce14" table:formula="of:=ABS([.M10]-[.P10])/[.P10]" office:value-type="percentage" office:value="0.00676818950930626">
            <text:p>0,68%</text:p>
          </table:table-cell>
          <table:table-cell table:style-name="ce14" table:formula="of:=ABS([.N10]-[.P10])/[.P10]" office:value-type="percentage" office:value="0.00507614213197969">
            <text:p>0,51%</text:p>
          </table:table-cell>
          <table:table-cell table:style-name="ce14" table:formula="of:=ABS([.O10]-[.P10])/[.P10]" office:value-type="percentage" office:value="0.00169204737732657">
            <text:p>0,17%</text:p>
          </table:table-cell>
          <table:table-cell table:number-columns-repeated="1005"/>
        </table:table-row>
        <table:table-row table:style-name="ro2">
          <table:table-cell office:value-type="float" office:value="102.3">
            <text:p>102,3</text:p>
          </table:table-cell>
          <table:table-cell office:value-type="float" office:value="101.4">
            <text:p>101,4</text:p>
          </table:table-cell>
          <table:table-cell office:value-type="float" office:value="599">
            <text:p>599</text:p>
          </table:table-cell>
          <table:table-cell office:value-type="float" office:value="579">
            <text:p>579</text:p>
          </table:table-cell>
          <table:table-cell office:value-type="float" office:value="578">
            <text:p>578</text:p>
          </table:table-cell>
          <table:table-cell table:style-name="ce18" table:formula="of:=AVERAGE([.C11:.E11])" office:value-type="float" office:value="585.333333333333">
            <text:p>585</text:p>
          </table:table-cell>
          <table:table-cell table:style-name="ce14" table:formula="of:=ABS([.C11]-[.F11])/[.F11]" office:value-type="percentage" office:value="0.0233485193621867">
            <text:p>2,33%</text:p>
          </table:table-cell>
          <table:table-cell table:style-name="ce14" table:formula="of:=ABS([.D11]-[.F11])/[.F11]" office:value-type="percentage" office:value="0.0108200455580866">
            <text:p>1,08%</text:p>
          </table:table-cell>
          <table:table-cell table:style-name="ce14" table:formula="of:=ABS([.E11]-[.F11])/[.F11]" office:value-type="percentage" office:value="0.0125284738041003">
            <text:p>1,25%</text:p>
          </table:table-cell>
          <table:table-cell/>
          <table:table-cell office:value-type="float" office:value="118.5">
            <text:p>118,5</text:p>
          </table:table-cell>
          <table:table-cell office:value-type="float" office:value="109.97">
            <text:p>109,97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517">
            <text:p>517</text:p>
          </table:table-cell>
          <table:table-cell table:style-name="ce18" table:formula="of:=AVERAGE([.M11:.O11])" office:value-type="float" office:value="518.666666666667">
            <text:p>519</text:p>
          </table:table-cell>
          <table:table-cell table:style-name="ce14" table:formula="of:=ABS([.M11]-[.P11])/[.P11]" office:value-type="percentage" office:value="0.00321336760925443">
            <text:p>0,32%</text:p>
          </table:table-cell>
          <table:table-cell table:style-name="ce14" table:formula="of:=ABS([.N11]-[.P11])/[.P11]" office:value-type="percentage" office:value="0.00642673521850907">
            <text:p>0,64%</text:p>
          </table:table-cell>
          <table:table-cell table:style-name="ce14" table:formula="of:=ABS([.O11]-[.P11])/[.P11]" office:value-type="percentage" office:value="0.00321336760925443">
            <text:p>0,32%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1.33">
            <text:p>111,33</text:p>
          </table:table-cell>
          <table:table-cell office:value-type="float" office:value="527">
            <text:p>527</text:p>
          </table:table-cell>
          <table:table-cell office:value-type="float" office:value="507">
            <text:p>507</text:p>
          </table:table-cell>
          <table:table-cell office:value-type="float" office:value="505">
            <text:p>505</text:p>
          </table:table-cell>
          <table:table-cell table:style-name="ce18" table:formula="of:=AVERAGE([.C12:.E12])" office:value-type="float" office:value="513">
            <text:p>513</text:p>
          </table:table-cell>
          <table:table-cell table:style-name="ce14" table:formula="of:=ABS([.C12]-[.F12])/[.F12]" office:value-type="percentage" office:value="0.0272904483430799">
            <text:p>2,73%</text:p>
          </table:table-cell>
          <table:table-cell table:style-name="ce14" table:formula="of:=ABS([.D12]-[.F12])/[.F12]" office:value-type="percentage" office:value="0.0116959064327485">
            <text:p>1,17%</text:p>
          </table:table-cell>
          <table:table-cell table:style-name="ce14" table:formula="of:=ABS([.E12]-[.F12])/[.F12]" office:value-type="percentage" office:value="0.0155945419103314">
            <text:p>1,56%</text:p>
          </table:table-cell>
          <table:table-cell/>
          <table:table-cell office:value-type="float" office:value="132.5">
            <text:p>132,5</text:p>
          </table:table-cell>
          <table:table-cell office:value-type="float" office:value="119.97">
            <text:p>119,97</text:p>
          </table:table-cell>
          <table:table-cell office:value-type="float" office:value="448">
            <text:p>448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table:style-name="ce18" table:formula="of:=AVERAGE([.M12:.O12])" office:value-type="float" office:value="446.666666666667">
            <text:p>447</text:p>
          </table:table-cell>
          <table:table-cell table:style-name="ce14" table:formula="of:=ABS([.M12]-[.P12])/[.P12]" office:value-type="percentage" office:value="0.00298507462686563">
            <text:p>0,30%</text:p>
          </table:table-cell>
          <table:table-cell table:style-name="ce14" table:formula="of:=ABS([.N12]-[.P12])/[.P12]" office:value-type="percentage" office:value="0.00820895522388064">
            <text:p>0,82%</text:p>
          </table:table-cell>
          <table:table-cell table:style-name="ce14" table:formula="of:=ABS([.O12]-[.P12])/[.P12]" office:value-type="percentage" office:value="0.00522388059701488">
            <text:p>0,52%</text:p>
          </table:table-cell>
          <table:table-cell table:number-columns-repeated="1005"/>
        </table:table-row>
        <table:table-row table:style-name="ro2">
          <table:table-cell table:number-columns-repeated="2" office:value-type="float" office:value="121.8">
            <text:p>121,8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5">
            <text:p>435</text:p>
          </table:table-cell>
          <table:table-cell table:style-name="ce18" table:formula="of:=AVERAGE([.C13:.E13])" office:value-type="float" office:value="435.333333333333">
            <text:p>435</text:p>
          </table:table-cell>
          <table:table-cell table:style-name="ce14" table:formula="of:=ABS([.C13]-[.F13])/[.F13]" office:value-type="percentage" office:value="0.000765696784073463">
            <text:p>0,08%</text:p>
          </table:table-cell>
          <table:table-cell table:style-name="ce14" table:formula="of:=ABS([.D13]-[.F13])/[.F13]" office:value-type="percentage" office:value="0.00153139356814706">
            <text:p>0,15%</text:p>
          </table:table-cell>
          <table:table-cell table:style-name="ce14" table:formula="of:=ABS([.E13]-[.F13])/[.F13]" office:value-type="percentage" office:value="0.000765696784073463">
            <text:p>0,08%</text:p>
          </table:table-cell>
          <table:table-cell/>
          <table:table-cell office:value-type="float" office:value="144.6">
            <text:p>144,6</text:p>
          </table:table-cell>
          <table:table-cell office:value-type="float" office:value="129.42">
            <text:p>129,42</text:p>
          </table:table-cell>
          <table:table-cell office:value-type="float" office:value="375">
            <text:p>375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table:style-name="ce18" table:formula="of:=AVERAGE([.M13:.O13])" office:value-type="float" office:value="381.333333333333">
            <text:p>381</text:p>
          </table:table-cell>
          <table:table-cell table:style-name="ce14" table:formula="of:=ABS([.M13]-[.P13])/[.P13]" office:value-type="percentage" office:value="0.0166083916083916">
            <text:p>1,66%</text:p>
          </table:table-cell>
          <table:table-cell table:style-name="ce14" table:formula="of:=ABS([.N13]-[.P13])/[.P13]" office:value-type="percentage" office:value="0.00699300699300704">
            <text:p>0,70%</text:p>
          </table:table-cell>
          <table:table-cell table:style-name="ce14" table:formula="of:=ABS([.O13]-[.P13])/[.P13]" office:value-type="percentage" office:value="0.00961538461538467">
            <text:p>0,96%</text:p>
          </table:table-cell>
          <table:table-cell table:number-columns-repeated="1005"/>
        </table:table-row>
        <table:table-row table:style-name="ro2">
          <table:table-cell office:value-type="float" office:value="130.9">
            <text:p>130,9</text:p>
          </table:table-cell>
          <table:table-cell office:value-type="float" office:value="130.94">
            <text:p>130,94</text:p>
          </table:table-cell>
          <table:table-cell table:style-name="ce17" office:value-type="float" office:value="398">
            <text:p>398</text:p>
          </table:table-cell>
          <table:table-cell office:value-type="float" office:value="375">
            <text:p>375</text:p>
          </table:table-cell>
          <table:table-cell office:value-type="float" office:value="374">
            <text:p>374</text:p>
          </table:table-cell>
          <table:table-cell table:style-name="ce18" table:formula="of:=AVERAGE([.C14:.E14])" office:value-type="float" office:value="382.333333333333">
            <text:p>382</text:p>
          </table:table-cell>
          <table:table-cell table:style-name="ce14" table:formula="of:=ABS([.C14]-[.F14])/[.F14]" office:value-type="percentage" office:value="0.0409764603312991">
            <text:p>4,10%</text:p>
          </table:table-cell>
          <table:table-cell table:style-name="ce14" table:formula="of:=ABS([.D14]-[.F14])/[.F14]" office:value-type="percentage" office:value="0.019180470793374">
            <text:p>1,92%</text:p>
          </table:table-cell>
          <table:table-cell table:style-name="ce14" table:formula="of:=ABS([.E14]-[.F14])/[.F14]" office:value-type="percentage" office:value="0.021795989537925">
            <text:p>2,18%</text:p>
          </table:table-cell>
          <table:table-cell/>
          <table:table-cell office:value-type="float" office:value="158.1">
            <text:p>158,1</text:p>
          </table:table-cell>
          <table:table-cell office:value-type="float" office:value="139.8">
            <text:p>139,8</text:p>
          </table:table-cell>
          <table:table-cell office:value-type="float" office:value="311">
            <text:p>311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table:style-name="ce18" table:formula="of:=AVERAGE([.M14:.O14])" office:value-type="float" office:value="316">
            <text:p>316</text:p>
          </table:table-cell>
          <table:table-cell table:style-name="ce14" table:formula="of:=ABS([.M14]-[.P14])/[.P14]" office:value-type="percentage" office:value="0.0158227848101266">
            <text:p>1,58%</text:p>
          </table:table-cell>
          <table:table-cell table:style-name="ce14" table:formula="of:=ABS([.N14]-[.P14])/[.P14]" office:value-type="percentage" office:value="0.00949367088607595">
            <text:p>0,95%</text:p>
          </table:table-cell>
          <table:table-cell table:style-name="ce14" table:formula="of:=ABS([.O14]-[.P14])/[.P14]" office:value-type="percentage" office:value="0.00632911392405063">
            <text:p>0,63%</text:p>
          </table:table-cell>
          <table:table-cell table:number-columns-repeated="1005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40.93">
            <text:p>140,93</text:p>
          </table:table-cell>
          <table:table-cell office:value-type="float" office:value="338">
            <text:p>338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style-name="ce18" table:formula="of:=AVERAGE([.C15:.E15])" office:value-type="float" office:value="321.666666666667">
            <text:p>322</text:p>
          </table:table-cell>
          <table:table-cell table:style-name="ce14" table:formula="of:=ABS([.C15]-[.F15])/[.F15]" office:value-type="percentage" office:value="0.0507772020725388">
            <text:p>5,08%</text:p>
          </table:table-cell>
          <table:table-cell table:style-name="ce14" table:formula="of:=ABS([.D15]-[.F15])/[.F15]" office:value-type="percentage" office:value="0.0238341968911918">
            <text:p>2,38%</text:p>
          </table:table-cell>
          <table:table-cell table:style-name="ce14" table:formula="of:=ABS([.E15]-[.F15])/[.F15]" office:value-type="percentage" office:value="0.0269430051813472">
            <text:p>2,69%</text:p>
          </table:table-cell>
          <table:table-cell/>
          <table:table-cell office:value-type="float" office:value="171.4">
            <text:p>171,4</text:p>
          </table:table-cell>
          <table:table-cell office:value-type="float" office:value="149.46">
            <text:p>149,46</text:p>
          </table:table-cell>
          <table:table-cell office:value-type="float" office:value="276">
            <text:p>276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table:style-name="ce18" table:formula="of:=AVERAGE([.M15:.O15])" office:value-type="float" office:value="269">
            <text:p>269</text:p>
          </table:table-cell>
          <table:table-cell table:style-name="ce14" table:formula="of:=ABS([.M15]-[.P15])/[.P15]" office:value-type="percentage" office:value="0.0260223048327138">
            <text:p>2,60%</text:p>
          </table:table-cell>
          <table:table-cell table:style-name="ce14" table:formula="of:=ABS([.N15]-[.P15])/[.P15]" office:value-type="percentage" office:value="0">
            <text:p>0,00%</text:p>
          </table:table-cell>
          <table:table-cell table:style-name="ce14" table:formula="of:=ABS([.O15]-[.P15])/[.P15]" office:value-type="percentage" office:value="0.0260223048327138">
            <text:p>2,60%</text:p>
          </table:table-cell>
          <table:table-cell table:number-columns-repeated="1005"/>
        </table:table-row>
        <table:table-row table:style-name="ro2">
          <table:table-cell office:value-type="float" office:value="151.5">
            <text:p>151,5</text:p>
          </table:table-cell>
          <table:table-cell office:value-type="float" office:value="152.5">
            <text:p>152,5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56">
            <text:p>256</text:p>
          </table:table-cell>
          <table:table-cell table:style-name="ce18" table:formula="of:=AVERAGE([.C16:.E16])" office:value-type="float" office:value="264.666666666667">
            <text:p>265</text:p>
          </table:table-cell>
          <table:table-cell table:style-name="ce14" table:formula="of:=ABS([.C16]-[.F16])/[.F16]" office:value-type="percentage" office:value="0.0654911838790931">
            <text:p>6,55%</text:p>
          </table:table-cell>
          <table:table-cell table:style-name="ce14" table:formula="of:=ABS([.D16]-[.F16])/[.F16]" office:value-type="percentage" office:value="0.0327455919395467">
            <text:p>3,27%</text:p>
          </table:table-cell>
          <table:table-cell table:style-name="ce14" table:formula="of:=ABS([.E16]-[.F16])/[.F16]" office:value-type="percentage" office:value="0.0327455919395467">
            <text:p>3,27%</text:p>
          </table:table-cell>
          <table:table-cell/>
          <table:table-cell office:value-type="float" office:value="183.6">
            <text:p>183,6</text:p>
          </table:table-cell>
          <table:table-cell office:value-type="float" office:value="159.72">
            <text:p>159,7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3">
            <text:p>223</text:p>
          </table:table-cell>
          <table:table-cell table:style-name="ce18" table:formula="of:=AVERAGE([.M16:.O16])" office:value-type="float" office:value="223.666666666667">
            <text:p>224</text:p>
          </table:table-cell>
          <table:table-cell table:style-name="ce14" table:formula="of:=ABS([.M16]-[.P16])/[.P16]" office:value-type="percentage" office:value="0.00149031296572284">
            <text:p>0,15%</text:p>
          </table:table-cell>
          <table:table-cell table:style-name="ce14" table:formula="of:=ABS([.N16]-[.P16])/[.P16]" office:value-type="percentage" office:value="0.00149031296572284">
            <text:p>0,15%</text:p>
          </table:table-cell>
          <table:table-cell table:style-name="ce14" table:formula="of:=ABS([.O16]-[.P16])/[.P16]" office:value-type="percentage" office:value="0.00298062593144556">
            <text:p>0,30%</text:p>
          </table:table-cell>
          <table:table-cell table:number-columns-repeated="1005"/>
        </table:table-row>
        <table:table-row table:style-name="ro2">
          <table:table-cell office:value-type="float" office:value="160.5">
            <text:p>160,5</text:p>
          </table:table-cell>
          <table:table-cell office:value-type="float" office:value="160.54">
            <text:p>160,54</text:p>
          </table:table-cell>
          <table:table-cell office:value-type="float" office:value="242">
            <text:p>24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table:style-name="ce18" table:formula="of:=AVERAGE([.C17:.E17])" office:value-type="float" office:value="227.666666666667">
            <text:p>228</text:p>
          </table:table-cell>
          <table:table-cell table:style-name="ce14" table:formula="of:=ABS([.C17]-[.F17])/[.F17]" office:value-type="percentage" office:value="0.0629575402635432">
            <text:p>6,30%</text:p>
          </table:table-cell>
          <table:table-cell table:style-name="ce14" table:formula="of:=ABS([.D17]-[.F17])/[.F17]" office:value-type="percentage" office:value="0.0292825768667642">
            <text:p>2,93%</text:p>
          </table:table-cell>
          <table:table-cell table:style-name="ce14" table:formula="of:=ABS([.E17]-[.F17])/[.F17]" office:value-type="percentage" office:value="0.0336749633967789">
            <text:p>3,37%</text:p>
          </table:table-cell>
          <table:table-cell/>
          <table:table-cell office:value-type="float" office:value="195.5">
            <text:p>195,5</text:p>
          </table:table-cell>
          <table:table-cell office:value-type="float" office:value="169.46">
            <text:p>169,4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9">
            <text:p>189</text:p>
          </table:table-cell>
          <table:table-cell table:style-name="ce18" table:formula="of:=AVERAGE([.M17:.O17])" office:value-type="float" office:value="185">
            <text:p>185</text:p>
          </table:table-cell>
          <table:table-cell table:style-name="ce14" table:formula="of:=ABS([.M17]-[.P17])/[.P17]" office:value-type="percentage" office:value="0.0432432432432432">
            <text:p>4,32%</text:p>
          </table:table-cell>
          <table:table-cell table:style-name="ce14" table:formula="of:=ABS([.N17]-[.P17])/[.P17]" office:value-type="percentage" office:value="0.0216216216216216">
            <text:p>2,16%</text:p>
          </table:table-cell>
          <table:table-cell table:style-name="ce14" table:formula="of:=ABS([.O17]-[.P17])/[.P17]" office:value-type="percentage" office:value="0.0216216216216216">
            <text:p>2,16%</text:p>
          </table:table-cell>
          <table:table-cell table:number-columns-repeated="1005"/>
        </table:table-row>
        <table:table-row table:style-name="ro2">
          <table:table-cell office:value-type="float" office:value="171.4">
            <text:p>171,4</text:p>
          </table:table-cell>
          <table:table-cell office:value-type="float" office:value="172.93">
            <text:p>172,93</text:p>
          </table:table-cell>
          <table:table-cell office:value-type="float" office:value="201">
            <text:p>201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style-name="ce18" table:formula="of:=AVERAGE([.C18:.E18])" office:value-type="float" office:value="185.333333333333">
            <text:p>185</text:p>
          </table:table-cell>
          <table:table-cell table:style-name="ce14" table:formula="of:=ABS([.C18]-[.F18])/[.F18]" office:value-type="percentage" office:value="0.0845323741007194">
            <text:p>8,45%</text:p>
          </table:table-cell>
          <table:table-cell table:style-name="ce14" table:formula="of:=ABS([.D18]-[.F18])/[.F18]" office:value-type="percentage" office:value="0.0449640287769785">
            <text:p>4,50%</text:p>
          </table:table-cell>
          <table:table-cell table:style-name="ce14" table:formula="of:=ABS([.E18]-[.F18])/[.F18]" office:value-type="percentage" office:value="0.0395683453237411">
            <text:p>3,96%</text:p>
          </table:table-cell>
          <table:table-cell/>
          <table:table-cell office:value-type="float" office:value="210.1">
            <text:p>210,1</text:p>
          </table:table-cell>
          <table:table-cell office:value-type="float" office:value="178.37">
            <text:p>178,37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60">
            <text:p>160</text:p>
          </table:table-cell>
          <table:table-cell table:style-name="ce18" table:formula="of:=AVERAGE([.M18:.O18])" office:value-type="float" office:value="161">
            <text:p>161</text:p>
          </table:table-cell>
          <table:table-cell table:style-name="ce14" table:formula="of:=ABS([.M18]-[.P18])/[.P18]" office:value-type="percentage" office:value="0.0124223602484472">
            <text:p>1,24%</text:p>
          </table:table-cell>
          <table:table-cell table:style-name="ce14" table:formula="of:=ABS([.N18]-[.P18])/[.P18]" office:value-type="percentage" office:value="0.0062111801242236">
            <text:p>0,62%</text:p>
          </table:table-cell>
          <table:table-cell table:style-name="ce14" table:formula="of:=ABS([.O18]-[.P18])/[.P18]" office:value-type="percentage" office:value="0.0062111801242236">
            <text:p>0,62%</text:p>
          </table:table-cell>
          <table:table-cell table:number-columns-repeated="1005"/>
        </table:table-row>
        <table:table-row table:style-name="ro2">
          <table:table-cell office:value-type="float" office:value="179.6">
            <text:p>179,6</text:p>
          </table:table-cell>
          <table:table-cell office:value-type="float" office:value="180.2">
            <text:p>180,2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55">
            <text:p>155</text:p>
          </table:table-cell>
          <table:table-cell table:style-name="ce18" table:formula="of:=AVERAGE([.C19:.E19])" office:value-type="float" office:value="160.666666666667">
            <text:p>161</text:p>
          </table:table-cell>
          <table:table-cell table:style-name="ce14" table:formula="of:=ABS([.C19]-[.F19])/[.F19]" office:value-type="percentage" office:value="0.070539419087137">
            <text:p>7,05%</text:p>
          </table:table-cell>
          <table:table-cell table:style-name="ce14" table:formula="of:=ABS([.D19]-[.F19])/[.F19]" office:value-type="percentage" office:value="0.0352697095435684">
            <text:p>3,53%</text:p>
          </table:table-cell>
          <table:table-cell table:style-name="ce14" table:formula="of:=ABS([.E19]-[.F19])/[.F19]" office:value-type="percentage" office:value="0.0352697095435684">
            <text:p>3,53%</text:p>
          </table:table-cell>
          <table:table-cell/>
          <table:table-cell office:value-type="float" office:value="218.5">
            <text:p>218,5</text:p>
          </table:table-cell>
          <table:table-cell office:value-type="float" office:value="187.94">
            <text:p>187,94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style-name="ce18" table:formula="of:=AVERAGE([.M19:.O19])" office:value-type="float" office:value="136">
            <text:p>136</text:p>
          </table:table-cell>
          <table:table-cell table:style-name="ce14" table:formula="of:=ABS([.M19]-[.P19])/[.P19]" office:value-type="percentage" office:value="0.00735294117647059">
            <text:p>0,74%</text:p>
          </table:table-cell>
          <table:table-cell table:style-name="ce14" table:formula="of:=ABS([.N19]-[.P19])/[.P19]" office:value-type="percentage" office:value="0.00735294117647059">
            <text:p>0,74%</text:p>
          </table:table-cell>
          <table:table-cell table:style-name="ce14" table:formula="of:=ABS([.O19]-[.P19])/[.P19]" office:value-type="percentage" office:value="0">
            <text:p>0,00%</text:p>
          </table:table-cell>
          <table:table-cell table:number-columns-repeated="1005"/>
        </table:table-row>
        <table:table-row table:style-name="ro2">
          <table:table-cell office:value-type="float" office:value="188.9">
            <text:p>188,9</text:p>
          </table:table-cell>
          <table:table-cell office:value-type="string">
            <text:p>190.3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30">
            <text:p>130</text:p>
          </table:table-cell>
          <table:table-cell table:style-name="ce18" table:formula="of:=AVERAGE([.C20:.E20])" office:value-type="float" office:value="135.333333333333">
            <text:p>135</text:p>
          </table:table-cell>
          <table:table-cell table:style-name="ce14" table:formula="of:=ABS([.C20]-[.F20])/[.F20]" office:value-type="percentage" office:value="0.0788177339901477">
            <text:p>7,88%</text:p>
          </table:table-cell>
          <table:table-cell table:style-name="ce14" table:formula="of:=ABS([.D20]-[.F20])/[.F20]" office:value-type="percentage" office:value="0.039408866995074">
            <text:p>3,94%</text:p>
          </table:table-cell>
          <table:table-cell table:style-name="ce14" table:formula="of:=ABS([.E20]-[.F20])/[.F20]" office:value-type="percentage" office:value="0.039408866995074">
            <text:p>3,94%</text:p>
          </table:table-cell>
          <table:table-cell/>
          <table:table-cell office:value-type="float" office:value="231.2">
            <text:p>231,2</text:p>
          </table:table-cell>
          <table:table-cell office:value-type="float" office:value="197.29">
            <text:p>197,29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table:style-name="ce18" table:formula="of:=AVERAGE([.M20:.O20])" office:value-type="float" office:value="112.666666666667">
            <text:p>113</text:p>
          </table:table-cell>
          <table:table-cell table:style-name="ce14" table:formula="of:=ABS([.M20]-[.P20])/[.P20]" office:value-type="percentage" office:value="0.0591715976331361">
            <text:p>5,92%</text:p>
          </table:table-cell>
          <table:table-cell table:style-name="ce14" table:formula="of:=ABS([.N20]-[.P20])/[.P20]" office:value-type="percentage" office:value="0.0118343195266272">
            <text:p>1,18%</text:p>
          </table:table-cell>
          <table:table-cell table:style-name="ce14" table:formula="of:=ABS([.O20]-[.P20])/[.P20]" office:value-type="percentage" office:value="0.0473372781065088">
            <text:p>4,73%</text:p>
          </table:table-cell>
          <table:table-cell table:number-columns-repeated="1005"/>
        </table:table-row>
        <table:table-row table:style-name="ro2">
          <table:table-cell office:value-type="float" office:value="197.9">
            <text:p>197,9</text:p>
          </table:table-cell>
          <table:table-cell office:value-type="float" office:value="200.29">
            <text:p>200,29</text:p>
          </table:table-cell>
          <table:table-cell office:value-type="float" office:value="123">
            <text:p>123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style-name="ce18" table:formula="of:=AVERAGE([.C21:.E21])" office:value-type="float" office:value="113.333333333333">
            <text:p>113</text:p>
          </table:table-cell>
          <table:table-cell table:style-name="ce14" table:formula="of:=ABS([.C21]-[.F21])/[.F21]" office:value-type="percentage" office:value="0.0852941176470589">
            <text:p>8,53%</text:p>
          </table:table-cell>
          <table:table-cell table:style-name="ce14" table:formula="of:=ABS([.D21]-[.F21])/[.F21]" office:value-type="percentage" office:value="0.0470588235294117">
            <text:p>4,71%</text:p>
          </table:table-cell>
          <table:table-cell table:style-name="ce14" table:formula="of:=ABS([.E21]-[.F21])/[.F21]" office:value-type="percentage" office:value="0.038235294117647">
            <text:p>3,82%</text:p>
          </table:table-cell>
          <table:table-cell/>
          <table:table-cell office:value-type="float" office:value="244.9">
            <text:p>244,9</text:p>
          </table:table-cell>
          <table:table-cell office:value-type="float" office:value="206.67">
            <text:p>206,67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table:style-name="ce18" table:formula="of:=AVERAGE([.M21:.O21])" office:value-type="float" office:value="92">
            <text:p>92</text:p>
          </table:table-cell>
          <table:table-cell table:style-name="ce14" table:formula="of:=ABS([.M21]-[.P21])/[.P21]" office:value-type="percentage" office:value="0.0217391304347826">
            <text:p>2,17%</text:p>
          </table:table-cell>
          <table:table-cell table:style-name="ce14" table:formula="of:=ABS([.N21]-[.P21])/[.P21]" office:value-type="percentage" office:value="0.0326086956521739">
            <text:p>3,26%</text:p>
          </table:table-cell>
          <table:table-cell table:style-name="ce14" table:formula="of:=ABS([.O21]-[.P21])/[.P21]" office:value-type="percentage" office:value="0.0543478260869565">
            <text:p>5,43%</text:p>
          </table:table-cell>
          <table:table-cell table:number-columns-repeated="1005"/>
        </table:table-row>
        <table:table-row table:style-name="ro2">
          <table:table-cell office:value-type="float" office:value="208.1">
            <text:p>208,1</text:p>
          </table:table-cell>
          <table:table-cell office:value-type="float" office:value="211.28">
            <text:p>211,2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8">
            <text:p>88</text:p>
          </table:table-cell>
          <table:table-cell table:style-name="ce18" table:formula="of:=AVERAGE([.C22:.E22])" office:value-type="float" office:value="93">
            <text:p>93</text:p>
          </table:table-cell>
          <table:table-cell table:style-name="ce14" table:formula="of:=ABS([.C22]-[.F22])/[.F22]" office:value-type="percentage" office:value="0.10752688172043">
            <text:p>10,75%</text:p>
          </table:table-cell>
          <table:table-cell table:style-name="ce14" table:formula="of:=ABS([.D22]-[.F22])/[.F22]" office:value-type="percentage" office:value="0.0537634408602151">
            <text:p>5,38%</text:p>
          </table:table-cell>
          <table:table-cell table:style-name="ce14" table:formula="of:=ABS([.E22]-[.F22])/[.F22]" office:value-type="percentage" office:value="0.0537634408602151">
            <text:p>5,38%</text:p>
          </table:table-cell>
          <table:table-cell/>
          <table:table-cell office:value-type="float" office:value="257">
            <text:p>257</text:p>
          </table:table-cell>
          <table:table-cell office:value-type="float" office:value="215.09">
            <text:p>215,09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table:style-name="ce18" table:formula="of:=AVERAGE([.M22:.O22])" office:value-type="float" office:value="78">
            <text:p>78</text:p>
          </table:table-cell>
          <table:table-cell table:style-name="ce14" table:formula="of:=ABS([.M22]-[.P22])/[.P22]" office:value-type="percentage" office:value="0.0384615384615385">
            <text:p>3,85%</text:p>
          </table:table-cell>
          <table:table-cell table:style-name="ce14" table:formula="of:=ABS([.N22]-[.P22])/[.P22]" office:value-type="percentage" office:value="0.0256410256410256">
            <text:p>2,56%</text:p>
          </table:table-cell>
          <table:table-cell table:style-name="ce14" table:formula="of:=ABS([.O22]-[.P22])/[.P22]" office:value-type="percentage" office:value="0.0641025641025641">
            <text:p>6,41%</text:p>
          </table:table-cell>
          <table:table-cell table:number-columns-repeated="1005"/>
        </table:table-row>
        <table:table-row table:style-name="ro2">
          <table:table-cell office:value-type="float" office:value="217.6">
            <text:p>217,6</text:p>
          </table:table-cell>
          <table:table-cell office:value-type="float" office:value="222.55">
            <text:p>222,55</text:p>
          </table:table-cell>
          <table:table-cell office:value-type="float" office:value="88">
            <text:p>88</text:p>
          </table:table-cell>
          <table:table-cell table:number-columns-repeated="2" office:value-type="float" office:value="74">
            <text:p>74</text:p>
          </table:table-cell>
          <table:table-cell table:style-name="ce18" table:formula="of:=AVERAGE([.C23:.E23])" office:value-type="float" office:value="78.6666666666667">
            <text:p>79</text:p>
          </table:table-cell>
          <table:table-cell table:style-name="ce14" table:formula="of:=ABS([.C23]-[.F23])/[.F23]" office:value-type="percentage" office:value="0.11864406779661">
            <text:p>11,86%</text:p>
          </table:table-cell>
          <table:table-cell table:style-name="ce14" table:formula="of:=ABS([.D23]-[.F23])/[.F23]" office:value-type="percentage" office:value="0.0593220338983051">
            <text:p>5,93%</text:p>
          </table:table-cell>
          <table:table-cell table:style-name="ce14" table:formula="of:=ABS([.E23]-[.F23])/[.F23]" office:value-type="percentage" office:value="0.0593220338983051">
            <text:p>5,93%</text:p>
          </table:table-cell>
          <table:table-cell/>
          <table:table-cell office:value-type="float" office:value="290">
            <text:p>290</text:p>
          </table:table-cell>
          <table:table-cell office:value-type="float" office:value="221.7">
            <text:p>221,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table:style-name="ce18" table:formula="of:=AVERAGE([.M23:.O23])" office:value-type="float" office:value="72">
            <text:p>72</text:p>
          </table:table-cell>
          <table:table-cell table:style-name="ce14" table:formula="of:=ABS([.M23]-[.P23])/[.P23]" office:value-type="percentage" office:value="0.0277777777777778">
            <text:p>2,78%</text:p>
          </table:table-cell>
          <table:table-cell table:style-name="ce14" table:formula="of:=ABS([.N23]-[.P23])/[.P23]" office:value-type="percentage" office:value="0.0416666666666667">
            <text:p>4,17%</text:p>
          </table:table-cell>
          <table:table-cell table:style-name="ce14" table:formula="of:=ABS([.O23]-[.P23])/[.P23]" office:value-type="percentage" office:value="0.0694444444444444">
            <text:p>6,94%</text:p>
          </table:table-cell>
          <table:table-cell table:number-columns-repeated="1005"/>
        </table:table-row>
        <table:table-row table:style-name="ro2">
          <table:table-cell office:value-type="float" office:value="226.8">
            <text:p>226,8</text:p>
          </table:table-cell>
          <table:table-cell office:value-type="float" office:value="232.31">
            <text:p>232,31</text:p>
          </table:table-cell>
          <table:table-cell office:value-type="float" office:value="74">
            <text:p>74</text:p>
          </table:table-cell>
          <table:table-cell table:number-columns-repeated="2" office:value-type="float" office:value="63">
            <text:p>63</text:p>
          </table:table-cell>
          <table:table-cell table:style-name="ce18" table:formula="of:=AVERAGE([.C24:.E24])" office:value-type="float" office:value="66.6666666666667">
            <text:p>67</text:p>
          </table:table-cell>
          <table:table-cell table:style-name="ce14" table:formula="of:=ABS([.C24]-[.F24])/[.F24]" office:value-type="percentage" office:value="0.11">
            <text:p>11,00%</text:p>
          </table:table-cell>
          <table:table-cell table:style-name="ce14" table:formula="of:=ABS([.D24]-[.F24])/[.F24]" office:value-type="percentage" office:value="0.0550000000000001">
            <text:p>5,50%</text:p>
          </table:table-cell>
          <table:table-cell table:style-name="ce14" table:formula="of:=ABS([.E24]-[.F24])/[.F24]" office:value-type="percentage" office:value="0.0550000000000001">
            <text:p>5,50%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6" table:style-name="ta1">
        <table:shapes>
          <draw:frame draw:z-index="0" draw:style-name="gr1" svg:width="18.461cm" svg:height="9.076cm" svg:x="0.165cm" svg:y="13.233cm">
            <draw:object draw:notify-on-update-of-ranges="Planilha6.C2:Planilha6.C24 Planilha6.C1:Planilha6.C1 Planilha6.A2:Planilha6.A24 Planilha6.D2:Planilha6.D24 Planilha6.D1:Planilha6.D1 Planilha6.A2:Planilha6.A24 Planilha6.E2:Planilha6.E24 Planilha6.E1:Planilha6.E1 Planilha6.A2:Planilha6.A2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18.461cm" svg:height="9.076cm" svg:x="21.553cm" svg:y="13.587cm">
            <draw:object draw:notify-on-update-of-ranges="Planilha6.M2:Planilha6.M23 Planilha6.C1:Planilha6.C1 Planilha6.K2:Planilha6.K23 Planilha6.N2:Planilha6.N23 Planilha6.D1:Planilha6.D1 Planilha6.K2:Planilha6.K23 Planilha6.O2:Planilha6.O23 Planilha6.E1:Planilha6.E1 Planilha6.K2:Planilha6.K2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28.359cm" svg:height="18.069cm" svg:x="6.397cm" svg:y="24.546cm">
            <draw:object draw:notify-on-update-of-ranges="'Teste lote 3'.M2:'Teste lote 3'.M23 'Teste lote 3'.C1:'Teste lote 3'.C1 'Teste lote 3'.K2:'Teste lote 3'.K23 'Teste lote 3'.M2:'Teste lote 3'.M23 'Teste lote 3'.M1:'Teste lote 3'.M1 'Teste lote 3'.K2:'Teste lote 3'.K23 'Teste lote 3'.N2:'Teste lote 3'.N23 'Teste lote 3'.N1:'Teste lote 3'.N1 'Teste lote 3'.K2:'Teste lote 3'.K23 'Teste lote 3'.N2:'Teste lote 3'.N23 'Teste lote 3'.D1:'Teste lote 3'.D1 'Teste lote 3'.K2:'Teste lote 3'.K23 'Teste lote 3'.O2:'Teste lote 3'.O23 'Teste lote 3'.E1:'Teste lote 3'.E1 'Teste lote 3'.K2:'Teste lote 3'.K23 'Teste lote 3'.O2:'Teste lote 3'.O23 'Teste lote 3'.O1:'Teste lote 3'.O1 'Teste lote 3'.K2:'Teste lote 3'.K23 'AT novo'.C2:'AT novo'.C21 'AT novo'.C1:'AT novo'.C1 'AT novo'.B2:'AT novo'.B2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8" table:number-columns-repeated="1024" table:default-cell-style-name="ce11"/>
        <table:table-row table:style-name="ro2">
          <table:table-cell table:style-name="ce13" office:value-type="string">
            <text:p>termopa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office:value-type="string">
            <text:p>erro R3</text:p>
          </table:table-cell>
          <table:table-cell table:style-name="ce13"/>
          <table:table-cell table:style-name="ce13" office:value-type="string">
            <text:p>termopar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R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office:value-type="string">
            <text:p>erro R3</text:p>
          </table:table-cell>
          <table:table-cell table:number-columns-repeated="1005"/>
        </table:table-row>
        <table:table-row table:style-name="ro2">
          <table:table-cell office:value-type="float" office:value="26.8">
            <text:p>26,8</text:p>
          </table:table-cell>
          <table:table-cell office:value-type="float" office:value="27.91">
            <text:p>27,91</text:p>
          </table:table-cell>
          <table:table-cell office:value-type="float" office:value="971">
            <text:p>971</text:p>
          </table:table-cell>
          <table:table-cell table:number-columns-repeated="2" office:value-type="float" office:value="972">
            <text:p>972</text:p>
          </table:table-cell>
          <table:table-cell table:style-name="ce18" table:formula="of:=AVERAGE([.C2:.E2])" office:value-type="float" office:value="971.666666666667">
            <text:p>972</text:p>
          </table:table-cell>
          <table:table-cell table:style-name="ce14" table:formula="of:=ABS([.C2]-[.F2])/[.F2]" office:value-type="percentage" office:value="0.000686106346483666">
            <text:p>0,07%</text:p>
          </table:table-cell>
          <table:table-cell table:style-name="ce14" table:formula="of:=ABS([.D2]-[.F2])/[.F2]" office:value-type="percentage" office:value="0.000343053173241891">
            <text:p>0,03%</text:p>
          </table:table-cell>
          <table:table-cell table:style-name="ce14" table:formula="of:=ABS([.E2]-[.F2])/[.F2]" office:value-type="percentage" office:value="0.000343053173241891">
            <text:p>0,03%</text:p>
          </table:table-cell>
          <table:table-cell/>
          <table:table-cell office:value-type="float" office:value="23.3">
            <text:p>23,3</text:p>
          </table:table-cell>
          <table:table-cell office:value-type="float" office:value="24.03">
            <text:p>24,03</text:p>
          </table:table-cell>
          <table:table-cell table:number-columns-repeated="3" office:value-type="float" office:value="980">
            <text:p>980</text:p>
          </table:table-cell>
          <table:table-cell table:style-name="ce18" table:formula="of:=AVERAGE([.M2:.O2])" office:value-type="float" office:value="980">
            <text:p>980</text:p>
          </table:table-cell>
          <table:table-cell table:style-name="ce14" table:formula="of:=ABS([.M2]-[.P2])/[.P2]" office:value-type="percentage" office:value="0">
            <text:p>0,00%</text:p>
          </table:table-cell>
          <table:table-cell table:style-name="ce14" table:formula="of:=ABS([.N2]-[.P2])/[.P2]" office:value-type="percentage" office:value="0">
            <text:p>0,00%</text:p>
          </table:table-cell>
          <table:table-cell table:style-name="ce14" table:formula="of:=ABS([.O2]-[.P2])/[.P2]" office:value-type="percentage" office:value="0">
            <text:p>0,00%</text:p>
          </table:table-cell>
          <table:table-cell table:number-columns-repeated="1005"/>
        </table:table-row>
        <table:table-row table:style-name="ro2">
          <table:table-cell office:value-type="float" office:value="32.3">
            <text:p>32,3</text:p>
          </table:table-cell>
          <table:table-cell office:value-type="float" office:value="32.75">
            <text:p>32,75</text:p>
          </table:table-cell>
          <table:table-cell table:number-columns-repeated="2" office:value-type="float" office:value="960">
            <text:p>960</text:p>
          </table:table-cell>
          <table:table-cell office:value-type="float" office:value="958">
            <text:p>958</text:p>
          </table:table-cell>
          <table:table-cell table:style-name="ce18" table:formula="of:=AVERAGE([.C3:.E3])" office:value-type="float" office:value="959.333333333333">
            <text:p>959</text:p>
          </table:table-cell>
          <table:table-cell table:style-name="ce14" table:formula="of:=ABS([.C3]-[.F3])/[.F3]" office:value-type="percentage" office:value="0.000694927032661531">
            <text:p>0,07%</text:p>
          </table:table-cell>
          <table:table-cell table:style-name="ce14" table:formula="of:=ABS([.D3]-[.F3])/[.F3]" office:value-type="percentage" office:value="0.000694927032661531">
            <text:p>0,07%</text:p>
          </table:table-cell>
          <table:table-cell table:style-name="ce14" table:formula="of:=ABS([.E3]-[.F3])/[.F3]" office:value-type="percentage" office:value="0.00138985406532318">
            <text:p>0,14%</text:p>
          </table:table-cell>
          <table:table-cell/>
          <table:table-cell office:value-type="float" office:value="35.3">
            <text:p>35,3</text:p>
          </table:table-cell>
          <table:table-cell office:value-type="float" office:value="34.86">
            <text:p>34,86</text:p>
          </table:table-cell>
          <table:table-cell office:value-type="float" office:value="953">
            <text:p>953</text:p>
          </table:table-cell>
          <table:table-cell table:number-columns-repeated="2" office:value-type="float" office:value="954">
            <text:p>954</text:p>
          </table:table-cell>
          <table:table-cell table:style-name="ce18" table:formula="of:=AVERAGE([.M3:.O3])" office:value-type="float" office:value="953.666666666667">
            <text:p>954</text:p>
          </table:table-cell>
          <table:table-cell table:style-name="ce14" table:formula="of:=ABS([.M3]-[.P3])/[.P3]" office:value-type="percentage" office:value="0.00069905627403002">
            <text:p>0,07%</text:p>
          </table:table-cell>
          <table:table-cell table:style-name="ce14" table:formula="of:=ABS([.N3]-[.P3])/[.P3]" office:value-type="percentage" office:value="0.000349528137015069">
            <text:p>0,03%</text:p>
          </table:table-cell>
          <table:table-cell table:style-name="ce14" table:formula="of:=ABS([.O3]-[.P3])/[.P3]" office:value-type="percentage" office:value="0.000349528137015069">
            <text:p>0,03%</text:p>
          </table:table-cell>
          <table:table-cell table:number-columns-repeated="1005"/>
        </table:table-row>
        <table:table-row table:style-name="ro2">
          <table:table-cell office:value-type="float" office:value="42.7">
            <text:p>42,7</text:p>
          </table:table-cell>
          <table:table-cell office:value-type="float" office:value="42.66">
            <text:p>42,66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26">
            <text:p>926</text:p>
          </table:table-cell>
          <table:table-cell table:style-name="ce18" table:formula="of:=AVERAGE([.C4:.E4])" office:value-type="float" office:value="927.666666666667">
            <text:p>928</text:p>
          </table:table-cell>
          <table:table-cell table:style-name="ce14" table:formula="of:=ABS([.C4]-[.F4])/[.F4]" office:value-type="percentage" office:value="0.000359324469996448">
            <text:p>0,04%</text:p>
          </table:table-cell>
          <table:table-cell table:style-name="ce14" table:formula="of:=ABS([.D4]-[.F4])/[.F4]" office:value-type="percentage" office:value="0.00143729787998567">
            <text:p>0,14%</text:p>
          </table:table-cell>
          <table:table-cell table:style-name="ce14" table:formula="of:=ABS([.E4]-[.F4])/[.F4]" office:value-type="percentage" office:value="0.00179662234998199">
            <text:p>0,18%</text:p>
          </table:table-cell>
          <table:table-cell/>
          <table:table-cell office:value-type="float" office:value="46.4">
            <text:p>46,4</text:p>
          </table:table-cell>
          <table:table-cell office:value-type="float" office:value="44.35">
            <text:p>44,35</text:p>
          </table:table-cell>
          <table:table-cell office:value-type="float" office:value="920">
            <text:p>920</text:p>
          </table:table-cell>
          <table:table-cell table:number-columns-repeated="2" office:value-type="float" office:value="922">
            <text:p>922</text:p>
          </table:table-cell>
          <table:table-cell table:style-name="ce18" table:formula="of:=AVERAGE([.M4:.O4])" office:value-type="float" office:value="921.333333333333">
            <text:p>921</text:p>
          </table:table-cell>
          <table:table-cell table:style-name="ce14" table:formula="of:=ABS([.M4]-[.P4])/[.P4]" office:value-type="percentage" office:value="0.0014471780028944">
            <text:p>0,14%</text:p>
          </table:table-cell>
          <table:table-cell table:style-name="ce14" table:formula="of:=ABS([.N4]-[.P4])/[.P4]" office:value-type="percentage" office:value="0.000723589001447137">
            <text:p>0,07%</text:p>
          </table:table-cell>
          <table:table-cell table:style-name="ce14" table:formula="of:=ABS([.O4]-[.P4])/[.P4]" office:value-type="percentage" office:value="0.000723589001447137">
            <text:p>0,07%</text:p>
          </table:table-cell>
          <table:table-cell table:number-columns-repeated="1005"/>
        </table:table-row>
        <table:table-row table:style-name="ro2">
          <table:table-cell office:value-type="float" office:value="53.5">
            <text:p>53,5</text:p>
          </table:table-cell>
          <table:table-cell office:value-type="float" office:value="52.39">
            <text:p>52,39</text:p>
          </table:table-cell>
          <table:table-cell office:value-type="float" office:value="886">
            <text:p>886</text:p>
          </table:table-cell>
          <table:table-cell office:value-type="float" office:value="889">
            <text:p>889</text:p>
          </table:table-cell>
          <table:table-cell office:value-type="float" office:value="882">
            <text:p>882</text:p>
          </table:table-cell>
          <table:table-cell table:style-name="ce18" table:formula="of:=AVERAGE([.C5:.E5])" office:value-type="float" office:value="885.666666666667">
            <text:p>886</text:p>
          </table:table-cell>
          <table:table-cell table:style-name="ce14" table:formula="of:=ABS([.C5]-[.F5])/[.F5]" office:value-type="percentage" office:value="0.000376364320662444">
            <text:p>0,04%</text:p>
          </table:table-cell>
          <table:table-cell table:style-name="ce14" table:formula="of:=ABS([.D5]-[.F5])/[.F5]" office:value-type="percentage" office:value="0.00376364320662405">
            <text:p>0,38%</text:p>
          </table:table-cell>
          <table:table-cell table:style-name="ce14" table:formula="of:=ABS([.E5]-[.F5])/[.F5]" office:value-type="percentage" office:value="0.00414000752728637">
            <text:p>0,41%</text:p>
          </table:table-cell>
          <table:table-cell/>
          <table:table-cell office:value-type="float" office:value="55.2">
            <text:p>55,2</text:p>
          </table:table-cell>
          <table:table-cell office:value-type="float" office:value="52.81">
            <text:p>52,81</text:p>
          </table:table-cell>
          <table:table-cell office:value-type="float" office:value="885">
            <text:p>885</text:p>
          </table:table-cell>
          <table:table-cell office:value-type="float" office:value="887">
            <text:p>887</text:p>
          </table:table-cell>
          <table:table-cell office:value-type="float" office:value="879">
            <text:p>879</text:p>
          </table:table-cell>
          <table:table-cell table:style-name="ce18" table:formula="of:=AVERAGE([.M5:.O5])" office:value-type="float" office:value="883.666666666667">
            <text:p>884</text:p>
          </table:table-cell>
          <table:table-cell table:style-name="ce14" table:formula="of:=ABS([.M5]-[.P5])/[.P5]" office:value-type="percentage" office:value="0.00150886457940404">
            <text:p>0,15%</text:p>
          </table:table-cell>
          <table:table-cell table:style-name="ce14" table:formula="of:=ABS([.N5]-[.P5])/[.P5]" office:value-type="percentage" office:value="0.00377216144851004">
            <text:p>0,38%</text:p>
          </table:table-cell>
          <table:table-cell table:style-name="ce14" table:formula="of:=ABS([.O5]-[.P5])/[.P5]" office:value-type="percentage" office:value="0.00528102602791395">
            <text:p>0,53%</text:p>
          </table:table-cell>
          <table:table-cell table:number-columns-repeated="1005"/>
        </table:table-row>
        <table:table-row table:style-name="ro2">
          <table:table-cell office:value-type="float" office:value="63.2">
            <text:p>63,2</text:p>
          </table:table-cell>
          <table:table-cell office:value-type="float" office:value="62.02">
            <text:p>62,02</text:p>
          </table:table-cell>
          <table:table-cell office:value-type="float" office:value="842">
            <text:p>842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style-name="ce18" table:formula="of:=AVERAGE([.C6:.E6])" office:value-type="float" office:value="840.333333333333">
            <text:p>840</text:p>
          </table:table-cell>
          <table:table-cell table:style-name="ce14" table:formula="of:=ABS([.C6]-[.F6])/[.F6]" office:value-type="percentage" office:value="0.00198333994446644">
            <text:p>0,20%</text:p>
          </table:table-cell>
          <table:table-cell table:style-name="ce14" table:formula="of:=ABS([.D6]-[.F6])/[.F6]" office:value-type="percentage" office:value="0.0055533518445061">
            <text:p>0,56%</text:p>
          </table:table-cell>
          <table:table-cell table:style-name="ce14" table:formula="of:=ABS([.E6]-[.F6])/[.F6]" office:value-type="percentage" office:value="0.00753669178897267">
            <text:p>0,75%</text:p>
          </table:table-cell>
          <table:table-cell/>
          <table:table-cell office:value-type="float" office:value="64.7">
            <text:p>64,7</text:p>
          </table:table-cell>
          <table:table-cell office:value-type="float" office:value="61.69">
            <text:p>61,69</text:p>
          </table:table-cell>
          <table:table-cell table:number-columns-repeated="2" office:value-type="float" office:value="846">
            <text:p>846</text:p>
          </table:table-cell>
          <table:table-cell office:value-type="float" office:value="847">
            <text:p>847</text:p>
          </table:table-cell>
          <table:table-cell table:style-name="ce18" table:formula="of:=AVERAGE([.M6:.O6])" office:value-type="float" office:value="846.333333333333">
            <text:p>846</text:p>
          </table:table-cell>
          <table:table-cell table:style-name="ce14" table:formula="of:=ABS([.M6]-[.P6])/[.P6]" office:value-type="percentage" office:value="0.000393855848759399">
            <text:p>0,04%</text:p>
          </table:table-cell>
          <table:table-cell table:style-name="ce14" table:formula="of:=ABS([.N6]-[.P6])/[.P6]" office:value-type="percentage" office:value="0.000393855848759399">
            <text:p>0,04%</text:p>
          </table:table-cell>
          <table:table-cell table:style-name="ce14" table:formula="of:=ABS([.O6]-[.P6])/[.P6]" office:value-type="percentage" office:value="0.000787711697518663">
            <text:p>0,08%</text:p>
          </table:table-cell>
          <table:table-cell table:number-columns-repeated="1005"/>
        </table:table-row>
        <table:table-row table:style-name="ro2">
          <table:table-cell office:value-type="float" office:value="72.9">
            <text:p>72,9</text:p>
          </table:table-cell>
          <table:table-cell office:value-type="float" office:value="71.89">
            <text:p>71,89</text:p>
          </table:table-cell>
          <table:table-cell office:value-type="float" office:value="779">
            <text:p>779</text:p>
          </table:table-cell>
          <table:table-cell office:value-type="float" office:value="785">
            <text:p>785</text:p>
          </table:table-cell>
          <table:table-cell office:value-type="float" office:value="770">
            <text:p>770</text:p>
          </table:table-cell>
          <table:table-cell table:style-name="ce18" table:formula="of:=AVERAGE([.C7:.E7])" office:value-type="float" office:value="778">
            <text:p>778</text:p>
          </table:table-cell>
          <table:table-cell table:style-name="ce14" table:formula="of:=ABS([.C7]-[.F7])/[.F7]" office:value-type="percentage" office:value="0.0012853470437018">
            <text:p>0,13%</text:p>
          </table:table-cell>
          <table:table-cell table:style-name="ce14" table:formula="of:=ABS([.D7]-[.F7])/[.F7]" office:value-type="percentage" office:value="0.0089974293059126">
            <text:p>0,90%</text:p>
          </table:table-cell>
          <table:table-cell table:style-name="ce14" table:formula="of:=ABS([.E7]-[.F7])/[.F7]" office:value-type="percentage" office:value="0.0102827763496144">
            <text:p>1,03%</text:p>
          </table:table-cell>
          <table:table-cell/>
          <table:table-cell office:value-type="float" office:value="75.9">
            <text:p>75,9</text:p>
          </table:table-cell>
          <table:table-cell office:value-type="float" office:value="71.23">
            <text:p>71,23</text:p>
          </table:table-cell>
          <table:table-cell table:number-columns-repeated="2" table:style-name="ce3" office:value-type="float" office:value="789">
            <text:p>789</text:p>
          </table:table-cell>
          <table:table-cell table:style-name="ce3" office:value-type="float" office:value="787">
            <text:p>787</text:p>
          </table:table-cell>
          <table:table-cell table:style-name="ce18" table:formula="of:=AVERAGE([.M7:.O7])" office:value-type="float" office:value="788.333333333333">
            <text:p>788</text:p>
          </table:table-cell>
          <table:table-cell table:style-name="ce14" table:formula="of:=ABS([.M7]-[.P7])/[.P7]" office:value-type="percentage" office:value="0.000845665961944984">
            <text:p>0,08%</text:p>
          </table:table-cell>
          <table:table-cell table:style-name="ce14" table:formula="of:=ABS([.N7]-[.P7])/[.P7]" office:value-type="percentage" office:value="0.000845665961944984">
            <text:p>0,08%</text:p>
          </table:table-cell>
          <table:table-cell table:style-name="ce14" table:formula="of:=ABS([.O7]-[.P7])/[.P7]" office:value-type="percentage" office:value="0.00169133192389011">
            <text:p>0,17%</text:p>
          </table:table-cell>
          <table:table-cell table:number-columns-repeated="1005"/>
        </table:table-row>
        <table:table-row table:style-name="ro2">
          <table:table-cell office:value-type="float" office:value="72.4">
            <text:p>72,4</text:p>
          </table:table-cell>
          <table:table-cell office:value-type="float" office:value="71.89">
            <text:p>71,89</text:p>
          </table:table-cell>
          <table:table-cell office:value-type="float" office:value="783">
            <text:p>783</text:p>
          </table:table-cell>
          <table:table-cell office:value-type="float" office:value="792">
            <text:p>792</text:p>
          </table:table-cell>
          <table:table-cell office:value-type="float" office:value="785">
            <text:p>785</text:p>
          </table:table-cell>
          <table:table-cell table:style-name="ce18" table:formula="of:=AVERAGE([.C8:.E8])" office:value-type="float" office:value="786.666666666667">
            <text:p>787</text:p>
          </table:table-cell>
          <table:table-cell table:style-name="ce14" table:formula="of:=ABS([.C8]-[.F8])/[.F8]" office:value-type="percentage" office:value="0.00466101694915249">
            <text:p>0,47%</text:p>
          </table:table-cell>
          <table:table-cell table:style-name="ce14" table:formula="of:=ABS([.D8]-[.F8])/[.F8]" office:value-type="percentage" office:value="0.0067796610169492">
            <text:p>0,68%</text:p>
          </table:table-cell>
          <table:table-cell table:style-name="ce14" table:formula="of:=ABS([.E8]-[.F8])/[.F8]" office:value-type="percentage" office:value="0.00211864406779656">
            <text:p>0,21%</text:p>
          </table:table-cell>
          <table:table-cell/>
          <table:table-cell office:value-type="float" office:value="86.1">
            <text:p>86,1</text:p>
          </table:table-cell>
          <table:table-cell office:value-type="float" office:value="80.92">
            <text:p>80,92</text:p>
          </table:table-cell>
          <table:table-cell office:value-type="float" office:value="732">
            <text:p>732</text:p>
          </table:table-cell>
          <table:table-cell table:number-columns-repeated="2" office:value-type="float" office:value="729">
            <text:p>729</text:p>
          </table:table-cell>
          <table:table-cell table:style-name="ce18" table:formula="of:=AVERAGE([.M8:.O8])" office:value-type="float" office:value="730">
            <text:p>730</text:p>
          </table:table-cell>
          <table:table-cell table:style-name="ce14" table:formula="of:=ABS([.M8]-[.P8])/[.P8]" office:value-type="percentage" office:value="0.00273972602739726">
            <text:p>0,27%</text:p>
          </table:table-cell>
          <table:table-cell table:style-name="ce14" table:formula="of:=ABS([.N8]-[.P8])/[.P8]" office:value-type="percentage" office:value="0.00136986301369863">
            <text:p>0,14%</text:p>
          </table:table-cell>
          <table:table-cell table:style-name="ce14" table:formula="of:=ABS([.O8]-[.P8])/[.P8]" office:value-type="percentage" office:value="0.00136986301369863">
            <text:p>0,14%</text:p>
          </table:table-cell>
          <table:table-cell table:number-columns-repeated="100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.74">
            <text:p>81,74</text:p>
          </table:table-cell>
          <table:table-cell office:value-type="float" office:value="735">
            <text:p>735</text:p>
          </table:table-cell>
          <table:table-cell office:value-type="float" office:value="723">
            <text:p>723</text:p>
          </table:table-cell>
          <table:table-cell office:value-type="float" office:value="722">
            <text:p>722</text:p>
          </table:table-cell>
          <table:table-cell table:style-name="ce18" table:formula="of:=AVERAGE([.C9:.E9])" office:value-type="float" office:value="726.666666666667">
            <text:p>727</text:p>
          </table:table-cell>
          <table:table-cell table:style-name="ce14" table:formula="of:=ABS([.C9]-[.F9])/[.F9]" office:value-type="percentage" office:value="0.0114678899082569">
            <text:p>1,15%</text:p>
          </table:table-cell>
          <table:table-cell table:style-name="ce14" table:formula="of:=ABS([.D9]-[.F9])/[.F9]" office:value-type="percentage" office:value="0.00504587155963298">
            <text:p>0,50%</text:p>
          </table:table-cell>
          <table:table-cell table:style-name="ce14" table:formula="of:=ABS([.E9]-[.F9])/[.F9]" office:value-type="percentage" office:value="0.0064220183486238">
            <text:p>0,64%</text:p>
          </table:table-cell>
          <table:table-cell/>
          <table:table-cell office:value-type="float" office:value="98.9">
            <text:p>98,9</text:p>
          </table:table-cell>
          <table:table-cell office:value-type="float" office:value="90.61">
            <text:p>90,61</text:p>
          </table:table-cell>
          <table:table-cell office:value-type="float" office:value="659">
            <text:p>659</text:p>
          </table:table-cell>
          <table:table-cell office:value-type="float" office:value="658">
            <text:p>658</text:p>
          </table:table-cell>
          <table:table-cell office:value-type="float" office:value="654">
            <text:p>654</text:p>
          </table:table-cell>
          <table:table-cell table:style-name="ce18" table:formula="of:=AVERAGE([.M9:.O9])" office:value-type="float" office:value="657">
            <text:p>657</text:p>
          </table:table-cell>
          <table:table-cell table:style-name="ce14" table:formula="of:=ABS([.M9]-[.P9])/[.P9]" office:value-type="percentage" office:value="0.0030441400304414">
            <text:p>0,30%</text:p>
          </table:table-cell>
          <table:table-cell table:style-name="ce14" table:formula="of:=ABS([.N9]-[.P9])/[.P9]" office:value-type="percentage" office:value="0.0015220700152207">
            <text:p>0,15%</text:p>
          </table:table-cell>
          <table:table-cell table:style-name="ce14" table:formula="of:=ABS([.O9]-[.P9])/[.P9]" office:value-type="percentage" office:value="0.0045662100456621">
            <text:p>0,46%</text:p>
          </table:table-cell>
          <table:table-cell table:number-columns-repeated="1005"/>
        </table:table-row>
        <table:table-row table:style-name="ro2">
          <table:table-cell office:value-type="float" office:value="92.6">
            <text:p>92,6</text:p>
          </table:table-cell>
          <table:table-cell office:value-type="float" office:value="91.57">
            <text:p>91,57</text:p>
          </table:table-cell>
          <table:table-cell office:value-type="float" office:value="667">
            <text:p>667</text:p>
          </table:table-cell>
          <table:table-cell office:value-type="float" office:value="651">
            <text:p>651</text:p>
          </table:table-cell>
          <table:table-cell office:value-type="float" office:value="650">
            <text:p>650</text:p>
          </table:table-cell>
          <table:table-cell table:style-name="ce18" table:formula="of:=AVERAGE([.C10:.E10])" office:value-type="float" office:value="656">
            <text:p>656</text:p>
          </table:table-cell>
          <table:table-cell table:style-name="ce14" table:formula="of:=ABS([.C10]-[.F10])/[.F10]" office:value-type="percentage" office:value="0.0167682926829268">
            <text:p>1,68%</text:p>
          </table:table-cell>
          <table:table-cell table:style-name="ce14" table:formula="of:=ABS([.D10]-[.F10])/[.F10]" office:value-type="percentage" office:value="0.0076219512195122">
            <text:p>0,76%</text:p>
          </table:table-cell>
          <table:table-cell table:style-name="ce14" table:formula="of:=ABS([.E10]-[.F10])/[.F10]" office:value-type="percentage" office:value="0.00914634146341463">
            <text:p>0,91%</text:p>
          </table:table-cell>
          <table:table-cell/>
          <table:table-cell office:value-type="float" office:value="107.6">
            <text:p>107,6</text:p>
          </table:table-cell>
          <table:table-cell office:value-type="float" office:value="100.17">
            <text:p>100,17</text:p>
          </table:table-cell>
          <table:table-cell office:value-type="float" office:value="595">
            <text:p>595</text:p>
          </table:table-cell>
          <table:table-cell office:value-type="float" office:value="588">
            <text:p>588</text:p>
          </table:table-cell>
          <table:table-cell office:value-type="float" office:value="590">
            <text:p>590</text:p>
          </table:table-cell>
          <table:table-cell table:style-name="ce18" table:formula="of:=AVERAGE([.M10:.O10])" office:value-type="float" office:value="591">
            <text:p>591</text:p>
          </table:table-cell>
          <table:table-cell table:style-name="ce14" table:formula="of:=ABS([.M10]-[.P10])/[.P10]" office:value-type="percentage" office:value="0.00676818950930626">
            <text:p>0,68%</text:p>
          </table:table-cell>
          <table:table-cell table:style-name="ce14" table:formula="of:=ABS([.N10]-[.P10])/[.P10]" office:value-type="percentage" office:value="0.00507614213197969">
            <text:p>0,51%</text:p>
          </table:table-cell>
          <table:table-cell table:style-name="ce14" table:formula="of:=ABS([.O10]-[.P10])/[.P10]" office:value-type="percentage" office:value="0.00169204737732657">
            <text:p>0,17%</text:p>
          </table:table-cell>
          <table:table-cell table:number-columns-repeated="1005"/>
        </table:table-row>
        <table:table-row table:style-name="ro2">
          <table:table-cell office:value-type="float" office:value="102.3">
            <text:p>102,3</text:p>
          </table:table-cell>
          <table:table-cell office:value-type="float" office:value="101.4">
            <text:p>101,4</text:p>
          </table:table-cell>
          <table:table-cell office:value-type="float" office:value="599">
            <text:p>599</text:p>
          </table:table-cell>
          <table:table-cell office:value-type="float" office:value="579">
            <text:p>579</text:p>
          </table:table-cell>
          <table:table-cell office:value-type="float" office:value="578">
            <text:p>578</text:p>
          </table:table-cell>
          <table:table-cell table:style-name="ce18" table:formula="of:=AVERAGE([.C11:.E11])" office:value-type="float" office:value="585.333333333333">
            <text:p>585</text:p>
          </table:table-cell>
          <table:table-cell table:style-name="ce14" table:formula="of:=ABS([.C11]-[.F11])/[.F11]" office:value-type="percentage" office:value="0.0233485193621867">
            <text:p>2,33%</text:p>
          </table:table-cell>
          <table:table-cell table:style-name="ce14" table:formula="of:=ABS([.D11]-[.F11])/[.F11]" office:value-type="percentage" office:value="0.0108200455580866">
            <text:p>1,08%</text:p>
          </table:table-cell>
          <table:table-cell table:style-name="ce14" table:formula="of:=ABS([.E11]-[.F11])/[.F11]" office:value-type="percentage" office:value="0.0125284738041003">
            <text:p>1,25%</text:p>
          </table:table-cell>
          <table:table-cell/>
          <table:table-cell office:value-type="float" office:value="118.5">
            <text:p>118,5</text:p>
          </table:table-cell>
          <table:table-cell office:value-type="float" office:value="109.97">
            <text:p>109,97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517">
            <text:p>517</text:p>
          </table:table-cell>
          <table:table-cell table:style-name="ce18" table:formula="of:=AVERAGE([.M11:.O11])" office:value-type="float" office:value="518.666666666667">
            <text:p>519</text:p>
          </table:table-cell>
          <table:table-cell table:style-name="ce14" table:formula="of:=ABS([.M11]-[.P11])/[.P11]" office:value-type="percentage" office:value="0.00321336760925443">
            <text:p>0,32%</text:p>
          </table:table-cell>
          <table:table-cell table:style-name="ce14" table:formula="of:=ABS([.N11]-[.P11])/[.P11]" office:value-type="percentage" office:value="0.00642673521850907">
            <text:p>0,64%</text:p>
          </table:table-cell>
          <table:table-cell table:style-name="ce14" table:formula="of:=ABS([.O11]-[.P11])/[.P11]" office:value-type="percentage" office:value="0.00321336760925443">
            <text:p>0,32%</text:p>
          </table:table-cell>
          <table:table-cell table:number-columns-repeated="1005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1.33">
            <text:p>111,33</text:p>
          </table:table-cell>
          <table:table-cell office:value-type="float" office:value="527">
            <text:p>527</text:p>
          </table:table-cell>
          <table:table-cell office:value-type="float" office:value="507">
            <text:p>507</text:p>
          </table:table-cell>
          <table:table-cell office:value-type="float" office:value="505">
            <text:p>505</text:p>
          </table:table-cell>
          <table:table-cell table:style-name="ce18" table:formula="of:=AVERAGE([.C12:.E12])" office:value-type="float" office:value="513">
            <text:p>513</text:p>
          </table:table-cell>
          <table:table-cell table:style-name="ce14" table:formula="of:=ABS([.C12]-[.F12])/[.F12]" office:value-type="percentage" office:value="0.0272904483430799">
            <text:p>2,73%</text:p>
          </table:table-cell>
          <table:table-cell table:style-name="ce14" table:formula="of:=ABS([.D12]-[.F12])/[.F12]" office:value-type="percentage" office:value="0.0116959064327485">
            <text:p>1,17%</text:p>
          </table:table-cell>
          <table:table-cell table:style-name="ce14" table:formula="of:=ABS([.E12]-[.F12])/[.F12]" office:value-type="percentage" office:value="0.0155945419103314">
            <text:p>1,56%</text:p>
          </table:table-cell>
          <table:table-cell/>
          <table:table-cell office:value-type="float" office:value="132.5">
            <text:p>132,5</text:p>
          </table:table-cell>
          <table:table-cell office:value-type="float" office:value="119.97">
            <text:p>119,97</text:p>
          </table:table-cell>
          <table:table-cell office:value-type="float" office:value="448">
            <text:p>448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table:style-name="ce18" table:formula="of:=AVERAGE([.M12:.O12])" office:value-type="float" office:value="446.666666666667">
            <text:p>447</text:p>
          </table:table-cell>
          <table:table-cell table:style-name="ce14" table:formula="of:=ABS([.M12]-[.P12])/[.P12]" office:value-type="percentage" office:value="0.00298507462686563">
            <text:p>0,30%</text:p>
          </table:table-cell>
          <table:table-cell table:style-name="ce14" table:formula="of:=ABS([.N12]-[.P12])/[.P12]" office:value-type="percentage" office:value="0.00820895522388064">
            <text:p>0,82%</text:p>
          </table:table-cell>
          <table:table-cell table:style-name="ce14" table:formula="of:=ABS([.O12]-[.P12])/[.P12]" office:value-type="percentage" office:value="0.00522388059701488">
            <text:p>0,52%</text:p>
          </table:table-cell>
          <table:table-cell table:number-columns-repeated="1005"/>
        </table:table-row>
        <table:table-row table:style-name="ro2">
          <table:table-cell table:number-columns-repeated="2" office:value-type="float" office:value="121.8">
            <text:p>121,8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office:value-type="float" office:value="435">
            <text:p>435</text:p>
          </table:table-cell>
          <table:table-cell table:style-name="ce18" table:formula="of:=AVERAGE([.C13:.E13])" office:value-type="float" office:value="435.333333333333">
            <text:p>435</text:p>
          </table:table-cell>
          <table:table-cell table:style-name="ce14" table:formula="of:=ABS([.C13]-[.F13])/[.F13]" office:value-type="percentage" office:value="0.000765696784073463">
            <text:p>0,08%</text:p>
          </table:table-cell>
          <table:table-cell table:style-name="ce14" table:formula="of:=ABS([.D13]-[.F13])/[.F13]" office:value-type="percentage" office:value="0.00153139356814706">
            <text:p>0,15%</text:p>
          </table:table-cell>
          <table:table-cell table:style-name="ce14" table:formula="of:=ABS([.E13]-[.F13])/[.F13]" office:value-type="percentage" office:value="0.000765696784073463">
            <text:p>0,08%</text:p>
          </table:table-cell>
          <table:table-cell/>
          <table:table-cell office:value-type="float" office:value="144.6">
            <text:p>144,6</text:p>
          </table:table-cell>
          <table:table-cell office:value-type="float" office:value="129.42">
            <text:p>129,42</text:p>
          </table:table-cell>
          <table:table-cell office:value-type="float" office:value="375">
            <text:p>375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table:style-name="ce18" table:formula="of:=AVERAGE([.M13:.O13])" office:value-type="float" office:value="381.333333333333">
            <text:p>381</text:p>
          </table:table-cell>
          <table:table-cell table:style-name="ce14" table:formula="of:=ABS([.M13]-[.P13])/[.P13]" office:value-type="percentage" office:value="0.0166083916083916">
            <text:p>1,66%</text:p>
          </table:table-cell>
          <table:table-cell table:style-name="ce14" table:formula="of:=ABS([.N13]-[.P13])/[.P13]" office:value-type="percentage" office:value="0.00699300699300704">
            <text:p>0,70%</text:p>
          </table:table-cell>
          <table:table-cell table:style-name="ce14" table:formula="of:=ABS([.O13]-[.P13])/[.P13]" office:value-type="percentage" office:value="0.00961538461538467">
            <text:p>0,96%</text:p>
          </table:table-cell>
          <table:table-cell table:number-columns-repeated="1005"/>
        </table:table-row>
        <table:table-row table:style-name="ro2">
          <table:table-cell office:value-type="float" office:value="130.9">
            <text:p>130,9</text:p>
          </table:table-cell>
          <table:table-cell office:value-type="float" office:value="130.94">
            <text:p>130,94</text:p>
          </table:table-cell>
          <table:table-cell table:style-name="ce17" office:value-type="float" office:value="398">
            <text:p>398</text:p>
          </table:table-cell>
          <table:table-cell office:value-type="float" office:value="375">
            <text:p>375</text:p>
          </table:table-cell>
          <table:table-cell office:value-type="float" office:value="374">
            <text:p>374</text:p>
          </table:table-cell>
          <table:table-cell table:style-name="ce18" table:formula="of:=AVERAGE([.C14:.E14])" office:value-type="float" office:value="382.333333333333">
            <text:p>382</text:p>
          </table:table-cell>
          <table:table-cell table:style-name="ce14" table:formula="of:=ABS([.C14]-[.F14])/[.F14]" office:value-type="percentage" office:value="0.0409764603312991">
            <text:p>4,10%</text:p>
          </table:table-cell>
          <table:table-cell table:style-name="ce14" table:formula="of:=ABS([.D14]-[.F14])/[.F14]" office:value-type="percentage" office:value="0.019180470793374">
            <text:p>1,92%</text:p>
          </table:table-cell>
          <table:table-cell table:style-name="ce14" table:formula="of:=ABS([.E14]-[.F14])/[.F14]" office:value-type="percentage" office:value="0.021795989537925">
            <text:p>2,18%</text:p>
          </table:table-cell>
          <table:table-cell/>
          <table:table-cell office:value-type="float" office:value="158.1">
            <text:p>158,1</text:p>
          </table:table-cell>
          <table:table-cell office:value-type="float" office:value="139.8">
            <text:p>139,8</text:p>
          </table:table-cell>
          <table:table-cell office:value-type="float" office:value="311">
            <text:p>311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table:style-name="ce18" table:formula="of:=AVERAGE([.M14:.O14])" office:value-type="float" office:value="316">
            <text:p>316</text:p>
          </table:table-cell>
          <table:table-cell table:style-name="ce14" table:formula="of:=ABS([.M14]-[.P14])/[.P14]" office:value-type="percentage" office:value="0.0158227848101266">
            <text:p>1,58%</text:p>
          </table:table-cell>
          <table:table-cell table:style-name="ce14" table:formula="of:=ABS([.N14]-[.P14])/[.P14]" office:value-type="percentage" office:value="0.00949367088607595">
            <text:p>0,95%</text:p>
          </table:table-cell>
          <table:table-cell table:style-name="ce14" table:formula="of:=ABS([.O14]-[.P14])/[.P14]" office:value-type="percentage" office:value="0.00632911392405063">
            <text:p>0,63%</text:p>
          </table:table-cell>
          <table:table-cell table:number-columns-repeated="1005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40.93">
            <text:p>140,93</text:p>
          </table:table-cell>
          <table:table-cell office:value-type="float" office:value="338">
            <text:p>338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style-name="ce18" table:formula="of:=AVERAGE([.C15:.E15])" office:value-type="float" office:value="321.666666666667">
            <text:p>322</text:p>
          </table:table-cell>
          <table:table-cell table:style-name="ce14" table:formula="of:=ABS([.C15]-[.F15])/[.F15]" office:value-type="percentage" office:value="0.0507772020725388">
            <text:p>5,08%</text:p>
          </table:table-cell>
          <table:table-cell table:style-name="ce14" table:formula="of:=ABS([.D15]-[.F15])/[.F15]" office:value-type="percentage" office:value="0.0238341968911918">
            <text:p>2,38%</text:p>
          </table:table-cell>
          <table:table-cell table:style-name="ce14" table:formula="of:=ABS([.E15]-[.F15])/[.F15]" office:value-type="percentage" office:value="0.0269430051813472">
            <text:p>2,69%</text:p>
          </table:table-cell>
          <table:table-cell/>
          <table:table-cell office:value-type="float" office:value="171.4">
            <text:p>171,4</text:p>
          </table:table-cell>
          <table:table-cell office:value-type="float" office:value="149.46">
            <text:p>149,46</text:p>
          </table:table-cell>
          <table:table-cell office:value-type="float" office:value="276">
            <text:p>276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table:style-name="ce18" table:formula="of:=AVERAGE([.M15:.O15])" office:value-type="float" office:value="269">
            <text:p>269</text:p>
          </table:table-cell>
          <table:table-cell table:style-name="ce14" table:formula="of:=ABS([.M15]-[.P15])/[.P15]" office:value-type="percentage" office:value="0.0260223048327138">
            <text:p>2,60%</text:p>
          </table:table-cell>
          <table:table-cell table:style-name="ce14" table:formula="of:=ABS([.N15]-[.P15])/[.P15]" office:value-type="percentage" office:value="0">
            <text:p>0,00%</text:p>
          </table:table-cell>
          <table:table-cell table:style-name="ce14" table:formula="of:=ABS([.O15]-[.P15])/[.P15]" office:value-type="percentage" office:value="0.0260223048327138">
            <text:p>2,60%</text:p>
          </table:table-cell>
          <table:table-cell table:number-columns-repeated="1005"/>
        </table:table-row>
        <table:table-row table:style-name="ro2">
          <table:table-cell office:value-type="float" office:value="151.5">
            <text:p>151,5</text:p>
          </table:table-cell>
          <table:table-cell office:value-type="float" office:value="152.5">
            <text:p>152,5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56">
            <text:p>256</text:p>
          </table:table-cell>
          <table:table-cell table:style-name="ce18" table:formula="of:=AVERAGE([.C16:.E16])" office:value-type="float" office:value="264.666666666667">
            <text:p>265</text:p>
          </table:table-cell>
          <table:table-cell table:style-name="ce14" table:formula="of:=ABS([.C16]-[.F16])/[.F16]" office:value-type="percentage" office:value="0.0654911838790931">
            <text:p>6,55%</text:p>
          </table:table-cell>
          <table:table-cell table:style-name="ce14" table:formula="of:=ABS([.D16]-[.F16])/[.F16]" office:value-type="percentage" office:value="0.0327455919395467">
            <text:p>3,27%</text:p>
          </table:table-cell>
          <table:table-cell table:style-name="ce14" table:formula="of:=ABS([.E16]-[.F16])/[.F16]" office:value-type="percentage" office:value="0.0327455919395467">
            <text:p>3,27%</text:p>
          </table:table-cell>
          <table:table-cell/>
          <table:table-cell office:value-type="float" office:value="183.6">
            <text:p>183,6</text:p>
          </table:table-cell>
          <table:table-cell office:value-type="float" office:value="159.72">
            <text:p>159,7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223">
            <text:p>223</text:p>
          </table:table-cell>
          <table:table-cell table:style-name="ce18" table:formula="of:=AVERAGE([.M16:.O16])" office:value-type="float" office:value="223.666666666667">
            <text:p>224</text:p>
          </table:table-cell>
          <table:table-cell table:style-name="ce14" table:formula="of:=ABS([.M16]-[.P16])/[.P16]" office:value-type="percentage" office:value="0.00149031296572284">
            <text:p>0,15%</text:p>
          </table:table-cell>
          <table:table-cell table:style-name="ce14" table:formula="of:=ABS([.N16]-[.P16])/[.P16]" office:value-type="percentage" office:value="0.00149031296572284">
            <text:p>0,15%</text:p>
          </table:table-cell>
          <table:table-cell table:style-name="ce14" table:formula="of:=ABS([.O16]-[.P16])/[.P16]" office:value-type="percentage" office:value="0.00298062593144556">
            <text:p>0,30%</text:p>
          </table:table-cell>
          <table:table-cell table:number-columns-repeated="1005"/>
        </table:table-row>
        <table:table-row table:style-name="ro2">
          <table:table-cell office:value-type="float" office:value="160.5">
            <text:p>160,5</text:p>
          </table:table-cell>
          <table:table-cell office:value-type="float" office:value="160.54">
            <text:p>160,54</text:p>
          </table:table-cell>
          <table:table-cell office:value-type="float" office:value="242">
            <text:p>24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table:style-name="ce18" table:formula="of:=AVERAGE([.C17:.E17])" office:value-type="float" office:value="227.666666666667">
            <text:p>228</text:p>
          </table:table-cell>
          <table:table-cell table:style-name="ce14" table:formula="of:=ABS([.C17]-[.F17])/[.F17]" office:value-type="percentage" office:value="0.0629575402635432">
            <text:p>6,30%</text:p>
          </table:table-cell>
          <table:table-cell table:style-name="ce14" table:formula="of:=ABS([.D17]-[.F17])/[.F17]" office:value-type="percentage" office:value="0.0292825768667642">
            <text:p>2,93%</text:p>
          </table:table-cell>
          <table:table-cell table:style-name="ce14" table:formula="of:=ABS([.E17]-[.F17])/[.F17]" office:value-type="percentage" office:value="0.0336749633967789">
            <text:p>3,37%</text:p>
          </table:table-cell>
          <table:table-cell/>
          <table:table-cell office:value-type="float" office:value="195.5">
            <text:p>195,5</text:p>
          </table:table-cell>
          <table:table-cell office:value-type="float" office:value="169.46">
            <text:p>169,46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9">
            <text:p>189</text:p>
          </table:table-cell>
          <table:table-cell table:style-name="ce18" table:formula="of:=AVERAGE([.M17:.O17])" office:value-type="float" office:value="185">
            <text:p>185</text:p>
          </table:table-cell>
          <table:table-cell table:style-name="ce14" table:formula="of:=ABS([.M17]-[.P17])/[.P17]" office:value-type="percentage" office:value="0.0432432432432432">
            <text:p>4,32%</text:p>
          </table:table-cell>
          <table:table-cell table:style-name="ce14" table:formula="of:=ABS([.N17]-[.P17])/[.P17]" office:value-type="percentage" office:value="0.0216216216216216">
            <text:p>2,16%</text:p>
          </table:table-cell>
          <table:table-cell table:style-name="ce14" table:formula="of:=ABS([.O17]-[.P17])/[.P17]" office:value-type="percentage" office:value="0.0216216216216216">
            <text:p>2,16%</text:p>
          </table:table-cell>
          <table:table-cell table:number-columns-repeated="1005"/>
        </table:table-row>
        <table:table-row table:style-name="ro2">
          <table:table-cell office:value-type="float" office:value="171.4">
            <text:p>171,4</text:p>
          </table:table-cell>
          <table:table-cell office:value-type="float" office:value="172.93">
            <text:p>172,93</text:p>
          </table:table-cell>
          <table:table-cell office:value-type="float" office:value="201">
            <text:p>201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style-name="ce18" table:formula="of:=AVERAGE([.C18:.E18])" office:value-type="float" office:value="185.333333333333">
            <text:p>185</text:p>
          </table:table-cell>
          <table:table-cell table:style-name="ce14" table:formula="of:=ABS([.C18]-[.F18])/[.F18]" office:value-type="percentage" office:value="0.0845323741007194">
            <text:p>8,45%</text:p>
          </table:table-cell>
          <table:table-cell table:style-name="ce14" table:formula="of:=ABS([.D18]-[.F18])/[.F18]" office:value-type="percentage" office:value="0.0449640287769785">
            <text:p>4,50%</text:p>
          </table:table-cell>
          <table:table-cell table:style-name="ce14" table:formula="of:=ABS([.E18]-[.F18])/[.F18]" office:value-type="percentage" office:value="0.0395683453237411">
            <text:p>3,96%</text:p>
          </table:table-cell>
          <table:table-cell/>
          <table:table-cell office:value-type="float" office:value="210.1">
            <text:p>210,1</text:p>
          </table:table-cell>
          <table:table-cell office:value-type="float" office:value="178.37">
            <text:p>178,37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60">
            <text:p>160</text:p>
          </table:table-cell>
          <table:table-cell table:style-name="ce18" table:formula="of:=AVERAGE([.M18:.O18])" office:value-type="float" office:value="161">
            <text:p>161</text:p>
          </table:table-cell>
          <table:table-cell table:style-name="ce14" table:formula="of:=ABS([.M18]-[.P18])/[.P18]" office:value-type="percentage" office:value="0.0124223602484472">
            <text:p>1,24%</text:p>
          </table:table-cell>
          <table:table-cell table:style-name="ce14" table:formula="of:=ABS([.N18]-[.P18])/[.P18]" office:value-type="percentage" office:value="0.0062111801242236">
            <text:p>0,62%</text:p>
          </table:table-cell>
          <table:table-cell table:style-name="ce14" table:formula="of:=ABS([.O18]-[.P18])/[.P18]" office:value-type="percentage" office:value="0.0062111801242236">
            <text:p>0,62%</text:p>
          </table:table-cell>
          <table:table-cell table:number-columns-repeated="1005"/>
        </table:table-row>
        <table:table-row table:style-name="ro2">
          <table:table-cell office:value-type="float" office:value="179.6">
            <text:p>179,6</text:p>
          </table:table-cell>
          <table:table-cell office:value-type="float" office:value="180.2">
            <text:p>180,2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55">
            <text:p>155</text:p>
          </table:table-cell>
          <table:table-cell table:style-name="ce18" table:formula="of:=AVERAGE([.C19:.E19])" office:value-type="float" office:value="160.666666666667">
            <text:p>161</text:p>
          </table:table-cell>
          <table:table-cell table:style-name="ce14" table:formula="of:=ABS([.C19]-[.F19])/[.F19]" office:value-type="percentage" office:value="0.070539419087137">
            <text:p>7,05%</text:p>
          </table:table-cell>
          <table:table-cell table:style-name="ce14" table:formula="of:=ABS([.D19]-[.F19])/[.F19]" office:value-type="percentage" office:value="0.0352697095435684">
            <text:p>3,53%</text:p>
          </table:table-cell>
          <table:table-cell table:style-name="ce14" table:formula="of:=ABS([.E19]-[.F19])/[.F19]" office:value-type="percentage" office:value="0.0352697095435684">
            <text:p>3,53%</text:p>
          </table:table-cell>
          <table:table-cell/>
          <table:table-cell office:value-type="float" office:value="218.5">
            <text:p>218,5</text:p>
          </table:table-cell>
          <table:table-cell office:value-type="float" office:value="187.94">
            <text:p>187,94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style-name="ce18" table:formula="of:=AVERAGE([.M19:.O19])" office:value-type="float" office:value="136">
            <text:p>136</text:p>
          </table:table-cell>
          <table:table-cell table:style-name="ce14" table:formula="of:=ABS([.M19]-[.P19])/[.P19]" office:value-type="percentage" office:value="0.00735294117647059">
            <text:p>0,74%</text:p>
          </table:table-cell>
          <table:table-cell table:style-name="ce14" table:formula="of:=ABS([.N19]-[.P19])/[.P19]" office:value-type="percentage" office:value="0.00735294117647059">
            <text:p>0,74%</text:p>
          </table:table-cell>
          <table:table-cell table:style-name="ce14" table:formula="of:=ABS([.O19]-[.P19])/[.P19]" office:value-type="percentage" office:value="0">
            <text:p>0,00%</text:p>
          </table:table-cell>
          <table:table-cell table:number-columns-repeated="1005"/>
        </table:table-row>
        <table:table-row table:style-name="ro2">
          <table:table-cell office:value-type="float" office:value="188.9">
            <text:p>188,9</text:p>
          </table:table-cell>
          <table:table-cell office:value-type="string">
            <text:p>190.35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30">
            <text:p>130</text:p>
          </table:table-cell>
          <table:table-cell table:style-name="ce18" table:formula="of:=AVERAGE([.C20:.E20])" office:value-type="float" office:value="135.333333333333">
            <text:p>135</text:p>
          </table:table-cell>
          <table:table-cell table:style-name="ce14" table:formula="of:=ABS([.C20]-[.F20])/[.F20]" office:value-type="percentage" office:value="0.0788177339901477">
            <text:p>7,88%</text:p>
          </table:table-cell>
          <table:table-cell table:style-name="ce14" table:formula="of:=ABS([.D20]-[.F20])/[.F20]" office:value-type="percentage" office:value="0.039408866995074">
            <text:p>3,94%</text:p>
          </table:table-cell>
          <table:table-cell table:style-name="ce14" table:formula="of:=ABS([.E20]-[.F20])/[.F20]" office:value-type="percentage" office:value="0.039408866995074">
            <text:p>3,94%</text:p>
          </table:table-cell>
          <table:table-cell/>
          <table:table-cell office:value-type="float" office:value="231.2">
            <text:p>231,2</text:p>
          </table:table-cell>
          <table:table-cell office:value-type="float" office:value="197.29">
            <text:p>197,29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table:style-name="ce18" table:formula="of:=AVERAGE([.M20:.O20])" office:value-type="float" office:value="112.666666666667">
            <text:p>113</text:p>
          </table:table-cell>
          <table:table-cell table:style-name="ce14" table:formula="of:=ABS([.M20]-[.P20])/[.P20]" office:value-type="percentage" office:value="0.0591715976331361">
            <text:p>5,92%</text:p>
          </table:table-cell>
          <table:table-cell table:style-name="ce14" table:formula="of:=ABS([.N20]-[.P20])/[.P20]" office:value-type="percentage" office:value="0.0118343195266272">
            <text:p>1,18%</text:p>
          </table:table-cell>
          <table:table-cell table:style-name="ce14" table:formula="of:=ABS([.O20]-[.P20])/[.P20]" office:value-type="percentage" office:value="0.0473372781065088">
            <text:p>4,73%</text:p>
          </table:table-cell>
          <table:table-cell table:number-columns-repeated="1005"/>
        </table:table-row>
        <table:table-row table:style-name="ro2">
          <table:table-cell office:value-type="float" office:value="197.9">
            <text:p>197,9</text:p>
          </table:table-cell>
          <table:table-cell office:value-type="float" office:value="200.29">
            <text:p>200,29</text:p>
          </table:table-cell>
          <table:table-cell office:value-type="float" office:value="123">
            <text:p>123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style-name="ce18" table:formula="of:=AVERAGE([.C21:.E21])" office:value-type="float" office:value="113.333333333333">
            <text:p>113</text:p>
          </table:table-cell>
          <table:table-cell table:style-name="ce14" table:formula="of:=ABS([.C21]-[.F21])/[.F21]" office:value-type="percentage" office:value="0.0852941176470589">
            <text:p>8,53%</text:p>
          </table:table-cell>
          <table:table-cell table:style-name="ce14" table:formula="of:=ABS([.D21]-[.F21])/[.F21]" office:value-type="percentage" office:value="0.0470588235294117">
            <text:p>4,71%</text:p>
          </table:table-cell>
          <table:table-cell table:style-name="ce14" table:formula="of:=ABS([.E21]-[.F21])/[.F21]" office:value-type="percentage" office:value="0.038235294117647">
            <text:p>3,82%</text:p>
          </table:table-cell>
          <table:table-cell/>
          <table:table-cell office:value-type="float" office:value="244.9">
            <text:p>244,9</text:p>
          </table:table-cell>
          <table:table-cell office:value-type="float" office:value="206.67">
            <text:p>206,67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table:style-name="ce18" table:formula="of:=AVERAGE([.M21:.O21])" office:value-type="float" office:value="92">
            <text:p>92</text:p>
          </table:table-cell>
          <table:table-cell table:style-name="ce14" table:formula="of:=ABS([.M21]-[.P21])/[.P21]" office:value-type="percentage" office:value="0.0217391304347826">
            <text:p>2,17%</text:p>
          </table:table-cell>
          <table:table-cell table:style-name="ce14" table:formula="of:=ABS([.N21]-[.P21])/[.P21]" office:value-type="percentage" office:value="0.0326086956521739">
            <text:p>3,26%</text:p>
          </table:table-cell>
          <table:table-cell table:style-name="ce14" table:formula="of:=ABS([.O21]-[.P21])/[.P21]" office:value-type="percentage" office:value="0.0543478260869565">
            <text:p>5,43%</text:p>
          </table:table-cell>
          <table:table-cell table:number-columns-repeated="1005"/>
        </table:table-row>
        <table:table-row table:style-name="ro2">
          <table:table-cell office:value-type="float" office:value="208.1">
            <text:p>208,1</text:p>
          </table:table-cell>
          <table:table-cell office:value-type="float" office:value="211.28">
            <text:p>211,2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8">
            <text:p>88</text:p>
          </table:table-cell>
          <table:table-cell table:style-name="ce18" table:formula="of:=AVERAGE([.C22:.E22])" office:value-type="float" office:value="93">
            <text:p>93</text:p>
          </table:table-cell>
          <table:table-cell table:style-name="ce14" table:formula="of:=ABS([.C22]-[.F22])/[.F22]" office:value-type="percentage" office:value="0.10752688172043">
            <text:p>10,75%</text:p>
          </table:table-cell>
          <table:table-cell table:style-name="ce14" table:formula="of:=ABS([.D22]-[.F22])/[.F22]" office:value-type="percentage" office:value="0.0537634408602151">
            <text:p>5,38%</text:p>
          </table:table-cell>
          <table:table-cell table:style-name="ce14" table:formula="of:=ABS([.E22]-[.F22])/[.F22]" office:value-type="percentage" office:value="0.0537634408602151">
            <text:p>5,38%</text:p>
          </table:table-cell>
          <table:table-cell/>
          <table:table-cell office:value-type="float" office:value="257">
            <text:p>257</text:p>
          </table:table-cell>
          <table:table-cell office:value-type="float" office:value="215.09">
            <text:p>215,09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table:style-name="ce18" table:formula="of:=AVERAGE([.M22:.O22])" office:value-type="float" office:value="78">
            <text:p>78</text:p>
          </table:table-cell>
          <table:table-cell table:style-name="ce14" table:formula="of:=ABS([.M22]-[.P22])/[.P22]" office:value-type="percentage" office:value="0.0384615384615385">
            <text:p>3,85%</text:p>
          </table:table-cell>
          <table:table-cell table:style-name="ce14" table:formula="of:=ABS([.N22]-[.P22])/[.P22]" office:value-type="percentage" office:value="0.0256410256410256">
            <text:p>2,56%</text:p>
          </table:table-cell>
          <table:table-cell table:style-name="ce14" table:formula="of:=ABS([.O22]-[.P22])/[.P22]" office:value-type="percentage" office:value="0.0641025641025641">
            <text:p>6,41%</text:p>
          </table:table-cell>
          <table:table-cell table:number-columns-repeated="1005"/>
        </table:table-row>
        <table:table-row table:style-name="ro2">
          <table:table-cell office:value-type="float" office:value="217.6">
            <text:p>217,6</text:p>
          </table:table-cell>
          <table:table-cell office:value-type="float" office:value="222.55">
            <text:p>222,55</text:p>
          </table:table-cell>
          <table:table-cell office:value-type="float" office:value="88">
            <text:p>88</text:p>
          </table:table-cell>
          <table:table-cell table:number-columns-repeated="2" office:value-type="float" office:value="74">
            <text:p>74</text:p>
          </table:table-cell>
          <table:table-cell table:style-name="ce18" table:formula="of:=AVERAGE([.C23:.E23])" office:value-type="float" office:value="78.6666666666667">
            <text:p>79</text:p>
          </table:table-cell>
          <table:table-cell table:style-name="ce14" table:formula="of:=ABS([.C23]-[.F23])/[.F23]" office:value-type="percentage" office:value="0.11864406779661">
            <text:p>11,86%</text:p>
          </table:table-cell>
          <table:table-cell table:style-name="ce14" table:formula="of:=ABS([.D23]-[.F23])/[.F23]" office:value-type="percentage" office:value="0.0593220338983051">
            <text:p>5,93%</text:p>
          </table:table-cell>
          <table:table-cell table:style-name="ce14" table:formula="of:=ABS([.E23]-[.F23])/[.F23]" office:value-type="percentage" office:value="0.0593220338983051">
            <text:p>5,93%</text:p>
          </table:table-cell>
          <table:table-cell/>
          <table:table-cell office:value-type="float" office:value="290">
            <text:p>290</text:p>
          </table:table-cell>
          <table:table-cell office:value-type="float" office:value="221.7">
            <text:p>221,7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table:style-name="ce18" table:formula="of:=AVERAGE([.M23:.O23])" office:value-type="float" office:value="72">
            <text:p>72</text:p>
          </table:table-cell>
          <table:table-cell table:style-name="ce14" table:formula="of:=ABS([.M23]-[.P23])/[.P23]" office:value-type="percentage" office:value="0.0277777777777778">
            <text:p>2,78%</text:p>
          </table:table-cell>
          <table:table-cell table:style-name="ce14" table:formula="of:=ABS([.N23]-[.P23])/[.P23]" office:value-type="percentage" office:value="0.0416666666666667">
            <text:p>4,17%</text:p>
          </table:table-cell>
          <table:table-cell table:style-name="ce14" table:formula="of:=ABS([.O23]-[.P23])/[.P23]" office:value-type="percentage" office:value="0.0694444444444444">
            <text:p>6,94%</text:p>
          </table:table-cell>
          <table:table-cell table:number-columns-repeated="1005"/>
        </table:table-row>
        <table:table-row table:style-name="ro2">
          <table:table-cell office:value-type="float" office:value="226.8">
            <text:p>226,8</text:p>
          </table:table-cell>
          <table:table-cell office:value-type="float" office:value="232.31">
            <text:p>232,31</text:p>
          </table:table-cell>
          <table:table-cell office:value-type="float" office:value="74">
            <text:p>74</text:p>
          </table:table-cell>
          <table:table-cell table:number-columns-repeated="2" office:value-type="float" office:value="63">
            <text:p>63</text:p>
          </table:table-cell>
          <table:table-cell table:style-name="ce18" table:formula="of:=AVERAGE([.C24:.E24])" office:value-type="float" office:value="66.6666666666667">
            <text:p>67</text:p>
          </table:table-cell>
          <table:table-cell table:style-name="ce14" table:formula="of:=ABS([.C24]-[.F24])/[.F24]" office:value-type="percentage" office:value="0.11">
            <text:p>11,00%</text:p>
          </table:table-cell>
          <table:table-cell table:style-name="ce14" table:formula="of:=ABS([.D24]-[.F24])/[.F24]" office:value-type="percentage" office:value="0.0550000000000001">
            <text:p>5,50%</text:p>
          </table:table-cell>
          <table:table-cell table:style-name="ce14" table:formula="of:=ABS([.E24]-[.F24])/[.F24]" office:value-type="percentage" office:value="0.0550000000000001">
            <text:p>5,50%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te 3 - 1" table:style-name="ta1">
        <table:shapes>
          <draw:frame draw:z-index="0" draw:style-name="gr1" svg:width="18.461cm" svg:height="9.076cm" svg:x="0.199cm" svg:y="9.569cm">
            <draw:object draw:notify-on-update-of-ranges="'lote 3 - 1'.B2:'lote 3 - 1'.B20 'lote 3 - 1'.B1:'lote 3 - 1'.B1 'lote 3 - 1'.A2:'lote 3 - 1'.A20 'lote 3 - 1'.C2:'lote 3 - 1'.C20 'lote 3 - 1'.C1:'lote 3 - 1'.C1 'lote 3 - 1'.A2:'lote 3 - 1'.A20 'lote 3 - 1'.D2:'lote 3 - 1'.D20 'lote 3 - 1'.D1:'lote 3 - 1'.D1 'lote 3 - 1'.A2:'lote 3 - 1'.A2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28.359cm" svg:height="18.069cm" svg:x="6.397cm" svg:y="24.546cm">
            <draw:object draw:notify-on-update-of-ranges="'Teste lote 3'.M2:'Teste lote 3'.M23 'Teste lote 3'.C1:'Teste lote 3'.C1 'Teste lote 3'.K2:'Teste lote 3'.K23 'antigo e AT velho'.B1:'antigo e AT velho'.B1 'temp atual'.D3:'temp atual'.D19 'temp atual'.C3:'temp atual'.C19 'antigo e AT velho'.E1:'antigo e AT velho'.E1 'antigo e AT velho'.A2:'antigo e AT velho'.A18 'antigo e AT velho'.E2:'antigo e AT velho'.E18 'lote 3 - 1'.B2:'lote 3 - 1'.B20 'lote 3 - 1'.B1:'lote 3 - 1'.B1 'lote 3 - 1'.A2:'lote 3 - 1'.A20 'lote 3 - 1'.C2:'lote 3 - 1'.C20 'lote 3 - 1'.C1:'lote 3 - 1'.C1 'lote 3 - 1'.A2:'lote 3 - 1'.A20 'Teste lote 3'.M2:'Teste lote 3'.M23 'Teste lote 3'.M1:'Teste lote 3'.M1 'Teste lote 3'.K2:'Teste lote 3'.K23 'Teste lote 3'.N2:'Teste lote 3'.N23 'Teste lote 3'.N1:'Teste lote 3'.N1 'Teste lote 3'.K2:'Teste lote 3'.K23 'Teste lote 3'.N2:'Teste lote 3'.N23 'Teste lote 3'.D1:'Teste lote 3'.D1 'Teste lote 3'.K2:'Teste lote 3'.K23 'Teste lote 3'.O2:'Teste lote 3'.O23 'Teste lote 3'.E1:'Teste lote 3'.E1 'Teste lote 3'.K2:'Teste lote 3'.K23 'Teste lote 3'.O2:'Teste lote 3'.O23 'Teste lote 3'.O1:'Teste lote 3'.O1 'Teste lote 3'.K2:'Teste lote 3'.K23 'AT novo'.C2:'AT novo'.C21 'AT novo'.C1:'AT novo'.C1 'AT novo'.B2:'AT novo'.B2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8" table:number-columns-repeated="1021" table:default-cell-style-name="ce11"/>
        <table:table-row table:style-name="ro2">
          <table:table-cell table:style-name="ce13" office:value-type="string">
            <text:p>termopar</text:p>
          </table:table-cell>
          <table:table-cell table:style-name="ce13" office:value-type="string">
            <text:p>ADC1</text:p>
          </table:table-cell>
          <table:table-cell table:style-name="ce13" office:value-type="string">
            <text:p>ADC2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 table:number-columns-repeated="10"/>
          <table:table-cell table:number-columns-repeated="1005"/>
        </table:table-row>
        <table:table-row table:style-name="ro2">
          <table:table-cell office:value-type="float" office:value="22.78">
            <text:p>22,78</text:p>
          </table:table-cell>
          <table:table-cell office:value-type="float" office:value="983">
            <text:p>983</text:p>
          </table:table-cell>
          <table:table-cell office:value-type="float" office:value="982">
            <text:p>982</text:p>
          </table:table-cell>
          <table:table-cell table:style-name="ce18" table:formula="of:=AVERAGE([.B2:.C2])" office:value-type="float" office:value="982.5">
            <text:p>983</text:p>
          </table:table-cell>
          <table:table-cell table:style-name="ce14" table:formula="of:=ABS([.B2]-[.D2])/[.D2]" office:value-type="percentage" office:value="0.000508905852417303">
            <text:p>0,05%</text:p>
          </table:table-cell>
          <table:table-cell table:style-name="ce14" table:formula="of:=ABS([.C2]-[.D2])/[.D2]" office:value-type="percentage" office:value="0.000508905852417303">
            <text:p>0,05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38.8">
            <text:p>38,8</text:p>
          </table:table-cell>
          <table:table-cell office:value-type="float" office:value="948">
            <text:p>948</text:p>
          </table:table-cell>
          <table:table-cell office:value-type="float" office:value="953">
            <text:p>953</text:p>
          </table:table-cell>
          <table:table-cell table:style-name="ce18" table:formula="of:=AVERAGE([.B3:.C3])" office:value-type="float" office:value="950.5">
            <text:p>951</text:p>
          </table:table-cell>
          <table:table-cell table:style-name="ce14" table:formula="of:=ABS([.B3]-[.D3])/[.D3]" office:value-type="percentage" office:value="0.00263019463440295">
            <text:p>0,26%</text:p>
          </table:table-cell>
          <table:table-cell table:style-name="ce14" table:formula="of:=ABS([.C3]-[.D3])/[.D3]" office:value-type="percentage" office:value="0.00263019463440295">
            <text:p>0,26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48.1">
            <text:p>48,1</text:p>
          </table:table-cell>
          <table:table-cell office:value-type="float" office:value="921">
            <text:p>921</text:p>
          </table:table-cell>
          <table:table-cell office:value-type="float" office:value="927">
            <text:p>927</text:p>
          </table:table-cell>
          <table:table-cell table:style-name="ce18" table:formula="of:=AVERAGE([.B4:.C4])" office:value-type="float" office:value="924">
            <text:p>924</text:p>
          </table:table-cell>
          <table:table-cell table:style-name="ce14" table:formula="of:=ABS([.B4]-[.D4])/[.D4]" office:value-type="percentage" office:value="0.00324675324675325">
            <text:p>0,32%</text:p>
          </table:table-cell>
          <table:table-cell table:style-name="ce14" table:formula="of:=ABS([.C4]-[.D4])/[.D4]" office:value-type="percentage" office:value="0.00324675324675325">
            <text:p>0,32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62.3">
            <text:p>62,3</text:p>
          </table:table-cell>
          <table:table-cell office:value-type="float" office:value="882">
            <text:p>882</text:p>
          </table:table-cell>
          <table:table-cell office:value-type="float" office:value="885">
            <text:p>885</text:p>
          </table:table-cell>
          <table:table-cell table:style-name="ce18" table:formula="of:=AVERAGE([.B5:.C5])" office:value-type="float" office:value="883.5">
            <text:p>884</text:p>
          </table:table-cell>
          <table:table-cell table:style-name="ce14" table:formula="of:=ABS([.B5]-[.D5])/[.D5]" office:value-type="percentage" office:value="0.00169779286926995">
            <text:p>0,17%</text:p>
          </table:table-cell>
          <table:table-cell table:style-name="ce14" table:formula="of:=ABS([.C5]-[.D5])/[.D5]" office:value-type="percentage" office:value="0.00169779286926995">
            <text:p>0,17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75.9">
            <text:p>75,9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table:style-name="ce18" table:formula="of:=AVERAGE([.B6:.C6])" office:value-type="float" office:value="823">
            <text:p>823</text:p>
          </table:table-cell>
          <table:table-cell table:style-name="ce14" table:formula="of:=ABS([.B6]-[.D6])/[.D6]" office:value-type="percentage" office:value="0.00850546780072904">
            <text:p>0,85%</text:p>
          </table:table-cell>
          <table:table-cell table:style-name="ce14" table:formula="of:=ABS([.C6]-[.D6])/[.D6]" office:value-type="percentage" office:value="0.00850546780072904">
            <text:p>0,85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87.8">
            <text:p>87,8</text:p>
          </table:table-cell>
          <table:table-cell office:value-type="float" office:value="756">
            <text:p>756</text:p>
          </table:table-cell>
          <table:table-cell office:value-type="float" office:value="767">
            <text:p>767</text:p>
          </table:table-cell>
          <table:table-cell table:style-name="ce18" table:formula="of:=AVERAGE([.B7:.C7])" office:value-type="float" office:value="761.5">
            <text:p>762</text:p>
          </table:table-cell>
          <table:table-cell table:style-name="ce14" table:formula="of:=ABS([.B7]-[.D7])/[.D7]" office:value-type="percentage" office:value="0.0072225869993434">
            <text:p>0,72%</text:p>
          </table:table-cell>
          <table:table-cell table:style-name="ce14" table:formula="of:=ABS([.C7]-[.D7])/[.D7]" office:value-type="percentage" office:value="0.0072225869993434">
            <text:p>0,72%</text:p>
          </table:table-cell>
          <table:table-cell table:number-columns-repeated="3"/>
          <table:table-cell table:style-name="ce3" table:number-columns-repeated="3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101.8">
            <text:p>101,8</text:p>
          </table:table-cell>
          <table:table-cell office:value-type="float" office:value="680">
            <text:p>680</text:p>
          </table:table-cell>
          <table:table-cell office:value-type="float" office:value="693">
            <text:p>693</text:p>
          </table:table-cell>
          <table:table-cell table:style-name="ce18" table:formula="of:=AVERAGE([.B8:.C8])" office:value-type="float" office:value="686.5">
            <text:p>687</text:p>
          </table:table-cell>
          <table:table-cell table:style-name="ce14" table:formula="of:=ABS([.B8]-[.D8])/[.D8]" office:value-type="percentage" office:value="0.00946831755280408">
            <text:p>0,95%</text:p>
          </table:table-cell>
          <table:table-cell table:style-name="ce14" table:formula="of:=ABS([.C8]-[.D8])/[.D8]" office:value-type="percentage" office:value="0.00946831755280408">
            <text:p>0,95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114.6">
            <text:p>114,6</text:p>
          </table:table-cell>
          <table:table-cell office:value-type="float" office:value="596">
            <text:p>596</text:p>
          </table:table-cell>
          <table:table-cell office:value-type="float" office:value="608">
            <text:p>608</text:p>
          </table:table-cell>
          <table:table-cell table:style-name="ce18" table:formula="of:=AVERAGE([.B9:.C9])" office:value-type="float" office:value="602">
            <text:p>602</text:p>
          </table:table-cell>
          <table:table-cell table:style-name="ce14" table:formula="of:=ABS([.B9]-[.D9])/[.D9]" office:value-type="percentage" office:value="0.00996677740863787">
            <text:p>1,00%</text:p>
          </table:table-cell>
          <table:table-cell table:style-name="ce14" table:formula="of:=ABS([.C9]-[.D9])/[.D9]" office:value-type="percentage" office:value="0.00996677740863787">
            <text:p>1,00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130.4">
            <text:p>130,4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table:style-name="ce18" table:formula="of:=AVERAGE([.B10:.C10])" office:value-type="float" office:value="509">
            <text:p>509</text:p>
          </table:table-cell>
          <table:table-cell table:style-name="ce14" table:formula="of:=ABS([.B10]-[.D10])/[.D10]" office:value-type="percentage" office:value="0.00785854616895874">
            <text:p>0,79%</text:p>
          </table:table-cell>
          <table:table-cell table:style-name="ce14" table:formula="of:=ABS([.C10]-[.D10])/[.D10]" office:value-type="percentage" office:value="0.00785854616895874">
            <text:p>0,79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144.8">
            <text:p>144,8</text:p>
          </table:table-cell>
          <table:table-cell office:value-type="float" office:value="419">
            <text:p>419</text:p>
          </table:table-cell>
          <table:table-cell office:value-type="float" office:value="427">
            <text:p>427</text:p>
          </table:table-cell>
          <table:table-cell table:style-name="ce18" table:formula="of:=AVERAGE([.B11:.C11])" office:value-type="float" office:value="423">
            <text:p>423</text:p>
          </table:table-cell>
          <table:table-cell table:style-name="ce14" table:formula="of:=ABS([.B11]-[.D11])/[.D11]" office:value-type="percentage" office:value="0.00945626477541371">
            <text:p>0,95%</text:p>
          </table:table-cell>
          <table:table-cell table:style-name="ce14" table:formula="of:=ABS([.C11]-[.D11])/[.D11]" office:value-type="percentage" office:value="0.00945626477541371">
            <text:p>0,95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154.6">
            <text:p>154,6</text:p>
          </table:table-cell>
          <table:table-cell office:value-type="float" office:value="367">
            <text:p>367</text:p>
          </table:table-cell>
          <table:table-cell office:value-type="float" office:value="366">
            <text:p>366</text:p>
          </table:table-cell>
          <table:table-cell table:style-name="ce18" table:formula="of:=AVERAGE([.B12:.C12])" office:value-type="float" office:value="366.5">
            <text:p>367</text:p>
          </table:table-cell>
          <table:table-cell table:style-name="ce14" table:formula="of:=ABS([.B12]-[.D12])/[.D12]" office:value-type="percentage" office:value="0.00136425648021828">
            <text:p>0,14%</text:p>
          </table:table-cell>
          <table:table-cell table:style-name="ce14" table:formula="of:=ABS([.C12]-[.D12])/[.D12]" office:value-type="percentage" office:value="0.00136425648021828">
            <text:p>0,14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167.7">
            <text:p>167,7</text:p>
          </table:table-cell>
          <table:table-cell office:value-type="float" office:value="306">
            <text:p>306</text:p>
          </table:table-cell>
          <table:table-cell office:value-type="float" office:value="304">
            <text:p>304</text:p>
          </table:table-cell>
          <table:table-cell table:style-name="ce18" table:formula="of:=AVERAGE([.B13:.C13])" office:value-type="float" office:value="305">
            <text:p>305</text:p>
          </table:table-cell>
          <table:table-cell table:style-name="ce14" table:formula="of:=ABS([.B13]-[.D13])/[.D13]" office:value-type="percentage" office:value="0.00327868852459016">
            <text:p>0,33%</text:p>
          </table:table-cell>
          <table:table-cell table:style-name="ce14" table:formula="of:=ABS([.C13]-[.D13])/[.D13]" office:value-type="percentage" office:value="0.00327868852459016">
            <text:p>0,33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180.8">
            <text:p>180,8</text:p>
          </table:table-cell>
          <table:table-cell table:style-name="ce17" office:value-type="float" office:value="249">
            <text:p>249</text:p>
          </table:table-cell>
          <table:table-cell office:value-type="float" office:value="246">
            <text:p>246</text:p>
          </table:table-cell>
          <table:table-cell table:style-name="ce18" table:formula="of:=AVERAGE([.B14:.C14])" office:value-type="float" office:value="247.5">
            <text:p>248</text:p>
          </table:table-cell>
          <table:table-cell table:style-name="ce14" table:formula="of:=ABS([.B14]-[.D14])/[.D14]" office:value-type="percentage" office:value="0.00606060606060606">
            <text:p>0,61%</text:p>
          </table:table-cell>
          <table:table-cell table:style-name="ce14" table:formula="of:=ABS([.C14]-[.D14])/[.D14]" office:value-type="percentage" office:value="0.00606060606060606">
            <text:p>0,61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197.1">
            <text:p>197,1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style-name="ce18" table:formula="of:=AVERAGE([.B15:.C15])" office:value-type="float" office:value="185.5">
            <text:p>186</text:p>
          </table:table-cell>
          <table:table-cell table:style-name="ce14" table:formula="of:=ABS([.B15]-[.D15])/[.D15]" office:value-type="percentage" office:value="0.00269541778975741">
            <text:p>0,27%</text:p>
          </table:table-cell>
          <table:table-cell table:style-name="ce14" table:formula="of:=ABS([.C15]-[.D15])/[.D15]" office:value-type="percentage" office:value="0.00269541778975741">
            <text:p>0,27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209.7">
            <text:p>209,7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table:style-name="ce18" table:formula="of:=AVERAGE([.B16:.C16])" office:value-type="float" office:value="157">
            <text:p>157</text:p>
          </table:table-cell>
          <table:table-cell table:style-name="ce14" table:formula="of:=ABS([.B16]-[.D16])/[.D16]" office:value-type="percentage" office:value="0.0127388535031847">
            <text:p>1,27%</text:p>
          </table:table-cell>
          <table:table-cell table:style-name="ce14" table:formula="of:=ABS([.C16]-[.D16])/[.D16]" office:value-type="percentage" office:value="0.0127388535031847">
            <text:p>1,27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222.4">
            <text:p>222,4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table:style-name="ce18" table:formula="of:=AVERAGE([.B17:.C17])" office:value-type="float" office:value="123">
            <text:p>123</text:p>
          </table:table-cell>
          <table:table-cell table:style-name="ce14" table:formula="of:=ABS([.B17]-[.D17])/[.D17]" office:value-type="percentage" office:value="0.00813008130081301">
            <text:p>0,81%</text:p>
          </table:table-cell>
          <table:table-cell table:style-name="ce14" table:formula="of:=ABS([.C17]-[.D17])/[.D17]" office:value-type="percentage" office:value="0.00813008130081301">
            <text:p>0,81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235.2">
            <text:p>235,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style-name="ce18" table:formula="of:=AVERAGE([.B18:.C18])" office:value-type="float" office:value="106.5">
            <text:p>107</text:p>
          </table:table-cell>
          <table:table-cell table:style-name="ce14" table:formula="of:=ABS([.B18]-[.D18])/[.D18]" office:value-type="percentage" office:value="0.00469483568075117">
            <text:p>0,47%</text:p>
          </table:table-cell>
          <table:table-cell table:style-name="ce14" table:formula="of:=ABS([.C18]-[.D18])/[.D18]" office:value-type="percentage" office:value="0.00469483568075117">
            <text:p>0,47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252.5">
            <text:p>252,5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table:style-name="ce18" table:formula="of:=AVERAGE([.B19:.C19])" office:value-type="float" office:value="81.5">
            <text:p>82</text:p>
          </table:table-cell>
          <table:table-cell table:style-name="ce14" table:formula="of:=ABS([.B19]-[.D19])/[.D19]" office:value-type="percentage" office:value="0.0184049079754601">
            <text:p>1,84%</text:p>
          </table:table-cell>
          <table:table-cell table:style-name="ce14" table:formula="of:=ABS([.C19]-[.D19])/[.D19]" office:value-type="percentage" office:value="0.0184049079754601">
            <text:p>1,84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office:value-type="float" office:value="265.8">
            <text:p>265,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style-name="ce18" table:formula="of:=AVERAGE([.B20:.C20])" office:value-type="float" office:value="65.5">
            <text:p>66</text:p>
          </table:table-cell>
          <table:table-cell table:style-name="ce14" table:formula="of:=ABS([.B20]-[.D20])/[.D20]" office:value-type="percentage" office:value="0.0229007633587786">
            <text:p>2,29%</text:p>
          </table:table-cell>
          <table:table-cell table:style-name="ce14" table:formula="of:=ABS([.C20]-[.D20])/[.D20]" office:value-type="percentage" office:value="0.0229007633587786">
            <text:p>2,29%</text:p>
          </table:table-cell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 table:number-rows-repeated="3">
          <table:table-cell table:number-columns-repeated="3"/>
          <table:table-cell table:style-name="ce18"/>
          <table:table-cell table:style-name="ce14" table:number-columns-repeated="2"/>
          <table:table-cell table:number-columns-repeated="6"/>
          <table:table-cell table:style-name="ce18"/>
          <table:table-cell table:style-name="ce14" table:number-columns-repeated="3"/>
          <table:table-cell table:number-columns-repeated="1005"/>
        </table:table-row>
        <table:table-row table:style-name="ro2">
          <table:table-cell table:number-columns-repeated="3"/>
          <table:table-cell table:style-name="ce18"/>
          <table:table-cell table:style-name="ce14" table:number-columns-repeated="2"/>
          <table:table-cell table:number-columns-repeated="1015"/>
        </table:table-row>
        <table:table-row table:style-name="ro2" table:number-rows-repeated="104855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lote 3 - 2" table:style-name="ta1">
        <table:shapes>
          <draw:frame draw:z-index="0" draw:style-name="gr1" svg:width="28.359cm" svg:height="18.069cm" svg:x="11.291cm" svg:y="20.81cm">
            <draw:object draw:notify-on-update-of-ranges="'lote 3 - 1'.B2:'lote 3 - 1'.B20 'lote 3 - 1'.B1:'lote 3 - 1'.B1 'lote 3 - 1'.A2:'lote 3 - 1'.A20 'lote 3 - 2'.R1:'lote 3 - 2'.R1 'lote 3 - 2'.R2:'lote 3 - 2'.R20 'lote 3 - 2'.D2:'lote 3 - 2'.D20 'lote 3 - 2'.S1:'lote 3 - 2'.S1 'lote 3 - 2'.S2:'lote 3 - 2'.S20 'lote 3 - 2'.D2:'lote 3 - 2'.D20 'lote 3 - 2'.D2:'lote 3 - 2'.D20 'lote 3 - 2'.D1:'lote 3 - 2'.D1 'lote 3 - 2'.A2:'lote 3 - 2'.A20 'lote 3 - 1'.C2:'lote 3 - 1'.C20 'lote 3 - 1'.C1:'lote 3 - 1'.C1 'lote 3 - 1'.A2:'lote 3 - 1'.A20 'lote 3 - 2'.B2:'lote 3 - 2'.B20 'lote 3 - 2'.B1:'lote 3 - 2'.B1 'lote 3 - 2'.A2:'lote 3 - 2'.A20 'lote 3 - 2'.C2:'lote 3 - 2'.C20 'lote 3 - 2'.C1:'lote 3 - 2'.C1 'lote 3 - 2'.A2:'lote 3 - 2'.A20 'lote 3 - 2'.D2:'lote 3 - 2'.D20 'lote 3 - 2'.D1:'lote 3 - 2'.D1 'lote 3 - 2'.A2:'lote 3 - 2'.A2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svg:width="28.359cm" svg:height="18.069cm" svg:x="11.222cm" svg:y="39.805cm">
            <draw:object draw:notify-on-update-of-ranges="'lote 3 - 2'.K12:'lote 3 - 2'.K20 'lote 3 - 2'.D1:'lote 3 - 2'.D1 'lote 3 - 2'.H12:'lote 3 - 2'.H20 'lote 3 - 2'.D12:'lote 3 - 2'.D20 'lote 3 - 2'.D1:'lote 3 - 2'.D1 'lote 3 - 2'.A12:'lote 3 - 2'.A20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svg:width="18.461cm" svg:height="9.076cm" svg:x="26.786cm" svg:y="10.031cm">
            <draw:object draw:notify-on-update-of-ranges="'lote 3 - 1'.B2:'lote 3 - 1'.B20 'lote 3 - 1'.B1:'lote 3 - 1'.B1 'lote 3 - 1'.A2:'lote 3 - 1'.A20 'lote 3 - 1'.C2:'lote 3 - 1'.C20 'lote 3 - 1'.C1:'lote 3 - 1'.C1 'lote 3 - 1'.A2:'lote 3 - 1'.A20 'lote 3 - 2'.D2:'lote 3 - 2'.D20 'lote 3 - 1'.D1:'lote 3 - 1'.D1 'lote 3 - 2'.A2:'lote 3 - 2'.A20 'lote 3 - 2'.W1:'lote 3 - 2'.W1 'lote 3 - 2'.W2:'lote 3 - 2'.W20 'lote 3 - 2'.U2:'lote 3 - 2'.U20 'lote 3 - 2'.Z1:'lote 3 - 2'.Z1 'lote 3 - 2'.Z2:'lote 3 - 2'.Z20 'lote 3 - 2'.U2:'lote 3 - 2'.U20 'lote 3 - 2'.AA1:'lote 3 - 2'.AA1 'lote 3 - 2'.AA2:'lote 3 - 2'.AA20 'lote 3 - 2'.U2:'lote 3 - 2'.U2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18.461cm" svg:height="9.076cm" svg:x="0.891cm" svg:y="10.102cm">
            <draw:object draw:notify-on-update-of-ranges="'lote 3 - 2'.U2:'lote 3 - 2'.U20 'lote 3 - 2'.W1:'lote 3 - 2'.W1 'lote 3 - 2'.W2:'lote 3 - 2'.W20 'lote 3 - 2'.D2:'lote 3 - 2'.D20 'lote 3 - 1'.D1:'lote 3 - 1'.D1 'lote 3 - 2'.A2:'lote 3 - 2'.A20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svg:width="18.461cm" svg:height="9.076cm" svg:x="80.363cm" svg:y="11.701cm">
            <draw:object draw:notify-on-update-of-ranges="'lote 3 - 2'.AM1:'lote 3 - 2'.AM1 'lote 3 - 2'.AM2:'lote 3 - 2'.AM23 'lote 3 - 2'.AN2:'lote 3 - 2'.AN23 'lote 3 - 2'.AJ1:'lote 3 - 2'.AJ1 'lote 3 - 2'.AH2:'lote 3 - 2'.AH20 'lote 3 - 2'.AJ2:'lote 3 - 2'.AJ20 'lote 3 - 2'.AO1:'lote 3 - 2'.AO1 'lote 3 - 2'.AM2:'lote 3 - 2'.AM23 'lote 3 - 2'.AP2:'lote 3 - 2'.AP23 'lote 3 - 2'.AQ1:'lote 3 - 2'.AQ1 'lote 3 - 2'.AM2:'lote 3 - 2'.AM23 'lote 3 - 2'.AR2:'lote 3 - 2'.AR23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8" table:number-columns-repeated="34" table:default-cell-style-name="ce11"/>
        <table:table-column table:style-name="co14" table:number-columns-repeated="2" table:default-cell-style-name="ce11"/>
        <table:table-column table:style-name="co8" table:number-columns-repeated="988" table:default-cell-style-name="ce11"/>
        <table:table-row table:style-name="ro3">
          <table:table-cell table:style-name="ce13" office:value-type="string">
            <text:p>termopar</text:p>
          </table:table-cell>
          <table:table-cell table:style-name="ce13" office:value-type="string">
            <text:p>ADC1</text:p>
          </table:table-cell>
          <table:table-cell table:style-name="ce13" office:value-type="string">
            <text:p>ADC2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/>
          <table:table-cell table:style-name="ce13" office:value-type="string">
            <text:p>termopar</text:p>
          </table:table-cell>
          <table:table-cell table:style-name="ce13" office:value-type="string">
            <text:p>ADC1</text:p>
          </table:table-cell>
          <table:table-cell table:style-name="ce13" office:value-type="string">
            <text:p>ADC2</text:p>
          </table:table-cell>
          <table:table-cell table:style-name="ce13" office:value-type="string">
            <text:p>média</text:p>
          </table:table-cell>
          <table:table-cell table:style-name="ce13" office:value-type="string">
            <text:p>erro R1</text:p>
          </table:table-cell>
          <table:table-cell table:style-name="ce13" office:value-type="string">
            <text:p>erro R2</text:p>
          </table:table-cell>
          <table:table-cell table:style-name="ce13"/>
          <table:table-cell table:style-name="ce13" office:value-type="string">
            <text:p>ADC*4</text:p>
          </table:table-cell>
          <table:table-cell table:style-name="ce13" office:value-type="string">
            <text:p>Temp*8</text:p>
          </table:table-cell>
          <table:table-cell table:style-name="ce13"/>
          <table:table-cell table:style-name="ce13" office:value-type="string">
            <text:p>Tmin</text:p>
          </table:table-cell>
          <table:table-cell table:style-name="ce13" office:value-type="string">
            <text:p>Tmax</text:p>
          </table:table-cell>
          <table:table-cell/>
          <table:table-cell table:style-name="ce13" office:value-type="string">
            <text:p>média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Tcalc</text:p>
          </table:table-cell>
          <table:table-cell table:style-name="ce13" office:value-type="string">
            <text:p>Tcalc 3950</text:p>
          </table:table-cell>
          <table:table-cell table:style-name="ce13" office:value-type="string">
            <text:p>termopar</text:p>
          </table:table-cell>
          <table:table-cell table:style-name="ce13" office:value-type="string">
            <text:p>Tmin</text:p>
          </table:table-cell>
          <table:table-cell table:style-name="ce13" office:value-type="string">
            <text:p>Tmax</text:p>
          </table:table-cell>
          <table:table-cell table:style-name="ce13" office:value-type="string">
            <text:p>erro</text:p>
          </table:table-cell>
          <table:table-cell table:style-name="ce13" office:value-type="string">
            <text:p>ADC1</text:p>
          </table:table-cell>
          <table:table-cell table:style-name="ce13" office:value-type="string">
            <text:p>RADC1</text:p>
          </table:table-cell>
          <table:table-cell table:style-name="ce13" office:value-type="string">
            <text:p>ADC2</text:p>
          </table:table-cell>
          <table:table-cell table:style-name="ce13" office:value-type="string">
            <text:p>RADC2</text:p>
          </table:table-cell>
          <table:table-cell table:style-name="ce13"/>
          <table:table-cell table:style-name="ce13" office:value-type="string">
            <text:p>termopar</text:p>
          </table:table-cell>
          <table:table-cell table:style-name="ce13" office:value-type="string">
            <text:p>Rcalc</text:p>
          </table:table-cell>
          <table:table-cell table:style-name="ce13" office:value-type="string">
            <text:p>média RADC</text:p>
          </table:table-cell>
          <table:table-cell table:style-name="ce13"/>
          <table:table-cell/>
          <table:table-cell table:style-name="ce13" office:value-type="string">
            <text:p>T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min</text:p>
          </table:table-cell>
          <table:table-cell table:style-name="ce13" office:value-type="string">
            <text:p>Rmin</text:p>
          </table:table-cell>
          <table:table-cell table:style-name="ce13" office:value-type="string">
            <text:p>max</text:p>
          </table:table-cell>
          <table:table-cell table:style-name="ce13" office:value-type="string">
            <text:p>Rmax</text:p>
          </table:table-cell>
          <table:table-cell table:number-columns-repeated="980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978">
            <text:p>978</text:p>
          </table:table-cell>
          <table:table-cell table:style-name="ce18" table:formula="of:=AVERAGE([.B2:.C2])" office:value-type="float" office:value="978">
            <text:p>978</text:p>
          </table:table-cell>
          <table:table-cell table:style-name="ce14" table:formula="of:=ABS([.B2]-[.D2])/[.D2]" office:value-type="percentage" office:value="0">
            <text:p>0,00%</text:p>
          </table:table-cell>
          <table:table-cell table:style-name="ce14" table:formula="of:=ABS([.C2]-[.D2])/[.D2]" office:value-type="percentage" office:value="0">
            <text:p>0,00%</text:p>
          </table:table-cell>
          <table:table-cell table:style-name="ce14"/>
          <table:table-cell office:value-type="float" office:value="22.78">
            <text:p>22,78</text:p>
          </table:table-cell>
          <table:table-cell office:value-type="float" office:value="983">
            <text:p>983</text:p>
          </table:table-cell>
          <table:table-cell office:value-type="float" office:value="982">
            <text:p>982</text:p>
          </table:table-cell>
          <table:table-cell table:style-name="ce18" table:formula="of:=AVERAGE([.I2:.J2])" office:value-type="float" office:value="982.5">
            <text:p>983</text:p>
          </table:table-cell>
          <table:table-cell table:style-name="ce14" table:formula="of:=ABS([.I2]-[.K2])/[.K2]" office:value-type="percentage" office:value="0.000508905852417303">
            <text:p>0,05%</text:p>
          </table:table-cell>
          <table:table-cell table:style-name="ce14" table:formula="of:=ABS([.J2]-[.K2])/[.K2]" office:value-type="percentage" office:value="0.000508905852417303">
            <text:p>0,05%</text:p>
          </table:table-cell>
          <table:table-cell table:style-name="ce18"/>
          <table:table-cell table:style-name="ce19" table:formula="of:=[.D2]*4" office:value-type="float" office:value="3912">
            <text:p>3912</text:p>
          </table:table-cell>
          <table:table-cell table:style-name="ce19" table:formula="of:=[.A2]*8" office:value-type="float" office:value="200">
            <text:p>200</text:p>
          </table:table-cell>
          <table:table-cell table:style-name="ce14"/>
          <table:table-cell office:value-type="float" office:value="-0.2">
            <text:p>-0,2</text:p>
          </table:table-cell>
          <table:table-cell office:value-type="float" office:value="0.2">
            <text:p>0,2</text:p>
          </table:table-cell>
          <table:table-cell/>
          <table:table-cell office:value-type="float" office:value="978">
            <text:p>978</text:p>
          </table:table-cell>
          <table:table-cell table:style-name="ce12" table:formula="of:=4700*[.U2]*5/1024/(5-[.U2]*5/1024)" office:value-type="float" office:value="99926.0869565218">
            <text:p>99926,09</text:p>
          </table:table-cell>
          <table:table-cell table:style-name="ce12" table:formula="of:=3977/LN([.V2]/(100000*EXP(-3977/(25+273.15))))-273.15" office:value-type="float" office:value="25.0165279787506">
            <text:p>25,02</text:p>
          </table:table-cell>
          <table:table-cell table:style-name="ce20" table:formula="of:=3950/LN([.V2]/(100000*EXP(-3950/(25+273.15))))-273.15" office:value-type="float" office:value="25.0166409611135">
            <text:p>25,02</text:p>
          </table:table-cell>
          <table:table-cell office:value-type="float" office:value="25">
            <text:p>25</text:p>
          </table:table-cell>
          <table:table-cell table:style-name="ce21" table:formula="of:=[.W2]+[.R2]" office:value-type="float" office:value="24.8165279787506">
            <text:p>24,82</text:p>
          </table:table-cell>
          <table:table-cell table:style-name="ce21" table:formula="of:=[.W2]+[.S2]" office:value-type="float" office:value="25.2165279787506">
            <text:p>25,22</text:p>
          </table:table-cell>
          <table:table-cell table:style-name="ce14" table:formula="of:=([.Y2]-[.W2])/[.W2]" office:value-type="percentage" office:value="-0.000660682360264206">
            <text:p>-0,07%</text:p>
          </table:table-cell>
          <table:table-cell office:value-type="float" office:value="978">
            <text:p>978</text:p>
          </table:table-cell>
          <table:table-cell table:style-name="ce12" table:formula="of:=4700*[.AC2]*5/1024/(5-[.AC2]*5/1024)" office:value-type="float" office:value="99926.0869565218">
            <text:p>99926,09</text:p>
          </table:table-cell>
          <table:table-cell office:value-type="float" office:value="978">
            <text:p>978</text:p>
          </table:table-cell>
          <table:table-cell table:style-name="ce12" table:formula="of:=4700*[.AE2]*5/1024/(5-[.AE2]*5/1024)" office:value-type="float" office:value="99926.0869565218">
            <text:p>99926,09</text:p>
          </table:table-cell>
          <table:table-cell table:style-name="ce12"/>
          <table:table-cell office:value-type="float" office:value="25">
            <text:p>25</text:p>
          </table:table-cell>
          <table:table-cell table:formula="of:=[.AN2]" office:value-type="float" office:value="100000">
            <text:p>1,00E+005</text:p>
          </table:table-cell>
          <table:table-cell table:style-name="ce12" table:formula="of:=AVERAGE([.AD2];[.AF2])" office:value-type="float" office:value="99926.0869565218">
            <text:p>99926,09</text:p>
          </table:table-cell>
          <table:table-cell table:style-name="ce12"/>
          <table:table-cell/>
          <table:table-cell office:value-type="float" office:value="25">
            <text:p>25</text:p>
          </table:table-cell>
          <table:table-cell table:style-name="ce22" office:value-type="float" office:value="100000">
            <text:p>1,00E+005</text:p>
          </table:table-cell>
          <table:table-cell table:style-name="ce22" office:value-type="float" office:value="-0.01">
            <text:p>-1,00E-002</text:p>
          </table:table-cell>
          <table:table-cell table:formula="of:=[.AN2]*(1+[.AO2])" office:value-type="float" office:value="99000">
            <text:p>99000</text:p>
          </table:table-cell>
          <table:table-cell table:style-name="ce14" office:value-type="percentage" office:value="0.01">
            <text:p>1,00%</text:p>
          </table:table-cell>
          <table:table-cell table:formula="of:=[.AP2]*(1+[.AQ2])" office:value-type="float" office:value="99990">
            <text:p>99990</text:p>
          </table:table-cell>
          <table:table-cell table:number-columns-repeated="980"/>
        </table:table-row>
        <table:table-row table:style-name="ro2">
          <table:table-cell office:value-type="float" office:value="38.5">
            <text:p>38,5</text:p>
          </table:table-cell>
          <table:table-cell table:number-columns-repeated="2" office:value-type="float" office:value="948">
            <text:p>948</text:p>
          </table:table-cell>
          <table:table-cell table:style-name="ce18" table:formula="of:=AVERAGE([.B3:.C3])" office:value-type="float" office:value="948">
            <text:p>948</text:p>
          </table:table-cell>
          <table:table-cell table:style-name="ce14" table:formula="of:=ABS([.B3]-[.D3])/[.D3]" office:value-type="percentage" office:value="0">
            <text:p>0,00%</text:p>
          </table:table-cell>
          <table:table-cell table:style-name="ce14" table:formula="of:=ABS([.C3]-[.D3])/[.D3]" office:value-type="percentage" office:value="0">
            <text:p>0,00%</text:p>
          </table:table-cell>
          <table:table-cell table:style-name="ce14"/>
          <table:table-cell office:value-type="float" office:value="38.8">
            <text:p>38,8</text:p>
          </table:table-cell>
          <table:table-cell office:value-type="float" office:value="948">
            <text:p>948</text:p>
          </table:table-cell>
          <table:table-cell office:value-type="float" office:value="953">
            <text:p>953</text:p>
          </table:table-cell>
          <table:table-cell table:style-name="ce18" table:formula="of:=AVERAGE([.I3:.J3])" office:value-type="float" office:value="950.5">
            <text:p>951</text:p>
          </table:table-cell>
          <table:table-cell table:style-name="ce14" table:formula="of:=ABS([.I3]-[.K3])/[.K3]" office:value-type="percentage" office:value="0.00263019463440295">
            <text:p>0,26%</text:p>
          </table:table-cell>
          <table:table-cell table:style-name="ce14" table:formula="of:=ABS([.J3]-[.K3])/[.K3]" office:value-type="percentage" office:value="0.00263019463440295">
            <text:p>0,26%</text:p>
          </table:table-cell>
          <table:table-cell table:style-name="ce18"/>
          <table:table-cell table:style-name="ce19" table:formula="of:=[.D3]*4" office:value-type="float" office:value="3792">
            <text:p>3792</text:p>
          </table:table-cell>
          <table:table-cell table:style-name="ce19" table:formula="of:=[.A3]*8" office:value-type="float" office:value="308">
            <text:p>308</text:p>
          </table:table-cell>
          <table:table-cell table:style-name="ce14"/>
          <table:table-cell office:value-type="float" office:value="-0.5">
            <text:p>-0,5</text:p>
          </table:table-cell>
          <table:table-cell office:value-type="float" office:value="0.5">
            <text:p>0,5</text:p>
          </table:table-cell>
          <table:table-cell/>
          <table:table-cell office:value-type="float" office:value="948">
            <text:p>948</text:p>
          </table:table-cell>
          <table:table-cell table:style-name="ce12" table:formula="of:=4700*[.U3]*5/1024/(5-[.U3]*5/1024)" office:value-type="float" office:value="58626.3157894737">
            <text:p>58626,32</text:p>
          </table:table-cell>
          <table:table-cell table:style-name="ce12" table:formula="of:=3977/LN([.V3]/(100000*EXP(-3977/(25+273.15))))-273.15" office:value-type="float" office:value="37.4333357875667">
            <text:p>37,43</text:p>
          </table:table-cell>
          <table:table-cell table:style-name="ce20" table:formula="of:=3950/LN([.V3]/(100000*EXP(-3950/(25+273.15))))-273.15" office:value-type="float" office:value="37.5218924990158">
            <text:p>37,52</text:p>
          </table:table-cell>
          <table:table-cell office:value-type="float" office:value="38.5">
            <text:p>38,5</text:p>
          </table:table-cell>
          <table:table-cell table:style-name="ce21" table:formula="of:=[.W3]+[.R3]" office:value-type="float" office:value="36.9333357875667">
            <text:p>36,93</text:p>
          </table:table-cell>
          <table:table-cell table:style-name="ce21" table:formula="of:=[.W3]+[.S3]" office:value-type="float" office:value="37.9333357875667">
            <text:p>37,93</text:p>
          </table:table-cell>
          <table:table-cell table:style-name="ce14" table:formula="of:=([.Y3]-[.W3])/[.W3]" office:value-type="percentage" office:value="0.0284950349732813">
            <text:p>2,85%</text:p>
          </table:table-cell>
          <table:table-cell office:value-type="float" office:value="948">
            <text:p>948</text:p>
          </table:table-cell>
          <table:table-cell table:style-name="ce12" table:formula="of:=4700*[.AC3]*5/1024/(5-[.AC3]*5/1024)" office:value-type="float" office:value="58626.3157894737">
            <text:p>58626,32</text:p>
          </table:table-cell>
          <table:table-cell office:value-type="float" office:value="948">
            <text:p>948</text:p>
          </table:table-cell>
          <table:table-cell table:style-name="ce12" table:formula="of:=4700*[.AE3]*5/1024/(5-[.AE3]*5/1024)" office:value-type="float" office:value="58626.3157894737">
            <text:p>58626,32</text:p>
          </table:table-cell>
          <table:table-cell table:style-name="ce12"/>
          <table:table-cell office:value-type="float" office:value="38.5">
            <text:p>38,5</text:p>
          </table:table-cell>
          <table:table-cell/>
          <table:table-cell table:style-name="ce12" table:formula="of:=AVERAGE([.AD3];[.AF3])" office:value-type="float" office:value="58626.3157894737">
            <text:p>58626,32</text:p>
          </table:table-cell>
          <table:table-cell table:style-name="ce12"/>
          <table:table-cell/>
          <table:table-cell office:value-type="float" office:value="40">
            <text:p>40</text:p>
          </table:table-cell>
          <table:table-cell table:style-name="ce22" office:value-type="float" office:value="53163.5">
            <text:p>5,32E+004</text:p>
          </table:table-cell>
          <table:table-cell table:style-name="ce22" office:value-type="float" office:value="-0.023">
            <text:p>-2,30E-002</text:p>
          </table:table-cell>
          <table:table-cell table:formula="of:=[.AN3]*(1+[.AO3])" office:value-type="float" office:value="51940.7395">
            <text:p>51940,7395</text:p>
          </table:table-cell>
          <table:table-cell table:style-name="ce14" office:value-type="percentage" office:value="0.023">
            <text:p>2,30%</text:p>
          </table:table-cell>
          <table:table-cell table:formula="of:=[.AP3]*(1+[.AQ3])" office:value-type="float" office:value="53135.3765085">
            <text:p>53135,3765085</text:p>
          </table:table-cell>
          <table:table-cell table:number-columns-repeated="980"/>
        </table:table-row>
        <table:table-row table:style-name="ro2">
          <table:table-cell office:value-type="float" office:value="51.6">
            <text:p>51,6</text:p>
          </table:table-cell>
          <table:table-cell office:value-type="float" office:value="907">
            <text:p>907</text:p>
          </table:table-cell>
          <table:table-cell office:value-type="float" office:value="970">
            <text:p>970</text:p>
          </table:table-cell>
          <table:table-cell table:style-name="ce18" table:formula="of:=AVERAGE([.B4:.C4])" office:value-type="float" office:value="938.5">
            <text:p>939</text:p>
          </table:table-cell>
          <table:table-cell table:style-name="ce14" table:formula="of:=ABS([.B4]-[.D4])/[.D4]" office:value-type="percentage" office:value="0.0335641981885988">
            <text:p>3,36%</text:p>
          </table:table-cell>
          <table:table-cell table:style-name="ce14" table:formula="of:=ABS([.C4]-[.D4])/[.D4]" office:value-type="percentage" office:value="0.0335641981885988">
            <text:p>3,36%</text:p>
          </table:table-cell>
          <table:table-cell table:style-name="ce14"/>
          <table:table-cell office:value-type="float" office:value="48.1">
            <text:p>48,1</text:p>
          </table:table-cell>
          <table:table-cell office:value-type="float" office:value="921">
            <text:p>921</text:p>
          </table:table-cell>
          <table:table-cell office:value-type="float" office:value="927">
            <text:p>927</text:p>
          </table:table-cell>
          <table:table-cell table:style-name="ce18" table:formula="of:=AVERAGE([.I4:.J4])" office:value-type="float" office:value="924">
            <text:p>924</text:p>
          </table:table-cell>
          <table:table-cell table:style-name="ce14" table:formula="of:=ABS([.I4]-[.K4])/[.K4]" office:value-type="percentage" office:value="0.00324675324675325">
            <text:p>0,32%</text:p>
          </table:table-cell>
          <table:table-cell table:style-name="ce14" table:formula="of:=ABS([.J4]-[.K4])/[.K4]" office:value-type="percentage" office:value="0.00324675324675325">
            <text:p>0,32%</text:p>
          </table:table-cell>
          <table:table-cell table:style-name="ce18"/>
          <table:table-cell table:style-name="ce19" table:formula="of:=[.D4]*4" office:value-type="float" office:value="3754">
            <text:p>3754</text:p>
          </table:table-cell>
          <table:table-cell table:style-name="ce19" table:formula="of:=[.A4]*8" office:value-type="float" office:value="412.8">
            <text:p>412,8</text:p>
          </table:table-cell>
          <table:table-cell table:style-name="ce14"/>
          <table:table-cell office:value-type="float" office:value="-0.9">
            <text:p>-0,9</text:p>
          </table:table-cell>
          <table:table-cell office:value-type="float" office:value="0.9">
            <text:p>0,9</text:p>
          </table:table-cell>
          <table:table-cell/>
          <table:table-cell office:value-type="float" office:value="907">
            <text:p>907</text:p>
          </table:table-cell>
          <table:table-cell table:style-name="ce12" table:formula="of:=4700*[.U4]*5/1024/(5-[.U4]*5/1024)" office:value-type="float" office:value="36435.0427350427">
            <text:p>36435,04</text:p>
          </table:table-cell>
          <table:table-cell table:style-name="ce12" table:formula="of:=3977/LN([.V4]/(100000*EXP(-3977/(25+273.15))))-273.15" office:value-type="float" office:value="49.415360314821">
            <text:p>49,42</text:p>
          </table:table-cell>
          <table:table-cell table:style-name="ce20" table:formula="of:=3950/LN([.V4]/(100000*EXP(-3950/(25+273.15))))-273.15" office:value-type="float" office:value="49.5960177686792">
            <text:p>49,60</text:p>
          </table:table-cell>
          <table:table-cell office:value-type="float" office:value="51.6">
            <text:p>51,6</text:p>
          </table:table-cell>
          <table:table-cell table:style-name="ce21" table:formula="of:=[.W4]+[.R4]" office:value-type="float" office:value="48.515360314821">
            <text:p>48,52</text:p>
          </table:table-cell>
          <table:table-cell table:style-name="ce21" table:formula="of:=[.W4]+[.S4]" office:value-type="float" office:value="50.315360314821">
            <text:p>50,32</text:p>
          </table:table-cell>
          <table:table-cell table:style-name="ce14" table:formula="of:=([.Y4]-[.W4])/[.W4]" office:value-type="percentage" office:value="0.0442097289438103">
            <text:p>4,42%</text:p>
          </table:table-cell>
          <table:table-cell office:value-type="float" office:value="907">
            <text:p>907</text:p>
          </table:table-cell>
          <table:table-cell table:style-name="ce12" table:formula="of:=4700*[.AC4]*5/1024/(5-[.AC4]*5/1024)" office:value-type="float" office:value="36435.0427350427">
            <text:p>36435,04</text:p>
          </table:table-cell>
          <table:table-cell office:value-type="float" office:value="970">
            <text:p>970</text:p>
          </table:table-cell>
          <table:table-cell table:style-name="ce12" table:formula="of:=4700*[.AE4]*5/1024/(5-[.AE4]*5/1024)" office:value-type="float" office:value="84425.9259259259">
            <text:p>84425,93</text:p>
          </table:table-cell>
          <table:table-cell table:style-name="ce12"/>
          <table:table-cell office:value-type="float" office:value="51.6">
            <text:p>51,6</text:p>
          </table:table-cell>
          <table:table-cell/>
          <table:table-cell table:style-name="ce12" table:number-columns-repeated="2"/>
          <table:table-cell/>
          <table:table-cell office:value-type="float" office:value="50">
            <text:p>50</text:p>
          </table:table-cell>
          <table:table-cell table:style-name="ce22" office:value-type="float" office:value="35884.2">
            <text:p>3,59E+004</text:p>
          </table:table-cell>
          <table:table-cell table:style-name="ce22" office:value-type="float" office:value="-0.03">
            <text:p>-3,00E-002</text:p>
          </table:table-cell>
          <table:table-cell table:formula="of:=[.AN4]*(1+[.AO4])" office:value-type="float" office:value="34807.674">
            <text:p>34807,674</text:p>
          </table:table-cell>
          <table:table-cell table:style-name="ce14" office:value-type="percentage" office:value="0.031">
            <text:p>3,10%</text:p>
          </table:table-cell>
          <table:table-cell table:formula="of:=[.AP4]*(1+[.AQ4])" office:value-type="float" office:value="35886.711894">
            <text:p>35886,711894</text:p>
          </table:table-cell>
          <table:table-cell table:number-columns-repeated="980"/>
        </table:table-row>
        <table:table-row table:style-name="ro2">
          <table:table-cell office:value-type="float" office:value="64.8">
            <text:p>64,8</text:p>
          </table:table-cell>
          <table:table-cell office:value-type="float" office:value="855">
            <text:p>855</text:p>
          </table:table-cell>
          <table:table-cell office:value-type="float" office:value="858">
            <text:p>858</text:p>
          </table:table-cell>
          <table:table-cell table:style-name="ce18" table:formula="of:=AVERAGE([.B5:.C5])" office:value-type="float" office:value="856.5">
            <text:p>857</text:p>
          </table:table-cell>
          <table:table-cell table:style-name="ce14" table:formula="of:=ABS([.B5]-[.D5])/[.D5]" office:value-type="percentage" office:value="0.00175131348511384">
            <text:p>0,18%</text:p>
          </table:table-cell>
          <table:table-cell table:style-name="ce14" table:formula="of:=ABS([.C5]-[.D5])/[.D5]" office:value-type="percentage" office:value="0.00175131348511384">
            <text:p>0,18%</text:p>
          </table:table-cell>
          <table:table-cell table:style-name="ce14"/>
          <table:table-cell office:value-type="float" office:value="62.3">
            <text:p>62,3</text:p>
          </table:table-cell>
          <table:table-cell office:value-type="float" office:value="882">
            <text:p>882</text:p>
          </table:table-cell>
          <table:table-cell office:value-type="float" office:value="885">
            <text:p>885</text:p>
          </table:table-cell>
          <table:table-cell table:style-name="ce18" table:formula="of:=AVERAGE([.I5:.J5])" office:value-type="float" office:value="883.5">
            <text:p>884</text:p>
          </table:table-cell>
          <table:table-cell table:style-name="ce14" table:formula="of:=ABS([.I5]-[.K5])/[.K5]" office:value-type="percentage" office:value="0.00169779286926995">
            <text:p>0,17%</text:p>
          </table:table-cell>
          <table:table-cell table:style-name="ce14" table:formula="of:=ABS([.J5]-[.K5])/[.K5]" office:value-type="percentage" office:value="0.00169779286926995">
            <text:p>0,17%</text:p>
          </table:table-cell>
          <table:table-cell table:style-name="ce18"/>
          <table:table-cell table:style-name="ce19" table:formula="of:=[.D5]*4" office:value-type="float" office:value="3426">
            <text:p>3426</text:p>
          </table:table-cell>
          <table:table-cell table:style-name="ce19" table:formula="of:=[.A5]*8" office:value-type="float" office:value="518.4">
            <text:p>518,4</text:p>
          </table:table-cell>
          <table:table-cell table:style-name="ce14"/>
          <table:table-cell office:value-type="float" office:value="-1.2">
            <text:p>-1,2</text:p>
          </table:table-cell>
          <table:table-cell office:value-type="float" office:value="1.2">
            <text:p>1,2</text:p>
          </table:table-cell>
          <table:table-cell/>
          <table:table-cell office:value-type="float" office:value="855">
            <text:p>855</text:p>
          </table:table-cell>
          <table:table-cell table:style-name="ce12" table:formula="of:=4700*[.U5]*5/1024/(5-[.U5]*5/1024)" office:value-type="float" office:value="23778.1065088757">
            <text:p>23778,11</text:p>
          </table:table-cell>
          <table:table-cell table:style-name="ce12" table:formula="of:=3977/LN([.V5]/(100000*EXP(-3977/(25+273.15))))-273.15" office:value-type="float" office:value="60.9809673994223">
            <text:p>60,98</text:p>
          </table:table-cell>
          <table:table-cell table:style-name="ce20" table:formula="of:=3950/LN([.V5]/(100000*EXP(-3950/(25+273.15))))-273.15" office:value-type="float" office:value="61.2568217380376">
            <text:p>61,26</text:p>
          </table:table-cell>
          <table:table-cell office:value-type="float" office:value="64.8">
            <text:p>64,8</text:p>
          </table:table-cell>
          <table:table-cell table:style-name="ce21" table:formula="of:=[.W5]+[.R5]" office:value-type="float" office:value="59.7809673994223">
            <text:p>59,78</text:p>
          </table:table-cell>
          <table:table-cell table:style-name="ce21" table:formula="of:=[.W5]+[.S5]" office:value-type="float" office:value="62.1809673994223">
            <text:p>62,18</text:p>
          </table:table-cell>
          <table:table-cell table:style-name="ce14" table:formula="of:=([.Y5]-[.W5])/[.W5]" office:value-type="percentage" office:value="0.0626266319385068">
            <text:p>6,26%</text:p>
          </table:table-cell>
          <table:table-cell office:value-type="float" office:value="855">
            <text:p>855</text:p>
          </table:table-cell>
          <table:table-cell table:style-name="ce12" table:formula="of:=4700*[.AC5]*5/1024/(5-[.AC5]*5/1024)" office:value-type="float" office:value="23778.1065088757">
            <text:p>23778,11</text:p>
          </table:table-cell>
          <table:table-cell office:value-type="float" office:value="858">
            <text:p>858</text:p>
          </table:table-cell>
          <table:table-cell table:style-name="ce12" table:formula="of:=4700*[.AE5]*5/1024/(5-[.AE5]*5/1024)" office:value-type="float" office:value="24292.7710843373">
            <text:p>24292,77</text:p>
          </table:table-cell>
          <table:table-cell table:style-name="ce12"/>
          <table:table-cell office:value-type="float" office:value="64.8">
            <text:p>64,8</text:p>
          </table:table-cell>
          <table:table-cell/>
          <table:table-cell table:style-name="ce12" table:formula="of:=AVERAGE([.AD5];[.AF5])" office:value-type="float" office:value="24035.4387966065">
            <text:p>24035,44</text:p>
          </table:table-cell>
          <table:table-cell table:style-name="ce12"/>
          <table:table-cell/>
          <table:table-cell office:value-type="float" office:value="60">
            <text:p>60</text:p>
          </table:table-cell>
          <table:table-cell table:style-name="ce22" office:value-type="float" office:value="24717.1">
            <text:p>2,47E+004</text:p>
          </table:table-cell>
          <table:table-cell table:style-name="ce22" office:value-type="float" office:value="-0.038">
            <text:p>-3,80E-002</text:p>
          </table:table-cell>
          <table:table-cell table:formula="of:=[.AN5]*(1+[.AO5])" office:value-type="float" office:value="23777.8502">
            <text:p>23777,8502</text:p>
          </table:table-cell>
          <table:table-cell table:style-name="ce14" office:value-type="percentage" office:value="0.039">
            <text:p>3,90%</text:p>
          </table:table-cell>
          <table:table-cell table:formula="of:=[.AP5]*(1+[.AQ5])" office:value-type="float" office:value="24705.1863578">
            <text:p>24705,1863578</text:p>
          </table:table-cell>
          <table:table-cell table:number-columns-repeated="980"/>
        </table:table-row>
        <table:table-row table:style-name="ro2">
          <table:table-cell office:value-type="float" office:value="77.7">
            <text:p>77,7</text:p>
          </table:table-cell>
          <table:table-cell office:value-type="float" office:value="795">
            <text:p>795</text:p>
          </table:table-cell>
          <table:table-cell office:value-type="float" office:value="801">
            <text:p>801</text:p>
          </table:table-cell>
          <table:table-cell table:style-name="ce18" table:formula="of:=AVERAGE([.B6:.C6])" office:value-type="float" office:value="798">
            <text:p>798</text:p>
          </table:table-cell>
          <table:table-cell table:style-name="ce14" table:formula="of:=ABS([.B6]-[.D6])/[.D6]" office:value-type="percentage" office:value="0.0037593984962406">
            <text:p>0,38%</text:p>
          </table:table-cell>
          <table:table-cell table:style-name="ce14" table:formula="of:=ABS([.C6]-[.D6])/[.D6]" office:value-type="percentage" office:value="0.0037593984962406">
            <text:p>0,38%</text:p>
          </table:table-cell>
          <table:table-cell table:style-name="ce14"/>
          <table:table-cell office:value-type="float" office:value="75.9">
            <text:p>75,9</text:p>
          </table:table-cell>
          <table:table-cell office:value-type="float" office:value="816">
            <text:p>816</text:p>
          </table:table-cell>
          <table:table-cell office:value-type="float" office:value="830">
            <text:p>830</text:p>
          </table:table-cell>
          <table:table-cell table:style-name="ce18" table:formula="of:=AVERAGE([.I6:.J6])" office:value-type="float" office:value="823">
            <text:p>823</text:p>
          </table:table-cell>
          <table:table-cell table:style-name="ce14" table:formula="of:=ABS([.I6]-[.K6])/[.K6]" office:value-type="percentage" office:value="0.00850546780072904">
            <text:p>0,85%</text:p>
          </table:table-cell>
          <table:table-cell table:style-name="ce14" table:formula="of:=ABS([.J6]-[.K6])/[.K6]" office:value-type="percentage" office:value="0.00850546780072904">
            <text:p>0,85%</text:p>
          </table:table-cell>
          <table:table-cell table:style-name="ce18"/>
          <table:table-cell table:style-name="ce19" table:formula="of:=[.D6]*4" office:value-type="float" office:value="3192">
            <text:p>3192</text:p>
          </table:table-cell>
          <table:table-cell table:style-name="ce19" table:formula="of:=[.A6]*8" office:value-type="float" office:value="621.6">
            <text:p>621,6</text:p>
          </table:table-cell>
          <table:table-cell table:style-name="ce14"/>
          <table:table-cell office:value-type="float" office:value="-1.5">
            <text:p>-1,5</text:p>
          </table:table-cell>
          <table:table-cell office:value-type="float" office:value="1.6">
            <text:p>1,6</text:p>
          </table:table-cell>
          <table:table-cell/>
          <table:table-cell office:value-type="float" office:value="795">
            <text:p>795</text:p>
          </table:table-cell>
          <table:table-cell table:style-name="ce12" table:formula="of:=4700*[.U6]*5/1024/(5-[.U6]*5/1024)" office:value-type="float" office:value="16316.5938864629">
            <text:p>16316,59</text:p>
          </table:table-cell>
          <table:table-cell table:style-name="ce12" table:formula="of:=3977/LN([.V6]/(100000*EXP(-3977/(25+273.15))))-273.15" office:value-type="float" office:value="71.8979050802673">
            <text:p>71,90</text:p>
          </table:table-cell>
          <table:table-cell table:style-name="ce20" table:formula="of:=3950/LN([.V6]/(100000*EXP(-3950/(25+273.15))))-273.15" office:value-type="float" office:value="72.2692965235293">
            <text:p>72,27</text:p>
          </table:table-cell>
          <table:table-cell office:value-type="float" office:value="77.7">
            <text:p>77,7</text:p>
          </table:table-cell>
          <table:table-cell table:style-name="ce21" table:formula="of:=[.W6]+[.R6]" office:value-type="float" office:value="70.3979050802673">
            <text:p>70,40</text:p>
          </table:table-cell>
          <table:table-cell table:style-name="ce21" table:formula="of:=[.W6]+[.S6]" office:value-type="float" office:value="73.4979050802673">
            <text:p>73,50</text:p>
          </table:table-cell>
          <table:table-cell table:style-name="ce14" table:formula="of:=([.Y6]-[.W6])/[.W6]" office:value-type="percentage" office:value="0.0806990817500905">
            <text:p>8,07%</text:p>
          </table:table-cell>
          <table:table-cell office:value-type="float" office:value="795">
            <text:p>795</text:p>
          </table:table-cell>
          <table:table-cell table:style-name="ce12" table:formula="of:=4700*[.AC6]*5/1024/(5-[.AC6]*5/1024)" office:value-type="float" office:value="16316.5938864629">
            <text:p>16316,59</text:p>
          </table:table-cell>
          <table:table-cell office:value-type="float" office:value="801">
            <text:p>801</text:p>
          </table:table-cell>
          <table:table-cell table:style-name="ce12" table:formula="of:=4700*[.AE6]*5/1024/(5-[.AE6]*5/1024)" office:value-type="float" office:value="16882.0627802691">
            <text:p>16882,06</text:p>
          </table:table-cell>
          <table:table-cell table:style-name="ce12"/>
          <table:table-cell office:value-type="float" office:value="77.7">
            <text:p>77,7</text:p>
          </table:table-cell>
          <table:table-cell/>
          <table:table-cell table:style-name="ce12" table:formula="of:=AVERAGE([.AD6];[.AF6])" office:value-type="float" office:value="16599.328333366">
            <text:p>16599,33</text:p>
          </table:table-cell>
          <table:table-cell table:style-name="ce12"/>
          <table:table-cell/>
          <table:table-cell office:value-type="float" office:value="70">
            <text:p>70</text:p>
          </table:table-cell>
          <table:table-cell table:style-name="ce22" office:value-type="float" office:value="17345.2">
            <text:p>1,73E+004</text:p>
          </table:table-cell>
          <table:table-cell table:style-name="ce22" office:value-type="float" office:value="-0.045">
            <text:p>-4,50E-002</text:p>
          </table:table-cell>
          <table:table-cell table:formula="of:=[.AN6]*(1+[.AO6])" office:value-type="float" office:value="16564.666">
            <text:p>16564,666</text:p>
          </table:table-cell>
          <table:table-cell table:style-name="ce14" office:value-type="percentage" office:value="0.047">
            <text:p>4,70%</text:p>
          </table:table-cell>
          <table:table-cell table:formula="of:=[.AP6]*(1+[.AQ6])" office:value-type="float" office:value="17343.205302">
            <text:p>17343,205302</text:p>
          </table:table-cell>
          <table:table-cell table:number-columns-repeated="980"/>
        </table:table-row>
        <table:table-row table:style-name="ro2">
          <table:table-cell office:value-type="float" office:value="89.6">
            <text:p>89,6</text:p>
          </table:table-cell>
          <table:table-cell table:number-columns-repeated="2" office:value-type="float" office:value="729">
            <text:p>729</text:p>
          </table:table-cell>
          <table:table-cell table:style-name="ce18" table:formula="of:=AVERAGE([.B7:.C7])" office:value-type="float" office:value="729">
            <text:p>729</text:p>
          </table:table-cell>
          <table:table-cell table:style-name="ce14" table:formula="of:=ABS([.B7]-[.D7])/[.D7]" office:value-type="percentage" office:value="0">
            <text:p>0,00%</text:p>
          </table:table-cell>
          <table:table-cell table:style-name="ce14" table:formula="of:=ABS([.C7]-[.D7])/[.D7]" office:value-type="percentage" office:value="0">
            <text:p>0,00%</text:p>
          </table:table-cell>
          <table:table-cell table:style-name="ce14"/>
          <table:table-cell office:value-type="float" office:value="87.8">
            <text:p>87,8</text:p>
          </table:table-cell>
          <table:table-cell office:value-type="float" office:value="756">
            <text:p>756</text:p>
          </table:table-cell>
          <table:table-cell office:value-type="float" office:value="767">
            <text:p>767</text:p>
          </table:table-cell>
          <table:table-cell table:style-name="ce18" table:formula="of:=AVERAGE([.I7:.J7])" office:value-type="float" office:value="761.5">
            <text:p>762</text:p>
          </table:table-cell>
          <table:table-cell table:style-name="ce14" table:formula="of:=ABS([.I7]-[.K7])/[.K7]" office:value-type="percentage" office:value="0.0072225869993434">
            <text:p>0,72%</text:p>
          </table:table-cell>
          <table:table-cell table:style-name="ce14" table:formula="of:=ABS([.J7]-[.K7])/[.K7]" office:value-type="percentage" office:value="0.0072225869993434">
            <text:p>0,72%</text:p>
          </table:table-cell>
          <table:table-cell table:style-name="ce18"/>
          <table:table-cell table:style-name="ce19" table:formula="of:=[.D7]*4" office:value-type="float" office:value="2916">
            <text:p>2916</text:p>
          </table:table-cell>
          <table:table-cell table:style-name="ce19" table:formula="of:=[.A7]*8" office:value-type="float" office:value="716.8">
            <text:p>716,8</text:p>
          </table:table-cell>
          <table:table-cell table:style-name="ce14"/>
          <table:table-cell office:value-type="float" office:value="-1.8">
            <text:p>-1,8</text:p>
          </table:table-cell>
          <table:table-cell office:value-type="float" office:value="1.8">
            <text:p>1,8</text:p>
          </table:table-cell>
          <table:table-cell/>
          <table:table-cell office:value-type="float" office:value="729">
            <text:p>729</text:p>
          </table:table-cell>
          <table:table-cell table:style-name="ce12" table:formula="of:=4700*[.U7]*5/1024/(5-[.U7]*5/1024)" office:value-type="float" office:value="11614.5762711864">
            <text:p>11614,58</text:p>
          </table:table-cell>
          <table:table-cell table:style-name="ce12" table:formula="of:=3977/LN([.V7]/(100000*EXP(-3977/(25+273.15))))-273.15" office:value-type="float" office:value="82.3832559909578">
            <text:p>82,38</text:p>
          </table:table-cell>
          <table:table-cell table:style-name="ce20" table:formula="of:=3950/LN([.V7]/(100000*EXP(-3950/(25+273.15))))-273.15" office:value-type="float" office:value="82.8516043435807">
            <text:p>82,85</text:p>
          </table:table-cell>
          <table:table-cell office:value-type="float" office:value="89.6">
            <text:p>89,6</text:p>
          </table:table-cell>
          <table:table-cell table:style-name="ce21" table:formula="of:=[.W7]+[.R7]" office:value-type="float" office:value="80.5832559909578">
            <text:p>80,58</text:p>
          </table:table-cell>
          <table:table-cell table:style-name="ce21" table:formula="of:=[.W7]+[.S7]" office:value-type="float" office:value="84.1832559909578">
            <text:p>84,18</text:p>
          </table:table-cell>
          <table:table-cell table:style-name="ce14" table:formula="of:=([.Y7]-[.W7])/[.W7]" office:value-type="percentage" office:value="0.0875996453676743">
            <text:p>8,76%</text:p>
          </table:table-cell>
          <table:table-cell office:value-type="float" office:value="729">
            <text:p>729</text:p>
          </table:table-cell>
          <table:table-cell table:style-name="ce12" table:formula="of:=4700*[.AC7]*5/1024/(5-[.AC7]*5/1024)" office:value-type="float" office:value="11614.5762711864">
            <text:p>11614,58</text:p>
          </table:table-cell>
          <table:table-cell office:value-type="float" office:value="729">
            <text:p>729</text:p>
          </table:table-cell>
          <table:table-cell table:style-name="ce12" table:formula="of:=4700*[.AE7]*5/1024/(5-[.AE7]*5/1024)" office:value-type="float" office:value="11614.5762711864">
            <text:p>11614,58</text:p>
          </table:table-cell>
          <table:table-cell table:style-name="ce12"/>
          <table:table-cell office:value-type="float" office:value="89.6">
            <text:p>89,6</text:p>
          </table:table-cell>
          <table:table-cell/>
          <table:table-cell table:style-name="ce12" table:formula="of:=AVERAGE([.AD7];[.AF7])" office:value-type="float" office:value="11614.5762711864">
            <text:p>11614,58</text:p>
          </table:table-cell>
          <table:table-cell table:style-name="ce12"/>
          <table:table-cell/>
          <table:table-cell office:value-type="float" office:value="80">
            <text:p>80</text:p>
          </table:table-cell>
          <table:table-cell table:style-name="ce22" office:value-type="float" office:value="12382.5">
            <text:p>1,24E+004</text:p>
          </table:table-cell>
          <table:table-cell table:style-name="ce22" office:value-type="float" office:value="-0.051">
            <text:p>-5,10E-002</text:p>
          </table:table-cell>
          <table:table-cell table:formula="of:=[.AN7]*(1+[.AO7])" office:value-type="float" office:value="11750.9925">
            <text:p>11750,9925</text:p>
          </table:table-cell>
          <table:table-cell table:style-name="ce14" office:value-type="percentage" office:value="0.053">
            <text:p>5,30%</text:p>
          </table:table-cell>
          <table:table-cell table:formula="of:=[.AP7]*(1+[.AQ7])" office:value-type="float" office:value="12373.7951025">
            <text:p>12373,7951025</text:p>
          </table:table-cell>
          <table:table-cell table:number-columns-repeated="980"/>
        </table:table-row>
        <table:table-row table:style-name="ro2">
          <table:table-cell office:value-type="float" office:value="106.1">
            <text:p>106,1</text:p>
          </table:table-cell>
          <table:table-cell office:value-type="float" office:value="624">
            <text:p>624</text:p>
          </table:table-cell>
          <table:table-cell office:value-type="float" office:value="636">
            <text:p>636</text:p>
          </table:table-cell>
          <table:table-cell table:style-name="ce18" table:formula="of:=AVERAGE([.B8:.C8])" office:value-type="float" office:value="630">
            <text:p>630</text:p>
          </table:table-cell>
          <table:table-cell table:style-name="ce14" table:formula="of:=ABS([.B8]-[.D8])/[.D8]" office:value-type="percentage" office:value="0.00952380952380952">
            <text:p>0,95%</text:p>
          </table:table-cell>
          <table:table-cell table:style-name="ce14" table:formula="of:=ABS([.C8]-[.D8])/[.D8]" office:value-type="percentage" office:value="0.00952380952380952">
            <text:p>0,95%</text:p>
          </table:table-cell>
          <table:table-cell table:style-name="ce14"/>
          <table:table-cell office:value-type="float" office:value="101.8">
            <text:p>101,8</text:p>
          </table:table-cell>
          <table:table-cell office:value-type="float" office:value="680">
            <text:p>680</text:p>
          </table:table-cell>
          <table:table-cell office:value-type="float" office:value="693">
            <text:p>693</text:p>
          </table:table-cell>
          <table:table-cell table:style-name="ce18" table:formula="of:=AVERAGE([.I8:.J8])" office:value-type="float" office:value="686.5">
            <text:p>687</text:p>
          </table:table-cell>
          <table:table-cell table:style-name="ce14" table:formula="of:=ABS([.I8]-[.K8])/[.K8]" office:value-type="percentage" office:value="0.00946831755280408">
            <text:p>0,95%</text:p>
          </table:table-cell>
          <table:table-cell table:style-name="ce14" table:formula="of:=ABS([.J8]-[.K8])/[.K8]" office:value-type="percentage" office:value="0.00946831755280408">
            <text:p>0,95%</text:p>
          </table:table-cell>
          <table:table-cell table:style-name="ce18"/>
          <table:table-cell table:style-name="ce19" table:formula="of:=[.D8]*4" office:value-type="float" office:value="2520">
            <text:p>2520</text:p>
          </table:table-cell>
          <table:table-cell table:style-name="ce19" table:formula="of:=[.A8]*8" office:value-type="float" office:value="848.8">
            <text:p>848,8</text:p>
          </table:table-cell>
          <table:table-cell table:style-name="ce14"/>
          <table:table-cell office:value-type="float" office:value="-2.3">
            <text:p>-2,3</text:p>
          </table:table-cell>
          <table:table-cell office:value-type="float" office:value="2.4">
            <text:p>2,4</text:p>
          </table:table-cell>
          <table:table-cell/>
          <table:table-cell office:value-type="float" office:value="624">
            <text:p>624</text:p>
          </table:table-cell>
          <table:table-cell table:style-name="ce12" table:formula="of:=4700*[.U8]*5/1024/(5-[.U8]*5/1024)" office:value-type="float" office:value="7332">
            <text:p>7332,00</text:p>
          </table:table-cell>
          <table:table-cell table:style-name="ce12" table:formula="of:=3977/LN([.V8]/(100000*EXP(-3977/(25+273.15))))-273.15" office:value-type="float" office:value="97.6312271191831">
            <text:p>97,63</text:p>
          </table:table-cell>
          <table:table-cell table:style-name="ce20" table:formula="of:=3950/LN([.V8]/(100000*EXP(-3950/(25+273.15))))-273.15" office:value-type="float" office:value="98.2496659427342">
            <text:p>98,25</text:p>
          </table:table-cell>
          <table:table-cell office:value-type="float" office:value="106.1">
            <text:p>106,1</text:p>
          </table:table-cell>
          <table:table-cell table:style-name="ce21" table:formula="of:=[.W8]+[.R8]" office:value-type="float" office:value="95.3312271191831">
            <text:p>95,33</text:p>
          </table:table-cell>
          <table:table-cell table:style-name="ce21" table:formula="of:=[.W8]+[.S8]" office:value-type="float" office:value="100.031227119183">
            <text:p>100,03</text:p>
          </table:table-cell>
          <table:table-cell table:style-name="ce14" table:formula="of:=([.Y8]-[.W8])/[.W8]" office:value-type="percentage" office:value="0.0867424606932232">
            <text:p>8,67%</text:p>
          </table:table-cell>
          <table:table-cell office:value-type="float" office:value="624">
            <text:p>624</text:p>
          </table:table-cell>
          <table:table-cell table:style-name="ce12" table:formula="of:=4700*[.AC8]*5/1024/(5-[.AC8]*5/1024)" office:value-type="float" office:value="7332">
            <text:p>7332,00</text:p>
          </table:table-cell>
          <table:table-cell office:value-type="float" office:value="636">
            <text:p>636</text:p>
          </table:table-cell>
          <table:table-cell table:style-name="ce12" table:formula="of:=4700*[.AE8]*5/1024/(5-[.AE8]*5/1024)" office:value-type="float" office:value="7704.12371134021">
            <text:p>7704,12</text:p>
          </table:table-cell>
          <table:table-cell table:style-name="ce12"/>
          <table:table-cell office:value-type="float" office:value="106.1">
            <text:p>106,1</text:p>
          </table:table-cell>
          <table:table-cell/>
          <table:table-cell table:style-name="ce12" table:formula="of:=AVERAGE([.AD8];[.AF8])" office:value-type="float" office:value="7518.0618556701">
            <text:p>7518,06</text:p>
          </table:table-cell>
          <table:table-cell table:style-name="ce12"/>
          <table:table-cell/>
          <table:table-cell office:value-type="float" office:value="90">
            <text:p>90</text:p>
          </table:table-cell>
          <table:table-cell table:formula="of:=8980.9" office:value-type="float" office:value="8980.9">
            <text:p>8980,9</text:p>
          </table:table-cell>
          <table:table-cell table:style-name="ce14" office:value-type="percentage" office:value="-0.058">
            <text:p>-5,80%</text:p>
          </table:table-cell>
          <table:table-cell table:formula="of:=[.AN8]*(1+[.AO8])" office:value-type="float" office:value="8460.0078">
            <text:p>8460,0078</text:p>
          </table:table-cell>
          <table:table-cell table:style-name="ce14" office:value-type="percentage" office:value="0.06">
            <text:p>6,00%</text:p>
          </table:table-cell>
          <table:table-cell table:formula="of:=[.AP8]*(1+[.AQ8])" office:value-type="float" office:value="8967.608268">
            <text:p>8967,608268</text:p>
          </table:table-cell>
          <table:table-cell table:number-columns-repeated="980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545">
            <text:p>545</text:p>
          </table:table-cell>
          <table:table-cell table:style-name="ce18" table:formula="of:=AVERAGE([.B9:.C9])" office:value-type="float" office:value="532.5">
            <text:p>533</text:p>
          </table:table-cell>
          <table:table-cell table:style-name="ce14" table:formula="of:=ABS([.B9]-[.D9])/[.D9]" office:value-type="percentage" office:value="0.0234741784037559">
            <text:p>2,35%</text:p>
          </table:table-cell>
          <table:table-cell table:style-name="ce14" table:formula="of:=ABS([.C9]-[.D9])/[.D9]" office:value-type="percentage" office:value="0.0234741784037559">
            <text:p>2,35%</text:p>
          </table:table-cell>
          <table:table-cell table:style-name="ce14"/>
          <table:table-cell office:value-type="float" office:value="114.6">
            <text:p>114,6</text:p>
          </table:table-cell>
          <table:table-cell office:value-type="float" office:value="596">
            <text:p>596</text:p>
          </table:table-cell>
          <table:table-cell office:value-type="float" office:value="608">
            <text:p>608</text:p>
          </table:table-cell>
          <table:table-cell table:style-name="ce18" table:formula="of:=AVERAGE([.I9:.J9])" office:value-type="float" office:value="602">
            <text:p>602</text:p>
          </table:table-cell>
          <table:table-cell table:style-name="ce14" table:formula="of:=ABS([.I9]-[.K9])/[.K9]" office:value-type="percentage" office:value="0.00996677740863787">
            <text:p>1,00%</text:p>
          </table:table-cell>
          <table:table-cell table:style-name="ce14" table:formula="of:=ABS([.J9]-[.K9])/[.K9]" office:value-type="percentage" office:value="0.00996677740863787">
            <text:p>1,00%</text:p>
          </table:table-cell>
          <table:table-cell table:style-name="ce18"/>
          <table:table-cell table:style-name="ce19" table:formula="of:=[.D9]*4" office:value-type="float" office:value="2130">
            <text:p>2130</text:p>
          </table:table-cell>
          <table:table-cell table:style-name="ce19" table:formula="of:=[.A9]*8" office:value-type="float" office:value="960">
            <text:p>960</text:p>
          </table:table-cell>
          <table:table-cell table:style-name="ce14"/>
          <table:table-cell office:value-type="float" office:value="-2.7">
            <text:p>-2,7</text:p>
          </table:table-cell>
          <table:table-cell office:value-type="float" office:value="2.9">
            <text:p>2,9</text:p>
          </table:table-cell>
          <table:table-cell/>
          <table:table-cell office:value-type="float" office:value="520">
            <text:p>520</text:p>
          </table:table-cell>
          <table:table-cell table:style-name="ce12" table:formula="of:=4700*[.U9]*5/1024/(5-[.U9]*5/1024)" office:value-type="float" office:value="4849.20634920635">
            <text:p>4849,21</text:p>
          </table:table-cell>
          <table:table-cell table:style-name="ce12" table:formula="of:=3977/LN([.V9]/(100000*EXP(-3977/(25+273.15))))-273.15" office:value-type="float" office:value="112.495933435314">
            <text:p>112,50</text:p>
          </table:table-cell>
          <table:table-cell table:style-name="ce20" table:formula="of:=3950/LN([.V9]/(100000*EXP(-3950/(25+273.15))))-273.15" office:value-type="float" office:value="113.271074110504">
            <text:p>113,27</text:p>
          </table:table-cell>
          <table:table-cell office:value-type="float" office:value="120">
            <text:p>120</text:p>
          </table:table-cell>
          <table:table-cell table:style-name="ce21" table:formula="of:=[.W9]+[.R9]" office:value-type="float" office:value="109.795933435314">
            <text:p>109,80</text:p>
          </table:table-cell>
          <table:table-cell table:style-name="ce21" table:formula="of:=[.W9]+[.S9]" office:value-type="float" office:value="115.395933435314">
            <text:p>115,40</text:p>
          </table:table-cell>
          <table:table-cell table:style-name="ce14" table:formula="of:=([.Y9]-[.W9])/[.W9]" office:value-type="percentage" office:value="0.0667052251182104">
            <text:p>6,67%</text:p>
          </table:table-cell>
          <table:table-cell office:value-type="float" office:value="520">
            <text:p>520</text:p>
          </table:table-cell>
          <table:table-cell table:style-name="ce12" table:formula="of:=4700*[.AC9]*5/1024/(5-[.AC9]*5/1024)" office:value-type="float" office:value="4849.20634920635">
            <text:p>4849,21</text:p>
          </table:table-cell>
          <table:table-cell office:value-type="float" office:value="545">
            <text:p>545</text:p>
          </table:table-cell>
          <table:table-cell table:style-name="ce12" table:formula="of:=4700*[.AE9]*5/1024/(5-[.AE9]*5/1024)" office:value-type="float" office:value="5347.59916492693">
            <text:p>5347,60</text:p>
          </table:table-cell>
          <table:table-cell table:style-name="ce12"/>
          <table:table-cell office:value-type="float" office:value="120">
            <text:p>120</text:p>
          </table:table-cell>
          <table:table-cell/>
          <table:table-cell table:style-name="ce12" table:formula="of:=AVERAGE([.AD9];[.AF9])" office:value-type="float" office:value="5098.40275706664">
            <text:p>5098,40</text:p>
          </table:table-cell>
          <table:table-cell table:style-name="ce12"/>
          <table:table-cell/>
          <table:table-cell office:value-type="float" office:value="110">
            <text:p>110</text:p>
          </table:table-cell>
          <table:table-cell table:formula="of:=4931.9" office:value-type="float" office:value="4931.9">
            <text:p>4931,9</text:p>
          </table:table-cell>
          <table:table-cell table:style-name="ce14" office:value-type="percentage" office:value="-0.069">
            <text:p>-6,90%</text:p>
          </table:table-cell>
          <table:table-cell table:formula="of:=[.AN9]*(1+[.AO9])" office:value-type="float" office:value="4591.5989">
            <text:p>4591,5989</text:p>
          </table:table-cell>
          <table:table-cell table:style-name="ce14" office:value-type="percentage" office:value="0.073">
            <text:p>7,30%</text:p>
          </table:table-cell>
          <table:table-cell table:formula="of:=[.AP9]*(1+[.AQ9])" office:value-type="float" office:value="4926.7856197">
            <text:p>4926,7856197</text:p>
          </table:table-cell>
          <table:table-cell table:number-columns-repeated="980"/>
        </table:table-row>
        <table:table-row table:style-name="ro2">
          <table:table-cell office:value-type="float" office:value="133.3">
            <text:p>133,3</text:p>
          </table:table-cell>
          <table:table-cell office:value-type="float" office:value="444">
            <text:p>444</text:p>
          </table:table-cell>
          <table:table-cell office:value-type="float" office:value="466">
            <text:p>466</text:p>
          </table:table-cell>
          <table:table-cell table:style-name="ce18" table:formula="of:=AVERAGE([.B10:.C10])" office:value-type="float" office:value="455">
            <text:p>455</text:p>
          </table:table-cell>
          <table:table-cell table:style-name="ce14" table:formula="of:=ABS([.B10]-[.D10])/[.D10]" office:value-type="percentage" office:value="0.0241758241758242">
            <text:p>2,42%</text:p>
          </table:table-cell>
          <table:table-cell table:style-name="ce14" table:formula="of:=ABS([.C10]-[.D10])/[.D10]" office:value-type="percentage" office:value="0.0241758241758242">
            <text:p>2,42%</text:p>
          </table:table-cell>
          <table:table-cell table:style-name="ce14"/>
          <table:table-cell office:value-type="float" office:value="130.4">
            <text:p>130,4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table:style-name="ce18" table:formula="of:=AVERAGE([.I10:.J10])" office:value-type="float" office:value="509">
            <text:p>509</text:p>
          </table:table-cell>
          <table:table-cell table:style-name="ce14" table:formula="of:=ABS([.I10]-[.K10])/[.K10]" office:value-type="percentage" office:value="0.00785854616895874">
            <text:p>0,79%</text:p>
          </table:table-cell>
          <table:table-cell table:style-name="ce14" table:formula="of:=ABS([.J10]-[.K10])/[.K10]" office:value-type="percentage" office:value="0.00785854616895874">
            <text:p>0,79%</text:p>
          </table:table-cell>
          <table:table-cell table:style-name="ce18"/>
          <table:table-cell table:style-name="ce19" table:formula="of:=[.D10]*4" office:value-type="float" office:value="1820">
            <text:p>1820</text:p>
          </table:table-cell>
          <table:table-cell table:style-name="ce19" table:formula="of:=[.A10]*8" office:value-type="float" office:value="1066.4">
            <text:p>1066,4</text:p>
          </table:table-cell>
          <table:table-cell table:style-name="ce14"/>
          <table:table-cell office:value-type="float" office:value="-3.1">
            <text:p>-3,1</text:p>
          </table:table-cell>
          <table:table-cell office:value-type="float" office:value="3.3">
            <text:p>3,3</text:p>
          </table:table-cell>
          <table:table-cell/>
          <table:table-cell office:value-type="float" office:value="444">
            <text:p>444</text:p>
          </table:table-cell>
          <table:table-cell table:style-name="ce12" table:formula="of:=4700*[.U10]*5/1024/(5-[.U10]*5/1024)" office:value-type="float" office:value="3597.93103448276">
            <text:p>3597,93</text:p>
          </table:table-cell>
          <table:table-cell table:style-name="ce12" table:formula="of:=3977/LN([.V10]/(100000*EXP(-3977/(25+273.15))))-273.15" office:value-type="float" office:value="123.989551012562">
            <text:p>123,99</text:p>
          </table:table-cell>
          <table:table-cell table:style-name="ce20" table:formula="of:=3950/LN([.V10]/(100000*EXP(-3950/(25+273.15))))-273.15" office:value-type="float" office:value="124.892890678786">
            <text:p>124,89</text:p>
          </table:table-cell>
          <table:table-cell office:value-type="float" office:value="133.3">
            <text:p>133,3</text:p>
          </table:table-cell>
          <table:table-cell table:style-name="ce21" table:formula="of:=[.W10]+[.R10]" office:value-type="float" office:value="120.889551012562">
            <text:p>120,89</text:p>
          </table:table-cell>
          <table:table-cell table:style-name="ce21" table:formula="of:=[.W10]+[.S10]" office:value-type="float" office:value="127.289551012562">
            <text:p>127,29</text:p>
          </table:table-cell>
          <table:table-cell table:style-name="ce14" table:formula="of:=([.Y10]-[.W10])/[.W10]" office:value-type="percentage" office:value="0.0750905936137698">
            <text:p>7,51%</text:p>
          </table:table-cell>
          <table:table-cell office:value-type="float" office:value="444">
            <text:p>444</text:p>
          </table:table-cell>
          <table:table-cell table:style-name="ce12" table:formula="of:=4700*[.AC10]*5/1024/(5-[.AC10]*5/1024)" office:value-type="float" office:value="3597.93103448276">
            <text:p>3597,93</text:p>
          </table:table-cell>
          <table:table-cell office:value-type="float" office:value="466">
            <text:p>466</text:p>
          </table:table-cell>
          <table:table-cell table:style-name="ce12" table:formula="of:=4700*[.AE10]*5/1024/(5-[.AE10]*5/1024)" office:value-type="float" office:value="3925.08960573477">
            <text:p>3925,09</text:p>
          </table:table-cell>
          <table:table-cell table:style-name="ce12"/>
          <table:table-cell office:value-type="float" office:value="133.3">
            <text:p>133,3</text:p>
          </table:table-cell>
          <table:table-cell/>
          <table:table-cell table:style-name="ce12" table:formula="of:=AVERAGE([.AD10];[.AF10])" office:value-type="float" office:value="3761.51032010876">
            <text:p>3761,51</text:p>
          </table:table-cell>
          <table:table-cell table:style-name="ce12"/>
          <table:table-cell/>
          <table:table-cell office:value-type="float" office:value="120">
            <text:p>120</text:p>
          </table:table-cell>
          <table:table-cell table:style-name="ce22" office:value-type="float" office:value="3726.8">
            <text:p>3,73E+003</text:p>
          </table:table-cell>
          <table:table-cell table:style-name="ce22" office:value-type="float" office:value="-0.074">
            <text:p>-7,40E-002</text:p>
          </table:table-cell>
          <table:table-cell table:formula="of:=[.AN10]*(1+[.AO10])" office:value-type="float" office:value="3451.0168">
            <text:p>3451,0168</text:p>
          </table:table-cell>
          <table:table-cell table:style-name="ce14" office:value-type="percentage" office:value="0.079">
            <text:p>7,90%</text:p>
          </table:table-cell>
          <table:table-cell table:formula="of:=[.AP10]*(1+[.AQ10])" office:value-type="float" office:value="3723.6471272">
            <text:p>3723,6471272</text:p>
          </table:table-cell>
          <table:table-cell table:number-columns-repeated="980"/>
        </table:table-row>
        <table:table-row table:style-name="ro2">
          <table:table-cell office:value-type="float" office:value="147.8">
            <text:p>147,8</text:p>
          </table:table-cell>
          <table:table-cell office:value-type="float" office:value="364">
            <text:p>364</text:p>
          </table:table-cell>
          <table:table-cell office:value-type="float" office:value="389">
            <text:p>389</text:p>
          </table:table-cell>
          <table:table-cell table:style-name="ce18" table:formula="of:=AVERAGE([.B11:.C11])" office:value-type="float" office:value="376.5">
            <text:p>377</text:p>
          </table:table-cell>
          <table:table-cell table:style-name="ce14" table:formula="of:=ABS([.B11]-[.D11])/[.D11]" office:value-type="percentage" office:value="0.0332005312084993">
            <text:p>3,32%</text:p>
          </table:table-cell>
          <table:table-cell table:style-name="ce14" table:formula="of:=ABS([.C11]-[.D11])/[.D11]" office:value-type="percentage" office:value="0.0332005312084993">
            <text:p>3,32%</text:p>
          </table:table-cell>
          <table:table-cell table:style-name="ce14"/>
          <table:table-cell office:value-type="float" office:value="144.8">
            <text:p>144,8</text:p>
          </table:table-cell>
          <table:table-cell office:value-type="float" office:value="419">
            <text:p>419</text:p>
          </table:table-cell>
          <table:table-cell office:value-type="float" office:value="427">
            <text:p>427</text:p>
          </table:table-cell>
          <table:table-cell table:style-name="ce18" table:formula="of:=AVERAGE([.I11:.J11])" office:value-type="float" office:value="423">
            <text:p>423</text:p>
          </table:table-cell>
          <table:table-cell table:style-name="ce14" table:formula="of:=ABS([.I11]-[.K11])/[.K11]" office:value-type="percentage" office:value="0.00945626477541371">
            <text:p>0,95%</text:p>
          </table:table-cell>
          <table:table-cell table:style-name="ce14" table:formula="of:=ABS([.J11]-[.K11])/[.K11]" office:value-type="percentage" office:value="0.00945626477541371">
            <text:p>0,95%</text:p>
          </table:table-cell>
          <table:table-cell table:style-name="ce18"/>
          <table:table-cell table:style-name="ce19" table:formula="of:=[.D11]*4" office:value-type="float" office:value="1506">
            <text:p>1506</text:p>
          </table:table-cell>
          <table:table-cell table:style-name="ce19" table:formula="of:=[.A11]*8" office:value-type="float" office:value="1182.4">
            <text:p>1182,4</text:p>
          </table:table-cell>
          <table:table-cell table:style-name="ce14"/>
          <table:table-cell office:value-type="float" office:value="-3.5">
            <text:p>-3,5</text:p>
          </table:table-cell>
          <table:table-cell office:value-type="float" office:value="3.8">
            <text:p>3,8</text:p>
          </table:table-cell>
          <table:table-cell/>
          <table:table-cell office:value-type="float" office:value="364">
            <text:p>364</text:p>
          </table:table-cell>
          <table:table-cell table:style-name="ce12" table:formula="of:=4700*[.U11]*5/1024/(5-[.U11]*5/1024)" office:value-type="float" office:value="2592.12121212121">
            <text:p>2592,12</text:p>
          </table:table-cell>
          <table:table-cell table:style-name="ce12" table:formula="of:=3977/LN([.V11]/(100000*EXP(-3977/(25+273.15))))-273.15" office:value-type="float" office:value="137.432870381701">
            <text:p>137,43</text:p>
          </table:table-cell>
          <table:table-cell table:style-name="ce20" table:formula="of:=3950/LN([.V11]/(100000*EXP(-3950/(25+273.15))))-273.15" office:value-type="float" office:value="138.493947348347">
            <text:p>138,49</text:p>
          </table:table-cell>
          <table:table-cell office:value-type="float" office:value="147.8">
            <text:p>147,8</text:p>
          </table:table-cell>
          <table:table-cell table:style-name="ce21" table:formula="of:=[.W11]+[.R11]" office:value-type="float" office:value="133.932870381701">
            <text:p>133,93</text:p>
          </table:table-cell>
          <table:table-cell table:style-name="ce21" table:formula="of:=[.W11]+[.S11]" office:value-type="float" office:value="141.232870381701">
            <text:p>141,23</text:p>
          </table:table-cell>
          <table:table-cell table:style-name="ce14" table:formula="of:=([.Y11]-[.W11])/[.W11]" office:value-type="percentage" office:value="0.0754341344214493">
            <text:p>7,54%</text:p>
          </table:table-cell>
          <table:table-cell office:value-type="float" office:value="364">
            <text:p>364</text:p>
          </table:table-cell>
          <table:table-cell table:style-name="ce12" table:formula="of:=4700*[.AC11]*5/1024/(5-[.AC11]*5/1024)" office:value-type="float" office:value="2592.12121212121">
            <text:p>2592,12</text:p>
          </table:table-cell>
          <table:table-cell office:value-type="float" office:value="389">
            <text:p>389</text:p>
          </table:table-cell>
          <table:table-cell table:style-name="ce12" table:formula="of:=4700*[.AE11]*5/1024/(5-[.AE11]*5/1024)" office:value-type="float" office:value="2879.2125984252">
            <text:p>2879,21</text:p>
          </table:table-cell>
          <table:table-cell table:style-name="ce12"/>
          <table:table-cell office:value-type="float" office:value="147.8">
            <text:p>147,8</text:p>
          </table:table-cell>
          <table:table-cell/>
          <table:table-cell table:style-name="ce12" table:formula="of:=AVERAGE([.AD11];[.AF11])" office:value-type="float" office:value="2735.6669052732">
            <text:p>2735,67</text:p>
          </table:table-cell>
          <table:table-cell table:style-name="ce12"/>
          <table:table-cell/>
          <table:table-cell office:value-type="float" office:value="130">
            <text:p>130</text:p>
          </table:table-cell>
          <table:table-cell table:style-name="ce22" office:value-type="float" office:value="2849.8">
            <text:p>2,85E+003</text:p>
          </table:table-cell>
          <table:table-cell table:style-name="ce22" office:value-type="float" office:value="-0.08">
            <text:p>-8,00E-002</text:p>
          </table:table-cell>
          <table:table-cell table:formula="of:=[.AN11]*(1+[.AO11])" office:value-type="float" office:value="2621.816">
            <text:p>2621,816</text:p>
          </table:table-cell>
          <table:table-cell table:style-name="ce14" office:value-type="percentage" office:value="0.085">
            <text:p>8,50%</text:p>
          </table:table-cell>
          <table:table-cell table:formula="of:=[.AP11]*(1+[.AQ11])" office:value-type="float" office:value="2844.67036">
            <text:p>2844,67036</text:p>
          </table:table-cell>
          <table:table-cell table:number-columns-repeated="980"/>
        </table:table-row>
        <table:table-row table:style-name="ro2">
          <table:table-cell office:value-type="float" office:value="157.3">
            <text:p>157,3</text:p>
          </table:table-cell>
          <table:table-cell office:value-type="float" office:value="326">
            <text:p>326</text:p>
          </table:table-cell>
          <table:table-cell office:value-type="float" office:value="336">
            <text:p>336</text:p>
          </table:table-cell>
          <table:table-cell table:style-name="ce18" table:formula="of:=AVERAGE([.B12:.C12])" office:value-type="float" office:value="331">
            <text:p>331</text:p>
          </table:table-cell>
          <table:table-cell table:style-name="ce14" table:formula="of:=ABS([.B12]-[.D12])/[.D12]" office:value-type="percentage" office:value="0.0151057401812689">
            <text:p>1,51%</text:p>
          </table:table-cell>
          <table:table-cell table:style-name="ce14" table:formula="of:=ABS([.C12]-[.D12])/[.D12]" office:value-type="percentage" office:value="0.0151057401812689">
            <text:p>1,51%</text:p>
          </table:table-cell>
          <table:table-cell table:style-name="ce14"/>
          <table:table-cell office:value-type="float" office:value="154.6">
            <text:p>154,6</text:p>
          </table:table-cell>
          <table:table-cell office:value-type="float" office:value="367">
            <text:p>367</text:p>
          </table:table-cell>
          <table:table-cell office:value-type="float" office:value="366">
            <text:p>366</text:p>
          </table:table-cell>
          <table:table-cell table:style-name="ce18" table:formula="of:=AVERAGE([.I12:.J12])" office:value-type="float" office:value="366.5">
            <text:p>367</text:p>
          </table:table-cell>
          <table:table-cell table:style-name="ce14" table:formula="of:=ABS([.I12]-[.K12])/[.K12]" office:value-type="percentage" office:value="0.00136425648021828">
            <text:p>0,14%</text:p>
          </table:table-cell>
          <table:table-cell table:style-name="ce14" table:formula="of:=ABS([.J12]-[.K12])/[.K12]" office:value-type="percentage" office:value="0.00136425648021828">
            <text:p>0,14%</text:p>
          </table:table-cell>
          <table:table-cell table:style-name="ce18"/>
          <table:table-cell table:style-name="ce19" table:formula="of:=[.D12]*4" office:value-type="float" office:value="1324">
            <text:p>1324</text:p>
          </table:table-cell>
          <table:table-cell table:style-name="ce19" table:formula="of:=[.A12]*8" office:value-type="float" office:value="1258.4">
            <text:p>1258,4</text:p>
          </table:table-cell>
          <table:table-cell table:style-name="ce14"/>
          <table:table-cell office:value-type="float" office:value="-3.9">
            <text:p>-3,9</text:p>
          </table:table-cell>
          <table:table-cell office:value-type="float" office:value="4.2">
            <text:p>4,2</text:p>
          </table:table-cell>
          <table:table-cell/>
          <table:table-cell office:value-type="float" office:value="326">
            <text:p>326</text:p>
          </table:table-cell>
          <table:table-cell table:style-name="ce12" table:formula="of:=4700*[.U12]*5/1024/(5-[.U12]*5/1024)" office:value-type="float" office:value="2195.12893982808">
            <text:p>2195,13</text:p>
          </table:table-cell>
          <table:table-cell table:style-name="ce12" table:formula="of:=3977/LN([.V12]/(100000*EXP(-3977/(25+273.15))))-273.15" office:value-type="float" office:value="144.602365794652">
            <text:p>144,60</text:p>
          </table:table-cell>
          <table:table-cell table:style-name="ce20" table:formula="of:=3950/LN([.V12]/(100000*EXP(-3950/(25+273.15))))-273.15" office:value-type="float" office:value="145.751003387275">
            <text:p>145,75</text:p>
          </table:table-cell>
          <table:table-cell office:value-type="float" office:value="157.3">
            <text:p>157,3</text:p>
          </table:table-cell>
          <table:table-cell table:style-name="ce21" table:formula="of:=[.W12]+[.R12]" office:value-type="float" office:value="140.702365794652">
            <text:p>140,70</text:p>
          </table:table-cell>
          <table:table-cell table:style-name="ce21" table:formula="of:=[.W12]+[.S12]" office:value-type="float" office:value="148.802365794652">
            <text:p>148,80</text:p>
          </table:table-cell>
          <table:table-cell table:style-name="ce14" table:formula="of:=([.Y12]-[.W12])/[.W12]" office:value-type="percentage" office:value="0.0878106947667763">
            <text:p>8,78%</text:p>
          </table:table-cell>
          <table:table-cell office:value-type="float" office:value="326">
            <text:p>326</text:p>
          </table:table-cell>
          <table:table-cell table:style-name="ce12" table:formula="of:=4700*[.AC12]*5/1024/(5-[.AC12]*5/1024)" office:value-type="float" office:value="2195.12893982808">
            <text:p>2195,13</text:p>
          </table:table-cell>
          <table:table-cell office:value-type="float" office:value="336">
            <text:p>336</text:p>
          </table:table-cell>
          <table:table-cell table:style-name="ce12" table:formula="of:=4700*[.AE12]*5/1024/(5-[.AE12]*5/1024)" office:value-type="float" office:value="2295.3488372093">
            <text:p>2295,35</text:p>
          </table:table-cell>
          <table:table-cell table:style-name="ce12"/>
          <table:table-cell office:value-type="float" office:value="157.3">
            <text:p>157,3</text:p>
          </table:table-cell>
          <table:table-cell/>
          <table:table-cell table:style-name="ce12" table:formula="of:=AVERAGE([.AD12];[.AF12])" office:value-type="float" office:value="2245.23888851869">
            <text:p>2245,24</text:p>
          </table:table-cell>
          <table:table-cell table:style-name="ce12"/>
          <table:table-cell/>
          <table:table-cell office:value-type="float" office:value="140">
            <text:p>140</text:p>
          </table:table-cell>
          <table:table-cell table:style-name="ce22" office:value-type="float" office:value="2203.4">
            <text:p>2,20E+003</text:p>
          </table:table-cell>
          <table:table-cell table:style-name="ce22" office:value-type="float" office:value="-0.084">
            <text:p>-8,40E-002</text:p>
          </table:table-cell>
          <table:table-cell table:formula="of:=[.AN12]*(1+[.AO12])" office:value-type="float" office:value="2018.3144">
            <text:p>2018,3144</text:p>
          </table:table-cell>
          <table:table-cell table:style-name="ce14" office:value-type="percentage" office:value="0.091">
            <text:p>9,10%</text:p>
          </table:table-cell>
          <table:table-cell table:formula="of:=[.AP12]*(1+[.AQ12])" office:value-type="float" office:value="2201.9810104">
            <text:p>2201,9810104</text:p>
          </table:table-cell>
          <table:table-cell table:number-columns-repeated="980"/>
        </table:table-row>
        <table:table-row table:style-name="ro2">
          <table:table-cell office:value-type="float" office:value="175.1">
            <text:p>175,1</text:p>
          </table:table-cell>
          <table:table-cell office:value-type="float" office:value="246">
            <text:p>246</text:p>
          </table:table-cell>
          <table:table-cell office:value-type="float" office:value="261">
            <text:p>261</text:p>
          </table:table-cell>
          <table:table-cell table:style-name="ce18" table:formula="of:=AVERAGE([.B13:.C13])" office:value-type="float" office:value="253.5">
            <text:p>254</text:p>
          </table:table-cell>
          <table:table-cell table:style-name="ce14" table:formula="of:=ABS([.B13]-[.D13])/[.D13]" office:value-type="percentage" office:value="0.029585798816568">
            <text:p>2,96%</text:p>
          </table:table-cell>
          <table:table-cell table:style-name="ce14" table:formula="of:=ABS([.C13]-[.D13])/[.D13]" office:value-type="percentage" office:value="0.029585798816568">
            <text:p>2,96%</text:p>
          </table:table-cell>
          <table:table-cell table:style-name="ce14"/>
          <table:table-cell office:value-type="float" office:value="167.7">
            <text:p>167,7</text:p>
          </table:table-cell>
          <table:table-cell office:value-type="float" office:value="306">
            <text:p>306</text:p>
          </table:table-cell>
          <table:table-cell office:value-type="float" office:value="304">
            <text:p>304</text:p>
          </table:table-cell>
          <table:table-cell table:style-name="ce18" table:formula="of:=AVERAGE([.I13:.J13])" office:value-type="float" office:value="305">
            <text:p>305</text:p>
          </table:table-cell>
          <table:table-cell table:style-name="ce14" table:formula="of:=ABS([.I13]-[.K13])/[.K13]" office:value-type="percentage" office:value="0.00327868852459016">
            <text:p>0,33%</text:p>
          </table:table-cell>
          <table:table-cell table:style-name="ce14" table:formula="of:=ABS([.J13]-[.K13])/[.K13]" office:value-type="percentage" office:value="0.00327868852459016">
            <text:p>0,33%</text:p>
          </table:table-cell>
          <table:table-cell table:style-name="ce18"/>
          <table:table-cell table:style-name="ce19" table:formula="of:=[.D13]*4" office:value-type="float" office:value="1014">
            <text:p>1014</text:p>
          </table:table-cell>
          <table:table-cell table:style-name="ce19" table:formula="of:=[.A13]*8" office:value-type="float" office:value="1400.8">
            <text:p>1400,8</text:p>
          </table:table-cell>
          <table:table-cell table:style-name="ce14"/>
          <table:table-cell office:value-type="float" office:value="-4.5">
            <text:p>-4,5</text:p>
          </table:table-cell>
          <table:table-cell office:value-type="float" office:value="4.9">
            <text:p>4,9</text:p>
          </table:table-cell>
          <table:table-cell/>
          <table:table-cell office:value-type="float" office:value="246">
            <text:p>246</text:p>
          </table:table-cell>
          <table:table-cell table:style-name="ce12" table:formula="of:=4700*[.U13]*5/1024/(5-[.U13]*5/1024)" office:value-type="float" office:value="1486.11825192802">
            <text:p>1486,12</text:p>
          </table:table-cell>
          <table:table-cell table:style-name="ce12" table:formula="of:=3977/LN([.V13]/(100000*EXP(-3977/(25+273.15))))-273.15" office:value-type="float" office:value="162.45071689211">
            <text:p>162,45</text:p>
          </table:table-cell>
          <table:table-cell table:style-name="ce20" table:formula="of:=3950/LN([.V13]/(100000*EXP(-3950/(25+273.15))))-273.15" office:value-type="float" office:value="163.827730299242">
            <text:p>163,83</text:p>
          </table:table-cell>
          <table:table-cell office:value-type="float" office:value="175.1">
            <text:p>175,1</text:p>
          </table:table-cell>
          <table:table-cell table:style-name="ce21" table:formula="of:=[.W13]+[.R13]" office:value-type="float" office:value="157.95071689211">
            <text:p>157,95</text:p>
          </table:table-cell>
          <table:table-cell table:style-name="ce21" table:formula="of:=[.W13]+[.S13]" office:value-type="float" office:value="167.35071689211">
            <text:p>167,35</text:p>
          </table:table-cell>
          <table:table-cell table:style-name="ce14" table:formula="of:=([.Y13]-[.W13])/[.W13]" office:value-type="percentage" office:value="0.0778653572596487">
            <text:p>7,79%</text:p>
          </table:table-cell>
          <table:table-cell office:value-type="float" office:value="246">
            <text:p>246</text:p>
          </table:table-cell>
          <table:table-cell table:style-name="ce12" table:formula="of:=4700*[.AC13]*5/1024/(5-[.AC13]*5/1024)" office:value-type="float" office:value="1486.11825192802">
            <text:p>1486,12</text:p>
          </table:table-cell>
          <table:table-cell office:value-type="float" office:value="261">
            <text:p>261</text:p>
          </table:table-cell>
          <table:table-cell table:style-name="ce12" table:formula="of:=4700*[.AE13]*5/1024/(5-[.AE13]*5/1024)" office:value-type="float" office:value="1607.73263433814">
            <text:p>1607,73</text:p>
          </table:table-cell>
          <table:table-cell table:style-name="ce12"/>
          <table:table-cell office:value-type="float" office:value="175.1">
            <text:p>175,1</text:p>
          </table:table-cell>
          <table:table-cell/>
          <table:table-cell table:style-name="ce12" table:formula="of:=AVERAGE([.AD13];[.AF13])" office:value-type="float" office:value="1546.92544313308">
            <text:p>1546,93</text:p>
          </table:table-cell>
          <table:table-cell table:style-name="ce12"/>
          <table:table-cell/>
          <table:table-cell office:value-type="float" office:value="150">
            <text:p>150</text:p>
          </table:table-cell>
          <table:table-cell table:style-name="ce22" office:value-type="float" office:value="1721.5">
            <text:p>1,72E+003</text:p>
          </table:table-cell>
          <table:table-cell table:style-name="ce22" office:value-type="float" office:value="-0.089">
            <text:p>-8,90E-002</text:p>
          </table:table-cell>
          <table:table-cell table:formula="of:=[.AN13]*(1+[.AO13])" office:value-type="float" office:value="1568.2865">
            <text:p>1568,2865</text:p>
          </table:table-cell>
          <table:table-cell table:style-name="ce14" office:value-type="percentage" office:value="0.096">
            <text:p>9,60%</text:p>
          </table:table-cell>
          <table:table-cell table:formula="of:=[.AP13]*(1+[.AQ13])" office:value-type="float" office:value="1718.842004">
            <text:p>1718,842004</text:p>
          </table:table-cell>
          <table:table-cell table:number-columns-repeated="980"/>
        </table:table-row>
        <table:table-row table:style-name="ro2">
          <table:table-cell office:value-type="float" office:value="188.8">
            <text:p>188,8</text:p>
          </table:table-cell>
          <table:table-cell table:style-name="ce17" office:value-type="float" office:value="196">
            <text:p>196</text:p>
          </table:table-cell>
          <table:table-cell office:value-type="float" office:value="214">
            <text:p>214</text:p>
          </table:table-cell>
          <table:table-cell table:style-name="ce18" table:formula="of:=AVERAGE([.B14:.C14])" office:value-type="float" office:value="205">
            <text:p>205</text:p>
          </table:table-cell>
          <table:table-cell table:style-name="ce14" table:formula="of:=ABS([.B14]-[.D14])/[.D14]" office:value-type="percentage" office:value="0.0439024390243902">
            <text:p>4,39%</text:p>
          </table:table-cell>
          <table:table-cell table:style-name="ce14" table:formula="of:=ABS([.C14]-[.D14])/[.D14]" office:value-type="percentage" office:value="0.0439024390243902">
            <text:p>4,39%</text:p>
          </table:table-cell>
          <table:table-cell table:style-name="ce14"/>
          <table:table-cell office:value-type="float" office:value="180.8">
            <text:p>180,8</text:p>
          </table:table-cell>
          <table:table-cell table:style-name="ce17" office:value-type="float" office:value="249">
            <text:p>249</text:p>
          </table:table-cell>
          <table:table-cell office:value-type="float" office:value="246">
            <text:p>246</text:p>
          </table:table-cell>
          <table:table-cell table:style-name="ce18" table:formula="of:=AVERAGE([.I14:.J14])" office:value-type="float" office:value="247.5">
            <text:p>248</text:p>
          </table:table-cell>
          <table:table-cell table:style-name="ce14" table:formula="of:=ABS([.I14]-[.K14])/[.K14]" office:value-type="percentage" office:value="0.00606060606060606">
            <text:p>0,61%</text:p>
          </table:table-cell>
          <table:table-cell table:style-name="ce14" table:formula="of:=ABS([.J14]-[.K14])/[.K14]" office:value-type="percentage" office:value="0.00606060606060606">
            <text:p>0,61%</text:p>
          </table:table-cell>
          <table:table-cell table:style-name="ce18"/>
          <table:table-cell table:style-name="ce19" table:formula="of:=[.D14]*4" office:value-type="float" office:value="820">
            <text:p>820</text:p>
          </table:table-cell>
          <table:table-cell table:style-name="ce19" table:formula="of:=[.A14]*8" office:value-type="float" office:value="1510.4">
            <text:p>1510,4</text:p>
          </table:table-cell>
          <table:table-cell table:style-name="ce14"/>
          <table:table-cell office:value-type="float" office:value="-5">
            <text:p>-5</text:p>
          </table:table-cell>
          <table:table-cell office:value-type="float" office:value="5.4">
            <text:p>5,4</text:p>
          </table:table-cell>
          <table:table-cell/>
          <table:table-cell table:style-name="ce17" office:value-type="float" office:value="196">
            <text:p>196</text:p>
          </table:table-cell>
          <table:table-cell table:style-name="ce12" table:formula="of:=4700*[.U14]*5/1024/(5-[.U14]*5/1024)" office:value-type="float" office:value="1112.56038647343">
            <text:p>1112,56</text:p>
          </table:table-cell>
          <table:table-cell table:style-name="ce12" table:formula="of:=3977/LN([.V14]/(100000*EXP(-3977/(25+273.15))))-273.15" office:value-type="float" office:value="176.715647207746">
            <text:p>176,72</text:p>
          </table:table-cell>
          <table:table-cell table:style-name="ce20" table:formula="of:=3950/LN([.V14]/(100000*EXP(-3950/(25+273.15))))-273.15" office:value-type="float" office:value="178.285859173754">
            <text:p>178,29</text:p>
          </table:table-cell>
          <table:table-cell office:value-type="float" office:value="188.8">
            <text:p>188,8</text:p>
          </table:table-cell>
          <table:table-cell table:style-name="ce21" table:formula="of:=[.W14]+[.R14]" office:value-type="float" office:value="171.715647207746">
            <text:p>171,72</text:p>
          </table:table-cell>
          <table:table-cell table:style-name="ce21" table:formula="of:=[.W14]+[.S14]" office:value-type="float" office:value="182.115647207746">
            <text:p>182,12</text:p>
          </table:table-cell>
          <table:table-cell table:style-name="ce14" table:formula="of:=([.Y14]-[.W14])/[.W14]" office:value-type="percentage" office:value="0.0683830378531682">
            <text:p>6,84%</text:p>
          </table:table-cell>
          <table:table-cell table:style-name="ce17" office:value-type="float" office:value="196">
            <text:p>196</text:p>
          </table:table-cell>
          <table:table-cell table:style-name="ce12" table:formula="of:=4700*[.AC14]*5/1024/(5-[.AC14]*5/1024)" office:value-type="float" office:value="1112.56038647343">
            <text:p>1112,56</text:p>
          </table:table-cell>
          <table:table-cell office:value-type="float" office:value="214">
            <text:p>214</text:p>
          </table:table-cell>
          <table:table-cell table:style-name="ce12" table:formula="of:=4700*[.AE14]*5/1024/(5-[.AE14]*5/1024)" office:value-type="float" office:value="1241.72839506173">
            <text:p>1241,73</text:p>
          </table:table-cell>
          <table:table-cell table:style-name="ce12"/>
          <table:table-cell office:value-type="float" office:value="188.8">
            <text:p>188,8</text:p>
          </table:table-cell>
          <table:table-cell/>
          <table:table-cell table:style-name="ce12" table:formula="of:=AVERAGE([.AD14];[.AF14])" office:value-type="float" office:value="1177.14439076758">
            <text:p>1177,14</text:p>
          </table:table-cell>
          <table:table-cell table:style-name="ce12"/>
          <table:table-cell/>
          <table:table-cell office:value-type="float" office:value="160">
            <text:p>160</text:p>
          </table:table-cell>
          <table:table-cell table:style-name="ce22" office:value-type="float" office:value="1358.2">
            <text:p>1,36E+003</text:p>
          </table:table-cell>
          <table:table-cell table:style-name="ce22" office:value-type="float" office:value="-0.094">
            <text:p>-9,40E-002</text:p>
          </table:table-cell>
          <table:table-cell table:formula="of:=[.AN14]*(1+[.AO14])" office:value-type="float" office:value="1230.5292">
            <text:p>1230,5292</text:p>
          </table:table-cell>
          <table:table-cell table:style-name="ce14" office:value-type="percentage" office:value="0.101">
            <text:p>10,10%</text:p>
          </table:table-cell>
          <table:table-cell table:formula="of:=[.AP14]*(1+[.AQ14])" office:value-type="float" office:value="1354.8126492">
            <text:p>1354,8126492</text:p>
          </table:table-cell>
          <table:table-cell table:number-columns-repeated="980"/>
        </table:table-row>
        <table:table-row table:style-name="ro2">
          <table:table-cell office:value-type="float" office:value="202.2">
            <text:p>202,2</text:p>
          </table:table-cell>
          <table:table-cell office:value-type="float" office:value="156">
            <text:p>156</text:p>
          </table:table-cell>
          <table:table-cell office:value-type="float" office:value="170">
            <text:p>170</text:p>
          </table:table-cell>
          <table:table-cell table:style-name="ce18" table:formula="of:=AVERAGE([.B15:.C15])" office:value-type="float" office:value="163">
            <text:p>163</text:p>
          </table:table-cell>
          <table:table-cell table:style-name="ce14" table:formula="of:=ABS([.B15]-[.D15])/[.D15]" office:value-type="percentage" office:value="0.0429447852760736">
            <text:p>4,29%</text:p>
          </table:table-cell>
          <table:table-cell table:style-name="ce14" table:formula="of:=ABS([.C15]-[.D15])/[.D15]" office:value-type="percentage" office:value="0.0429447852760736">
            <text:p>4,29%</text:p>
          </table:table-cell>
          <table:table-cell table:style-name="ce14"/>
          <table:table-cell office:value-type="float" office:value="197.1">
            <text:p>197,1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style-name="ce18" table:formula="of:=AVERAGE([.I15:.J15])" office:value-type="float" office:value="185.5">
            <text:p>186</text:p>
          </table:table-cell>
          <table:table-cell table:style-name="ce14" table:formula="of:=ABS([.I15]-[.K15])/[.K15]" office:value-type="percentage" office:value="0.00269541778975741">
            <text:p>0,27%</text:p>
          </table:table-cell>
          <table:table-cell table:style-name="ce14" table:formula="of:=ABS([.J15]-[.K15])/[.K15]" office:value-type="percentage" office:value="0.00269541778975741">
            <text:p>0,27%</text:p>
          </table:table-cell>
          <table:table-cell table:style-name="ce18"/>
          <table:table-cell table:style-name="ce19" table:formula="of:=[.D15]*4" office:value-type="float" office:value="652">
            <text:p>652</text:p>
          </table:table-cell>
          <table:table-cell table:style-name="ce19" table:formula="of:=[.A15]*8" office:value-type="float" office:value="1617.6">
            <text:p>1617,6</text:p>
          </table:table-cell>
          <table:table-cell table:style-name="ce14"/>
          <table:table-cell office:value-type="float" office:value="-5.4">
            <text:p>-5,4</text:p>
          </table:table-cell>
          <table:table-cell office:value-type="float" office:value="6">
            <text:p>6</text:p>
          </table:table-cell>
          <table:table-cell/>
          <table:table-cell office:value-type="float" office:value="156">
            <text:p>156</text:p>
          </table:table-cell>
          <table:table-cell table:style-name="ce12" table:formula="of:=4700*[.U15]*5/1024/(5-[.U15]*5/1024)" office:value-type="float" office:value="844.700460829493">
            <text:p>844,70</text:p>
          </table:table-cell>
          <table:table-cell table:style-name="ce12" table:formula="of:=3977/LN([.V15]/(100000*EXP(-3977/(25+273.15))))-273.15" office:value-type="float" office:value="191.182667574785">
            <text:p>191,18</text:p>
          </table:table-cell>
          <table:table-cell table:style-name="ce20" table:formula="of:=3950/LN([.V15]/(100000*EXP(-3950/(25+273.15))))-273.15" office:value-type="float" office:value="192.95851076292">
            <text:p>192,96</text:p>
          </table:table-cell>
          <table:table-cell office:value-type="float" office:value="202.2">
            <text:p>202,2</text:p>
          </table:table-cell>
          <table:table-cell table:style-name="ce21" table:formula="of:=[.W15]+[.R15]" office:value-type="float" office:value="185.782667574785">
            <text:p>185,78</text:p>
          </table:table-cell>
          <table:table-cell table:style-name="ce21" table:formula="of:=[.W15]+[.S15]" office:value-type="float" office:value="197.182667574785">
            <text:p>197,18</text:p>
          </table:table-cell>
          <table:table-cell table:style-name="ce14" table:formula="of:=([.Y15]-[.W15])/[.W15]" office:value-type="percentage" office:value="0.0576272554671085">
            <text:p>5,76%</text:p>
          </table:table-cell>
          <table:table-cell office:value-type="float" office:value="156">
            <text:p>156</text:p>
          </table:table-cell>
          <table:table-cell table:style-name="ce12" table:formula="of:=4700*[.AC15]*5/1024/(5-[.AC15]*5/1024)" office:value-type="float" office:value="844.700460829493">
            <text:p>844,70</text:p>
          </table:table-cell>
          <table:table-cell office:value-type="float" office:value="170">
            <text:p>170</text:p>
          </table:table-cell>
          <table:table-cell table:style-name="ce12" table:formula="of:=4700*[.AE15]*5/1024/(5-[.AE15]*5/1024)" office:value-type="float" office:value="935.59718969555">
            <text:p>935,60</text:p>
          </table:table-cell>
          <table:table-cell table:style-name="ce12"/>
          <table:table-cell office:value-type="float" office:value="202.2">
            <text:p>202,2</text:p>
          </table:table-cell>
          <table:table-cell/>
          <table:table-cell table:style-name="ce12" table:formula="of:=AVERAGE([.AD15];[.AF15])" office:value-type="float" office:value="890.148825262522">
            <text:p>890,15</text:p>
          </table:table-cell>
          <table:table-cell table:style-name="ce12"/>
          <table:table-cell/>
          <table:table-cell office:value-type="float" office:value="170">
            <text:p>170</text:p>
          </table:table-cell>
          <table:table-cell table:style-name="ce22" office:value-type="float" office:value="1814">
            <text:p>1,81E+003</text:p>
          </table:table-cell>
          <table:table-cell table:style-name="ce22" office:value-type="float" office:value="-0.098">
            <text:p>-9,80E-002</text:p>
          </table:table-cell>
          <table:table-cell table:formula="of:=[.AN15]*(1+[.AO15])" office:value-type="float" office:value="1636.228">
            <text:p>1636,228</text:p>
          </table:table-cell>
          <table:table-cell table:style-name="ce14" office:value-type="percentage" office:value="0.107">
            <text:p>10,70%</text:p>
          </table:table-cell>
          <table:table-cell table:formula="of:=[.AP15]*(1+[.AQ15])" office:value-type="float" office:value="1811.304396">
            <text:p>1811,304396</text:p>
          </table:table-cell>
          <table:table-cell table:number-columns-repeated="980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table:style-name="ce18" table:formula="of:=AVERAGE([.B16:.C16])" office:value-type="float" office:value="134.5">
            <text:p>135</text:p>
          </table:table-cell>
          <table:table-cell table:style-name="ce14" table:formula="of:=ABS([.B16]-[.D16])/[.D16]" office:value-type="percentage" office:value="0.0631970260223048">
            <text:p>6,32%</text:p>
          </table:table-cell>
          <table:table-cell table:style-name="ce14" table:formula="of:=ABS([.C16]-[.D16])/[.D16]" office:value-type="percentage" office:value="0.0631970260223048">
            <text:p>6,32%</text:p>
          </table:table-cell>
          <table:table-cell table:style-name="ce14"/>
          <table:table-cell office:value-type="float" office:value="209.7">
            <text:p>209,7</text:p>
          </table:table-cell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table:style-name="ce18" table:formula="of:=AVERAGE([.I16:.J16])" office:value-type="float" office:value="157">
            <text:p>157</text:p>
          </table:table-cell>
          <table:table-cell table:style-name="ce14" table:formula="of:=ABS([.I16]-[.K16])/[.K16]" office:value-type="percentage" office:value="0.0127388535031847">
            <text:p>1,27%</text:p>
          </table:table-cell>
          <table:table-cell table:style-name="ce14" table:formula="of:=ABS([.J16]-[.K16])/[.K16]" office:value-type="percentage" office:value="0.0127388535031847">
            <text:p>1,27%</text:p>
          </table:table-cell>
          <table:table-cell table:style-name="ce18"/>
          <table:table-cell table:style-name="ce19" table:formula="of:=[.D16]*4" office:value-type="float" office:value="538">
            <text:p>538</text:p>
          </table:table-cell>
          <table:table-cell table:style-name="ce19" table:formula="of:=[.A16]*8" office:value-type="float" office:value="1736">
            <text:p>1736</text:p>
          </table:table-cell>
          <table:table-cell table:style-name="ce14"/>
          <table:table-cell office:value-type="float" office:value="-6">
            <text:p>-6</text:p>
          </table:table-cell>
          <table:table-cell office:value-type="float" office:value="6.6">
            <text:p>6,6</text:p>
          </table:table-cell>
          <table:table-cell/>
          <table:table-cell office:value-type="float" office:value="126">
            <text:p>126</text:p>
          </table:table-cell>
          <table:table-cell table:style-name="ce12" table:formula="of:=4700*[.U16]*5/1024/(5-[.U16]*5/1024)" office:value-type="float" office:value="659.465478841871">
            <text:p>659,47</text:p>
          </table:table-cell>
          <table:table-cell table:style-name="ce12" table:formula="of:=3977/LN([.V16]/(100000*EXP(-3977/(25+273.15))))-273.15" office:value-type="float" office:value="205.002648692403">
            <text:p>205,00</text:p>
          </table:table-cell>
          <table:table-cell table:style-name="ce20" table:formula="of:=3950/LN([.V16]/(100000*EXP(-3950/(25+273.15))))-273.15" office:value-type="float" office:value="206.98405371766">
            <text:p>206,98</text:p>
          </table:table-cell>
          <table:table-cell office:value-type="float" office:value="217">
            <text:p>217</text:p>
          </table:table-cell>
          <table:table-cell table:style-name="ce21" table:formula="of:=[.W16]+[.R16]" office:value-type="float" office:value="199.002648692403">
            <text:p>199,00</text:p>
          </table:table-cell>
          <table:table-cell table:style-name="ce21" table:formula="of:=[.W16]+[.S16]" office:value-type="float" office:value="211.602648692403">
            <text:p>211,60</text:p>
          </table:table-cell>
          <table:table-cell table:style-name="ce14" table:formula="of:=([.Y16]-[.W16])/[.W16]" office:value-type="percentage" office:value="0.058522908772749">
            <text:p>5,85%</text:p>
          </table:table-cell>
          <table:table-cell office:value-type="float" office:value="126">
            <text:p>126</text:p>
          </table:table-cell>
          <table:table-cell table:style-name="ce12" table:formula="of:=4700*[.AC16]*5/1024/(5-[.AC16]*5/1024)" office:value-type="float" office:value="659.465478841871">
            <text:p>659,47</text:p>
          </table:table-cell>
          <table:table-cell office:value-type="float" office:value="143">
            <text:p>143</text:p>
          </table:table-cell>
          <table:table-cell table:style-name="ce12" table:formula="of:=4700*[.AE16]*5/1024/(5-[.AE16]*5/1024)" office:value-type="float" office:value="762.883087400681">
            <text:p>762,88</text:p>
          </table:table-cell>
          <table:table-cell table:style-name="ce12"/>
          <table:table-cell office:value-type="float" office:value="217">
            <text:p>217</text:p>
          </table:table-cell>
          <table:table-cell/>
          <table:table-cell table:style-name="ce12" table:formula="of:=AVERAGE([.AD16];[.AF16])" office:value-type="float" office:value="711.174283121276">
            <text:p>711,17</text:p>
          </table:table-cell>
          <table:table-cell table:style-name="ce12"/>
          <table:table-cell/>
          <table:table-cell office:value-type="float" office:value="180">
            <text:p>180</text:p>
          </table:table-cell>
          <table:table-cell table:style-name="ce22" office:value-type="float" office:value="868.6">
            <text:p>8,69E+002</text:p>
          </table:table-cell>
          <table:table-cell table:style-name="ce22" office:value-type="float" office:value="-0.102">
            <text:p>-1,02E-001</text:p>
          </table:table-cell>
          <table:table-cell table:formula="of:=[.AN16]*(1+[.AO16])" office:value-type="float" office:value="780.0028">
            <text:p>780,0028</text:p>
          </table:table-cell>
          <table:table-cell table:style-name="ce14" office:value-type="percentage" office:value="0.112">
            <text:p>11,20%</text:p>
          </table:table-cell>
          <table:table-cell table:formula="of:=[.AP16]*(1+[.AQ16])" office:value-type="float" office:value="867.3631136">
            <text:p>867,3631136</text:p>
          </table:table-cell>
          <table:table-cell table:number-columns-repeated="980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table:style-name="ce18" table:formula="of:=AVERAGE([.B17:.C17])" office:value-type="float" office:value="113.5">
            <text:p>114</text:p>
          </table:table-cell>
          <table:table-cell table:style-name="ce14" table:formula="of:=ABS([.B17]-[.D17])/[.D17]" office:value-type="percentage" office:value="0.0220264317180617">
            <text:p>2,20%</text:p>
          </table:table-cell>
          <table:table-cell table:style-name="ce14" table:formula="of:=ABS([.C17]-[.D17])/[.D17]" office:value-type="percentage" office:value="0.0220264317180617">
            <text:p>2,20%</text:p>
          </table:table-cell>
          <table:table-cell table:style-name="ce14"/>
          <table:table-cell office:value-type="float" office:value="222.4">
            <text:p>222,4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  <table:table-cell table:style-name="ce18" table:formula="of:=AVERAGE([.I17:.J17])" office:value-type="float" office:value="123">
            <text:p>123</text:p>
          </table:table-cell>
          <table:table-cell table:style-name="ce14" table:formula="of:=ABS([.I17]-[.K17])/[.K17]" office:value-type="percentage" office:value="0.00813008130081301">
            <text:p>0,81%</text:p>
          </table:table-cell>
          <table:table-cell table:style-name="ce14" table:formula="of:=ABS([.J17]-[.K17])/[.K17]" office:value-type="percentage" office:value="0.00813008130081301">
            <text:p>0,81%</text:p>
          </table:table-cell>
          <table:table-cell table:style-name="ce18"/>
          <table:table-cell table:style-name="ce19" table:formula="of:=[.D17]*4" office:value-type="float" office:value="454">
            <text:p>454</text:p>
          </table:table-cell>
          <table:table-cell table:style-name="ce19" table:formula="of:=[.A17]*8" office:value-type="float" office:value="1808">
            <text:p>1808</text:p>
          </table:table-cell>
          <table:table-cell table:style-name="ce14"/>
          <table:table-cell office:value-type="float" office:value="-6.3">
            <text:p>-6,3</text:p>
          </table:table-cell>
          <table:table-cell office:value-type="float" office:value="7">
            <text:p>7</text:p>
          </table:table-cell>
          <table:table-cell/>
          <table:table-cell office:value-type="float" office:value="111">
            <text:p>111</text:p>
          </table:table-cell>
          <table:table-cell table:style-name="ce12" table:formula="of:=4700*[.U17]*5/1024/(5-[.U17]*5/1024)" office:value-type="float" office:value="571.412924424973">
            <text:p>571,41</text:p>
          </table:table-cell>
          <table:table-cell table:style-name="ce12" table:formula="of:=3977/LN([.V17]/(100000*EXP(-3977/(25+273.15))))-273.15" office:value-type="float" office:value="213.386148641413">
            <text:p>213,39</text:p>
          </table:table-cell>
          <table:table-cell table:style-name="ce20" table:formula="of:=3950/LN([.V17]/(100000*EXP(-3950/(25+273.15))))-273.15" office:value-type="float" office:value="215.496601740514">
            <text:p>215,50</text:p>
          </table:table-cell>
          <table:table-cell office:value-type="float" office:value="226">
            <text:p>226</text:p>
          </table:table-cell>
          <table:table-cell table:style-name="ce21" table:formula="of:=[.W17]+[.R17]" office:value-type="float" office:value="207.086148641413">
            <text:p>207,09</text:p>
          </table:table-cell>
          <table:table-cell table:style-name="ce21" table:formula="of:=[.W17]+[.S17]" office:value-type="float" office:value="220.386148641413">
            <text:p>220,39</text:p>
          </table:table-cell>
          <table:table-cell table:style-name="ce14" table:formula="of:=([.Y17]-[.W17])/[.W17]" office:value-type="percentage" office:value="0.0591127935852278">
            <text:p>5,91%</text:p>
          </table:table-cell>
          <table:table-cell office:value-type="float" office:value="111">
            <text:p>111</text:p>
          </table:table-cell>
          <table:table-cell table:style-name="ce12" table:formula="of:=4700*[.AC17]*5/1024/(5-[.AC17]*5/1024)" office:value-type="float" office:value="571.412924424973">
            <text:p>571,41</text:p>
          </table:table-cell>
          <table:table-cell office:value-type="float" office:value="116">
            <text:p>116</text:p>
          </table:table-cell>
          <table:table-cell table:style-name="ce12" table:formula="of:=4700*[.AE17]*5/1024/(5-[.AE17]*5/1024)" office:value-type="float" office:value="600.440528634361">
            <text:p>600,44</text:p>
          </table:table-cell>
          <table:table-cell table:style-name="ce12"/>
          <table:table-cell office:value-type="float" office:value="226">
            <text:p>226</text:p>
          </table:table-cell>
          <table:table-cell/>
          <table:table-cell table:style-name="ce12" table:formula="of:=AVERAGE([.AD17];[.AF17])" office:value-type="float" office:value="585.926726529667">
            <text:p>585,93</text:p>
          </table:table-cell>
          <table:table-cell table:style-name="ce12"/>
          <table:table-cell/>
          <table:table-cell office:value-type="float" office:value="190">
            <text:p>190</text:p>
          </table:table-cell>
          <table:table-cell table:style-name="ce22" office:value-type="float" office:value="703.4">
            <text:p>7,03E+002</text:p>
          </table:table-cell>
          <table:table-cell table:style-name="ce22" office:value-type="float" office:value="-0.106">
            <text:p>-1,06E-001</text:p>
          </table:table-cell>
          <table:table-cell table:formula="of:=[.AN17]*(1+[.AO17])" office:value-type="float" office:value="628.8396">
            <text:p>628,8396</text:p>
          </table:table-cell>
          <table:table-cell table:style-name="ce14" office:value-type="percentage" office:value="0.116">
            <text:p>11,60%</text:p>
          </table:table-cell>
          <table:table-cell table:formula="of:=[.AP17]*(1+[.AQ17])" office:value-type="float" office:value="701.7849936">
            <text:p>701,7849936</text:p>
          </table:table-cell>
          <table:table-cell table:number-columns-repeated="980"/>
        </table:table-row>
        <table:table-row table:style-name="ro2">
          <table:table-cell office:value-type="float" office:value="243.6">
            <text:p>243,6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table:style-name="ce18" table:formula="of:=AVERAGE([.B18:.C18])" office:value-type="float" office:value="86.5">
            <text:p>87</text:p>
          </table:table-cell>
          <table:table-cell table:style-name="ce14" table:formula="of:=ABS([.B18]-[.D18])/[.D18]" office:value-type="percentage" office:value="0.0404624277456647">
            <text:p>4,05%</text:p>
          </table:table-cell>
          <table:table-cell table:style-name="ce14" table:formula="of:=ABS([.C18]-[.D18])/[.D18]" office:value-type="percentage" office:value="0.0404624277456647">
            <text:p>4,05%</text:p>
          </table:table-cell>
          <table:table-cell table:style-name="ce14"/>
          <table:table-cell office:value-type="float" office:value="235.2">
            <text:p>235,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style-name="ce18" table:formula="of:=AVERAGE([.I18:.J18])" office:value-type="float" office:value="106.5">
            <text:p>107</text:p>
          </table:table-cell>
          <table:table-cell table:style-name="ce14" table:formula="of:=ABS([.I18]-[.K18])/[.K18]" office:value-type="percentage" office:value="0.00469483568075117">
            <text:p>0,47%</text:p>
          </table:table-cell>
          <table:table-cell table:style-name="ce14" table:formula="of:=ABS([.J18]-[.K18])/[.K18]" office:value-type="percentage" office:value="0.00469483568075117">
            <text:p>0,47%</text:p>
          </table:table-cell>
          <table:table-cell table:style-name="ce18"/>
          <table:table-cell table:style-name="ce19" table:formula="of:=[.D18]*4" office:value-type="float" office:value="346">
            <text:p>346</text:p>
          </table:table-cell>
          <table:table-cell table:style-name="ce19" table:formula="of:=[.A18]*8" office:value-type="float" office:value="1948.8">
            <text:p>1948,8</text:p>
          </table:table-cell>
          <table:table-cell table:style-name="ce14"/>
          <table:table-cell office:value-type="float" office:value="-7">
            <text:p>-7</text:p>
          </table:table-cell>
          <table:table-cell office:value-type="float" office:value="7.8">
            <text:p>7,8</text:p>
          </table:table-cell>
          <table:table-cell/>
          <table:table-cell office:value-type="float" office:value="83">
            <text:p>83</text:p>
          </table:table-cell>
          <table:table-cell table:style-name="ce12" table:formula="of:=4700*[.U18]*5/1024/(5-[.U18]*5/1024)" office:value-type="float" office:value="414.558979808714">
            <text:p>414,56</text:p>
          </table:table-cell>
          <table:table-cell table:style-name="ce12" table:formula="of:=3977/LN([.V18]/(100000*EXP(-3977/(25+273.15))))-273.15" office:value-type="float" office:value="233.266917915633">
            <text:p>233,27</text:p>
          </table:table-cell>
          <table:table-cell table:style-name="ce20" table:formula="of:=3950/LN([.V18]/(100000*EXP(-3950/(25+273.15))))-273.15" office:value-type="float" office:value="235.696541372793">
            <text:p>235,70</text:p>
          </table:table-cell>
          <table:table-cell office:value-type="float" office:value="243.6">
            <text:p>243,6</text:p>
          </table:table-cell>
          <table:table-cell table:style-name="ce21" table:formula="of:=[.W18]+[.R18]" office:value-type="float" office:value="226.266917915633">
            <text:p>226,27</text:p>
          </table:table-cell>
          <table:table-cell table:style-name="ce21" table:formula="of:=[.W18]+[.S18]" office:value-type="float" office:value="241.066917915633">
            <text:p>241,07</text:p>
          </table:table-cell>
          <table:table-cell table:style-name="ce14" table:formula="of:=([.Y18]-[.W18])/[.W18]" office:value-type="percentage" office:value="0.04429724616203">
            <text:p>4,43%</text:p>
          </table:table-cell>
          <table:table-cell office:value-type="float" office:value="83">
            <text:p>83</text:p>
          </table:table-cell>
          <table:table-cell table:style-name="ce12" table:formula="of:=4700*[.AC18]*5/1024/(5-[.AC18]*5/1024)" office:value-type="float" office:value="414.558979808714">
            <text:p>414,56</text:p>
          </table:table-cell>
          <table:table-cell office:value-type="float" office:value="90">
            <text:p>90</text:p>
          </table:table-cell>
          <table:table-cell table:style-name="ce12" table:formula="of:=4700*[.AE18]*5/1024/(5-[.AE18]*5/1024)" office:value-type="float" office:value="452.890792291221">
            <text:p>452,89</text:p>
          </table:table-cell>
          <table:table-cell table:style-name="ce12"/>
          <table:table-cell office:value-type="float" office:value="243.6">
            <text:p>243,6</text:p>
          </table:table-cell>
          <table:table-cell/>
          <table:table-cell table:style-name="ce12" table:formula="of:=AVERAGE([.AD18];[.AF18])" office:value-type="float" office:value="433.724886049967">
            <text:p>433,72</text:p>
          </table:table-cell>
          <table:table-cell table:style-name="ce12"/>
          <table:table-cell/>
          <table:table-cell office:value-type="float" office:value="200">
            <text:p>200</text:p>
          </table:table-cell>
          <table:table-cell table:style-name="ce22" office:value-type="float" office:value="574">
            <text:p>5,74E+002</text:p>
          </table:table-cell>
          <table:table-cell table:style-name="ce22" office:value-type="float" office:value="-0.11">
            <text:p>-1,10E-001</text:p>
          </table:table-cell>
          <table:table-cell table:formula="of:=[.AN18]*(1+[.AO18])" office:value-type="float" office:value="510.86">
            <text:p>510,86</text:p>
          </table:table-cell>
          <table:table-cell table:style-name="ce14" office:value-type="percentage" office:value="0.121">
            <text:p>12,10%</text:p>
          </table:table-cell>
          <table:table-cell table:formula="of:=[.AP18]*(1+[.AQ18])" office:value-type="float" office:value="572.67406">
            <text:p>572,67406</text:p>
          </table:table-cell>
          <table:table-cell table:number-columns-repeated="980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table:style-name="ce18" table:formula="of:=AVERAGE([.B19:.C19])" office:value-type="float" office:value="70">
            <text:p>70</text:p>
          </table:table-cell>
          <table:table-cell table:style-name="ce14" table:formula="of:=ABS([.B19]-[.D19])/[.D19]" office:value-type="percentage" office:value="0.0285714285714286">
            <text:p>2,86%</text:p>
          </table:table-cell>
          <table:table-cell table:style-name="ce14" table:formula="of:=ABS([.C19]-[.D19])/[.D19]" office:value-type="percentage" office:value="0.0285714285714286">
            <text:p>2,86%</text:p>
          </table:table-cell>
          <table:table-cell table:style-name="ce14"/>
          <table:table-cell office:value-type="float" office:value="252.5">
            <text:p>252,5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table:style-name="ce18" table:formula="of:=AVERAGE([.I19:.J19])" office:value-type="float" office:value="81.5">
            <text:p>82</text:p>
          </table:table-cell>
          <table:table-cell table:style-name="ce14" table:formula="of:=ABS([.I19]-[.K19])/[.K19]" office:value-type="percentage" office:value="0.0184049079754601">
            <text:p>1,84%</text:p>
          </table:table-cell>
          <table:table-cell table:style-name="ce14" table:formula="of:=ABS([.J19]-[.K19])/[.K19]" office:value-type="percentage" office:value="0.0184049079754601">
            <text:p>1,84%</text:p>
          </table:table-cell>
          <table:table-cell table:style-name="ce18"/>
          <table:table-cell table:style-name="ce19" table:formula="of:=[.D19]*4" office:value-type="float" office:value="280">
            <text:p>280</text:p>
          </table:table-cell>
          <table:table-cell table:style-name="ce19" table:formula="of:=[.A19]*8" office:value-type="float" office:value="2064">
            <text:p>2064</text:p>
          </table:table-cell>
          <table:table-cell table:style-name="ce14"/>
          <table:table-cell office:value-type="float" office:value="-7.6">
            <text:p>-7,6</text:p>
          </table:table-cell>
          <table:table-cell office:value-type="float" office:value="8.5">
            <text:p>8,5</text:p>
          </table:table-cell>
          <table:table-cell/>
          <table:table-cell office:value-type="float" office:value="68">
            <text:p>68</text:p>
          </table:table-cell>
          <table:table-cell table:style-name="ce12" table:formula="of:=4700*[.U19]*5/1024/(5-[.U19]*5/1024)" office:value-type="float" office:value="334.309623430962">
            <text:p>334,31</text:p>
          </table:table-cell>
          <table:table-cell table:style-name="ce12" table:formula="of:=3977/LN([.V19]/(100000*EXP(-3977/(25+273.15))))-273.15" office:value-type="float" office:value="247.531580004329">
            <text:p>247,53</text:p>
          </table:table-cell>
          <table:table-cell table:style-name="ce20" table:formula="of:=3950/LN([.V19]/(100000*EXP(-3950/(25+273.15))))-273.15" office:value-type="float" office:value="250.201615750222">
            <text:p>250,20</text:p>
          </table:table-cell>
          <table:table-cell office:value-type="float" office:value="258">
            <text:p>258</text:p>
          </table:table-cell>
          <table:table-cell table:style-name="ce21" table:formula="of:=[.W19]+[.R19]" office:value-type="float" office:value="239.931580004329">
            <text:p>239,93</text:p>
          </table:table-cell>
          <table:table-cell table:style-name="ce21" table:formula="of:=[.W19]+[.S19]" office:value-type="float" office:value="256.031580004329">
            <text:p>256,03</text:p>
          </table:table-cell>
          <table:table-cell table:style-name="ce14" table:formula="of:=([.Y19]-[.W19])/[.W19]" office:value-type="percentage" office:value="0.0422912502537561">
            <text:p>4,23%</text:p>
          </table:table-cell>
          <table:table-cell office:value-type="float" office:value="68">
            <text:p>68</text:p>
          </table:table-cell>
          <table:table-cell table:style-name="ce12" table:formula="of:=4700*[.AC19]*5/1024/(5-[.AC19]*5/1024)" office:value-type="float" office:value="334.309623430962">
            <text:p>334,31</text:p>
          </table:table-cell>
          <table:table-cell office:value-type="float" office:value="72">
            <text:p>72</text:p>
          </table:table-cell>
          <table:table-cell table:style-name="ce12" table:formula="of:=4700*[.AE19]*5/1024/(5-[.AE19]*5/1024)" office:value-type="float" office:value="355.46218487395">
            <text:p>355,46</text:p>
          </table:table-cell>
          <table:table-cell table:style-name="ce12"/>
          <table:table-cell office:value-type="float" office:value="258">
            <text:p>258</text:p>
          </table:table-cell>
          <table:table-cell/>
          <table:table-cell table:style-name="ce12" table:formula="of:=AVERAGE([.AD19];[.AF19])" office:value-type="float" office:value="344.885904152456">
            <text:p>344,89</text:p>
          </table:table-cell>
          <table:table-cell table:style-name="ce12"/>
          <table:table-cell/>
          <table:table-cell office:value-type="float" office:value="210">
            <text:p>210</text:p>
          </table:table-cell>
          <table:table-cell table:style-name="ce22" office:value-type="float" office:value="471.9">
            <text:p>4,72E+002</text:p>
          </table:table-cell>
          <table:table-cell table:style-name="ce22" office:value-type="float" office:value="-0.114">
            <text:p>-1,14E-001</text:p>
          </table:table-cell>
          <table:table-cell table:formula="of:=[.AN19]*(1+[.AO19])" office:value-type="float" office:value="418.1034">
            <text:p>418,1034</text:p>
          </table:table-cell>
          <table:table-cell table:style-name="ce14" office:value-type="percentage" office:value="0.126">
            <text:p>12,60%</text:p>
          </table:table-cell>
          <table:table-cell table:formula="of:=[.AP19]*(1+[.AQ19])" office:value-type="float" office:value="470.7844284">
            <text:p>470,7844284</text:p>
          </table:table-cell>
          <table:table-cell table:number-columns-repeated="980"/>
        </table:table-row>
        <table:table-row table:style-name="ro2">
          <table:table-cell office:value-type="float" office:value="270.3">
            <text:p>270,3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style-name="ce18" table:formula="of:=AVERAGE([.B20:.C20])" office:value-type="float" office:value="59">
            <text:p>59</text:p>
          </table:table-cell>
          <table:table-cell table:style-name="ce14" table:formula="of:=ABS([.B20]-[.D20])/[.D20]" office:value-type="percentage" office:value="0.0338983050847458">
            <text:p>3,39%</text:p>
          </table:table-cell>
          <table:table-cell table:style-name="ce14" table:formula="of:=ABS([.C20]-[.D20])/[.D20]" office:value-type="percentage" office:value="0.0338983050847458">
            <text:p>3,39%</text:p>
          </table:table-cell>
          <table:table-cell table:style-name="ce14"/>
          <table:table-cell office:value-type="float" office:value="265.8">
            <text:p>265,8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style-name="ce18" table:formula="of:=AVERAGE([.I20:.J20])" office:value-type="float" office:value="65.5">
            <text:p>66</text:p>
          </table:table-cell>
          <table:table-cell table:style-name="ce14" table:formula="of:=ABS([.I20]-[.K20])/[.K20]" office:value-type="percentage" office:value="0.0229007633587786">
            <text:p>2,29%</text:p>
          </table:table-cell>
          <table:table-cell table:style-name="ce14" table:formula="of:=ABS([.J20]-[.K20])/[.K20]" office:value-type="percentage" office:value="0.0229007633587786">
            <text:p>2,29%</text:p>
          </table:table-cell>
          <table:table-cell table:style-name="ce18"/>
          <table:table-cell table:style-name="ce19" table:formula="of:=[.D20]*4" office:value-type="float" office:value="236">
            <text:p>236</text:p>
          </table:table-cell>
          <table:table-cell table:style-name="ce19" table:formula="of:=[.A20]*8" office:value-type="float" office:value="2162.4">
            <text:p>2162,4</text:p>
          </table:table-cell>
          <table:table-cell table:style-name="ce14"/>
          <table:table-cell office:value-type="float" office:value="-8">
            <text:p>-8</text:p>
          </table:table-cell>
          <table:table-cell office:value-type="float" office:value="9.1">
            <text:p>9,1</text:p>
          </table:table-cell>
          <table:table-cell/>
          <table:table-cell office:value-type="float" office:value="57">
            <text:p>57</text:p>
          </table:table-cell>
          <table:table-cell table:style-name="ce12" table:formula="of:=4700*[.U20]*5/1024/(5-[.U20]*5/1024)" office:value-type="float" office:value="277.042399172699">
            <text:p>277,04</text:p>
          </table:table-cell>
          <table:table-cell table:style-name="ce12" table:formula="of:=3977/LN([.V20]/(100000*EXP(-3977/(25+273.15))))-273.15" office:value-type="float" office:value="260.663433021896">
            <text:p>260,66</text:p>
          </table:table-cell>
          <table:table-cell table:style-name="ce20" table:formula="of:=3950/LN([.V20]/(100000*EXP(-3950/(25+273.15))))-273.15" office:value-type="float" office:value="263.563221693437">
            <text:p>263,56</text:p>
          </table:table-cell>
          <table:table-cell office:value-type="float" office:value="270.3">
            <text:p>270,3</text:p>
          </table:table-cell>
          <table:table-cell table:style-name="ce21" table:formula="of:=[.W20]+[.R20]" office:value-type="float" office:value="252.663433021896">
            <text:p>252,66</text:p>
          </table:table-cell>
          <table:table-cell table:style-name="ce21" table:formula="of:=[.W20]+[.S20]" office:value-type="float" office:value="269.763433021896">
            <text:p>269,76</text:p>
          </table:table-cell>
          <table:table-cell table:style-name="ce14" table:formula="of:=([.Y20]-[.W20])/[.W20]" office:value-type="percentage" office:value="0.0369693856418059">
            <text:p>3,70%</text:p>
          </table:table-cell>
          <table:table-cell office:value-type="float" office:value="57">
            <text:p>57</text:p>
          </table:table-cell>
          <table:table-cell table:style-name="ce12" table:formula="of:=4700*[.AC20]*5/1024/(5-[.AC20]*5/1024)" office:value-type="float" office:value="277.042399172699">
            <text:p>277,04</text:p>
          </table:table-cell>
          <table:table-cell office:value-type="float" office:value="61">
            <text:p>61</text:p>
          </table:table-cell>
          <table:table-cell table:style-name="ce12" table:formula="of:=4700*[.AE20]*5/1024/(5-[.AE20]*5/1024)" office:value-type="float" office:value="297.715472481828">
            <text:p>297,72</text:p>
          </table:table-cell>
          <table:table-cell table:style-name="ce12"/>
          <table:table-cell office:value-type="float" office:value="270.3">
            <text:p>270,3</text:p>
          </table:table-cell>
          <table:table-cell/>
          <table:table-cell table:style-name="ce12" table:formula="of:=AVERAGE([.AD20];[.AF20])" office:value-type="float" office:value="287.378935827263">
            <text:p>287,38</text:p>
          </table:table-cell>
          <table:table-cell table:style-name="ce12"/>
          <table:table-cell/>
          <table:table-cell office:value-type="float" office:value="220">
            <text:p>220</text:p>
          </table:table-cell>
          <table:table-cell table:style-name="ce22" office:value-type="float" office:value="390.7">
            <text:p>3,91E+002</text:p>
          </table:table-cell>
          <table:table-cell table:style-name="ce22" office:value-type="float" office:value="-0.117">
            <text:p>-1,17E-001</text:p>
          </table:table-cell>
          <table:table-cell table:formula="of:=[.AN20]*(1+[.AO20])" office:value-type="float" office:value="344.9881">
            <text:p>344,9881</text:p>
          </table:table-cell>
          <table:table-cell table:style-name="ce14" office:value-type="percentage" office:value="0.13">
            <text:p>13,00%</text:p>
          </table:table-cell>
          <table:table-cell table:formula="of:=[.AP20]*(1+[.AQ20])" office:value-type="float" office:value="389.836553">
            <text:p>389,836553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8"/>
          <table:table-cell table:style-name="ce14" table:number-columns-repeated="3"/>
          <table:table-cell table:number-columns-repeated="6"/>
          <table:table-cell table:style-name="ce18"/>
          <table:table-cell table:style-name="ce14" table:number-columns-repeated="3"/>
          <table:table-cell table:number-columns-repeated="8"/>
          <table:table-cell table:style-name="ce21" table:number-columns-repeated="3"/>
          <table:table-cell table:number-columns-repeated="10"/>
          <table:table-cell office:value-type="float" office:value="230">
            <text:p>230</text:p>
          </table:table-cell>
          <table:table-cell table:style-name="ce22" office:value-type="float" office:value="325.7">
            <text:p>3,26E+002</text:p>
          </table:table-cell>
          <table:table-cell table:style-name="ce22" office:value-type="float" office:value="-0.12">
            <text:p>-1,20E-001</text:p>
          </table:table-cell>
          <table:table-cell table:formula="of:=[.AN21]*(1+[.AO21])" office:value-type="float" office:value="286.616">
            <text:p>286,616</text:p>
          </table:table-cell>
          <table:table-cell table:style-name="ce14" office:value-type="percentage" office:value="0.134">
            <text:p>13,40%</text:p>
          </table:table-cell>
          <table:table-cell table:formula="of:=[.AP21]*(1+[.AQ21])" office:value-type="float" office:value="325.022544">
            <text:p>325,022544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8"/>
          <table:table-cell table:style-name="ce14" table:number-columns-repeated="3"/>
          <table:table-cell table:number-columns-repeated="6"/>
          <table:table-cell table:style-name="ce18"/>
          <table:table-cell table:style-name="ce14" table:number-columns-repeated="3"/>
          <table:table-cell table:number-columns-repeated="21"/>
          <table:table-cell office:value-type="float" office:value="240">
            <text:p>240</text:p>
          </table:table-cell>
          <table:table-cell table:style-name="ce22" office:value-type="float" office:value="273.2">
            <text:p>2,73E+002</text:p>
          </table:table-cell>
          <table:table-cell table:style-name="ce22" office:value-type="float" office:value="-0.124">
            <text:p>-1,24E-001</text:p>
          </table:table-cell>
          <table:table-cell table:formula="of:=[.AN22]*(1+[.AO22])" office:value-type="float" office:value="239.3232">
            <text:p>239,3232</text:p>
          </table:table-cell>
          <table:table-cell table:style-name="ce14" office:value-type="percentage" office:value="0.139">
            <text:p>13,90%</text:p>
          </table:table-cell>
          <table:table-cell table:formula="of:=[.AP22]*(1+[.AQ22])" office:value-type="float" office:value="272.5891248">
            <text:p>272,5891248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8"/>
          <table:table-cell table:style-name="ce14" table:number-columns-repeated="3"/>
          <table:table-cell table:number-columns-repeated="6"/>
          <table:table-cell table:style-name="ce18"/>
          <table:table-cell table:style-name="ce14" table:number-columns-repeated="3"/>
          <table:table-cell table:number-columns-repeated="21"/>
          <table:table-cell office:value-type="float" office:value="250">
            <text:p>250</text:p>
          </table:table-cell>
          <table:table-cell table:style-name="ce22" office:value-type="float" office:value="230.5">
            <text:p>2,31E+002</text:p>
          </table:table-cell>
          <table:table-cell table:style-name="ce22" office:value-type="float" office:value="-0.127">
            <text:p>-1,27E-001</text:p>
          </table:table-cell>
          <table:table-cell table:formula="of:=[.AN23]*(1+[.AO23])" office:value-type="float" office:value="201.2265">
            <text:p>201,2265</text:p>
          </table:table-cell>
          <table:table-cell table:style-name="ce14" office:value-type="percentage" office:value="0.143">
            <text:p>14,30%</text:p>
          </table:table-cell>
          <table:table-cell table:formula="of:=[.AP23]*(1+[.AQ23])" office:value-type="float" office:value="230.0018895">
            <text:p>230,0018895</text:p>
          </table:table-cell>
          <table:table-cell table:number-columns-repeated="980"/>
        </table:table-row>
        <table:table-row table:style-name="ro2">
          <table:table-cell table:number-columns-repeated="3"/>
          <table:table-cell table:style-name="ce18"/>
          <table:table-cell table:style-name="ce14" table:number-columns-repeated="3"/>
          <table:table-cell table:number-columns-repeated="1017"/>
        </table:table-row>
        <table:table-row table:style-name="ro2">
          <table:table-cell table:number-columns-repeated="41"/>
          <table:table-cell office:value-type="string">
            <text:p>referência tabela fabricante</text:p>
          </table:table-cell>
          <table:table-cell table:number-columns-repeated="98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" number:min-integer-digits="1" number:grouping="true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</meta:initial-creator>
    <meta:creation-date>2013-09-10T15:38:42</meta:creation-date>
    <dc:date>2013-09-19T18:45:19</dc:date>
    <dc:creator>sara </dc:creator>
    <meta:editing-duration>PT4H46M15S</meta:editing-duration>
    <meta:editing-cycles>11</meta:editing-cycles>
    <meta:generator>LibreOffice/3.5$Linux_X86_64 LibreOffice_project/350m1$Build-2</meta:generator>
    <meta:document-statistic meta:table-count="8" meta:cell-count="2281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2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6.423cm" svg:y="0.317cm" chart:style-name="ch2">
          <text:p>Termistor e addtherm velho</text:p>
        </chart:title>
        <chart:legend chart:legend-position="end" svg:x="14.049cm" svg:y="3.492cm" style:legend-expansion="high" chart:style-name="ch3"/>
        <chart:plot-area chart:style-name="ch4" table:cell-range-address="'antigo e AT velho'.A1:'antigo e AT velho'.B18 'antigo e AT velho'.E1:'antigo e AT velho'.E1" chart:data-source-has-labels="both" svg:x="1.38cm" svg:y="1.639cm" svg:width="11.931cm" svg:height="6.276cm">
          <chartooo:coordinate-region svg:x="2.663cm" svg:y="1.838cm" svg:width="10.368cm" svg:height="5.43cm"/>
          <chart:axis chart:dimension="x" chart:name="primary-x" chart:style-name="ch5" chartooo:axis-type="auto">
            <chart:title svg:x="6.573cm" svg:y="8.096cm" chart:style-name="ch6">
              <text:p>Raw ADC</text:p>
            </chart:title>
            <chart:categories table:cell-range-address="'antigo e AT velho'.A1:'antigo e AT velho'.A1"/>
          </chart:axis>
          <chart:axis chart:dimension="y" chart:name="primary-y" chart:style-name="ch7">
            <chart:title svg:x="0.451cm" svg:y="5.006cm" chart:style-name="ch8">
              <text:p>ºC</text:p>
            </chart:title>
            <chart:grid chart:style-name="ch9" chart:class="major"/>
          </chart:axis>
          <chart:series chart:style-name="ch10" chart:values-cell-range-address="'antigo e AT velho'.A2:'antigo e AT velho'.A18" chart:label-cell-address="'antigo e AT velho'.B1:'antigo e AT velho'.B1" chart:class="chart:scatter">
            <chart:domain table:cell-range-address="'antigo e AT velho'.B2:'antigo e AT velho'.B18"/>
            <chart:regression-curve chart:style-name="ch11">
              <chart:equation chart:display-r-square="true" svg:x="3.409cm" svg:y="6.271cm"/>
            </chart:regression-curve>
            <chart:data-point chart:repeated="17"/>
          </chart:series>
          <chart:series chart:style-name="ch12" chart:values-cell-range-address="'antigo e AT velho'.A2:'antigo e AT velho'.A18" chart:label-cell-address="'antigo e AT velho'.E1:'antigo e AT velho'.E1" chart:class="chart:scatter">
            <chart:domain table:cell-range-address="'antigo e AT velho'.E2:'antigo e AT velho'.E18"/>
            <chart:regression-curve chart:style-name="ch13">
              <chart:equation chart:display-r-square="true" svg:x="10.896cm" svg:y="6.263cm"/>
            </chart:regression-curve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Lote 1</text:p>
                <draw:g>
                  <svg:desc>'antigo e AT velho'.B1:'antigo e AT velho'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Lote 2</text:p>
                <draw:g>
                  <svg:desc>'antigo e AT velho'.E1:'antigo e AT velh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cius termopar</text:p>
                <draw:g>
                  <svg:desc>'antigo e AT velho'.A1:'antigo e AT velho'.A1</svg:desc>
                </draw:g>
              </table:table-cell>
              <table:table-cell office:value-type="float" office:value="150.8">
                <text:p>150.8</text:p>
                <draw:g>
                  <svg:desc>'antigo e AT velho'.B2:'antigo e AT velho'.B18</svg:desc>
                </draw:g>
              </table:table-cell>
              <table:table-cell office:value-type="float" office:value="148">
                <text:p>148</text:p>
                <draw:g>
                  <svg:desc>'antigo e AT velho'.A2:'antigo e AT velho'.A18</svg:desc>
                </draw:g>
              </table:table-cell>
              <table:table-cell office:value-type="float" office:value="264">
                <text:p>264</text:p>
                <draw:g>
                  <svg:desc>'antigo e AT velho'.E2:'antigo e AT velho'.E18</svg:desc>
                </draw:g>
              </table:table-cell>
              <table:table-cell office:value-type="float" office:value="148">
                <text:p>148</text:p>
                <draw:g>
                  <svg:desc>'antigo e AT velho'.A2:'antigo e AT velho'.A18</svg:desc>
                </draw:g>
              </table:table-cell>
            </table:table-row>
            <table:table-row>
              <table:table-cell office:value-type="string"/>
              <table:table-cell office:value-type="float" office:value="162.86">
                <text:p>162.86</text:p>
              </table:table-cell>
              <table:table-cell office:value-type="float" office:value="158.2">
                <text:p>158.2</text:p>
              </table:table-cell>
              <table:table-cell office:value-type="float" office:value="212">
                <text:p>212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/>
              <table:table-cell office:value-type="float" office:value="165.65">
                <text:p>165.65</text:p>
              </table:table-cell>
              <table:table-cell office:value-type="float" office:value="162.2">
                <text:p>162.2</text:p>
              </table:table-cell>
              <table:table-cell office:value-type="float" office:value="202">
                <text:p>202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/>
              <table:table-cell office:value-type="float" office:value="170.49">
                <text:p>170.49</text:p>
              </table:table-cell>
              <table:table-cell office:value-type="float" office:value="166.3">
                <text:p>166.3</text:p>
              </table:table-cell>
              <table:table-cell office:value-type="float" office:value="184">
                <text:p>184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/>
              <table:table-cell office:value-type="float" office:value="175.45">
                <text:p>175.45</text:p>
              </table:table-cell>
              <table:table-cell office:value-type="float" office:value="171.3">
                <text:p>171.3</text:p>
              </table:table-cell>
              <table:table-cell office:value-type="float" office:value="169">
                <text:p>169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/>
              <table:table-cell office:value-type="float" office:value="180.29">
                <text:p>180.29</text:p>
              </table:table-cell>
              <table:table-cell office:value-type="float" office:value="175.9">
                <text:p>175.9</text:p>
              </table:table-cell>
              <table:table-cell office:value-type="float" office:value="155">
                <text:p>155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/>
              <table:table-cell office:value-type="float" office:value="190.24">
                <text:p>190.24</text:p>
              </table:table-cell>
              <table:table-cell office:value-type="float" office:value="185.3">
                <text:p>185.3</text:p>
              </table:table-cell>
              <table:table-cell office:value-type="float" office:value="129">
                <text:p>129</text:p>
              </table:table-cell>
              <table:table-cell office:value-type="float" office:value="185.3">
                <text:p>185.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94.2">
                <text:p>194.2</text:p>
              </table:table-cell>
              <table:table-cell office:value-type="float" office:value="109">
                <text:p>10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/>
              <table:table-cell office:value-type="float" office:value="209.86">
                <text:p>209.86</text:p>
              </table:table-cell>
              <table:table-cell office:value-type="float" office:value="203.4">
                <text:p>203.4</text:p>
              </table:table-cell>
              <table:table-cell office:value-type="float" office:value="91">
                <text:p>91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/>
              <table:table-cell office:value-type="float" office:value="214.74">
                <text:p>214.74</text:p>
              </table:table-cell>
              <table:table-cell office:value-type="float" office:value="208.1">
                <text:p>208.1</text:p>
              </table:table-cell>
              <table:table-cell office:value-type="float" office:value="84">
                <text:p>84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string"/>
              <table:table-cell office:value-type="float" office:value="220.21">
                <text:p>220.21</text:p>
              </table:table-cell>
              <table:table-cell office:value-type="float" office:value="213">
                <text:p>213</text:p>
              </table:table-cell>
              <table:table-cell office:value-type="float" office:value="77">
                <text:p>7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/>
              <table:table-cell office:value-type="float" office:value="224.89">
                <text:p>224.89</text:p>
              </table:table-cell>
              <table:table-cell office:value-type="float" office:value="217.1">
                <text:p>217.1</text:p>
              </table:table-cell>
              <table:table-cell office:value-type="float" office:value="72">
                <text:p>72</text:p>
              </table:table-cell>
              <table:table-cell office:value-type="float" office:value="217.1">
                <text:p>217.1</text:p>
              </table:table-cell>
            </table:table-row>
            <table:table-row>
              <table:table-cell office:value-type="string"/>
              <table:table-cell office:value-type="float" office:value="230.77">
                <text:p>230.77</text:p>
              </table:table-cell>
              <table:table-cell office:value-type="float" office:value="222.4">
                <text:p>222.4</text:p>
              </table:table-cell>
              <table:table-cell office:value-type="float" office:value="64">
                <text:p>64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string"/>
              <table:table-cell office:value-type="float" office:value="234.36">
                <text:p>234.36</text:p>
              </table:table-cell>
              <table:table-cell office:value-type="float" office:value="225.9">
                <text:p>225.9</text:p>
              </table:table-cell>
              <table:table-cell office:value-type="float" office:value="61">
                <text:p>61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/>
              <table:table-cell office:value-type="float" office:value="240.91">
                <text:p>240.91</text:p>
              </table:table-cell>
              <table:table-cell office:value-type="float" office:value="231.9">
                <text:p>231.9</text:p>
              </table:table-cell>
              <table:table-cell office:value-type="float" office:value="55">
                <text:p>55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string"/>
              <table:table-cell office:value-type="float" office:value="245.15">
                <text:p>245.15</text:p>
              </table:table-cell>
              <table:table-cell office:value-type="float" office:value="236.2">
                <text:p>236.2</text:p>
              </table:table-cell>
              <table:table-cell office:value-type="float" office:value="51">
                <text:p>51</text:p>
              </table:table-cell>
              <table:table-cell office:value-type="float" office:value="236.2">
                <text:p>236.2</text:p>
              </table:table-cell>
            </table:table-row>
            <table:table-row>
              <table:table-cell office:value-type="string"/>
              <table:table-cell office:value-type="float" office:value="244.55">
                <text:p>244.55</text:p>
              </table:table-cell>
              <table:table-cell office:value-type="float" office:value="236.6">
                <text:p>236.6</text:p>
              </table:table-cell>
              <table:table-cell office:value-type="float" office:value="51">
                <text:p>51</text:p>
              </table:table-cell>
              <table:table-cell office:value-type="float" office:value="236.6">
                <text:p>23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36cm" svg:height="18.07cm" xlink:href=".." xlink:type="simple" chart:class="chart:scatter" chart:column-mapping="0" chart:style-name="ch1">
        <chart:title svg:x="12.628cm" svg:y="0.497cm" chart:style-name="ch2">
          <text:p>addtherm novo</text:p>
        </chart:title>
        <chart:legend chart:legend-position="end" svg:x="26.652cm" svg:y="7.242cm" style:legend-expansion="high" chart:style-name="ch3"/>
        <chart:plot-area chart:style-name="ch4" table:cell-range-address="'Teste lote 3'.M1:'Teste lote 3'.M23 'Teste lote 3'.C1:'Teste lote 3'.E1 'Teste lote 3'.K2:'Teste lote 3'.K23 'Teste lote 3'.N1:'Teste lote 3'.O1 'AT novo'.C1:'AT novo'.C1 'AT novo'.B2:'AT novo'.B21" chart:data-source-has-labels="row" svg:x="1.578cm" svg:y="2.359cm" svg:width="23.94cm" svg:height="14.369cm">
          <chartooo:coordinate-region svg:x="2.385cm" svg:y="2.558cm" svg:width="22.761cm" svg:height="13.523cm"/>
          <chart:axis chart:dimension="x" chart:name="primary-x" chart:style-name="ch5">
            <chart:title svg:x="12.776cm" svg:y="17.089cm" chart:style-name="ch6">
              <text:p>Raw ADC</text:p>
            </chart:title>
          </chart:axis>
          <chart:axis chart:dimension="y" chart:name="primary-y" chart:style-name="ch5">
            <chart:title svg:x="0.451cm" svg:y="9.772cm" chart:style-name="ch7">
              <text:p>ºC</text:p>
            </chart:title>
            <chart:grid chart:style-name="ch8" chart:class="major"/>
          </chart:axis>
          <chart:series chart:style-name="ch9" chart:values-cell-range-address="'Teste lote 3'.K2:'Teste lote 3'.K23" chart:label-cell-address="'Teste lote 3'.C1:'Teste lote 3'.C1" chart:class="chart:scatter">
            <chart:domain table:cell-range-address="'Teste lote 3'.M2:'Teste lote 3'.M23"/>
            <chart:data-point chart:repeated="22"/>
          </chart:series>
          <chart:series chart:style-name="ch10" chart:values-cell-range-address="'Teste lote 3'.K2:'Teste lote 3'.K23" chart:label-cell-address="'Teste lote 3'.M1:'Teste lote 3'.M1" chart:class="chart:scatter">
            <chart:data-point chart:repeated="22"/>
          </chart:series>
          <chart:series chart:style-name="ch11" chart:values-cell-range-address="'Teste lote 3'.K2:'Teste lote 3'.K23" chart:label-cell-address="'Teste lote 3'.N1:'Teste lote 3'.N1" chart:class="chart:scatter">
            <chart:domain table:cell-range-address="'Teste lote 3'.N2:'Teste lote 3'.N23"/>
            <chart:data-point chart:repeated="22"/>
          </chart:series>
          <chart:series chart:style-name="ch12" chart:values-cell-range-address="'Teste lote 3'.K2:'Teste lote 3'.K23" chart:label-cell-address="'Teste lote 3'.D1:'Teste lote 3'.D1" chart:class="chart:scatter">
            <chart:domain table:cell-range-address="'Teste lote 3'.N2:'Teste lote 3'.N23"/>
            <chart:data-point chart:repeated="22"/>
          </chart:series>
          <chart:series chart:style-name="ch13" chart:values-cell-range-address="'Teste lote 3'.K2:'Teste lote 3'.K23" chart:label-cell-address="'Teste lote 3'.E1:'Teste lote 3'.E1" chart:class="chart:scatter">
            <chart:domain table:cell-range-address="'Teste lote 3'.O2:'Teste lote 3'.O23"/>
            <chart:data-point chart:repeated="22"/>
          </chart:series>
          <chart:series chart:style-name="ch14" chart:values-cell-range-address="'Teste lote 3'.K2:'Teste lote 3'.K23" chart:label-cell-address="'Teste lote 3'.O1:'Teste lote 3'.O1" chart:class="chart:scatter">
            <chart:domain table:cell-range-address="'Teste lote 3'.O2:'Teste lote 3'.O23"/>
            <chart:data-point chart:repeated="22"/>
          </chart:series>
          <chart:series chart:style-name="ch15" chart:values-cell-range-address="'AT novo'.B2:'AT novo'.B21" chart:label-cell-address="'AT novo'.C1:'AT novo'.C1" chart:class="chart:scatter">
            <chart:domain table:cell-range-address="'AT novo'.C2:'AT novo'.C21"/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R1</text:p>
                <draw:g>
                  <svg:desc>'Teste lote 3'.M1:'Teste lote 3'.M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N1:'Teste lote 3'.N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O1:'Teste lote 3'.O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Lote 3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'Teste lote 3'.M2:'Teste lote 3'.M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6.781cm" svg:y="3.741cm" style:legend-expansion="high" chart:style-name="ch3"/>
        <chart:plot-area chart:style-name="ch4" table:cell-range-address="'lote 3 - 1'.B1:'lote 3 - 1'.B20 'lote 3 - 1'.A2:'lote 3 - 1'.A20 'lote 3 - 1'.C1:'lote 3 - 1'.D1" chart:data-source-has-labels="row" svg:x="1.38cm" svg:y="1.639cm" svg:width="14.663cm" svg:height="6.276cm">
          <chartooo:coordinate-region svg:x="2.187cm" svg:y="1.838cm" svg:width="13.484cm" svg:height="5.43cm"/>
          <chart:axis chart:dimension="x" chart:name="primary-x" chart:style-name="ch5">
            <chart:title svg:x="7.939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lote 3 - 1'.A2:'lote 3 - 1'.A20" chart:label-cell-address="'lote 3 - 1'.B1:'lote 3 - 1'.B1" chart:class="chart:scatter">
            <chart:domain table:cell-range-address="'lote 3 - 1'.B2:'lote 3 - 1'.B20"/>
            <chart:data-point chart:repeated="19"/>
          </chart:series>
          <chart:series chart:style-name="ch10" chart:values-cell-range-address="'lote 3 - 1'.A2:'lote 3 - 1'.A20" chart:label-cell-address="'lote 3 - 1'.C1:'lote 3 - 1'.C1" chart:class="chart:scatter">
            <chart:domain table:cell-range-address="'lote 3 - 1'.C2:'lote 3 - 1'.C20"/>
            <chart:data-point chart:repeated="19"/>
          </chart:series>
          <chart:series chart:style-name="ch11" chart:values-cell-range-address="'lote 3 - 1'.A2:'lote 3 - 1'.A20" chart:label-cell-address="'lote 3 - 1'.D1:'lote 3 - 1'.D1" chart:class="chart:scatter">
            <chart:domain table:cell-range-address="'lote 3 - 1'.D2:'lote 3 - 1'.D20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DC1</text:p>
                <draw:g>
                  <svg:desc>'lote 3 - 1'.B1:'lote 3 - 1'.B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C2</text:p>
                <draw:g>
                  <svg:desc>'lote 3 - 1'.C1:'lote 3 - 1'.C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média</text:p>
                <draw:g>
                  <svg:desc>'lote 3 - 1'.D1:'lote 3 - 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3">
                <text:p>983</text:p>
                <draw:g>
                  <svg:desc>'lote 3 - 1'.B2:'lote 3 - 1'.B20</svg:desc>
                </draw:g>
              </table:table-cell>
              <table:table-cell office:value-type="float" office:value="22.78">
                <text:p>22.78</text:p>
                <draw:g>
                  <svg:desc>'lote 3 - 1'.A2:'lote 3 - 1'.A20</svg:desc>
                </draw:g>
              </table:table-cell>
              <table:table-cell office:value-type="float" office:value="982">
                <text:p>982</text:p>
                <draw:g>
                  <svg:desc>'lote 3 - 1'.C2:'lote 3 - 1'.C20</svg:desc>
                </draw:g>
              </table:table-cell>
              <table:table-cell office:value-type="float" office:value="22.78">
                <text:p>22.78</text:p>
                <draw:g>
                  <svg:desc>'lote 3 - 1'.A2:'lote 3 - 1'.A20</svg:desc>
                </draw:g>
              </table:table-cell>
              <table:table-cell office:value-type="float" office:value="982.5">
                <text:p>982.5</text:p>
                <draw:g>
                  <svg:desc>'lote 3 - 1'.D2:'lote 3 - 1'.D20</svg:desc>
                </draw:g>
              </table:table-cell>
              <table:table-cell office:value-type="float" office:value="22.78">
                <text:p>22.78</text:p>
                <draw:g>
                  <svg:desc>'lote 3 - 1'.A2:'lote 3 - 1'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8">
                <text:p>948</text:p>
              </table:table-cell>
              <table:table-cell office:value-type="float" office:value="38.8">
                <text:p>38.8</text:p>
              </table:table-cell>
              <table:table-cell office:value-type="float" office:value="953">
                <text:p>953</text:p>
              </table:table-cell>
              <table:table-cell office:value-type="float" office:value="38.8">
                <text:p>38.8</text:p>
              </table:table-cell>
              <table:table-cell office:value-type="float" office:value="950.5">
                <text:p>950.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1">
                <text:p>921</text:p>
              </table:table-cell>
              <table:table-cell office:value-type="float" office:value="48.1">
                <text:p>48.1</text:p>
              </table:table-cell>
              <table:table-cell office:value-type="float" office:value="927">
                <text:p>927</text:p>
              </table:table-cell>
              <table:table-cell office:value-type="float" office:value="48.1">
                <text:p>48.1</text:p>
              </table:table-cell>
              <table:table-cell office:value-type="float" office:value="924">
                <text:p>92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2">
                <text:p>882</text:p>
              </table:table-cell>
              <table:table-cell office:value-type="float" office:value="62.3">
                <text:p>62.3</text:p>
              </table:table-cell>
              <table:table-cell office:value-type="float" office:value="885">
                <text:p>885</text:p>
              </table:table-cell>
              <table:table-cell office:value-type="float" office:value="62.3">
                <text:p>62.3</text:p>
              </table:table-cell>
              <table:table-cell office:value-type="float" office:value="883.5">
                <text:p>883.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6">
                <text:p>816</text:p>
              </table:table-cell>
              <table:table-cell office:value-type="float" office:value="75.9">
                <text:p>75.9</text:p>
              </table:table-cell>
              <table:table-cell office:value-type="float" office:value="830">
                <text:p>830</text:p>
              </table:table-cell>
              <table:table-cell office:value-type="float" office:value="75.9">
                <text:p>75.9</text:p>
              </table:table-cell>
              <table:table-cell office:value-type="float" office:value="823">
                <text:p>82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">
                <text:p>756</text:p>
              </table:table-cell>
              <table:table-cell office:value-type="float" office:value="87.8">
                <text:p>87.8</text:p>
              </table:table-cell>
              <table:table-cell office:value-type="float" office:value="767">
                <text:p>767</text:p>
              </table:table-cell>
              <table:table-cell office:value-type="float" office:value="87.8">
                <text:p>87.8</text:p>
              </table:table-cell>
              <table:table-cell office:value-type="float" office:value="761.5">
                <text:p>761.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101.8">
                <text:p>101.8</text:p>
              </table:table-cell>
              <table:table-cell office:value-type="float" office:value="693">
                <text:p>693</text:p>
              </table:table-cell>
              <table:table-cell office:value-type="float" office:value="101.8">
                <text:p>101.8</text:p>
              </table:table-cell>
              <table:table-cell office:value-type="float" office:value="686.5">
                <text:p>686.5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6">
                <text:p>596</text:p>
              </table:table-cell>
              <table:table-cell office:value-type="float" office:value="114.6">
                <text:p>114.6</text:p>
              </table:table-cell>
              <table:table-cell office:value-type="float" office:value="608">
                <text:p>608</text:p>
              </table:table-cell>
              <table:table-cell office:value-type="float" office:value="114.6">
                <text:p>114.6</text:p>
              </table:table-cell>
              <table:table-cell office:value-type="float" office:value="602">
                <text:p>602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5">
                <text:p>505</text:p>
              </table:table-cell>
              <table:table-cell office:value-type="float" office:value="130.4">
                <text:p>130.4</text:p>
              </table:table-cell>
              <table:table-cell office:value-type="float" office:value="513">
                <text:p>513</text:p>
              </table:table-cell>
              <table:table-cell office:value-type="float" office:value="130.4">
                <text:p>130.4</text:p>
              </table:table-cell>
              <table:table-cell office:value-type="float" office:value="509">
                <text:p>509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9">
                <text:p>419</text:p>
              </table:table-cell>
              <table:table-cell office:value-type="float" office:value="144.8">
                <text:p>144.8</text:p>
              </table:table-cell>
              <table:table-cell office:value-type="float" office:value="427">
                <text:p>427</text:p>
              </table:table-cell>
              <table:table-cell office:value-type="float" office:value="144.8">
                <text:p>144.8</text:p>
              </table:table-cell>
              <table:table-cell office:value-type="float" office:value="423">
                <text:p>423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">
                <text:p>367</text:p>
              </table:table-cell>
              <table:table-cell office:value-type="float" office:value="154.6">
                <text:p>154.6</text:p>
              </table:table-cell>
              <table:table-cell office:value-type="float" office:value="366">
                <text:p>366</text:p>
              </table:table-cell>
              <table:table-cell office:value-type="float" office:value="154.6">
                <text:p>154.6</text:p>
              </table:table-cell>
              <table:table-cell office:value-type="float" office:value="366.5">
                <text:p>366.5</text:p>
              </table:table-cell>
              <table:table-cell office:value-type="float" office:value="154.6">
                <text:p>154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167.7">
                <text:p>167.7</text:p>
              </table:table-cell>
              <table:table-cell office:value-type="float" office:value="304">
                <text:p>304</text:p>
              </table:table-cell>
              <table:table-cell office:value-type="float" office:value="167.7">
                <text:p>167.7</text:p>
              </table:table-cell>
              <table:table-cell office:value-type="float" office:value="305">
                <text:p>305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180.8">
                <text:p>180.8</text:p>
              </table:table-cell>
              <table:table-cell office:value-type="float" office:value="246">
                <text:p>246</text:p>
              </table:table-cell>
              <table:table-cell office:value-type="float" office:value="180.8">
                <text:p>180.8</text:p>
              </table:table-cell>
              <table:table-cell office:value-type="float" office:value="247.5">
                <text:p>247.5</text:p>
              </table:table-cell>
              <table:table-cell office:value-type="float" office:value="180.8">
                <text:p>18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">
                <text:p>185</text:p>
              </table:table-cell>
              <table:table-cell office:value-type="float" office:value="197.1">
                <text:p>197.1</text:p>
              </table:table-cell>
              <table:table-cell office:value-type="float" office:value="186">
                <text:p>186</text:p>
              </table:table-cell>
              <table:table-cell office:value-type="float" office:value="197.1">
                <text:p>197.1</text:p>
              </table:table-cell>
              <table:table-cell office:value-type="float" office:value="185.5">
                <text:p>185.5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">
                <text:p>159</text:p>
              </table:table-cell>
              <table:table-cell office:value-type="float" office:value="209.7">
                <text:p>209.7</text:p>
              </table:table-cell>
              <table:table-cell office:value-type="float" office:value="155">
                <text:p>155</text:p>
              </table:table-cell>
              <table:table-cell office:value-type="float" office:value="209.7">
                <text:p>209.7</text:p>
              </table:table-cell>
              <table:table-cell office:value-type="float" office:value="157">
                <text:p>157</text:p>
              </table:table-cell>
              <table:table-cell office:value-type="float" office:value="209.7">
                <text:p>209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2">
                <text:p>122</text:p>
              </table:table-cell>
              <table:table-cell office:value-type="float" office:value="222.4">
                <text:p>222.4</text:p>
              </table:table-cell>
              <table:table-cell office:value-type="float" office:value="124">
                <text:p>124</text:p>
              </table:table-cell>
              <table:table-cell office:value-type="float" office:value="222.4">
                <text:p>222.4</text:p>
              </table:table-cell>
              <table:table-cell office:value-type="float" office:value="123">
                <text:p>123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">
                <text:p>106</text:p>
              </table:table-cell>
              <table:table-cell office:value-type="float" office:value="235.2">
                <text:p>235.2</text:p>
              </table:table-cell>
              <table:table-cell office:value-type="float" office:value="107">
                <text:p>107</text:p>
              </table:table-cell>
              <table:table-cell office:value-type="float" office:value="235.2">
                <text:p>235.2</text:p>
              </table:table-cell>
              <table:table-cell office:value-type="float" office:value="106.5">
                <text:p>106.5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252.5">
                <text:p>252.5</text:p>
              </table:table-cell>
              <table:table-cell office:value-type="float" office:value="83">
                <text:p>83</text:p>
              </table:table-cell>
              <table:table-cell office:value-type="float" office:value="252.5">
                <text:p>252.5</text:p>
              </table:table-cell>
              <table:table-cell office:value-type="float" office:value="81.5">
                <text:p>81.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265.8">
                <text:p>265.8</text:p>
              </table:table-cell>
              <table:table-cell office:value-type="float" office:value="67">
                <text:p>67</text:p>
              </table:table-cell>
              <table:table-cell office:value-type="float" office:value="265.8">
                <text:p>265.8</text:p>
              </table:table-cell>
              <table:table-cell office:value-type="float" office:value="65.5">
                <text:p>65.5</text:p>
              </table:table-cell>
              <table:table-cell office:value-type="float" office:value="265.8">
                <text:p>265.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6.192cm" svg:y="2.994cm" style:legend-expansion="high" chart:style-name="ch3"/>
        <chart:plot-area chart:style-name="ch4" table:cell-range-address="'lote 3 - 1'.B1:'lote 3 - 1'.B20 'lote 3 - 1'.A2:'lote 3 - 1'.A20 'lote 3 - 1'.C1:'lote 3 - 1'.D1 'lote 3 - 2'.A2:'lote 3 - 2'.A20 'lote 3 - 2'.W1:'lote 3 - 2'.W20 'lote 3 - 2'.Z1:'lote 3 - 2'.AA20" chart:data-source-has-labels="row" svg:x="1.38cm" svg:y="1.639cm" svg:width="14.074cm" svg:height="6.276cm">
          <chartooo:coordinate-region svg:x="2.187cm" svg:y="1.838cm" svg:width="12.895cm" svg:height="5.43cm"/>
          <chart:axis chart:dimension="x" chart:name="primary-x" chart:style-name="ch5">
            <chart:title svg:x="7.645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lote 3 - 1'.A2:'lote 3 - 1'.A20" chart:label-cell-address="'lote 3 - 1'.B1:'lote 3 - 1'.B1" chart:class="chart:scatter">
            <chart:domain table:cell-range-address="'lote 3 - 1'.B2:'lote 3 - 1'.B20"/>
            <chart:data-point chart:repeated="19"/>
          </chart:series>
          <chart:series chart:style-name="ch10" chart:values-cell-range-address="'lote 3 - 1'.A2:'lote 3 - 1'.A20" chart:label-cell-address="'lote 3 - 1'.C1:'lote 3 - 1'.C1" chart:class="chart:scatter">
            <chart:domain table:cell-range-address="'lote 3 - 1'.C2:'lote 3 - 1'.C20"/>
            <chart:data-point chart:repeated="19"/>
          </chart:series>
          <chart:series chart:style-name="ch11" chart:values-cell-range-address="'lote 3 - 2'.A2:'lote 3 - 2'.A20" chart:label-cell-address="'lote 3 - 1'.D1:'lote 3 - 1'.D1" chart:class="chart:scatter">
            <chart:domain table:cell-range-address="'lote 3 - 2'.D2:'lote 3 - 2'.D20"/>
            <chart:data-point chart:repeated="19"/>
          </chart:series>
          <chart:series chart:style-name="ch12" chart:values-cell-range-address="'lote 3 - 2'.W2:'lote 3 - 2'.W20" chart:label-cell-address="'lote 3 - 2'.W1:'lote 3 - 2'.W1" chart:class="chart:scatter">
            <chart:domain table:cell-range-address="'lote 3 - 2'.U2:'lote 3 - 2'.U20"/>
            <chart:data-point chart:repeated="19"/>
          </chart:series>
          <chart:series chart:style-name="ch13" chart:values-cell-range-address="'lote 3 - 2'.Z2:'lote 3 - 2'.Z20" chart:label-cell-address="'lote 3 - 2'.Z1:'lote 3 - 2'.Z1" chart:class="chart:scatter">
            <chart:domain table:cell-range-address="'lote 3 - 2'.U2:'lote 3 - 2'.U20"/>
            <chart:data-point chart:repeated="19"/>
          </chart:series>
          <chart:series chart:style-name="ch14" chart:values-cell-range-address="'lote 3 - 2'.AA2:'lote 3 - 2'.AA20" chart:label-cell-address="'lote 3 - 2'.AA1:'lote 3 - 2'.AA1" chart:class="chart:scatter">
            <chart:domain table:cell-range-address="'lote 3 - 2'.U2:'lote 3 - 2'.U20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DC1</text:p>
                <draw:g>
                  <svg:desc>'lote 3 - 1'.B1:'lote 3 - 1'.B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C2</text:p>
                <draw:g>
                  <svg:desc>'lote 3 - 1'.C1:'lote 3 - 1'.C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média</text:p>
                <draw:g>
                  <svg:desc>'lote 3 - 1'.D1:'lote 3 - 1'.D1</svg:desc>
                </draw:g>
              </table:table-cell>
              <table:table-cell office:value-type="string">
                <text:p>Coluna U</text:p>
              </table:table-cell>
              <table:table-cell office:value-type="string">
                <text:p>Tcalc</text:p>
                <draw:g>
                  <svg:desc>'lote 3 - 2'.W1:'lote 3 - 2'.W1</svg:desc>
                </draw:g>
              </table:table-cell>
              <table:table-cell office:value-type="string">
                <text:p>Coluna U</text:p>
              </table:table-cell>
              <table:table-cell office:value-type="string">
                <text:p>Tmin</text:p>
                <draw:g>
                  <svg:desc>'lote 3 - 2'.Z1:'lote 3 - 2'.Z1</svg:desc>
                </draw:g>
              </table:table-cell>
              <table:table-cell office:value-type="string">
                <text:p>Coluna U</text:p>
              </table:table-cell>
              <table:table-cell office:value-type="string">
                <text:p>Tmax</text:p>
                <draw:g>
                  <svg:desc>'lote 3 - 2'.AA1:'lote 3 - 2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3">
                <text:p>983</text:p>
                <draw:g>
                  <svg:desc>'lote 3 - 1'.B2:'lote 3 - 1'.B20</svg:desc>
                </draw:g>
              </table:table-cell>
              <table:table-cell office:value-type="float" office:value="22.78">
                <text:p>22.78</text:p>
                <draw:g>
                  <svg:desc>'lote 3 - 1'.A2:'lote 3 - 1'.A20</svg:desc>
                </draw:g>
              </table:table-cell>
              <table:table-cell office:value-type="float" office:value="982">
                <text:p>982</text:p>
                <draw:g>
                  <svg:desc>'lote 3 - 1'.C2:'lote 3 - 1'.C20</svg:desc>
                </draw:g>
              </table:table-cell>
              <table:table-cell office:value-type="float" office:value="22.78">
                <text:p>22.78</text:p>
                <draw:g>
                  <svg:desc>'lote 3 - 1'.A2:'lote 3 - 1'.A20</svg:desc>
                </draw:g>
              </table:table-cell>
              <table:table-cell office:value-type="float" office:value="978">
                <text:p>978</text:p>
                <draw:g>
                  <svg:desc>'lote 3 - 2'.D2:'lote 3 - 2'.D20</svg:desc>
                </draw:g>
              </table:table-cell>
              <table:table-cell office:value-type="float" office:value="25">
                <text:p>25</text:p>
                <draw:g>
                  <svg:desc>'lote 3 - 2'.A2:'lote 3 - 2'.A20</svg:desc>
                </draw:g>
              </table:table-cell>
              <table:table-cell office:value-type="float" office:value="978">
                <text:p>978</text:p>
                <draw:g>
                  <svg:desc>'lote 3 - 2'.U2:'lote 3 - 2'.U20</svg:desc>
                </draw:g>
              </table:table-cell>
              <table:table-cell office:value-type="float" office:value="25.0165279787506">
                <text:p>25.0165279787506</text:p>
                <draw:g>
                  <svg:desc>'lote 3 - 2'.W2:'lote 3 - 2'.W20</svg:desc>
                </draw:g>
              </table:table-cell>
              <table:table-cell office:value-type="float" office:value="978">
                <text:p>978</text:p>
                <draw:g>
                  <svg:desc>'lote 3 - 2'.U2:'lote 3 - 2'.U20</svg:desc>
                </draw:g>
              </table:table-cell>
              <table:table-cell office:value-type="float" office:value="24.8165279787506">
                <text:p>24.8165279787506</text:p>
                <draw:g>
                  <svg:desc>'lote 3 - 2'.Z2:'lote 3 - 2'.Z20</svg:desc>
                </draw:g>
              </table:table-cell>
              <table:table-cell office:value-type="float" office:value="978">
                <text:p>978</text:p>
                <draw:g>
                  <svg:desc>'lote 3 - 2'.U2:'lote 3 - 2'.U20</svg:desc>
                </draw:g>
              </table:table-cell>
              <table:table-cell office:value-type="float" office:value="25.2165279787506">
                <text:p>25.2165279787506</text:p>
                <draw:g>
                  <svg:desc>'lote 3 - 2'.AA2:'lote 3 - 2'.A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8">
                <text:p>948</text:p>
              </table:table-cell>
              <table:table-cell office:value-type="float" office:value="38.8">
                <text:p>38.8</text:p>
              </table:table-cell>
              <table:table-cell office:value-type="float" office:value="953">
                <text:p>953</text:p>
              </table:table-cell>
              <table:table-cell office:value-type="float" office:value="38.8">
                <text:p>38.8</text:p>
              </table:table-cell>
              <table:table-cell office:value-type="float" office:value="948">
                <text:p>948</text:p>
              </table:table-cell>
              <table:table-cell office:value-type="float" office:value="38.5">
                <text:p>38.5</text:p>
              </table:table-cell>
              <table:table-cell office:value-type="float" office:value="948">
                <text:p>948</text:p>
              </table:table-cell>
              <table:table-cell office:value-type="float" office:value="37.4333357875667">
                <text:p>37.4333357875667</text:p>
              </table:table-cell>
              <table:table-cell office:value-type="float" office:value="948">
                <text:p>948</text:p>
              </table:table-cell>
              <table:table-cell office:value-type="float" office:value="36.9333357875667">
                <text:p>36.9333357875667</text:p>
              </table:table-cell>
              <table:table-cell office:value-type="float" office:value="948">
                <text:p>948</text:p>
              </table:table-cell>
              <table:table-cell office:value-type="float" office:value="37.9333357875667">
                <text:p>37.9333357875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1">
                <text:p>921</text:p>
              </table:table-cell>
              <table:table-cell office:value-type="float" office:value="48.1">
                <text:p>48.1</text:p>
              </table:table-cell>
              <table:table-cell office:value-type="float" office:value="927">
                <text:p>927</text:p>
              </table:table-cell>
              <table:table-cell office:value-type="float" office:value="48.1">
                <text:p>48.1</text:p>
              </table:table-cell>
              <table:table-cell office:value-type="float" office:value="938.5">
                <text:p>938.5</text:p>
              </table:table-cell>
              <table:table-cell office:value-type="float" office:value="51.6">
                <text:p>51.6</text:p>
              </table:table-cell>
              <table:table-cell office:value-type="float" office:value="907">
                <text:p>907</text:p>
              </table:table-cell>
              <table:table-cell office:value-type="float" office:value="49.415360314821">
                <text:p>49.415360314821</text:p>
              </table:table-cell>
              <table:table-cell office:value-type="float" office:value="907">
                <text:p>907</text:p>
              </table:table-cell>
              <table:table-cell office:value-type="float" office:value="48.515360314821">
                <text:p>48.515360314821</text:p>
              </table:table-cell>
              <table:table-cell office:value-type="float" office:value="907">
                <text:p>907</text:p>
              </table:table-cell>
              <table:table-cell office:value-type="float" office:value="50.315360314821">
                <text:p>50.315360314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2">
                <text:p>882</text:p>
              </table:table-cell>
              <table:table-cell office:value-type="float" office:value="62.3">
                <text:p>62.3</text:p>
              </table:table-cell>
              <table:table-cell office:value-type="float" office:value="885">
                <text:p>885</text:p>
              </table:table-cell>
              <table:table-cell office:value-type="float" office:value="62.3">
                <text:p>62.3</text:p>
              </table:table-cell>
              <table:table-cell office:value-type="float" office:value="856.5">
                <text:p>856.5</text:p>
              </table:table-cell>
              <table:table-cell office:value-type="float" office:value="64.8">
                <text:p>64.8</text:p>
              </table:table-cell>
              <table:table-cell office:value-type="float" office:value="855">
                <text:p>855</text:p>
              </table:table-cell>
              <table:table-cell office:value-type="float" office:value="60.9809673994223">
                <text:p>60.9809673994223</text:p>
              </table:table-cell>
              <table:table-cell office:value-type="float" office:value="855">
                <text:p>855</text:p>
              </table:table-cell>
              <table:table-cell office:value-type="float" office:value="59.7809673994223">
                <text:p>59.7809673994223</text:p>
              </table:table-cell>
              <table:table-cell office:value-type="float" office:value="855">
                <text:p>855</text:p>
              </table:table-cell>
              <table:table-cell office:value-type="float" office:value="62.1809673994223">
                <text:p>62.1809673994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6">
                <text:p>816</text:p>
              </table:table-cell>
              <table:table-cell office:value-type="float" office:value="75.9">
                <text:p>75.9</text:p>
              </table:table-cell>
              <table:table-cell office:value-type="float" office:value="830">
                <text:p>830</text:p>
              </table:table-cell>
              <table:table-cell office:value-type="float" office:value="75.9">
                <text:p>75.9</text:p>
              </table:table-cell>
              <table:table-cell office:value-type="float" office:value="798">
                <text:p>798</text:p>
              </table:table-cell>
              <table:table-cell office:value-type="float" office:value="77.7">
                <text:p>77.7</text:p>
              </table:table-cell>
              <table:table-cell office:value-type="float" office:value="795">
                <text:p>795</text:p>
              </table:table-cell>
              <table:table-cell office:value-type="float" office:value="71.8979050802673">
                <text:p>71.8979050802673</text:p>
              </table:table-cell>
              <table:table-cell office:value-type="float" office:value="795">
                <text:p>795</text:p>
              </table:table-cell>
              <table:table-cell office:value-type="float" office:value="70.3979050802673">
                <text:p>70.3979050802673</text:p>
              </table:table-cell>
              <table:table-cell office:value-type="float" office:value="795">
                <text:p>795</text:p>
              </table:table-cell>
              <table:table-cell office:value-type="float" office:value="73.4979050802673">
                <text:p>73.4979050802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">
                <text:p>756</text:p>
              </table:table-cell>
              <table:table-cell office:value-type="float" office:value="87.8">
                <text:p>87.8</text:p>
              </table:table-cell>
              <table:table-cell office:value-type="float" office:value="767">
                <text:p>767</text:p>
              </table:table-cell>
              <table:table-cell office:value-type="float" office:value="87.8">
                <text:p>87.8</text:p>
              </table:table-cell>
              <table:table-cell office:value-type="float" office:value="729">
                <text:p>729</text:p>
              </table:table-cell>
              <table:table-cell office:value-type="float" office:value="89.6">
                <text:p>89.6</text:p>
              </table:table-cell>
              <table:table-cell office:value-type="float" office:value="729">
                <text:p>729</text:p>
              </table:table-cell>
              <table:table-cell office:value-type="float" office:value="82.3832559909578">
                <text:p>82.3832559909578</text:p>
              </table:table-cell>
              <table:table-cell office:value-type="float" office:value="729">
                <text:p>729</text:p>
              </table:table-cell>
              <table:table-cell office:value-type="float" office:value="80.5832559909578">
                <text:p>80.5832559909578</text:p>
              </table:table-cell>
              <table:table-cell office:value-type="float" office:value="729">
                <text:p>729</text:p>
              </table:table-cell>
              <table:table-cell office:value-type="float" office:value="84.1832559909578">
                <text:p>84.1832559909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101.8">
                <text:p>101.8</text:p>
              </table:table-cell>
              <table:table-cell office:value-type="float" office:value="693">
                <text:p>693</text:p>
              </table:table-cell>
              <table:table-cell office:value-type="float" office:value="101.8">
                <text:p>101.8</text:p>
              </table:table-cell>
              <table:table-cell office:value-type="float" office:value="630">
                <text:p>630</text:p>
              </table:table-cell>
              <table:table-cell office:value-type="float" office:value="106.1">
                <text:p>106.1</text:p>
              </table:table-cell>
              <table:table-cell office:value-type="float" office:value="624">
                <text:p>624</text:p>
              </table:table-cell>
              <table:table-cell office:value-type="float" office:value="97.6312271191831">
                <text:p>97.6312271191831</text:p>
              </table:table-cell>
              <table:table-cell office:value-type="float" office:value="624">
                <text:p>624</text:p>
              </table:table-cell>
              <table:table-cell office:value-type="float" office:value="95.3312271191831">
                <text:p>95.3312271191831</text:p>
              </table:table-cell>
              <table:table-cell office:value-type="float" office:value="624">
                <text:p>624</text:p>
              </table:table-cell>
              <table:table-cell office:value-type="float" office:value="100.031227119183">
                <text:p>100.031227119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6">
                <text:p>596</text:p>
              </table:table-cell>
              <table:table-cell office:value-type="float" office:value="114.6">
                <text:p>114.6</text:p>
              </table:table-cell>
              <table:table-cell office:value-type="float" office:value="608">
                <text:p>608</text:p>
              </table:table-cell>
              <table:table-cell office:value-type="float" office:value="114.6">
                <text:p>114.6</text:p>
              </table:table-cell>
              <table:table-cell office:value-type="float" office:value="532.5">
                <text:p>532.5</text:p>
              </table:table-cell>
              <table:table-cell office:value-type="float" office:value="120">
                <text:p>120</text:p>
              </table:table-cell>
              <table:table-cell office:value-type="float" office:value="520">
                <text:p>520</text:p>
              </table:table-cell>
              <table:table-cell office:value-type="float" office:value="112.495933435314">
                <text:p>112.495933435314</text:p>
              </table:table-cell>
              <table:table-cell office:value-type="float" office:value="520">
                <text:p>520</text:p>
              </table:table-cell>
              <table:table-cell office:value-type="float" office:value="109.795933435314">
                <text:p>109.795933435314</text:p>
              </table:table-cell>
              <table:table-cell office:value-type="float" office:value="520">
                <text:p>520</text:p>
              </table:table-cell>
              <table:table-cell office:value-type="float" office:value="115.395933435314">
                <text:p>115.39593343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5">
                <text:p>505</text:p>
              </table:table-cell>
              <table:table-cell office:value-type="float" office:value="130.4">
                <text:p>130.4</text:p>
              </table:table-cell>
              <table:table-cell office:value-type="float" office:value="513">
                <text:p>513</text:p>
              </table:table-cell>
              <table:table-cell office:value-type="float" office:value="130.4">
                <text:p>130.4</text:p>
              </table:table-cell>
              <table:table-cell office:value-type="float" office:value="455">
                <text:p>455</text:p>
              </table:table-cell>
              <table:table-cell office:value-type="float" office:value="133.3">
                <text:p>133.3</text:p>
              </table:table-cell>
              <table:table-cell office:value-type="float" office:value="444">
                <text:p>444</text:p>
              </table:table-cell>
              <table:table-cell office:value-type="float" office:value="123.989551012562">
                <text:p>123.989551012562</text:p>
              </table:table-cell>
              <table:table-cell office:value-type="float" office:value="444">
                <text:p>444</text:p>
              </table:table-cell>
              <table:table-cell office:value-type="float" office:value="120.889551012562">
                <text:p>120.889551012562</text:p>
              </table:table-cell>
              <table:table-cell office:value-type="float" office:value="444">
                <text:p>444</text:p>
              </table:table-cell>
              <table:table-cell office:value-type="float" office:value="127.289551012562">
                <text:p>127.289551012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9">
                <text:p>419</text:p>
              </table:table-cell>
              <table:table-cell office:value-type="float" office:value="144.8">
                <text:p>144.8</text:p>
              </table:table-cell>
              <table:table-cell office:value-type="float" office:value="427">
                <text:p>427</text:p>
              </table:table-cell>
              <table:table-cell office:value-type="float" office:value="144.8">
                <text:p>144.8</text:p>
              </table:table-cell>
              <table:table-cell office:value-type="float" office:value="376.5">
                <text:p>376.5</text:p>
              </table:table-cell>
              <table:table-cell office:value-type="float" office:value="147.8">
                <text:p>147.8</text:p>
              </table:table-cell>
              <table:table-cell office:value-type="float" office:value="364">
                <text:p>364</text:p>
              </table:table-cell>
              <table:table-cell office:value-type="float" office:value="137.432870381701">
                <text:p>137.432870381701</text:p>
              </table:table-cell>
              <table:table-cell office:value-type="float" office:value="364">
                <text:p>364</text:p>
              </table:table-cell>
              <table:table-cell office:value-type="float" office:value="133.932870381701">
                <text:p>133.932870381701</text:p>
              </table:table-cell>
              <table:table-cell office:value-type="float" office:value="364">
                <text:p>364</text:p>
              </table:table-cell>
              <table:table-cell office:value-type="float" office:value="141.232870381701">
                <text:p>141.232870381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">
                <text:p>367</text:p>
              </table:table-cell>
              <table:table-cell office:value-type="float" office:value="154.6">
                <text:p>154.6</text:p>
              </table:table-cell>
              <table:table-cell office:value-type="float" office:value="366">
                <text:p>366</text:p>
              </table:table-cell>
              <table:table-cell office:value-type="float" office:value="154.6">
                <text:p>154.6</text:p>
              </table:table-cell>
              <table:table-cell office:value-type="float" office:value="331">
                <text:p>331</text:p>
              </table:table-cell>
              <table:table-cell office:value-type="float" office:value="157.3">
                <text:p>157.3</text:p>
              </table:table-cell>
              <table:table-cell office:value-type="float" office:value="326">
                <text:p>326</text:p>
              </table:table-cell>
              <table:table-cell office:value-type="float" office:value="144.602365794652">
                <text:p>144.602365794652</text:p>
              </table:table-cell>
              <table:table-cell office:value-type="float" office:value="326">
                <text:p>326</text:p>
              </table:table-cell>
              <table:table-cell office:value-type="float" office:value="140.702365794652">
                <text:p>140.702365794652</text:p>
              </table:table-cell>
              <table:table-cell office:value-type="float" office:value="326">
                <text:p>326</text:p>
              </table:table-cell>
              <table:table-cell office:value-type="float" office:value="148.802365794652">
                <text:p>148.802365794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167.7">
                <text:p>167.7</text:p>
              </table:table-cell>
              <table:table-cell office:value-type="float" office:value="304">
                <text:p>304</text:p>
              </table:table-cell>
              <table:table-cell office:value-type="float" office:value="167.7">
                <text:p>167.7</text:p>
              </table:table-cell>
              <table:table-cell office:value-type="float" office:value="253.5">
                <text:p>253.5</text:p>
              </table:table-cell>
              <table:table-cell office:value-type="float" office:value="175.1">
                <text:p>175.1</text:p>
              </table:table-cell>
              <table:table-cell office:value-type="float" office:value="246">
                <text:p>246</text:p>
              </table:table-cell>
              <table:table-cell office:value-type="float" office:value="162.45071689211">
                <text:p>162.45071689211</text:p>
              </table:table-cell>
              <table:table-cell office:value-type="float" office:value="246">
                <text:p>246</text:p>
              </table:table-cell>
              <table:table-cell office:value-type="float" office:value="157.95071689211">
                <text:p>157.95071689211</text:p>
              </table:table-cell>
              <table:table-cell office:value-type="float" office:value="246">
                <text:p>246</text:p>
              </table:table-cell>
              <table:table-cell office:value-type="float" office:value="167.35071689211">
                <text:p>167.350716892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180.8">
                <text:p>180.8</text:p>
              </table:table-cell>
              <table:table-cell office:value-type="float" office:value="246">
                <text:p>246</text:p>
              </table:table-cell>
              <table:table-cell office:value-type="float" office:value="180.8">
                <text:p>180.8</text:p>
              </table:table-cell>
              <table:table-cell office:value-type="float" office:value="205">
                <text:p>205</text:p>
              </table:table-cell>
              <table:table-cell office:value-type="float" office:value="188.8">
                <text:p>188.8</text:p>
              </table:table-cell>
              <table:table-cell office:value-type="float" office:value="196">
                <text:p>196</text:p>
              </table:table-cell>
              <table:table-cell office:value-type="float" office:value="176.715647207746">
                <text:p>176.715647207746</text:p>
              </table:table-cell>
              <table:table-cell office:value-type="float" office:value="196">
                <text:p>196</text:p>
              </table:table-cell>
              <table:table-cell office:value-type="float" office:value="171.715647207746">
                <text:p>171.715647207746</text:p>
              </table:table-cell>
              <table:table-cell office:value-type="float" office:value="196">
                <text:p>196</text:p>
              </table:table-cell>
              <table:table-cell office:value-type="float" office:value="182.115647207746">
                <text:p>182.11564720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">
                <text:p>185</text:p>
              </table:table-cell>
              <table:table-cell office:value-type="float" office:value="197.1">
                <text:p>197.1</text:p>
              </table:table-cell>
              <table:table-cell office:value-type="float" office:value="186">
                <text:p>186</text:p>
              </table:table-cell>
              <table:table-cell office:value-type="float" office:value="197.1">
                <text:p>197.1</text:p>
              </table:table-cell>
              <table:table-cell office:value-type="float" office:value="163">
                <text:p>163</text:p>
              </table:table-cell>
              <table:table-cell office:value-type="float" office:value="202.2">
                <text:p>202.2</text:p>
              </table:table-cell>
              <table:table-cell office:value-type="float" office:value="156">
                <text:p>156</text:p>
              </table:table-cell>
              <table:table-cell office:value-type="float" office:value="191.182667574785">
                <text:p>191.182667574785</text:p>
              </table:table-cell>
              <table:table-cell office:value-type="float" office:value="156">
                <text:p>156</text:p>
              </table:table-cell>
              <table:table-cell office:value-type="float" office:value="185.782667574785">
                <text:p>185.782667574785</text:p>
              </table:table-cell>
              <table:table-cell office:value-type="float" office:value="156">
                <text:p>156</text:p>
              </table:table-cell>
              <table:table-cell office:value-type="float" office:value="197.182667574785">
                <text:p>197.182667574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">
                <text:p>159</text:p>
              </table:table-cell>
              <table:table-cell office:value-type="float" office:value="209.7">
                <text:p>209.7</text:p>
              </table:table-cell>
              <table:table-cell office:value-type="float" office:value="155">
                <text:p>155</text:p>
              </table:table-cell>
              <table:table-cell office:value-type="float" office:value="209.7">
                <text:p>209.7</text:p>
              </table:table-cell>
              <table:table-cell office:value-type="float" office:value="134.5">
                <text:p>134.5</text:p>
              </table:table-cell>
              <table:table-cell office:value-type="float" office:value="217">
                <text:p>217</text:p>
              </table:table-cell>
              <table:table-cell office:value-type="float" office:value="126">
                <text:p>126</text:p>
              </table:table-cell>
              <table:table-cell office:value-type="float" office:value="205.002648692403">
                <text:p>205.002648692403</text:p>
              </table:table-cell>
              <table:table-cell office:value-type="float" office:value="126">
                <text:p>126</text:p>
              </table:table-cell>
              <table:table-cell office:value-type="float" office:value="199.002648692403">
                <text:p>199.002648692403</text:p>
              </table:table-cell>
              <table:table-cell office:value-type="float" office:value="126">
                <text:p>126</text:p>
              </table:table-cell>
              <table:table-cell office:value-type="float" office:value="211.602648692403">
                <text:p>211.602648692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2">
                <text:p>122</text:p>
              </table:table-cell>
              <table:table-cell office:value-type="float" office:value="222.4">
                <text:p>222.4</text:p>
              </table:table-cell>
              <table:table-cell office:value-type="float" office:value="124">
                <text:p>124</text:p>
              </table:table-cell>
              <table:table-cell office:value-type="float" office:value="222.4">
                <text:p>222.4</text:p>
              </table:table-cell>
              <table:table-cell office:value-type="float" office:value="113.5">
                <text:p>113.5</text:p>
              </table:table-cell>
              <table:table-cell office:value-type="float" office:value="226">
                <text:p>226</text:p>
              </table:table-cell>
              <table:table-cell office:value-type="float" office:value="111">
                <text:p>111</text:p>
              </table:table-cell>
              <table:table-cell office:value-type="float" office:value="213.386148641413">
                <text:p>213.386148641413</text:p>
              </table:table-cell>
              <table:table-cell office:value-type="float" office:value="111">
                <text:p>111</text:p>
              </table:table-cell>
              <table:table-cell office:value-type="float" office:value="207.086148641413">
                <text:p>207.086148641413</text:p>
              </table:table-cell>
              <table:table-cell office:value-type="float" office:value="111">
                <text:p>111</text:p>
              </table:table-cell>
              <table:table-cell office:value-type="float" office:value="220.386148641413">
                <text:p>220.386148641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">
                <text:p>106</text:p>
              </table:table-cell>
              <table:table-cell office:value-type="float" office:value="235.2">
                <text:p>235.2</text:p>
              </table:table-cell>
              <table:table-cell office:value-type="float" office:value="107">
                <text:p>107</text:p>
              </table:table-cell>
              <table:table-cell office:value-type="float" office:value="235.2">
                <text:p>235.2</text:p>
              </table:table-cell>
              <table:table-cell office:value-type="float" office:value="86.5">
                <text:p>86.5</text:p>
              </table:table-cell>
              <table:table-cell office:value-type="float" office:value="243.6">
                <text:p>243.6</text:p>
              </table:table-cell>
              <table:table-cell office:value-type="float" office:value="83">
                <text:p>83</text:p>
              </table:table-cell>
              <table:table-cell office:value-type="float" office:value="233.266917915633">
                <text:p>233.266917915633</text:p>
              </table:table-cell>
              <table:table-cell office:value-type="float" office:value="83">
                <text:p>83</text:p>
              </table:table-cell>
              <table:table-cell office:value-type="float" office:value="226.266917915633">
                <text:p>226.266917915633</text:p>
              </table:table-cell>
              <table:table-cell office:value-type="float" office:value="83">
                <text:p>83</text:p>
              </table:table-cell>
              <table:table-cell office:value-type="float" office:value="241.066917915633">
                <text:p>241.066917915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252.5">
                <text:p>252.5</text:p>
              </table:table-cell>
              <table:table-cell office:value-type="float" office:value="83">
                <text:p>83</text:p>
              </table:table-cell>
              <table:table-cell office:value-type="float" office:value="252.5">
                <text:p>252.5</text:p>
              </table:table-cell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  <table:table-cell office:value-type="float" office:value="68">
                <text:p>68</text:p>
              </table:table-cell>
              <table:table-cell office:value-type="float" office:value="247.531580004329">
                <text:p>247.531580004329</text:p>
              </table:table-cell>
              <table:table-cell office:value-type="float" office:value="68">
                <text:p>68</text:p>
              </table:table-cell>
              <table:table-cell office:value-type="float" office:value="239.931580004329">
                <text:p>239.931580004329</text:p>
              </table:table-cell>
              <table:table-cell office:value-type="float" office:value="68">
                <text:p>68</text:p>
              </table:table-cell>
              <table:table-cell office:value-type="float" office:value="256.031580004329">
                <text:p>256.031580004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265.8">
                <text:p>265.8</text:p>
              </table:table-cell>
              <table:table-cell office:value-type="float" office:value="67">
                <text:p>67</text:p>
              </table:table-cell>
              <table:table-cell office:value-type="float" office:value="265.8">
                <text:p>265.8</text:p>
              </table:table-cell>
              <table:table-cell office:value-type="float" office:value="59">
                <text:p>59</text:p>
              </table:table-cell>
              <table:table-cell office:value-type="float" office:value="270.3">
                <text:p>270.3</text:p>
              </table:table-cell>
              <table:table-cell office:value-type="float" office:value="57">
                <text:p>57</text:p>
              </table:table-cell>
              <table:table-cell office:value-type="float" office:value="260.663433021896">
                <text:p>260.663433021896</text:p>
              </table:table-cell>
              <table:table-cell office:value-type="float" office:value="57">
                <text:p>57</text:p>
              </table:table-cell>
              <table:table-cell office:value-type="float" office:value="252.663433021896">
                <text:p>252.663433021896</text:p>
              </table:table-cell>
              <table:table-cell office:value-type="float" office:value="57">
                <text:p>57</text:p>
              </table:table-cell>
              <table:table-cell office:value-type="float" office:value="269.763433021896">
                <text:p>269.76343302189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8.36cm" svg:height="18.07cm" xlink:href=".." xlink:type="simple" chart:class="chart:scatter" chart:style-name="ch1">
        <chart:title svg:x="12.628cm" svg:y="0.497cm" chart:style-name="ch2">
          <text:p>addtherm novo</text:p>
        </chart:title>
        <chart:legend chart:legend-position="end" svg:x="26.652cm" svg:y="6.246cm" style:legend-expansion="high" chart:style-name="ch3"/>
        <chart:plot-area chart:style-name="ch4" table:cell-range-address="'Teste lote 3'.M1:'Teste lote 3'.M23 'Teste lote 3'.C1:'Teste lote 3'.E1 'Teste lote 3'.K2:'Teste lote 3'.K23 'antigo e AT velho'.B1:'antigo e AT velho'.B1 'temp atual'.D3:'temp atual'.D19 'antigo e AT velho'.E1:'antigo e AT velho'.E1 'antigo e AT velho'.A2:'antigo e AT velho'.A18 'lote 3 - 1'.B1:'lote 3 - 1'.C1 'lote 3 - 1'.A2:'lote 3 - 1'.A20 'Teste lote 3'.N1:'Teste lote 3'.O1 'AT novo'.C1:'AT novo'.C1 'AT novo'.B2:'AT novo'.B21" chart:data-source-has-labels="row" svg:x="1.578cm" svg:y="2.359cm" svg:width="23.94cm" svg:height="14.369cm">
          <chartooo:coordinate-region svg:x="2.385cm" svg:y="2.558cm" svg:width="22.761cm" svg:height="13.523cm"/>
          <chart:axis chart:dimension="x" chart:name="primary-x" chart:style-name="ch5">
            <chart:title svg:x="12.776cm" svg:y="17.089cm" chart:style-name="ch6">
              <text:p>Raw ADC</text:p>
            </chart:title>
          </chart:axis>
          <chart:axis chart:dimension="y" chart:name="primary-y" chart:style-name="ch5">
            <chart:title svg:x="0.451cm" svg:y="9.772cm" chart:style-name="ch7">
              <text:p>ºC</text:p>
            </chart:title>
            <chart:grid chart:style-name="ch8" chart:class="major"/>
          </chart:axis>
          <chart:series chart:style-name="ch9" chart:values-cell-range-address="'Teste lote 3'.K2:'Teste lote 3'.K23" chart:label-cell-address="'Teste lote 3'.C1:'Teste lote 3'.C1" chart:class="chart:scatter">
            <chart:domain table:cell-range-address="'Teste lote 3'.M2:'Teste lote 3'.M23"/>
            <chart:data-point chart:repeated="22"/>
          </chart:series>
          <chart:series chart:style-name="ch10" chart:values-cell-range-address="'temp atual'.D3:'temp atual'.D19" chart:label-cell-address="'antigo e AT velho'.B1:'antigo e AT velho'.B1" chart:class="chart:scatter">
            <chart:domain table:cell-range-address="'temp atual'.C3:'temp atual'.C19"/>
            <chart:data-point chart:repeated="17"/>
          </chart:series>
          <chart:series chart:style-name="ch11" chart:values-cell-range-address="'antigo e AT velho'.A2:'antigo e AT velho'.A18" chart:label-cell-address="'antigo e AT velho'.E1:'antigo e AT velho'.E1" chart:class="chart:scatter">
            <chart:domain table:cell-range-address="'antigo e AT velho'.E2:'antigo e AT velho'.E18"/>
            <chart:data-point chart:repeated="17"/>
          </chart:series>
          <chart:series chart:style-name="ch12" chart:values-cell-range-address="'lote 3 - 1'.A2:'lote 3 - 1'.A20" chart:label-cell-address="'lote 3 - 1'.B1:'lote 3 - 1'.B1" chart:class="chart:scatter">
            <chart:domain table:cell-range-address="'lote 3 - 1'.B2:'lote 3 - 1'.B20"/>
            <chart:data-point chart:repeated="19"/>
          </chart:series>
          <chart:series chart:style-name="ch13" chart:values-cell-range-address="'lote 3 - 1'.A2:'lote 3 - 1'.A20" chart:label-cell-address="'lote 3 - 1'.C1:'lote 3 - 1'.C1" chart:class="chart:scatter">
            <chart:domain table:cell-range-address="'lote 3 - 1'.C2:'lote 3 - 1'.C20"/>
            <chart:data-point chart:repeated="19"/>
          </chart:series>
          <chart:series chart:style-name="ch14" chart:values-cell-range-address="'Teste lote 3'.K2:'Teste lote 3'.K23" chart:label-cell-address="'Teste lote 3'.M1:'Teste lote 3'.M1" chart:class="chart:scatter">
            <chart:data-point chart:repeated="22"/>
          </chart:series>
          <chart:series chart:style-name="ch15" chart:values-cell-range-address="'Teste lote 3'.K2:'Teste lote 3'.K23" chart:label-cell-address="'Teste lote 3'.N1:'Teste lote 3'.N1" chart:class="chart:scatter">
            <chart:domain table:cell-range-address="'Teste lote 3'.N2:'Teste lote 3'.N23"/>
            <chart:data-point chart:repeated="22"/>
          </chart:series>
          <chart:series chart:style-name="ch16" chart:values-cell-range-address="'Teste lote 3'.K2:'Teste lote 3'.K23" chart:label-cell-address="'Teste lote 3'.D1:'Teste lote 3'.D1" chart:class="chart:scatter">
            <chart:domain table:cell-range-address="'Teste lote 3'.N2:'Teste lote 3'.N23"/>
            <chart:data-point chart:repeated="22"/>
          </chart:series>
          <chart:series chart:style-name="ch17" chart:values-cell-range-address="'Teste lote 3'.K2:'Teste lote 3'.K23" chart:label-cell-address="'Teste lote 3'.E1:'Teste lote 3'.E1" chart:class="chart:scatter">
            <chart:domain table:cell-range-address="'Teste lote 3'.O2:'Teste lote 3'.O23"/>
            <chart:data-point chart:repeated="22"/>
          </chart:series>
          <chart:series chart:style-name="ch18" chart:values-cell-range-address="'Teste lote 3'.K2:'Teste lote 3'.K23" chart:label-cell-address="'Teste lote 3'.O1:'Teste lote 3'.O1" chart:class="chart:scatter">
            <chart:domain table:cell-range-address="'Teste lote 3'.O2:'Teste lote 3'.O23"/>
            <chart:data-point chart:repeated="22"/>
          </chart:series>
          <chart:series chart:style-name="ch19" chart:values-cell-range-address="'AT novo'.B2:'AT novo'.B21" chart:label-cell-address="'AT novo'.C1:'AT novo'.C1" chart:class="chart:scatter">
            <chart:domain table:cell-range-address="'AT novo'.C2:'AT novo'.C21"/>
            <chart:data-point chart:repeated="2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Lote 1</text:p>
                <draw:g>
                  <svg:desc>'antigo e AT velho'.B1:'antigo e AT velho'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Lote 2</text:p>
                <draw:g>
                  <svg:desc>'antigo e AT velho'.E1:'antigo e AT velho'.E1</svg:desc>
                </draw:g>
              </table:table-cell>
              <table:table-cell office:value-type="string">
                <text:p>Coluna B</text:p>
              </table:table-cell>
              <table:table-cell office:value-type="string">
                <text:p>ADC1</text:p>
                <draw:g>
                  <svg:desc>'lote 3 - 1'.B1:'lote 3 - 1'.B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C2</text:p>
                <draw:g>
                  <svg:desc>'lote 3 - 1'.C1:'lote 3 - 1'.C1</svg:desc>
                </draw:g>
              </table:table-cell>
              <table:table-cell office:value-type="string">
                <text:p>R1</text:p>
                <draw:g>
                  <svg:desc>'Teste lote 3'.M1:'Teste lote 3'.M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N1:'Teste lote 3'.N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O1:'Teste lote 3'.O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Lote 3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'Teste lote 3'.M2:'Teste lote 3'.M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23">
                <text:p>23</text:p>
                <draw:g>
                  <svg:desc>'temp atual'.C3:'temp atual'.C19</svg:desc>
                </draw:g>
              </table:table-cell>
              <table:table-cell office:value-type="float" office:value="300">
                <text:p>300</text:p>
                <draw:g>
                  <svg:desc>'temp atual'.D3:'temp atual'.D19</svg:desc>
                </draw:g>
              </table:table-cell>
              <table:table-cell office:value-type="float" office:value="264">
                <text:p>264</text:p>
                <draw:g>
                  <svg:desc>'antigo e AT velho'.E2:'antigo e AT velho'.E18</svg:desc>
                </draw:g>
              </table:table-cell>
              <table:table-cell office:value-type="float" office:value="148">
                <text:p>148</text:p>
                <draw:g>
                  <svg:desc>'antigo e AT velho'.A2:'antigo e AT velho'.A18</svg:desc>
                </draw:g>
              </table:table-cell>
              <table:table-cell office:value-type="float" office:value="983">
                <text:p>983</text:p>
                <draw:g>
                  <svg:desc>'lote 3 - 1'.B2:'lote 3 - 1'.B20</svg:desc>
                </draw:g>
              </table:table-cell>
              <table:table-cell office:value-type="float" office:value="22.78">
                <text:p>22.78</text:p>
                <draw:g>
                  <svg:desc>'lote 3 - 1'.A2:'lote 3 - 1'.A20</svg:desc>
                </draw:g>
              </table:table-cell>
              <table:table-cell office:value-type="float" office:value="982">
                <text:p>982</text:p>
                <draw:g>
                  <svg:desc>'lote 3 - 1'.C2:'lote 3 - 1'.C20</svg:desc>
                </draw:g>
              </table:table-cell>
              <table:table-cell office:value-type="float" office:value="22.78">
                <text:p>22.78</text:p>
                <draw:g>
                  <svg:desc>'lote 3 - 1'.A2:'lote 3 - 1'.A20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26.25">
                <text:p>26.25</text:p>
              </table:table-cell>
              <table:table-cell office:value-type="float" office:value="290">
                <text:p>290</text:p>
              </table:table-cell>
              <table:table-cell office:value-type="float" office:value="212">
                <text:p>212</text:p>
              </table:table-cell>
              <table:table-cell office:value-type="float" office:value="158.2">
                <text:p>158.2</text:p>
              </table:table-cell>
              <table:table-cell office:value-type="float" office:value="948">
                <text:p>948</text:p>
              </table:table-cell>
              <table:table-cell office:value-type="float" office:value="38.8">
                <text:p>38.8</text:p>
              </table:table-cell>
              <table:table-cell office:value-type="float" office:value="953">
                <text:p>953</text:p>
              </table:table-cell>
              <table:table-cell office:value-type="float" office:value="38.8">
                <text:p>38.8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30.25">
                <text:p>30.25</text:p>
              </table:table-cell>
              <table:table-cell office:value-type="float" office:value="280">
                <text:p>280</text:p>
              </table:table-cell>
              <table:table-cell office:value-type="float" office:value="202">
                <text:p>202</text:p>
              </table:table-cell>
              <table:table-cell office:value-type="float" office:value="162.2">
                <text:p>162.2</text:p>
              </table:table-cell>
              <table:table-cell office:value-type="float" office:value="921">
                <text:p>921</text:p>
              </table:table-cell>
              <table:table-cell office:value-type="float" office:value="48.1">
                <text:p>48.1</text:p>
              </table:table-cell>
              <table:table-cell office:value-type="float" office:value="927">
                <text:p>927</text:p>
              </table:table-cell>
              <table:table-cell office:value-type="float" office:value="48.1">
                <text:p>48.1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35">
                <text:p>35</text:p>
              </table:table-cell>
              <table:table-cell office:value-type="float" office:value="270">
                <text:p>270</text:p>
              </table:table-cell>
              <table:table-cell office:value-type="float" office:value="184">
                <text:p>184</text:p>
              </table:table-cell>
              <table:table-cell office:value-type="float" office:value="166.3">
                <text:p>166.3</text:p>
              </table:table-cell>
              <table:table-cell office:value-type="float" office:value="882">
                <text:p>882</text:p>
              </table:table-cell>
              <table:table-cell office:value-type="float" office:value="62.3">
                <text:p>62.3</text:p>
              </table:table-cell>
              <table:table-cell office:value-type="float" office:value="885">
                <text:p>885</text:p>
              </table:table-cell>
              <table:table-cell office:value-type="float" office:value="62.3">
                <text:p>62.3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40.5">
                <text:p>40.5</text:p>
              </table:table-cell>
              <table:table-cell office:value-type="float" office:value="260">
                <text:p>260</text:p>
              </table:table-cell>
              <table:table-cell office:value-type="float" office:value="169">
                <text:p>169</text:p>
              </table:table-cell>
              <table:table-cell office:value-type="float" office:value="171.3">
                <text:p>171.3</text:p>
              </table:table-cell>
              <table:table-cell office:value-type="float" office:value="816">
                <text:p>816</text:p>
              </table:table-cell>
              <table:table-cell office:value-type="float" office:value="75.9">
                <text:p>75.9</text:p>
              </table:table-cell>
              <table:table-cell office:value-type="float" office:value="830">
                <text:p>830</text:p>
              </table:table-cell>
              <table:table-cell office:value-type="float" office:value="75.9">
                <text:p>75.9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47.25">
                <text:p>47.25</text:p>
              </table:table-cell>
              <table:table-cell office:value-type="float" office:value="250">
                <text:p>250</text:p>
              </table:table-cell>
              <table:table-cell office:value-type="float" office:value="155">
                <text:p>155</text:p>
              </table:table-cell>
              <table:table-cell office:value-type="float" office:value="175.9">
                <text:p>175.9</text:p>
              </table:table-cell>
              <table:table-cell office:value-type="float" office:value="756">
                <text:p>756</text:p>
              </table:table-cell>
              <table:table-cell office:value-type="float" office:value="87.8">
                <text:p>87.8</text:p>
              </table:table-cell>
              <table:table-cell office:value-type="float" office:value="767">
                <text:p>767</text:p>
              </table:table-cell>
              <table:table-cell office:value-type="float" office:value="87.8">
                <text:p>87.8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55.5">
                <text:p>55.5</text:p>
              </table:table-cell>
              <table:table-cell office:value-type="float" office:value="240">
                <text:p>240</text:p>
              </table:table-cell>
              <table:table-cell office:value-type="float" office:value="129">
                <text:p>129</text:p>
              </table:table-cell>
              <table:table-cell office:value-type="float" office:value="185.3">
                <text:p>185.3</text:p>
              </table:table-cell>
              <table:table-cell office:value-type="float" office:value="680">
                <text:p>680</text:p>
              </table:table-cell>
              <table:table-cell office:value-type="float" office:value="101.8">
                <text:p>101.8</text:p>
              </table:table-cell>
              <table:table-cell office:value-type="float" office:value="693">
                <text:p>693</text:p>
              </table:table-cell>
              <table:table-cell office:value-type="float" office:value="101.8">
                <text:p>101.8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65.25">
                <text:p>65.25</text:p>
              </table:table-cell>
              <table:table-cell office:value-type="float" office:value="230">
                <text:p>230</text:p>
              </table:table-cell>
              <table:table-cell office:value-type="float" office:value="109">
                <text:p>109</text:p>
              </table:table-cell>
              <table:table-cell office:value-type="float" office:value="194.2">
                <text:p>194.2</text:p>
              </table:table-cell>
              <table:table-cell office:value-type="float" office:value="596">
                <text:p>596</text:p>
              </table:table-cell>
              <table:table-cell office:value-type="float" office:value="114.6">
                <text:p>114.6</text:p>
              </table:table-cell>
              <table:table-cell office:value-type="float" office:value="608">
                <text:p>608</text:p>
              </table:table-cell>
              <table:table-cell office:value-type="float" office:value="114.6">
                <text:p>114.6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77">
                <text:p>77</text:p>
              </table:table-cell>
              <table:table-cell office:value-type="float" office:value="220">
                <text:p>220</text:p>
              </table:table-cell>
              <table:table-cell office:value-type="float" office:value="91">
                <text:p>91</text:p>
              </table:table-cell>
              <table:table-cell office:value-type="float" office:value="203.4">
                <text:p>203.4</text:p>
              </table:table-cell>
              <table:table-cell office:value-type="float" office:value="505">
                <text:p>505</text:p>
              </table:table-cell>
              <table:table-cell office:value-type="float" office:value="130.4">
                <text:p>130.4</text:p>
              </table:table-cell>
              <table:table-cell office:value-type="float" office:value="513">
                <text:p>513</text:p>
              </table:table-cell>
              <table:table-cell office:value-type="float" office:value="130.4">
                <text:p>130.4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91.25">
                <text:p>91.25</text:p>
              </table:table-cell>
              <table:table-cell office:value-type="float" office:value="210">
                <text:p>210</text:p>
              </table:table-cell>
              <table:table-cell office:value-type="float" office:value="84">
                <text:p>84</text:p>
              </table:table-cell>
              <table:table-cell office:value-type="float" office:value="208.1">
                <text:p>208.1</text:p>
              </table:table-cell>
              <table:table-cell office:value-type="float" office:value="419">
                <text:p>419</text:p>
              </table:table-cell>
              <table:table-cell office:value-type="float" office:value="144.8">
                <text:p>144.8</text:p>
              </table:table-cell>
              <table:table-cell office:value-type="float" office:value="427">
                <text:p>427</text:p>
              </table:table-cell>
              <table:table-cell office:value-type="float" office:value="144.8">
                <text:p>144.8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108.5">
                <text:p>108.5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  <table:table-cell office:value-type="float" office:value="213">
                <text:p>213</text:p>
              </table:table-cell>
              <table:table-cell office:value-type="float" office:value="367">
                <text:p>367</text:p>
              </table:table-cell>
              <table:table-cell office:value-type="float" office:value="154.6">
                <text:p>154.6</text:p>
              </table:table-cell>
              <table:table-cell office:value-type="float" office:value="366">
                <text:p>366</text:p>
              </table:table-cell>
              <table:table-cell office:value-type="float" office:value="154.6">
                <text:p>154.6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129.75">
                <text:p>129.75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217.1">
                <text:p>217.1</text:p>
              </table:table-cell>
              <table:table-cell office:value-type="float" office:value="306">
                <text:p>306</text:p>
              </table:table-cell>
              <table:table-cell office:value-type="float" office:value="167.7">
                <text:p>167.7</text:p>
              </table:table-cell>
              <table:table-cell office:value-type="float" office:value="304">
                <text:p>304</text:p>
              </table:table-cell>
              <table:table-cell office:value-type="float" office:value="167.7">
                <text:p>167.7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155.25">
                <text:p>155.25</text:p>
              </table:table-cell>
              <table:table-cell office:value-type="float" office:value="180">
                <text:p>180</text:p>
              </table:table-cell>
              <table:table-cell office:value-type="float" office:value="64">
                <text:p>64</text:p>
              </table:table-cell>
              <table:table-cell office:value-type="float" office:value="222.4">
                <text:p>222.4</text:p>
              </table:table-cell>
              <table:table-cell office:value-type="float" office:value="249">
                <text:p>249</text:p>
              </table:table-cell>
              <table:table-cell office:value-type="float" office:value="180.8">
                <text:p>180.8</text:p>
              </table:table-cell>
              <table:table-cell office:value-type="float" office:value="246">
                <text:p>246</text:p>
              </table:table-cell>
              <table:table-cell office:value-type="float" office:value="180.8">
                <text:p>180.8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  <table:table-cell office:value-type="float" office:value="61">
                <text:p>61</text:p>
              </table:table-cell>
              <table:table-cell office:value-type="float" office:value="225.9">
                <text:p>225.9</text:p>
              </table:table-cell>
              <table:table-cell office:value-type="float" office:value="185">
                <text:p>185</text:p>
              </table:table-cell>
              <table:table-cell office:value-type="float" office:value="197.1">
                <text:p>197.1</text:p>
              </table:table-cell>
              <table:table-cell office:value-type="float" office:value="186">
                <text:p>186</text:p>
              </table:table-cell>
              <table:table-cell office:value-type="float" office:value="197.1">
                <text:p>197.1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2.75">
                <text:p>222.75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231.9">
                <text:p>231.9</text:p>
              </table:table-cell>
              <table:table-cell office:value-type="float" office:value="159">
                <text:p>159</text:p>
              </table:table-cell>
              <table:table-cell office:value-type="float" office:value="209.7">
                <text:p>209.7</text:p>
              </table:table-cell>
              <table:table-cell office:value-type="float" office:value="155">
                <text:p>155</text:p>
              </table:table-cell>
              <table:table-cell office:value-type="float" office:value="209.7">
                <text:p>209.7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266.75">
                <text:p>266.75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  <table:table-cell office:value-type="float" office:value="236.2">
                <text:p>236.2</text:p>
              </table:table-cell>
              <table:table-cell office:value-type="float" office:value="122">
                <text:p>122</text:p>
              </table:table-cell>
              <table:table-cell office:value-type="float" office:value="222.4">
                <text:p>222.4</text:p>
              </table:table-cell>
              <table:table-cell office:value-type="float" office:value="124">
                <text:p>124</text:p>
              </table:table-cell>
              <table:table-cell office:value-type="float" office:value="222.4">
                <text:p>222.4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318">
                <text:p>318</text:p>
              </table:table-cell>
              <table:table-cell office:value-type="float" office:value="140">
                <text:p>140</text:p>
              </table:table-cell>
              <table:table-cell office:value-type="float" office:value="51">
                <text:p>51</text:p>
              </table:table-cell>
              <table:table-cell office:value-type="float" office:value="236.6">
                <text:p>236.6</text:p>
              </table:table-cell>
              <table:table-cell office:value-type="float" office:value="106">
                <text:p>106</text:p>
              </table:table-cell>
              <table:table-cell office:value-type="float" office:value="235.2">
                <text:p>235.2</text:p>
              </table:table-cell>
              <table:table-cell office:value-type="float" office:value="107">
                <text:p>107</text:p>
              </table:table-cell>
              <table:table-cell office:value-type="float" office:value="235.2">
                <text:p>235.2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52.5">
                <text:p>252.5</text:p>
              </table:table-cell>
              <table:table-cell office:value-type="float" office:value="83">
                <text:p>83</text:p>
              </table:table-cell>
              <table:table-cell office:value-type="float" office:value="252.5">
                <text:p>252.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265.8">
                <text:p>265.8</text:p>
              </table:table-cell>
              <table:table-cell office:value-type="float" office:value="67">
                <text:p>67</text:p>
              </table:table-cell>
              <table:table-cell office:value-type="float" office:value="265.8">
                <text:p>265.8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36cm" svg:height="18.07cm" xlink:href=".." xlink:type="simple" chart:class="chart:scatter" chart:style-name="ch1">
        <chart:title svg:x="12.628cm" svg:y="0.497cm" chart:style-name="ch2">
          <text:p>addtherm novo</text:p>
        </chart:title>
        <chart:legend chart:legend-position="end" svg:x="26.09cm" svg:y="6.993cm" style:legend-expansion="high" chart:style-name="ch3"/>
        <chart:plot-area chart:style-name="ch4" table:cell-range-address="'lote 3 - 1'.B1:'lote 3 - 1'.B20 'lote 3 - 1'.A2:'lote 3 - 1'.A20 'lote 3 - 2'.R1:'lote 3 - 2'.S20 'lote 3 - 2'.B1:'lote 3 - 2'.D1 'lote 3 - 2'.A2:'lote 3 - 2'.A20 'lote 3 - 1'.C1:'lote 3 - 1'.C1" chart:data-source-has-labels="row" svg:x="1.578cm" svg:y="2.359cm" svg:width="23.378cm" svg:height="14.369cm">
          <chartooo:coordinate-region svg:x="2.385cm" svg:y="2.559cm" svg:width="22.199cm" svg:height="13.97cm"/>
          <chart:axis chart:dimension="x" chart:name="primary-x" chart:style-name="ch5">
            <chart:title svg:x="12.495cm" svg:y="17.089cm" chart:style-name="ch6">
              <text:p>Raw ADC</text:p>
            </chart:title>
          </chart:axis>
          <chart:axis chart:dimension="y" chart:name="primary-y" chart:style-name="ch5">
            <chart:title svg:x="0.451cm" svg:y="9.772cm" chart:style-name="ch7">
              <text:p>ºC</text:p>
            </chart:title>
            <chart:grid chart:style-name="ch8" chart:class="major"/>
          </chart:axis>
          <chart:series chart:style-name="ch9" chart:values-cell-range-address="'lote 3 - 1'.A2:'lote 3 - 1'.A20" chart:label-cell-address="'lote 3 - 1'.B1:'lote 3 - 1'.B1" chart:class="chart:scatter">
            <chart:domain table:cell-range-address="'lote 3 - 1'.B2:'lote 3 - 1'.B20"/>
            <chart:data-point chart:repeated="19"/>
          </chart:series>
          <chart:series chart:style-name="ch10" chart:values-cell-range-address="'lote 3 - 2'.R2:'lote 3 - 2'.R20" chart:label-cell-address="'lote 3 - 2'.R1:'lote 3 - 2'.R1" chart:class="chart:scatter">
            <chart:domain table:cell-range-address="'lote 3 - 2'.D2:'lote 3 - 2'.D20"/>
            <chart:data-point chart:repeated="19"/>
          </chart:series>
          <chart:series chart:style-name="ch10" chart:values-cell-range-address="'lote 3 - 2'.S2:'lote 3 - 2'.S20" chart:label-cell-address="'lote 3 - 2'.S1:'lote 3 - 2'.S1" chart:class="chart:scatter">
            <chart:domain table:cell-range-address="'lote 3 - 2'.D2:'lote 3 - 2'.D20"/>
            <chart:data-point chart:repeated="19"/>
          </chart:series>
          <chart:series chart:style-name="ch11" chart:values-cell-range-address="'lote 3 - 2'.A2:'lote 3 - 2'.A20" chart:label-cell-address="'lote 3 - 2'.D1:'lote 3 - 2'.D1" chart:class="chart:scatter">
            <chart:domain table:cell-range-address="'lote 3 - 2'.D2:'lote 3 - 2'.D20"/>
            <chart:data-point chart:repeated="19"/>
          </chart:series>
          <chart:series chart:style-name="ch12" chart:values-cell-range-address="'lote 3 - 1'.A2:'lote 3 - 1'.A20" chart:label-cell-address="'lote 3 - 1'.C1:'lote 3 - 1'.C1" chart:class="chart:scatter">
            <chart:domain table:cell-range-address="'lote 3 - 1'.C2:'lote 3 - 1'.C20"/>
            <chart:data-point chart:repeated="19"/>
          </chart:series>
          <chart:series chart:style-name="ch13" chart:values-cell-range-address="'lote 3 - 2'.A2:'lote 3 - 2'.A20" chart:label-cell-address="'lote 3 - 2'.B1:'lote 3 - 2'.B1" chart:class="chart:scatter">
            <chart:domain table:cell-range-address="'lote 3 - 2'.B2:'lote 3 - 2'.B20"/>
            <chart:data-point chart:repeated="19"/>
          </chart:series>
          <chart:series chart:style-name="ch14" chart:values-cell-range-address="'lote 3 - 2'.A2:'lote 3 - 2'.A20" chart:label-cell-address="'lote 3 - 2'.C1:'lote 3 - 2'.C1" chart:class="chart:scatter">
            <chart:domain table:cell-range-address="'lote 3 - 2'.C2:'lote 3 - 2'.C20"/>
            <chart:data-point chart:repeated="19"/>
          </chart:series>
          <chart:series chart:style-name="ch15" chart:values-cell-range-address="'lote 3 - 2'.A2:'lote 3 - 2'.A20" chart:label-cell-address="'lote 3 - 2'.D1:'lote 3 - 2'.D1" chart:class="chart:scatter">
            <chart:domain table:cell-range-address="'lote 3 - 2'.D2:'lote 3 - 2'.D20"/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DC1</text:p>
                <draw:g>
                  <svg:desc>'lote 3 - 1'.B1:'lote 3 - 1'.B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Tmin</text:p>
                <draw:g>
                  <svg:desc>'lote 3 - 2'.R1:'lote 3 - 2'.R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Tmax</text:p>
                <draw:g>
                  <svg:desc>'lote 3 - 2'.S1:'lote 3 - 2'.S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média</text:p>
                <draw:g>
                  <svg:desc>'lote 3 - 2'.D1:'lote 3 - 2'.D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C2</text:p>
                <draw:g>
                  <svg:desc>'lote 3 - 1'.C1:'lote 3 - 1'.C1</svg:desc>
                </draw:g>
              </table:table-cell>
              <table:table-cell office:value-type="string">
                <text:p>Coluna B</text:p>
              </table:table-cell>
              <table:table-cell office:value-type="string">
                <text:p>ADC1</text:p>
                <draw:g>
                  <svg:desc>'lote 3 - 2'.B1:'lote 3 - 2'.B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C2</text:p>
                <draw:g>
                  <svg:desc>'lote 3 - 2'.C1:'lote 3 - 2'.C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média</text:p>
                <draw:g>
                  <svg:desc>'lote 3 - 2'.D1:'lote 3 - 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3">
                <text:p>983</text:p>
                <draw:g>
                  <svg:desc>'lote 3 - 1'.B2:'lote 3 - 1'.B20</svg:desc>
                </draw:g>
              </table:table-cell>
              <table:table-cell office:value-type="float" office:value="22.78">
                <text:p>22.78</text:p>
                <draw:g>
                  <svg:desc>'lote 3 - 1'.A2:'lote 3 - 1'.A20</svg:desc>
                </draw:g>
              </table:table-cell>
              <table:table-cell office:value-type="float" office:value="978">
                <text:p>978</text:p>
                <draw:g>
                  <svg:desc>'lote 3 - 2'.D2:'lote 3 - 2'.D20</svg:desc>
                </draw:g>
              </table:table-cell>
              <table:table-cell office:value-type="float" office:value="-0.2">
                <text:p>-0.2</text:p>
                <draw:g>
                  <svg:desc>'lote 3 - 2'.R2:'lote 3 - 2'.R20</svg:desc>
                </draw:g>
              </table:table-cell>
              <table:table-cell office:value-type="float" office:value="978">
                <text:p>978</text:p>
                <draw:g>
                  <svg:desc>'lote 3 - 2'.D2:'lote 3 - 2'.D20</svg:desc>
                </draw:g>
              </table:table-cell>
              <table:table-cell office:value-type="float" office:value="0.2">
                <text:p>0.2</text:p>
                <draw:g>
                  <svg:desc>'lote 3 - 2'.S2:'lote 3 - 2'.S20</svg:desc>
                </draw:g>
              </table:table-cell>
              <table:table-cell office:value-type="float" office:value="978">
                <text:p>978</text:p>
                <draw:g>
                  <svg:desc>'lote 3 - 2'.D2:'lote 3 - 2'.D20</svg:desc>
                </draw:g>
              </table:table-cell>
              <table:table-cell office:value-type="float" office:value="25">
                <text:p>25</text:p>
                <draw:g>
                  <svg:desc>'lote 3 - 2'.A2:'lote 3 - 2'.A20</svg:desc>
                </draw:g>
              </table:table-cell>
              <table:table-cell office:value-type="float" office:value="982">
                <text:p>982</text:p>
                <draw:g>
                  <svg:desc>'lote 3 - 1'.C2:'lote 3 - 1'.C20</svg:desc>
                </draw:g>
              </table:table-cell>
              <table:table-cell office:value-type="float" office:value="22.78">
                <text:p>22.78</text:p>
                <draw:g>
                  <svg:desc>'lote 3 - 1'.A2:'lote 3 - 1'.A20</svg:desc>
                </draw:g>
              </table:table-cell>
              <table:table-cell office:value-type="float" office:value="978">
                <text:p>978</text:p>
                <draw:g>
                  <svg:desc>'lote 3 - 2'.B2:'lote 3 - 2'.B20</svg:desc>
                </draw:g>
              </table:table-cell>
              <table:table-cell office:value-type="float" office:value="25">
                <text:p>25</text:p>
                <draw:g>
                  <svg:desc>'lote 3 - 2'.A2:'lote 3 - 2'.A20</svg:desc>
                </draw:g>
              </table:table-cell>
              <table:table-cell office:value-type="float" office:value="978">
                <text:p>978</text:p>
                <draw:g>
                  <svg:desc>'lote 3 - 2'.C2:'lote 3 - 2'.C20</svg:desc>
                </draw:g>
              </table:table-cell>
              <table:table-cell office:value-type="float" office:value="25">
                <text:p>25</text:p>
                <draw:g>
                  <svg:desc>'lote 3 - 2'.A2:'lote 3 - 2'.A20</svg:desc>
                </draw:g>
              </table:table-cell>
              <table:table-cell office:value-type="float" office:value="978">
                <text:p>978</text:p>
                <draw:g>
                  <svg:desc>'lote 3 - 2'.D2:'lote 3 - 2'.D20</svg:desc>
                </draw:g>
              </table:table-cell>
              <table:table-cell office:value-type="float" office:value="25">
                <text:p>25</text:p>
                <draw:g>
                  <svg:desc>'lote 3 - 2'.A2:'lote 3 - 2'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8">
                <text:p>948</text:p>
              </table:table-cell>
              <table:table-cell office:value-type="float" office:value="38.8">
                <text:p>38.8</text:p>
              </table:table-cell>
              <table:table-cell office:value-type="float" office:value="948">
                <text:p>948</text:p>
              </table:table-cell>
              <table:table-cell office:value-type="float" office:value="-0.5">
                <text:p>-0.5</text:p>
              </table:table-cell>
              <table:table-cell office:value-type="float" office:value="948">
                <text:p>948</text:p>
              </table:table-cell>
              <table:table-cell office:value-type="float" office:value="0.5">
                <text:p>0.5</text:p>
              </table:table-cell>
              <table:table-cell office:value-type="float" office:value="948">
                <text:p>948</text:p>
              </table:table-cell>
              <table:table-cell office:value-type="float" office:value="38.5">
                <text:p>38.5</text:p>
              </table:table-cell>
              <table:table-cell office:value-type="float" office:value="953">
                <text:p>953</text:p>
              </table:table-cell>
              <table:table-cell office:value-type="float" office:value="38.8">
                <text:p>38.8</text:p>
              </table:table-cell>
              <table:table-cell office:value-type="float" office:value="948">
                <text:p>948</text:p>
              </table:table-cell>
              <table:table-cell office:value-type="float" office:value="38.5">
                <text:p>38.5</text:p>
              </table:table-cell>
              <table:table-cell office:value-type="float" office:value="948">
                <text:p>948</text:p>
              </table:table-cell>
              <table:table-cell office:value-type="float" office:value="38.5">
                <text:p>38.5</text:p>
              </table:table-cell>
              <table:table-cell office:value-type="float" office:value="948">
                <text:p>948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1">
                <text:p>921</text:p>
              </table:table-cell>
              <table:table-cell office:value-type="float" office:value="48.1">
                <text:p>48.1</text:p>
              </table:table-cell>
              <table:table-cell office:value-type="float" office:value="938.5">
                <text:p>938.5</text:p>
              </table:table-cell>
              <table:table-cell office:value-type="float" office:value="-0.9">
                <text:p>-0.9</text:p>
              </table:table-cell>
              <table:table-cell office:value-type="float" office:value="938.5">
                <text:p>938.5</text:p>
              </table:table-cell>
              <table:table-cell office:value-type="float" office:value="0.9">
                <text:p>0.9</text:p>
              </table:table-cell>
              <table:table-cell office:value-type="float" office:value="938.5">
                <text:p>938.5</text:p>
              </table:table-cell>
              <table:table-cell office:value-type="float" office:value="51.6">
                <text:p>51.6</text:p>
              </table:table-cell>
              <table:table-cell office:value-type="float" office:value="927">
                <text:p>927</text:p>
              </table:table-cell>
              <table:table-cell office:value-type="float" office:value="48.1">
                <text:p>48.1</text:p>
              </table:table-cell>
              <table:table-cell office:value-type="float" office:value="907">
                <text:p>907</text:p>
              </table:table-cell>
              <table:table-cell office:value-type="float" office:value="51.6">
                <text:p>51.6</text:p>
              </table:table-cell>
              <table:table-cell office:value-type="float" office:value="970">
                <text:p>970</text:p>
              </table:table-cell>
              <table:table-cell office:value-type="float" office:value="51.6">
                <text:p>51.6</text:p>
              </table:table-cell>
              <table:table-cell office:value-type="float" office:value="938.5">
                <text:p>938.5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2">
                <text:p>882</text:p>
              </table:table-cell>
              <table:table-cell office:value-type="float" office:value="62.3">
                <text:p>62.3</text:p>
              </table:table-cell>
              <table:table-cell office:value-type="float" office:value="856.5">
                <text:p>856.5</text:p>
              </table:table-cell>
              <table:table-cell office:value-type="float" office:value="-1.2">
                <text:p>-1.2</text:p>
              </table:table-cell>
              <table:table-cell office:value-type="float" office:value="856.5">
                <text:p>856.5</text:p>
              </table:table-cell>
              <table:table-cell office:value-type="float" office:value="1.2">
                <text:p>1.2</text:p>
              </table:table-cell>
              <table:table-cell office:value-type="float" office:value="856.5">
                <text:p>856.5</text:p>
              </table:table-cell>
              <table:table-cell office:value-type="float" office:value="64.8">
                <text:p>64.8</text:p>
              </table:table-cell>
              <table:table-cell office:value-type="float" office:value="885">
                <text:p>885</text:p>
              </table:table-cell>
              <table:table-cell office:value-type="float" office:value="62.3">
                <text:p>62.3</text:p>
              </table:table-cell>
              <table:table-cell office:value-type="float" office:value="855">
                <text:p>855</text:p>
              </table:table-cell>
              <table:table-cell office:value-type="float" office:value="64.8">
                <text:p>64.8</text:p>
              </table:table-cell>
              <table:table-cell office:value-type="float" office:value="858">
                <text:p>858</text:p>
              </table:table-cell>
              <table:table-cell office:value-type="float" office:value="64.8">
                <text:p>64.8</text:p>
              </table:table-cell>
              <table:table-cell office:value-type="float" office:value="856.5">
                <text:p>856.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6">
                <text:p>816</text:p>
              </table:table-cell>
              <table:table-cell office:value-type="float" office:value="75.9">
                <text:p>75.9</text:p>
              </table:table-cell>
              <table:table-cell office:value-type="float" office:value="798">
                <text:p>798</text:p>
              </table:table-cell>
              <table:table-cell office:value-type="float" office:value="-1.5">
                <text:p>-1.5</text:p>
              </table:table-cell>
              <table:table-cell office:value-type="float" office:value="798">
                <text:p>798</text:p>
              </table:table-cell>
              <table:table-cell office:value-type="float" office:value="1.6">
                <text:p>1.6</text:p>
              </table:table-cell>
              <table:table-cell office:value-type="float" office:value="798">
                <text:p>798</text:p>
              </table:table-cell>
              <table:table-cell office:value-type="float" office:value="77.7">
                <text:p>77.7</text:p>
              </table:table-cell>
              <table:table-cell office:value-type="float" office:value="830">
                <text:p>830</text:p>
              </table:table-cell>
              <table:table-cell office:value-type="float" office:value="75.9">
                <text:p>75.9</text:p>
              </table:table-cell>
              <table:table-cell office:value-type="float" office:value="795">
                <text:p>795</text:p>
              </table:table-cell>
              <table:table-cell office:value-type="float" office:value="77.7">
                <text:p>77.7</text:p>
              </table:table-cell>
              <table:table-cell office:value-type="float" office:value="801">
                <text:p>801</text:p>
              </table:table-cell>
              <table:table-cell office:value-type="float" office:value="77.7">
                <text:p>77.7</text:p>
              </table:table-cell>
              <table:table-cell office:value-type="float" office:value="798">
                <text:p>798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">
                <text:p>756</text:p>
              </table:table-cell>
              <table:table-cell office:value-type="float" office:value="87.8">
                <text:p>87.8</text:p>
              </table:table-cell>
              <table:table-cell office:value-type="float" office:value="729">
                <text:p>729</text:p>
              </table:table-cell>
              <table:table-cell office:value-type="float" office:value="-1.8">
                <text:p>-1.8</text:p>
              </table:table-cell>
              <table:table-cell office:value-type="float" office:value="729">
                <text:p>729</text:p>
              </table:table-cell>
              <table:table-cell office:value-type="float" office:value="1.8">
                <text:p>1.8</text:p>
              </table:table-cell>
              <table:table-cell office:value-type="float" office:value="729">
                <text:p>729</text:p>
              </table:table-cell>
              <table:table-cell office:value-type="float" office:value="89.6">
                <text:p>89.6</text:p>
              </table:table-cell>
              <table:table-cell office:value-type="float" office:value="767">
                <text:p>767</text:p>
              </table:table-cell>
              <table:table-cell office:value-type="float" office:value="87.8">
                <text:p>87.8</text:p>
              </table:table-cell>
              <table:table-cell office:value-type="float" office:value="729">
                <text:p>729</text:p>
              </table:table-cell>
              <table:table-cell office:value-type="float" office:value="89.6">
                <text:p>89.6</text:p>
              </table:table-cell>
              <table:table-cell office:value-type="float" office:value="729">
                <text:p>729</text:p>
              </table:table-cell>
              <table:table-cell office:value-type="float" office:value="89.6">
                <text:p>89.6</text:p>
              </table:table-cell>
              <table:table-cell office:value-type="float" office:value="729">
                <text:p>729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101.8">
                <text:p>101.8</text:p>
              </table:table-cell>
              <table:table-cell office:value-type="float" office:value="630">
                <text:p>630</text:p>
              </table:table-cell>
              <table:table-cell office:value-type="float" office:value="-2.3">
                <text:p>-2.3</text:p>
              </table:table-cell>
              <table:table-cell office:value-type="float" office:value="630">
                <text:p>630</text:p>
              </table:table-cell>
              <table:table-cell office:value-type="float" office:value="2.4">
                <text:p>2.4</text:p>
              </table:table-cell>
              <table:table-cell office:value-type="float" office:value="630">
                <text:p>630</text:p>
              </table:table-cell>
              <table:table-cell office:value-type="float" office:value="106.1">
                <text:p>106.1</text:p>
              </table:table-cell>
              <table:table-cell office:value-type="float" office:value="693">
                <text:p>693</text:p>
              </table:table-cell>
              <table:table-cell office:value-type="float" office:value="101.8">
                <text:p>101.8</text:p>
              </table:table-cell>
              <table:table-cell office:value-type="float" office:value="624">
                <text:p>624</text:p>
              </table:table-cell>
              <table:table-cell office:value-type="float" office:value="106.1">
                <text:p>106.1</text:p>
              </table:table-cell>
              <table:table-cell office:value-type="float" office:value="636">
                <text:p>636</text:p>
              </table:table-cell>
              <table:table-cell office:value-type="float" office:value="106.1">
                <text:p>106.1</text:p>
              </table:table-cell>
              <table:table-cell office:value-type="float" office:value="630">
                <text:p>630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6">
                <text:p>596</text:p>
              </table:table-cell>
              <table:table-cell office:value-type="float" office:value="114.6">
                <text:p>114.6</text:p>
              </table:table-cell>
              <table:table-cell office:value-type="float" office:value="532.5">
                <text:p>532.5</text:p>
              </table:table-cell>
              <table:table-cell office:value-type="float" office:value="-2.7">
                <text:p>-2.7</text:p>
              </table:table-cell>
              <table:table-cell office:value-type="float" office:value="532.5">
                <text:p>532.5</text:p>
              </table:table-cell>
              <table:table-cell office:value-type="float" office:value="2.9">
                <text:p>2.9</text:p>
              </table:table-cell>
              <table:table-cell office:value-type="float" office:value="532.5">
                <text:p>532.5</text:p>
              </table:table-cell>
              <table:table-cell office:value-type="float" office:value="120">
                <text:p>120</text:p>
              </table:table-cell>
              <table:table-cell office:value-type="float" office:value="608">
                <text:p>608</text:p>
              </table:table-cell>
              <table:table-cell office:value-type="float" office:value="114.6">
                <text:p>114.6</text:p>
              </table:table-cell>
              <table:table-cell office:value-type="float" office:value="520">
                <text:p>520</text:p>
              </table:table-cell>
              <table:table-cell office:value-type="float" office:value="120">
                <text:p>120</text:p>
              </table:table-cell>
              <table:table-cell office:value-type="float" office:value="545">
                <text:p>545</text:p>
              </table:table-cell>
              <table:table-cell office:value-type="float" office:value="120">
                <text:p>120</text:p>
              </table:table-cell>
              <table:table-cell office:value-type="float" office:value="532.5">
                <text:p>532.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5">
                <text:p>505</text:p>
              </table:table-cell>
              <table:table-cell office:value-type="float" office:value="130.4">
                <text:p>130.4</text:p>
              </table:table-cell>
              <table:table-cell office:value-type="float" office:value="455">
                <text:p>455</text:p>
              </table:table-cell>
              <table:table-cell office:value-type="float" office:value="-3.1">
                <text:p>-3.1</text:p>
              </table:table-cell>
              <table:table-cell office:value-type="float" office:value="455">
                <text:p>455</text:p>
              </table:table-cell>
              <table:table-cell office:value-type="float" office:value="3.3">
                <text:p>3.3</text:p>
              </table:table-cell>
              <table:table-cell office:value-type="float" office:value="455">
                <text:p>455</text:p>
              </table:table-cell>
              <table:table-cell office:value-type="float" office:value="133.3">
                <text:p>133.3</text:p>
              </table:table-cell>
              <table:table-cell office:value-type="float" office:value="513">
                <text:p>513</text:p>
              </table:table-cell>
              <table:table-cell office:value-type="float" office:value="130.4">
                <text:p>130.4</text:p>
              </table:table-cell>
              <table:table-cell office:value-type="float" office:value="444">
                <text:p>444</text:p>
              </table:table-cell>
              <table:table-cell office:value-type="float" office:value="133.3">
                <text:p>133.3</text:p>
              </table:table-cell>
              <table:table-cell office:value-type="float" office:value="466">
                <text:p>466</text:p>
              </table:table-cell>
              <table:table-cell office:value-type="float" office:value="133.3">
                <text:p>133.3</text:p>
              </table:table-cell>
              <table:table-cell office:value-type="float" office:value="455">
                <text:p>455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9">
                <text:p>419</text:p>
              </table:table-cell>
              <table:table-cell office:value-type="float" office:value="144.8">
                <text:p>144.8</text:p>
              </table:table-cell>
              <table:table-cell office:value-type="float" office:value="376.5">
                <text:p>376.5</text:p>
              </table:table-cell>
              <table:table-cell office:value-type="float" office:value="-3.5">
                <text:p>-3.5</text:p>
              </table:table-cell>
              <table:table-cell office:value-type="float" office:value="376.5">
                <text:p>376.5</text:p>
              </table:table-cell>
              <table:table-cell office:value-type="float" office:value="3.8">
                <text:p>3.8</text:p>
              </table:table-cell>
              <table:table-cell office:value-type="float" office:value="376.5">
                <text:p>376.5</text:p>
              </table:table-cell>
              <table:table-cell office:value-type="float" office:value="147.8">
                <text:p>147.8</text:p>
              </table:table-cell>
              <table:table-cell office:value-type="float" office:value="427">
                <text:p>427</text:p>
              </table:table-cell>
              <table:table-cell office:value-type="float" office:value="144.8">
                <text:p>144.8</text:p>
              </table:table-cell>
              <table:table-cell office:value-type="float" office:value="364">
                <text:p>364</text:p>
              </table:table-cell>
              <table:table-cell office:value-type="float" office:value="147.8">
                <text:p>147.8</text:p>
              </table:table-cell>
              <table:table-cell office:value-type="float" office:value="389">
                <text:p>389</text:p>
              </table:table-cell>
              <table:table-cell office:value-type="float" office:value="147.8">
                <text:p>147.8</text:p>
              </table:table-cell>
              <table:table-cell office:value-type="float" office:value="376.5">
                <text:p>376.5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">
                <text:p>367</text:p>
              </table:table-cell>
              <table:table-cell office:value-type="float" office:value="154.6">
                <text:p>154.6</text:p>
              </table:table-cell>
              <table:table-cell office:value-type="float" office:value="331">
                <text:p>331</text:p>
              </table:table-cell>
              <table:table-cell office:value-type="float" office:value="-3.9">
                <text:p>-3.9</text:p>
              </table:table-cell>
              <table:table-cell office:value-type="float" office:value="331">
                <text:p>331</text:p>
              </table:table-cell>
              <table:table-cell office:value-type="float" office:value="4.2">
                <text:p>4.2</text:p>
              </table:table-cell>
              <table:table-cell office:value-type="float" office:value="331">
                <text:p>331</text:p>
              </table:table-cell>
              <table:table-cell office:value-type="float" office:value="157.3">
                <text:p>157.3</text:p>
              </table:table-cell>
              <table:table-cell office:value-type="float" office:value="366">
                <text:p>366</text:p>
              </table:table-cell>
              <table:table-cell office:value-type="float" office:value="154.6">
                <text:p>154.6</text:p>
              </table:table-cell>
              <table:table-cell office:value-type="float" office:value="326">
                <text:p>326</text:p>
              </table:table-cell>
              <table:table-cell office:value-type="float" office:value="157.3">
                <text:p>157.3</text:p>
              </table:table-cell>
              <table:table-cell office:value-type="float" office:value="336">
                <text:p>336</text:p>
              </table:table-cell>
              <table:table-cell office:value-type="float" office:value="157.3">
                <text:p>157.3</text:p>
              </table:table-cell>
              <table:table-cell office:value-type="float" office:value="331">
                <text:p>331</text:p>
              </table:table-cell>
              <table:table-cell office:value-type="float" office:value="157.3">
                <text:p>15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167.7">
                <text:p>167.7</text:p>
              </table:table-cell>
              <table:table-cell office:value-type="float" office:value="253.5">
                <text:p>253.5</text:p>
              </table:table-cell>
              <table:table-cell office:value-type="float" office:value="-4.5">
                <text:p>-4.5</text:p>
              </table:table-cell>
              <table:table-cell office:value-type="float" office:value="253.5">
                <text:p>253.5</text:p>
              </table:table-cell>
              <table:table-cell office:value-type="float" office:value="4.9">
                <text:p>4.9</text:p>
              </table:table-cell>
              <table:table-cell office:value-type="float" office:value="253.5">
                <text:p>253.5</text:p>
              </table:table-cell>
              <table:table-cell office:value-type="float" office:value="175.1">
                <text:p>175.1</text:p>
              </table:table-cell>
              <table:table-cell office:value-type="float" office:value="304">
                <text:p>304</text:p>
              </table:table-cell>
              <table:table-cell office:value-type="float" office:value="167.7">
                <text:p>167.7</text:p>
              </table:table-cell>
              <table:table-cell office:value-type="float" office:value="246">
                <text:p>246</text:p>
              </table:table-cell>
              <table:table-cell office:value-type="float" office:value="175.1">
                <text:p>175.1</text:p>
              </table:table-cell>
              <table:table-cell office:value-type="float" office:value="261">
                <text:p>261</text:p>
              </table:table-cell>
              <table:table-cell office:value-type="float" office:value="175.1">
                <text:p>175.1</text:p>
              </table:table-cell>
              <table:table-cell office:value-type="float" office:value="253.5">
                <text:p>253.5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180.8">
                <text:p>180.8</text:p>
              </table:table-cell>
              <table:table-cell office:value-type="float" office:value="205">
                <text:p>205</text:p>
              </table:table-cell>
              <table:table-cell office:value-type="float" office:value="-5">
                <text:p>-5</text:p>
              </table:table-cell>
              <table:table-cell office:value-type="float" office:value="205">
                <text:p>205</text:p>
              </table:table-cell>
              <table:table-cell office:value-type="float" office:value="5.4">
                <text:p>5.4</text:p>
              </table:table-cell>
              <table:table-cell office:value-type="float" office:value="205">
                <text:p>205</text:p>
              </table:table-cell>
              <table:table-cell office:value-type="float" office:value="188.8">
                <text:p>188.8</text:p>
              </table:table-cell>
              <table:table-cell office:value-type="float" office:value="246">
                <text:p>246</text:p>
              </table:table-cell>
              <table:table-cell office:value-type="float" office:value="180.8">
                <text:p>180.8</text:p>
              </table:table-cell>
              <table:table-cell office:value-type="float" office:value="196">
                <text:p>196</text:p>
              </table:table-cell>
              <table:table-cell office:value-type="float" office:value="188.8">
                <text:p>188.8</text:p>
              </table:table-cell>
              <table:table-cell office:value-type="float" office:value="214">
                <text:p>214</text:p>
              </table:table-cell>
              <table:table-cell office:value-type="float" office:value="188.8">
                <text:p>188.8</text:p>
              </table:table-cell>
              <table:table-cell office:value-type="float" office:value="205">
                <text:p>205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">
                <text:p>185</text:p>
              </table:table-cell>
              <table:table-cell office:value-type="float" office:value="197.1">
                <text:p>197.1</text:p>
              </table:table-cell>
              <table:table-cell office:value-type="float" office:value="163">
                <text:p>163</text:p>
              </table:table-cell>
              <table:table-cell office:value-type="float" office:value="-5.4">
                <text:p>-5.4</text:p>
              </table:table-cell>
              <table:table-cell office:value-type="float" office:value="163">
                <text:p>163</text:p>
              </table:table-cell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202.2">
                <text:p>202.2</text:p>
              </table:table-cell>
              <table:table-cell office:value-type="float" office:value="186">
                <text:p>186</text:p>
              </table:table-cell>
              <table:table-cell office:value-type="float" office:value="197.1">
                <text:p>197.1</text:p>
              </table:table-cell>
              <table:table-cell office:value-type="float" office:value="156">
                <text:p>156</text:p>
              </table:table-cell>
              <table:table-cell office:value-type="float" office:value="202.2">
                <text:p>202.2</text:p>
              </table:table-cell>
              <table:table-cell office:value-type="float" office:value="170">
                <text:p>170</text:p>
              </table:table-cell>
              <table:table-cell office:value-type="float" office:value="202.2">
                <text:p>202.2</text:p>
              </table:table-cell>
              <table:table-cell office:value-type="float" office:value="163">
                <text:p>163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">
                <text:p>159</text:p>
              </table:table-cell>
              <table:table-cell office:value-type="float" office:value="209.7">
                <text:p>209.7</text:p>
              </table:table-cell>
              <table:table-cell office:value-type="float" office:value="134.5">
                <text:p>134.5</text:p>
              </table:table-cell>
              <table:table-cell office:value-type="float" office:value="-6">
                <text:p>-6</text:p>
              </table:table-cell>
              <table:table-cell office:value-type="float" office:value="134.5">
                <text:p>134.5</text:p>
              </table:table-cell>
              <table:table-cell office:value-type="float" office:value="6.6">
                <text:p>6.6</text:p>
              </table:table-cell>
              <table:table-cell office:value-type="float" office:value="134.5">
                <text:p>134.5</text:p>
              </table:table-cell>
              <table:table-cell office:value-type="float" office:value="217">
                <text:p>217</text:p>
              </table:table-cell>
              <table:table-cell office:value-type="float" office:value="155">
                <text:p>155</text:p>
              </table:table-cell>
              <table:table-cell office:value-type="float" office:value="209.7">
                <text:p>209.7</text:p>
              </table:table-cell>
              <table:table-cell office:value-type="float" office:value="126">
                <text:p>126</text:p>
              </table:table-cell>
              <table:table-cell office:value-type="float" office:value="217">
                <text:p>217</text:p>
              </table:table-cell>
              <table:table-cell office:value-type="float" office:value="143">
                <text:p>143</text:p>
              </table:table-cell>
              <table:table-cell office:value-type="float" office:value="217">
                <text:p>217</text:p>
              </table:table-cell>
              <table:table-cell office:value-type="float" office:value="134.5">
                <text:p>134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2">
                <text:p>122</text:p>
              </table:table-cell>
              <table:table-cell office:value-type="float" office:value="222.4">
                <text:p>222.4</text:p>
              </table:table-cell>
              <table:table-cell office:value-type="float" office:value="113.5">
                <text:p>113.5</text:p>
              </table:table-cell>
              <table:table-cell office:value-type="float" office:value="-6.3">
                <text:p>-6.3</text:p>
              </table:table-cell>
              <table:table-cell office:value-type="float" office:value="113.5">
                <text:p>113.5</text:p>
              </table:table-cell>
              <table:table-cell office:value-type="float" office:value="7">
                <text:p>7</text:p>
              </table:table-cell>
              <table:table-cell office:value-type="float" office:value="113.5">
                <text:p>113.5</text:p>
              </table:table-cell>
              <table:table-cell office:value-type="float" office:value="226">
                <text:p>226</text:p>
              </table:table-cell>
              <table:table-cell office:value-type="float" office:value="124">
                <text:p>124</text:p>
              </table:table-cell>
              <table:table-cell office:value-type="float" office:value="222.4">
                <text:p>222.4</text:p>
              </table:table-cell>
              <table:table-cell office:value-type="float" office:value="111">
                <text:p>111</text:p>
              </table:table-cell>
              <table:table-cell office:value-type="float" office:value="226">
                <text:p>226</text:p>
              </table:table-cell>
              <table:table-cell office:value-type="float" office:value="116">
                <text:p>116</text:p>
              </table:table-cell>
              <table:table-cell office:value-type="float" office:value="226">
                <text:p>226</text:p>
              </table:table-cell>
              <table:table-cell office:value-type="float" office:value="113.5">
                <text:p>113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">
                <text:p>106</text:p>
              </table:table-cell>
              <table:table-cell office:value-type="float" office:value="235.2">
                <text:p>235.2</text:p>
              </table:table-cell>
              <table:table-cell office:value-type="float" office:value="86.5">
                <text:p>86.5</text:p>
              </table:table-cell>
              <table:table-cell office:value-type="float" office:value="-7">
                <text:p>-7</text:p>
              </table:table-cell>
              <table:table-cell office:value-type="float" office:value="86.5">
                <text:p>86.5</text:p>
              </table:table-cell>
              <table:table-cell office:value-type="float" office:value="7.8">
                <text:p>7.8</text:p>
              </table:table-cell>
              <table:table-cell office:value-type="float" office:value="86.5">
                <text:p>86.5</text:p>
              </table:table-cell>
              <table:table-cell office:value-type="float" office:value="243.6">
                <text:p>243.6</text:p>
              </table:table-cell>
              <table:table-cell office:value-type="float" office:value="107">
                <text:p>107</text:p>
              </table:table-cell>
              <table:table-cell office:value-type="float" office:value="235.2">
                <text:p>235.2</text:p>
              </table:table-cell>
              <table:table-cell office:value-type="float" office:value="83">
                <text:p>83</text:p>
              </table:table-cell>
              <table:table-cell office:value-type="float" office:value="243.6">
                <text:p>243.6</text:p>
              </table:table-cell>
              <table:table-cell office:value-type="float" office:value="90">
                <text:p>90</text:p>
              </table:table-cell>
              <table:table-cell office:value-type="float" office:value="243.6">
                <text:p>243.6</text:p>
              </table:table-cell>
              <table:table-cell office:value-type="float" office:value="86.5">
                <text:p>86.5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252.5">
                <text:p>252.5</text:p>
              </table:table-cell>
              <table:table-cell office:value-type="float" office:value="70">
                <text:p>70</text:p>
              </table:table-cell>
              <table:table-cell office:value-type="float" office:value="-7.6">
                <text:p>-7.6</text:p>
              </table:table-cell>
              <table:table-cell office:value-type="float" office:value="70">
                <text:p>70</text:p>
              </table:table-cell>
              <table:table-cell office:value-type="float" office:value="8.5">
                <text:p>8.5</text:p>
              </table:table-cell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  <table:table-cell office:value-type="float" office:value="83">
                <text:p>83</text:p>
              </table:table-cell>
              <table:table-cell office:value-type="float" office:value="252.5">
                <text:p>252.5</text:p>
              </table:table-cell>
              <table:table-cell office:value-type="float" office:value="68">
                <text:p>68</text:p>
              </table:table-cell>
              <table:table-cell office:value-type="float" office:value="258">
                <text:p>258</text:p>
              </table:table-cell>
              <table:table-cell office:value-type="float" office:value="72">
                <text:p>72</text:p>
              </table:table-cell>
              <table:table-cell office:value-type="float" office:value="258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265.8">
                <text:p>265.8</text:p>
              </table:table-cell>
              <table:table-cell office:value-type="float" office:value="59">
                <text:p>59</text:p>
              </table:table-cell>
              <table:table-cell office:value-type="float" office:value="-8">
                <text:p>-8</text:p>
              </table:table-cell>
              <table:table-cell office:value-type="float" office:value="59">
                <text:p>59</text:p>
              </table:table-cell>
              <table:table-cell office:value-type="float" office:value="9.1">
                <text:p>9.1</text:p>
              </table:table-cell>
              <table:table-cell office:value-type="float" office:value="59">
                <text:p>59</text:p>
              </table:table-cell>
              <table:table-cell office:value-type="float" office:value="270.3">
                <text:p>270.3</text:p>
              </table:table-cell>
              <table:table-cell office:value-type="float" office:value="67">
                <text:p>67</text:p>
              </table:table-cell>
              <table:table-cell office:value-type="float" office:value="265.8">
                <text:p>265.8</text:p>
              </table:table-cell>
              <table:table-cell office:value-type="float" office:value="57">
                <text:p>57</text:p>
              </table:table-cell>
              <table:table-cell office:value-type="float" office:value="270.3">
                <text:p>270.3</text:p>
              </table:table-cell>
              <table:table-cell office:value-type="float" office:value="61">
                <text:p>61</text:p>
              </table:table-cell>
              <table:table-cell office:value-type="float" office:value="270.3">
                <text:p>270.3</text:p>
              </table:table-cell>
              <table:table-cell office:value-type="float" office:value="59">
                <text:p>59</text:p>
              </table:table-cell>
              <table:table-cell office:value-type="float" office:value="270.3">
                <text:p>270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regression-type="logarithmic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svg:stroke-color="#83caff"/>
    </style:style>
    <style:style style:name="ch12" style:family="chart" style:data-style-name="N0">
      <style:chart-properties chart:symbol-type="named-symbol" chart:symbol-name="arrow-right" chart:symbol-width="0.25cm" chart:symbol-height="0.25cm" chart:regression-type="logarithmic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svg:stroke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36cm" svg:height="18.07cm" xlink:href=".." xlink:type="simple" chart:class="chart:scatter" chart:style-name="ch1">
        <chart:title svg:x="12.628cm" svg:y="0.497cm" chart:style-name="ch2">
          <text:p>addtherm novo</text:p>
        </chart:title>
        <chart:legend chart:legend-position="end" svg:x="23.973cm" svg:y="7.989cm" style:legend-expansion="high" chart:style-name="ch3"/>
        <chart:plot-area chart:style-name="ch4" table:cell-range-address="'lote 3 - 2'.K12:'lote 3 - 2'.K20 'lote 3 - 2'.D1:'lote 3 - 2'.D1 'lote 3 - 2'.H12:'lote 3 - 2'.H20 'lote 3 - 2'.A12:'lote 3 - 2'.A20" chart:data-source-has-labels="row" svg:x="1.578cm" svg:y="2.359cm" svg:width="21.261cm" svg:height="14.369cm">
          <chartooo:coordinate-region svg:x="2.385cm" svg:y="2.558cm" svg:width="20.175cm" svg:height="13.523cm"/>
          <chart:axis chart:dimension="x" chart:name="primary-x" chart:style-name="ch5">
            <chart:title svg:x="11.436cm" svg:y="17.089cm" chart:style-name="ch6">
              <text:p>Raw ADC</text:p>
            </chart:title>
          </chart:axis>
          <chart:axis chart:dimension="y" chart:name="primary-y" chart:style-name="ch7">
            <chart:title svg:x="0.451cm" svg:y="9.772cm" chart:style-name="ch8">
              <text:p>ºC</text:p>
            </chart:title>
            <chart:grid chart:style-name="ch9" chart:class="major"/>
          </chart:axis>
          <chart:series chart:style-name="ch10" chart:values-cell-range-address="'lote 3 - 2'.H12:'lote 3 - 2'.H20" chart:label-cell-address="'lote 3 - 2'.D1:'lote 3 - 2'.D1" chart:class="chart:scatter">
            <chart:domain table:cell-range-address="'lote 3 - 2'.K12:'lote 3 - 2'.K20"/>
            <chart:regression-curve chart:style-name="ch11">
              <chart:equation chart:display-r-square="true" svg:x="3.541cm" svg:y="7.242cm"/>
            </chart:regression-curve>
            <chart:data-point chart:repeated="9"/>
          </chart:series>
          <chart:series chart:style-name="ch12" chart:values-cell-range-address="'lote 3 - 2'.A12:'lote 3 - 2'.A20" chart:label-cell-address="'lote 3 - 2'.D1:'lote 3 - 2'.D1" chart:class="chart:scatter">
            <chart:domain table:cell-range-address="'lote 3 - 2'.D12:'lote 3 - 2'.D20"/>
            <chart:regression-curve chart:style-name="ch13">
              <chart:equation chart:display-r-square="true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  <table:table-cell office:value-type="string">
                <text:p>média</text:p>
                <draw:g>
                  <svg:desc>'lote 3 - 2'.D1:'lote 3 - 2'.D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média</text:p>
                <draw:g>
                  <svg:desc>'lote 3 - 2'.D1:'lote 3 - 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6.5">
                <text:p>366.5</text:p>
                <draw:g>
                  <svg:desc>'lote 3 - 2'.K12:'lote 3 - 2'.K20</svg:desc>
                </draw:g>
              </table:table-cell>
              <table:table-cell office:value-type="float" office:value="154.6">
                <text:p>154.6</text:p>
                <draw:g>
                  <svg:desc>'lote 3 - 2'.H12:'lote 3 - 2'.H20</svg:desc>
                </draw:g>
              </table:table-cell>
              <table:table-cell office:value-type="float" office:value="331">
                <text:p>331</text:p>
                <draw:g>
                  <svg:desc>'lote 3 - 2'.D12:'lote 3 - 2'.D20</svg:desc>
                </draw:g>
              </table:table-cell>
              <table:table-cell office:value-type="float" office:value="157.3">
                <text:p>157.3</text:p>
                <draw:g>
                  <svg:desc>'lote 3 - 2'.A12:'lote 3 - 2'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5">
                <text:p>305</text:p>
              </table:table-cell>
              <table:table-cell office:value-type="float" office:value="167.7">
                <text:p>167.7</text:p>
              </table:table-cell>
              <table:table-cell office:value-type="float" office:value="253.5">
                <text:p>253.5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.5">
                <text:p>247.5</text:p>
              </table:table-cell>
              <table:table-cell office:value-type="float" office:value="180.8">
                <text:p>180.8</text:p>
              </table:table-cell>
              <table:table-cell office:value-type="float" office:value="205">
                <text:p>205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.5">
                <text:p>185.5</text:p>
              </table:table-cell>
              <table:table-cell office:value-type="float" office:value="197.1">
                <text:p>197.1</text:p>
              </table:table-cell>
              <table:table-cell office:value-type="float" office:value="163">
                <text:p>163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">
                <text:p>157</text:p>
              </table:table-cell>
              <table:table-cell office:value-type="float" office:value="209.7">
                <text:p>209.7</text:p>
              </table:table-cell>
              <table:table-cell office:value-type="float" office:value="134.5">
                <text:p>134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  <table:table-cell office:value-type="float" office:value="222.4">
                <text:p>222.4</text:p>
              </table:table-cell>
              <table:table-cell office:value-type="float" office:value="113.5">
                <text:p>113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5">
                <text:p>106.5</text:p>
              </table:table-cell>
              <table:table-cell office:value-type="float" office:value="235.2">
                <text:p>235.2</text:p>
              </table:table-cell>
              <table:table-cell office:value-type="float" office:value="86.5">
                <text:p>86.5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5">
                <text:p>81.5</text:p>
              </table:table-cell>
              <table:table-cell office:value-type="float" office:value="252.5">
                <text:p>252.5</text:p>
              </table:table-cell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5">
                <text:p>65.5</text:p>
              </table:table-cell>
              <table:table-cell office:value-type="float" office:value="265.8">
                <text:p>265.8</text:p>
              </table:table-cell>
              <table:table-cell office:value-type="float" office:value="59">
                <text:p>59</text:p>
              </table:table-cell>
              <table:table-cell office:value-type="float" office:value="270.3">
                <text:p>270.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6.781cm" svg:y="3.99cm" style:legend-expansion="high" chart:style-name="ch3"/>
        <chart:plot-area chart:style-name="ch4" table:cell-range-address="'lote 3 - 2'.U2:'lote 3 - 2'.U20 'lote 3 - 2'.W1:'lote 3 - 2'.W20 'lote 3 - 1'.D1:'lote 3 - 1'.D1 'lote 3 - 2'.A2:'lote 3 - 2'.A20" chart:data-source-has-labels="row" svg:x="1.38cm" svg:y="1.639cm" svg:width="14.663cm" svg:height="6.276cm">
          <chartooo:coordinate-region svg:x="2.187cm" svg:y="1.838cm" svg:width="13.484cm" svg:height="5.43cm"/>
          <chart:axis chart:dimension="x" chart:name="primary-x" chart:style-name="ch5">
            <chart:title svg:x="7.939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lote 3 - 2'.W2:'lote 3 - 2'.W20" chart:label-cell-address="'lote 3 - 2'.W1:'lote 3 - 2'.W1" chart:class="chart:scatter">
            <chart:domain table:cell-range-address="'lote 3 - 2'.U2:'lote 3 - 2'.U20"/>
            <chart:data-point chart:repeated="19"/>
          </chart:series>
          <chart:series chart:style-name="ch10" chart:values-cell-range-address="'lote 3 - 2'.A2:'lote 3 - 2'.A20" chart:label-cell-address="'lote 3 - 1'.D1:'lote 3 - 1'.D1" chart:class="chart:scatter">
            <chart:domain table:cell-range-address="'lote 3 - 2'.D2:'lote 3 - 2'.D2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U</text:p>
              </table:table-cell>
              <table:table-cell office:value-type="string">
                <text:p>Tcalc</text:p>
                <draw:g>
                  <svg:desc>'lote 3 - 2'.W1:'lote 3 - 2'.W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média</text:p>
                <draw:g>
                  <svg:desc>'lote 3 - 1'.D1:'lote 3 - 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8">
                <text:p>978</text:p>
                <draw:g>
                  <svg:desc>'lote 3 - 2'.U2:'lote 3 - 2'.U20</svg:desc>
                </draw:g>
              </table:table-cell>
              <table:table-cell office:value-type="float" office:value="25.0165279787506">
                <text:p>25.0165279787506</text:p>
                <draw:g>
                  <svg:desc>'lote 3 - 2'.W2:'lote 3 - 2'.W20</svg:desc>
                </draw:g>
              </table:table-cell>
              <table:table-cell office:value-type="float" office:value="978">
                <text:p>978</text:p>
                <draw:g>
                  <svg:desc>'lote 3 - 2'.D2:'lote 3 - 2'.D20</svg:desc>
                </draw:g>
              </table:table-cell>
              <table:table-cell office:value-type="float" office:value="25">
                <text:p>25</text:p>
                <draw:g>
                  <svg:desc>'lote 3 - 2'.A2:'lote 3 - 2'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8">
                <text:p>948</text:p>
              </table:table-cell>
              <table:table-cell office:value-type="float" office:value="37.4333357875667">
                <text:p>37.4333357875667</text:p>
              </table:table-cell>
              <table:table-cell office:value-type="float" office:value="948">
                <text:p>948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7">
                <text:p>907</text:p>
              </table:table-cell>
              <table:table-cell office:value-type="float" office:value="49.415360314821">
                <text:p>49.415360314821</text:p>
              </table:table-cell>
              <table:table-cell office:value-type="float" office:value="938.5">
                <text:p>938.5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5">
                <text:p>855</text:p>
              </table:table-cell>
              <table:table-cell office:value-type="float" office:value="60.9809673994223">
                <text:p>60.9809673994223</text:p>
              </table:table-cell>
              <table:table-cell office:value-type="float" office:value="856.5">
                <text:p>856.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5">
                <text:p>795</text:p>
              </table:table-cell>
              <table:table-cell office:value-type="float" office:value="71.8979050802673">
                <text:p>71.8979050802673</text:p>
              </table:table-cell>
              <table:table-cell office:value-type="float" office:value="798">
                <text:p>798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9">
                <text:p>729</text:p>
              </table:table-cell>
              <table:table-cell office:value-type="float" office:value="82.3832559909578">
                <text:p>82.3832559909578</text:p>
              </table:table-cell>
              <table:table-cell office:value-type="float" office:value="729">
                <text:p>729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4">
                <text:p>624</text:p>
              </table:table-cell>
              <table:table-cell office:value-type="float" office:value="97.6312271191831">
                <text:p>97.6312271191831</text:p>
              </table:table-cell>
              <table:table-cell office:value-type="float" office:value="630">
                <text:p>630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0">
                <text:p>520</text:p>
              </table:table-cell>
              <table:table-cell office:value-type="float" office:value="112.495933435314">
                <text:p>112.495933435314</text:p>
              </table:table-cell>
              <table:table-cell office:value-type="float" office:value="532.5">
                <text:p>532.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123.989551012562">
                <text:p>123.989551012562</text:p>
              </table:table-cell>
              <table:table-cell office:value-type="float" office:value="455">
                <text:p>455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">
                <text:p>364</text:p>
              </table:table-cell>
              <table:table-cell office:value-type="float" office:value="137.432870381701">
                <text:p>137.432870381701</text:p>
              </table:table-cell>
              <table:table-cell office:value-type="float" office:value="376.5">
                <text:p>376.5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6">
                <text:p>326</text:p>
              </table:table-cell>
              <table:table-cell office:value-type="float" office:value="144.602365794652">
                <text:p>144.602365794652</text:p>
              </table:table-cell>
              <table:table-cell office:value-type="float" office:value="331">
                <text:p>331</text:p>
              </table:table-cell>
              <table:table-cell office:value-type="float" office:value="157.3">
                <text:p>15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6">
                <text:p>246</text:p>
              </table:table-cell>
              <table:table-cell office:value-type="float" office:value="162.45071689211">
                <text:p>162.45071689211</text:p>
              </table:table-cell>
              <table:table-cell office:value-type="float" office:value="253.5">
                <text:p>253.5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">
                <text:p>196</text:p>
              </table:table-cell>
              <table:table-cell office:value-type="float" office:value="176.715647207746">
                <text:p>176.715647207746</text:p>
              </table:table-cell>
              <table:table-cell office:value-type="float" office:value="205">
                <text:p>205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">
                <text:p>156</text:p>
              </table:table-cell>
              <table:table-cell office:value-type="float" office:value="191.182667574785">
                <text:p>191.182667574785</text:p>
              </table:table-cell>
              <table:table-cell office:value-type="float" office:value="163">
                <text:p>163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">
                <text:p>126</text:p>
              </table:table-cell>
              <table:table-cell office:value-type="float" office:value="205.002648692403">
                <text:p>205.002648692403</text:p>
              </table:table-cell>
              <table:table-cell office:value-type="float" office:value="134.5">
                <text:p>134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">
                <text:p>111</text:p>
              </table:table-cell>
              <table:table-cell office:value-type="float" office:value="213.386148641413">
                <text:p>213.386148641413</text:p>
              </table:table-cell>
              <table:table-cell office:value-type="float" office:value="113.5">
                <text:p>113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233.266917915633">
                <text:p>233.266917915633</text:p>
              </table:table-cell>
              <table:table-cell office:value-type="float" office:value="86.5">
                <text:p>86.5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47.531580004329">
                <text:p>247.531580004329</text:p>
              </table:table-cell>
              <table:table-cell office:value-type="float" office:value="70">
                <text:p>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260.663433021896">
                <text:p>260.663433021896</text:p>
              </table:table-cell>
              <table:table-cell office:value-type="float" office:value="59">
                <text:p>59</text:p>
              </table:table-cell>
              <table:table-cell office:value-type="float" office:value="270.3">
                <text:p>270.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1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5.134cm" svg:y="3.492cm" style:legend-expansion="high" chart:style-name="ch3"/>
        <chart:plot-area chart:style-name="ch4" table:cell-range-address="'lote 3 - 2'.AM2:'lote 3 - 2'.AN23 'lote 3 - 2'.AM1:'lote 3 - 2'.AM1 'lote 3 - 2'.AJ1:'lote 3 - 2'.AJ1 'lote 3 - 2'.AH2:'lote 3 - 2'.AH20 'lote 3 - 2'.AO1:'lote 3 - 2'.AO1 'lote 3 - 2'.AQ1:'lote 3 - 2'.AQ1" chart:data-source-has-labels="row" svg:x="1.38cm" svg:y="1.639cm" svg:width="13.016cm" svg:height="6.276cm">
          <chartooo:coordinate-region svg:x="2.187cm" svg:y="1.838cm" svg:width="11.653cm" svg:height="5.43cm"/>
          <chart:axis chart:dimension="x" chart:name="primary-x" chart:style-name="ch5">
            <chart:title svg:x="7.712cm" svg:y="8.096cm" chart:style-name="ch6">
              <text:p>R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lote 3 - 2'.AM2:'lote 3 - 2'.AM23" chart:label-cell-address="'lote 3 - 2'.AM1:'lote 3 - 2'.AM1" chart:class="chart:scatter">
            <chart:domain table:cell-range-address="'lote 3 - 2'.AN2:'lote 3 - 2'.AN23"/>
            <chart:data-point chart:repeated="22"/>
          </chart:series>
          <chart:series chart:style-name="ch10" chart:values-cell-range-address="'lote 3 - 2'.AH2:'lote 3 - 2'.AH20" chart:label-cell-address="'lote 3 - 2'.AJ1:'lote 3 - 2'.AJ1" chart:class="chart:scatter">
            <chart:domain table:cell-range-address="'lote 3 - 2'.AJ2:'lote 3 - 2'.AJ20"/>
            <chart:data-point chart:repeated="19"/>
          </chart:series>
          <chart:series chart:style-name="ch11" chart:values-cell-range-address="'lote 3 - 2'.AM2:'lote 3 - 2'.AM23" chart:label-cell-address="'lote 3 - 2'.AO1:'lote 3 - 2'.AO1" chart:class="chart:scatter">
            <chart:domain table:cell-range-address="'lote 3 - 2'.AP2:'lote 3 - 2'.AP23"/>
            <chart:data-point chart:repeated="22"/>
          </chart:series>
          <chart:series chart:style-name="ch12" chart:values-cell-range-address="'lote 3 - 2'.AM2:'lote 3 - 2'.AM23" chart:label-cell-address="'lote 3 - 2'.AQ1:'lote 3 - 2'.AQ1" chart:class="chart:scatter">
            <chart:domain table:cell-range-address="'lote 3 - 2'.AR2:'lote 3 - 2'.AR23"/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N</text:p>
              </table:table-cell>
              <table:table-cell office:value-type="string">
                <text:p>T</text:p>
                <draw:g>
                  <svg:desc>'lote 3 - 2'.AM1:'lote 3 - 2'.AM1</svg:desc>
                </draw:g>
              </table:table-cell>
              <table:table-cell office:value-type="string">
                <text:p>Coluna AJ</text:p>
              </table:table-cell>
              <table:table-cell office:value-type="string">
                <text:p>média RADC</text:p>
                <draw:g>
                  <svg:desc>'lote 3 - 2'.AJ1:'lote 3 - 2'.AJ1</svg:desc>
                </draw:g>
              </table:table-cell>
              <table:table-cell office:value-type="string">
                <text:p>Coluna AP</text:p>
              </table:table-cell>
              <table:table-cell office:value-type="string">
                <text:p>min</text:p>
                <draw:g>
                  <svg:desc>'lote 3 - 2'.AO1:'lote 3 - 2'.AO1</svg:desc>
                </draw:g>
              </table:table-cell>
              <table:table-cell office:value-type="string">
                <text:p>Coluna AR</text:p>
              </table:table-cell>
              <table:table-cell office:value-type="string">
                <text:p>max</text:p>
                <draw:g>
                  <svg:desc>'lote 3 - 2'.AQ1:'lote 3 - 2'.A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'lote 3 - 2'.AN2:'lote 3 - 2'.AN23</svg:desc>
                </draw:g>
              </table:table-cell>
              <table:table-cell office:value-type="float" office:value="25">
                <text:p>25</text:p>
                <draw:g>
                  <svg:desc>'lote 3 - 2'.AM2:'lote 3 - 2'.AM23</svg:desc>
                </draw:g>
              </table:table-cell>
              <table:table-cell office:value-type="float" office:value="99926.0869565218">
                <text:p>99926.0869565218</text:p>
                <draw:g>
                  <svg:desc>'lote 3 - 2'.AJ2:'lote 3 - 2'.AJ20</svg:desc>
                </draw:g>
              </table:table-cell>
              <table:table-cell office:value-type="float" office:value="25">
                <text:p>25</text:p>
                <draw:g>
                  <svg:desc>'lote 3 - 2'.AH2:'lote 3 - 2'.AH20</svg:desc>
                </draw:g>
              </table:table-cell>
              <table:table-cell office:value-type="float" office:value="99000">
                <text:p>99000</text:p>
                <draw:g>
                  <svg:desc>'lote 3 - 2'.AP2:'lote 3 - 2'.AP23</svg:desc>
                </draw:g>
              </table:table-cell>
              <table:table-cell office:value-type="float" office:value="25">
                <text:p>25</text:p>
                <draw:g>
                  <svg:desc>'lote 3 - 2'.AM2:'lote 3 - 2'.AM23</svg:desc>
                </draw:g>
              </table:table-cell>
              <table:table-cell office:value-type="float" office:value="99990">
                <text:p>99990</text:p>
                <draw:g>
                  <svg:desc>'lote 3 - 2'.AR2:'lote 3 - 2'.AR23</svg:desc>
                </draw:g>
              </table:table-cell>
              <table:table-cell office:value-type="float" office:value="25">
                <text:p>25</text:p>
                <draw:g>
                  <svg:desc>'lote 3 - 2'.AM2:'lote 3 - 2'.A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163.5">
                <text:p>53163.5</text:p>
              </table:table-cell>
              <table:table-cell office:value-type="float" office:value="40">
                <text:p>40</text:p>
              </table:table-cell>
              <table:table-cell office:value-type="float" office:value="58626.3157894737">
                <text:p>58626.3157894737</text:p>
              </table:table-cell>
              <table:table-cell office:value-type="float" office:value="38.5">
                <text:p>38.5</text:p>
              </table:table-cell>
              <table:table-cell office:value-type="float" office:value="51940.7395">
                <text:p>51940.7395</text:p>
              </table:table-cell>
              <table:table-cell office:value-type="float" office:value="40">
                <text:p>40</text:p>
              </table:table-cell>
              <table:table-cell office:value-type="float" office:value="53135.3765085">
                <text:p>53135.37650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84.2">
                <text:p>3588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1.6">
                <text:p>51.6</text:p>
              </table:table-cell>
              <table:table-cell office:value-type="float" office:value="34807.674">
                <text:p>34807.674</text:p>
              </table:table-cell>
              <table:table-cell office:value-type="float" office:value="50">
                <text:p>50</text:p>
              </table:table-cell>
              <table:table-cell office:value-type="float" office:value="35886.711894">
                <text:p>35886.7118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17.1">
                <text:p>24717.1</text:p>
              </table:table-cell>
              <table:table-cell office:value-type="float" office:value="60">
                <text:p>60</text:p>
              </table:table-cell>
              <table:table-cell office:value-type="float" office:value="24035.4387966065">
                <text:p>24035.4387966065</text:p>
              </table:table-cell>
              <table:table-cell office:value-type="float" office:value="64.8">
                <text:p>64.8</text:p>
              </table:table-cell>
              <table:table-cell office:value-type="float" office:value="23777.8502">
                <text:p>23777.8502</text:p>
              </table:table-cell>
              <table:table-cell office:value-type="float" office:value="60">
                <text:p>60</text:p>
              </table:table-cell>
              <table:table-cell office:value-type="float" office:value="24705.1863578">
                <text:p>24705.18635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345.2">
                <text:p>17345.2</text:p>
              </table:table-cell>
              <table:table-cell office:value-type="float" office:value="70">
                <text:p>70</text:p>
              </table:table-cell>
              <table:table-cell office:value-type="float" office:value="16599.328333366">
                <text:p>16599.328333366</text:p>
              </table:table-cell>
              <table:table-cell office:value-type="float" office:value="77.7">
                <text:p>77.7</text:p>
              </table:table-cell>
              <table:table-cell office:value-type="float" office:value="16564.666">
                <text:p>16564.666</text:p>
              </table:table-cell>
              <table:table-cell office:value-type="float" office:value="70">
                <text:p>70</text:p>
              </table:table-cell>
              <table:table-cell office:value-type="float" office:value="17343.205302">
                <text:p>17343.2053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82.5">
                <text:p>12382.5</text:p>
              </table:table-cell>
              <table:table-cell office:value-type="float" office:value="80">
                <text:p>80</text:p>
              </table:table-cell>
              <table:table-cell office:value-type="float" office:value="11614.5762711864">
                <text:p>11614.5762711864</text:p>
              </table:table-cell>
              <table:table-cell office:value-type="float" office:value="89.6">
                <text:p>89.6</text:p>
              </table:table-cell>
              <table:table-cell office:value-type="float" office:value="11750.9925">
                <text:p>11750.9925</text:p>
              </table:table-cell>
              <table:table-cell office:value-type="float" office:value="80">
                <text:p>80</text:p>
              </table:table-cell>
              <table:table-cell office:value-type="float" office:value="12373.7951025">
                <text:p>12373.79510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80.9">
                <text:p>8980.9</text:p>
              </table:table-cell>
              <table:table-cell office:value-type="float" office:value="90">
                <text:p>90</text:p>
              </table:table-cell>
              <table:table-cell office:value-type="float" office:value="7518.0618556701">
                <text:p>7518.0618556701</text:p>
              </table:table-cell>
              <table:table-cell office:value-type="float" office:value="106.1">
                <text:p>106.1</text:p>
              </table:table-cell>
              <table:table-cell office:value-type="float" office:value="8460.0078">
                <text:p>8460.0078</text:p>
              </table:table-cell>
              <table:table-cell office:value-type="float" office:value="90">
                <text:p>90</text:p>
              </table:table-cell>
              <table:table-cell office:value-type="float" office:value="8967.608268">
                <text:p>8967.6082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31.9">
                <text:p>4931.9</text:p>
              </table:table-cell>
              <table:table-cell office:value-type="float" office:value="110">
                <text:p>110</text:p>
              </table:table-cell>
              <table:table-cell office:value-type="float" office:value="5098.40275706664">
                <text:p>5098.40275706664</text:p>
              </table:table-cell>
              <table:table-cell office:value-type="float" office:value="120">
                <text:p>120</text:p>
              </table:table-cell>
              <table:table-cell office:value-type="float" office:value="4591.5989">
                <text:p>4591.5989</text:p>
              </table:table-cell>
              <table:table-cell office:value-type="float" office:value="110">
                <text:p>110</text:p>
              </table:table-cell>
              <table:table-cell office:value-type="float" office:value="4926.7856197">
                <text:p>4926.78561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6.8">
                <text:p>3726.8</text:p>
              </table:table-cell>
              <table:table-cell office:value-type="float" office:value="120">
                <text:p>120</text:p>
              </table:table-cell>
              <table:table-cell office:value-type="float" office:value="3761.51032010876">
                <text:p>3761.51032010876</text:p>
              </table:table-cell>
              <table:table-cell office:value-type="float" office:value="133.3">
                <text:p>133.3</text:p>
              </table:table-cell>
              <table:table-cell office:value-type="float" office:value="3451.0168">
                <text:p>3451.0168</text:p>
              </table:table-cell>
              <table:table-cell office:value-type="float" office:value="120">
                <text:p>120</text:p>
              </table:table-cell>
              <table:table-cell office:value-type="float" office:value="3723.6471272">
                <text:p>3723.64712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9.8">
                <text:p>2849.8</text:p>
              </table:table-cell>
              <table:table-cell office:value-type="float" office:value="130">
                <text:p>130</text:p>
              </table:table-cell>
              <table:table-cell office:value-type="float" office:value="2735.6669052732">
                <text:p>2735.6669052732</text:p>
              </table:table-cell>
              <table:table-cell office:value-type="float" office:value="147.8">
                <text:p>147.8</text:p>
              </table:table-cell>
              <table:table-cell office:value-type="float" office:value="2621.816">
                <text:p>2621.816</text:p>
              </table:table-cell>
              <table:table-cell office:value-type="float" office:value="130">
                <text:p>130</text:p>
              </table:table-cell>
              <table:table-cell office:value-type="float" office:value="2844.67036">
                <text:p>2844.670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3.4">
                <text:p>2203.4</text:p>
              </table:table-cell>
              <table:table-cell office:value-type="float" office:value="140">
                <text:p>140</text:p>
              </table:table-cell>
              <table:table-cell office:value-type="float" office:value="2245.23888851869">
                <text:p>2245.23888851869</text:p>
              </table:table-cell>
              <table:table-cell office:value-type="float" office:value="157.3">
                <text:p>157.3</text:p>
              </table:table-cell>
              <table:table-cell office:value-type="float" office:value="2018.3144">
                <text:p>2018.3144</text:p>
              </table:table-cell>
              <table:table-cell office:value-type="float" office:value="140">
                <text:p>140</text:p>
              </table:table-cell>
              <table:table-cell office:value-type="float" office:value="2201.9810104">
                <text:p>2201.98101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1.5">
                <text:p>1721.5</text:p>
              </table:table-cell>
              <table:table-cell office:value-type="float" office:value="150">
                <text:p>150</text:p>
              </table:table-cell>
              <table:table-cell office:value-type="float" office:value="1546.92544313308">
                <text:p>1546.92544313308</text:p>
              </table:table-cell>
              <table:table-cell office:value-type="float" office:value="175.1">
                <text:p>175.1</text:p>
              </table:table-cell>
              <table:table-cell office:value-type="float" office:value="1568.2865">
                <text:p>1568.2865</text:p>
              </table:table-cell>
              <table:table-cell office:value-type="float" office:value="150">
                <text:p>150</text:p>
              </table:table-cell>
              <table:table-cell office:value-type="float" office:value="1718.842004">
                <text:p>1718.8420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8.2">
                <text:p>1358.2</text:p>
              </table:table-cell>
              <table:table-cell office:value-type="float" office:value="160">
                <text:p>160</text:p>
              </table:table-cell>
              <table:table-cell office:value-type="float" office:value="1177.14439076758">
                <text:p>1177.14439076758</text:p>
              </table:table-cell>
              <table:table-cell office:value-type="float" office:value="188.8">
                <text:p>188.8</text:p>
              </table:table-cell>
              <table:table-cell office:value-type="float" office:value="1230.5292">
                <text:p>1230.5292</text:p>
              </table:table-cell>
              <table:table-cell office:value-type="float" office:value="160">
                <text:p>160</text:p>
              </table:table-cell>
              <table:table-cell office:value-type="float" office:value="1354.8126492">
                <text:p>1354.812649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4">
                <text:p>1814</text:p>
              </table:table-cell>
              <table:table-cell office:value-type="float" office:value="170">
                <text:p>170</text:p>
              </table:table-cell>
              <table:table-cell office:value-type="float" office:value="890.148825262522">
                <text:p>890.148825262522</text:p>
              </table:table-cell>
              <table:table-cell office:value-type="float" office:value="202.2">
                <text:p>202.2</text:p>
              </table:table-cell>
              <table:table-cell office:value-type="float" office:value="1636.228">
                <text:p>1636.228</text:p>
              </table:table-cell>
              <table:table-cell office:value-type="float" office:value="170">
                <text:p>170</text:p>
              </table:table-cell>
              <table:table-cell office:value-type="float" office:value="1811.304396">
                <text:p>1811.30439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8.6">
                <text:p>868.6</text:p>
              </table:table-cell>
              <table:table-cell office:value-type="float" office:value="180">
                <text:p>180</text:p>
              </table:table-cell>
              <table:table-cell office:value-type="float" office:value="711.174283121276">
                <text:p>711.174283121276</text:p>
              </table:table-cell>
              <table:table-cell office:value-type="float" office:value="217">
                <text:p>217</text:p>
              </table:table-cell>
              <table:table-cell office:value-type="float" office:value="780.0028">
                <text:p>780.0028</text:p>
              </table:table-cell>
              <table:table-cell office:value-type="float" office:value="180">
                <text:p>180</text:p>
              </table:table-cell>
              <table:table-cell office:value-type="float" office:value="867.3631136">
                <text:p>867.36311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3.4">
                <text:p>703.4</text:p>
              </table:table-cell>
              <table:table-cell office:value-type="float" office:value="190">
                <text:p>190</text:p>
              </table:table-cell>
              <table:table-cell office:value-type="float" office:value="585.926726529667">
                <text:p>585.926726529667</text:p>
              </table:table-cell>
              <table:table-cell office:value-type="float" office:value="226">
                <text:p>226</text:p>
              </table:table-cell>
              <table:table-cell office:value-type="float" office:value="628.8396">
                <text:p>628.8396</text:p>
              </table:table-cell>
              <table:table-cell office:value-type="float" office:value="190">
                <text:p>190</text:p>
              </table:table-cell>
              <table:table-cell office:value-type="float" office:value="701.7849936">
                <text:p>701.78499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200">
                <text:p>200</text:p>
              </table:table-cell>
              <table:table-cell office:value-type="float" office:value="433.724886049967">
                <text:p>433.724886049967</text:p>
              </table:table-cell>
              <table:table-cell office:value-type="float" office:value="243.6">
                <text:p>243.6</text:p>
              </table:table-cell>
              <table:table-cell office:value-type="float" office:value="510.86">
                <text:p>510.86</text:p>
              </table:table-cell>
              <table:table-cell office:value-type="float" office:value="200">
                <text:p>200</text:p>
              </table:table-cell>
              <table:table-cell office:value-type="float" office:value="572.67406">
                <text:p>572.674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1.9">
                <text:p>471.9</text:p>
              </table:table-cell>
              <table:table-cell office:value-type="float" office:value="210">
                <text:p>210</text:p>
              </table:table-cell>
              <table:table-cell office:value-type="float" office:value="344.885904152456">
                <text:p>344.885904152456</text:p>
              </table:table-cell>
              <table:table-cell office:value-type="float" office:value="258">
                <text:p>258</text:p>
              </table:table-cell>
              <table:table-cell office:value-type="float" office:value="418.1034">
                <text:p>418.1034</text:p>
              </table:table-cell>
              <table:table-cell office:value-type="float" office:value="210">
                <text:p>210</text:p>
              </table:table-cell>
              <table:table-cell office:value-type="float" office:value="470.7844284">
                <text:p>470.78442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.7">
                <text:p>390.7</text:p>
              </table:table-cell>
              <table:table-cell office:value-type="float" office:value="220">
                <text:p>220</text:p>
              </table:table-cell>
              <table:table-cell office:value-type="float" office:value="287.378935827263">
                <text:p>287.378935827263</text:p>
              </table:table-cell>
              <table:table-cell office:value-type="float" office:value="270.3">
                <text:p>270.3</text:p>
              </table:table-cell>
              <table:table-cell office:value-type="float" office:value="344.9881">
                <text:p>344.9881</text:p>
              </table:table-cell>
              <table:table-cell office:value-type="float" office:value="220">
                <text:p>220</text:p>
              </table:table-cell>
              <table:table-cell office:value-type="float" office:value="389.836553">
                <text:p>389.83655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.7">
                <text:p>325.7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616">
                <text:p>286.616</text:p>
              </table:table-cell>
              <table:table-cell office:value-type="float" office:value="230">
                <text:p>230</text:p>
              </table:table-cell>
              <table:table-cell office:value-type="float" office:value="325.022544">
                <text:p>325.02254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3.2">
                <text:p>273.2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.3232">
                <text:p>239.3232</text:p>
              </table:table-cell>
              <table:table-cell office:value-type="float" office:value="240">
                <text:p>240</text:p>
              </table:table-cell>
              <table:table-cell office:value-type="float" office:value="272.5891248">
                <text:p>272.589124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.5">
                <text:p>230.5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.2265">
                <text:p>201.2265</text:p>
              </table:table-cell>
              <table:table-cell office:value-type="float" office:value="250">
                <text:p>250</text:p>
              </table:table-cell>
              <table:table-cell office:value-type="float" office:value="230.0018895">
                <text:p>230.0018895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4.049cm" svg:y="3.99cm" style:legend-expansion="high" chart:style-name="ch3"/>
        <chart:plot-area chart:style-name="ch4" table:cell-range-address="'AT novo'.B1:'AT novo'.C21" chart:data-source-has-labels="both" svg:x="1.38cm" svg:y="1.639cm" svg:width="11.931cm" svg:height="6.276cm">
          <chartooo:coordinate-region svg:x="2.663cm" svg:y="1.838cm" svg:width="10.131cm" svg:height="5.43cm"/>
          <chart:axis chart:dimension="x" chart:name="primary-x" chart:style-name="ch5" chartooo:axis-type="auto">
            <chart:title svg:x="6.573cm" svg:y="8.096cm" chart:style-name="ch6">
              <text:p>Raw ADC</text:p>
            </chart:title>
            <chart:categories table:cell-range-address="'AT novo'.B1:'AT novo'.B1"/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AT novo'.B2:'AT novo'.B21" chart:label-cell-address="'AT novo'.C1:'AT novo'.C1" chart:class="chart:scatter">
            <chart:domain table:cell-range-address="'AT novo'.C2:'AT novo'.C21"/>
            <chart:regression-curve chart:style-name="ch10">
              <chart:equation chart:display-r-square="true" svg:x="10.883cm" svg:y="6.296cm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Lote 3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rigido</text:p>
                <draw:g>
                  <svg:desc>'AT novo'.B1:'AT novo'.B1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Epcos B57560G0107F000</text:p>
        </chart:title>
        <chart:legend chart:legend-position="end" svg:x="11.137cm" svg:y="3.952cm" style:legend-expansion="high" chart:style-name="ch3"/>
        <chart:plot-area chart:style-name="ch4" table:cell-range-address="'temp atual'.C2:'temp atual'.D29" svg:x="1.331cm" svg:y="1.635cm" svg:width="9.166cm" svg:height="6.204cm">
          <chartooo:coordinate-region svg:x="2.138cm" svg:y="1.834cm" svg:width="8.079cm" svg:height="5.358cm"/>
          <chart:axis chart:dimension="x" chart:name="primary-x" chart:style-name="ch5">
            <chart:title svg:x="5.142cm" svg:y="8.019cm" chart:style-name="ch6">
              <text:p>Raw ADC</text:p>
            </chart:title>
          </chart:axis>
          <chart:axis chart:dimension="y" chart:name="primary-y" chart:style-name="ch5">
            <chart:title svg:x="0.451cm" svg:y="4.966cm" chart:style-name="ch7">
              <text:p>ºC</text:p>
            </chart:title>
            <chart:grid chart:style-name="ch8" chart:class="major"/>
          </chart:axis>
          <chart:series chart:style-name="ch9" chart:values-cell-range-address="'temp atual'.D2:'temp atual'.D29" chart:class="chart:scatter">
            <chart:domain table:cell-range-address="'temp atual'.C2:'temp atual'.C29"/>
            <chart:regression-curve chart:style-name="ch10">
              <chart:equation chart:display-r-square="true" svg:x="8.434cm" svg:y="0.965cm"/>
            </chart:regression-curve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emp atual'.C2:'temp atual'.C29</svg:desc>
                </draw:g>
              </table:table-cell>
              <table:table-cell office:value-type="float" office:value="NaN">
                <text:p>NaN</text:p>
                <draw:g>
                  <svg:desc>'temp atual'.D2:'temp atual'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25">
                <text:p>26.2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5">
                <text:p>30.2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5">
                <text:p>40.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25">
                <text:p>47.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5">
                <text:p>55.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25">
                <text:p>65.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25">
                <text:p>91.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5">
                <text:p>108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.75">
                <text:p>129.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.25">
                <text:p>155.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2.75">
                <text:p>222.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.75">
                <text:p>266.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">
                <text:p>3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91cm" svg:height="13.212cm" xlink:href=".." xlink:type="simple" chart:class="chart:scatter" chart:style-name="ch1">
        <chart:title svg:x="8.348cm" svg:y="0.4cm" chart:style-name="ch2">
          <text:p>Comparativo Termistores</text:p>
        </chart:title>
        <chart:legend chart:legend-position="end" svg:x="17.425cm" svg:y="5.809cm" style:legend-expansion="high" chart:style-name="ch3"/>
        <chart:plot-area chart:style-name="ch4" table:cell-range-address="comparativo.A4:comparativo.B20 comparativo.A1:comparativo.A1 comparativo.C1:comparativo.C1 comparativo.D3:comparativo.D22 comparativo.E1:comparativo.E1 comparativo.F3:comparativo.F22" chart:data-source-has-labels="both" svg:x="1.448cm" svg:y="1.971cm" svg:width="15.103cm" svg:height="9.996cm">
          <chartooo:coordinate-region svg:x="2.731cm" svg:y="2.17cm" svg:width="13.54cm" svg:height="9.15cm"/>
          <chart:axis chart:dimension="x" chart:name="primary-x" chart:style-name="ch5" chartooo:axis-type="auto">
            <chart:title svg:x="8.333cm" svg:y="12.231cm" chart:style-name="ch6">
              <text:p>rawADC</text:p>
            </chart:title>
            <chart:categories table:cell-range-address="comparativo.A4:comparativo.B20"/>
          </chart:axis>
          <chart:axis chart:dimension="y" chart:name="primary-y" chart:style-name="ch7">
            <chart:title svg:x="0.451cm" svg:y="7.383cm" chart:style-name="ch8">
              <text:p>temp</text:p>
            </chart:title>
            <chart:grid chart:style-name="ch9" chart:class="major"/>
          </chart:axis>
          <chart:series chart:style-name="ch10" chart:values-cell-range-address="comparativo.B4:comparativo.B20" chart:label-cell-address="comparativo.A1:comparativo.A1" chart:class="chart:scatter">
            <chart:domain table:cell-range-address="comparativo.A4:comparativo.A20 comparativo.A1:comparativo.A1"/>
            <chart:data-point chart:repeated="18"/>
          </chart:series>
          <chart:series chart:style-name="ch11" chart:values-cell-range-address="comparativo.D3:comparativo.D22" chart:label-cell-address="comparativo.C1:comparativo.C1" chart:class="chart:scatter">
            <chart:domain table:cell-range-address="comparativo.C3:comparativo.C22"/>
            <chart:data-point chart:repeated="20"/>
          </chart:series>
          <chart:series chart:style-name="ch12" chart:values-cell-range-address="comparativo.F3:comparativo.F22" chart:label-cell-address="comparativo.E1:comparativo.E1" chart:class="chart:scatter">
            <chart:domain table:cell-range-address="comparativo.E3:comparativo.E2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 Coluna A</text:p>
              </table:table-cell>
              <table:table-cell office:value-type="string">
                <text:p>tabela epcos firmare</text:p>
                <draw:g>
                  <svg:desc>comparativo.A1:comparativo.A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addtherm velho</text:p>
                <draw:g>
                  <svg:desc>comparativo.C1:comparativo.C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addtherm novo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float" office:value="23">
                <text:p>20 3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omparativo.A4:comparativo.B20</svg:desc>
                </draw:g>
              </table:table-cell>
              <table:table-cell office:value-type="float" office:value="23">
                <text:p>23</text:p>
                <draw:g>
                  <svg:desc>comparativo.A4:comparativo.A20 comparativo.A1:comparativo.A1</svg:desc>
                </draw:g>
              </table:table-cell>
              <table:table-cell office:value-type="float" office:value="300">
                <text:p>300</text:p>
                <draw:g>
                  <svg:desc>comparativo.B4:comparativo.B20</svg:desc>
                </draw:g>
              </table:table-cell>
              <table:table-cell office:value-type="float" office:value="264">
                <text:p>264</text:p>
                <draw:g>
                  <svg:desc>comparativo.C3:comparativo.C22</svg:desc>
                </draw:g>
              </table:table-cell>
              <table:table-cell office:value-type="float" office:value="147.083634669062">
                <text:p>147.083634669062</text:p>
                <draw:g>
                  <svg:desc>comparativo.D3:comparativo.D22</svg:desc>
                </draw:g>
              </table:table-cell>
              <table:table-cell office:value-type="float" office:value="306">
                <text:p>306</text:p>
                <draw:g>
                  <svg:desc>comparativo.E3:comparativo.E22</svg:desc>
                </draw:g>
              </table:table-cell>
              <table:table-cell office:value-type="float" office:value="149.07125492234">
                <text:p>149.07125492234</text:p>
                <draw:g>
                  <svg:desc>comparativo.F3:comparativo.F22</svg:desc>
                </draw:g>
              </table:table-cell>
            </table:table-row>
            <table:table-row>
              <table:table-cell office:value-type="float" office:value="26.25">
                <text:p>30 2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.25">
                <text:p>26.25</text:p>
              </table:table-cell>
              <table:table-cell office:value-type="float" office:value="290">
                <text:p>290</text:p>
              </table:table-cell>
              <table:table-cell office:value-type="float" office:value="212">
                <text:p>212</text:p>
              </table:table-cell>
              <table:table-cell office:value-type="float" office:value="158.881584765128">
                <text:p>158.881584765128</text:p>
              </table:table-cell>
              <table:table-cell office:value-type="float" office:value="285">
                <text:p>285</text:p>
              </table:table-cell>
              <table:table-cell office:value-type="float" office:value="153.213225351979">
                <text:p>153.213225351979</text:p>
              </table:table-cell>
            </table:table-row>
            <table:table-row>
              <table:table-cell office:value-type="float" office:value="30.25">
                <text:p>30 2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.25">
                <text:p>30.25</text:p>
              </table:table-cell>
              <table:table-cell office:value-type="float" office:value="280">
                <text:p>280</text:p>
              </table:table-cell>
              <table:table-cell office:value-type="float" office:value="202">
                <text:p>202</text:p>
              </table:table-cell>
              <table:table-cell office:value-type="float" office:value="161.480293795818">
                <text:p>161.480293795818</text:p>
              </table:table-cell>
              <table:table-cell office:value-type="float" office:value="263">
                <text:p>263</text:p>
              </table:table-cell>
              <table:table-cell office:value-type="float" office:value="157.89346297986">
                <text:p>157.89346297986</text:p>
              </table:table-cell>
            </table:table-row>
            <table:table-row>
              <table:table-cell office:value-type="float" office:value="35">
                <text:p>40 2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270">
                <text:p>270</text:p>
              </table:table-cell>
              <table:table-cell office:value-type="float" office:value="184">
                <text:p>184</text:p>
              </table:table-cell>
              <table:table-cell office:value-type="float" office:value="166.499948108703">
                <text:p>166.499948108703</text:p>
              </table:table-cell>
              <table:table-cell office:value-type="float" office:value="244">
                <text:p>244</text:p>
              </table:table-cell>
              <table:table-cell office:value-type="float" office:value="162.26205385544">
                <text:p>162.26205385544</text:p>
              </table:table-cell>
            </table:table-row>
            <table:table-row>
              <table:table-cell office:value-type="float" office:value="40.5">
                <text:p>40 2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0.5">
                <text:p>40.5</text:p>
              </table:table-cell>
              <table:table-cell office:value-type="float" office:value="260">
                <text:p>260</text:p>
              </table:table-cell>
              <table:table-cell office:value-type="float" office:value="169">
                <text:p>169</text:p>
              </table:table-cell>
              <table:table-cell office:value-type="float" office:value="171.073479517389">
                <text:p>171.073479517389</text:p>
              </table:table-cell>
              <table:table-cell office:value-type="float" office:value="226">
                <text:p>226</text:p>
              </table:table-cell>
              <table:table-cell office:value-type="float" office:value="166.726621563254">
                <text:p>166.726621563254</text:p>
              </table:table-cell>
            </table:table-row>
            <table:table-row>
              <table:table-cell office:value-type="float" office:value="47.25">
                <text:p>50 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7.25">
                <text:p>47.25</text:p>
              </table:table-cell>
              <table:table-cell office:value-type="float" office:value="250">
                <text:p>250</text:p>
              </table:table-cell>
              <table:table-cell office:value-type="float" office:value="155">
                <text:p>155</text:p>
              </table:table-cell>
              <table:table-cell office:value-type="float" office:value="175.724272912843">
                <text:p>175.724272912843</text:p>
              </table:table-cell>
              <table:table-cell office:value-type="float" office:value="210">
                <text:p>210</text:p>
              </table:table-cell>
              <table:table-cell office:value-type="float" office:value="171.004425356701">
                <text:p>171.004425356701</text:p>
              </table:table-cell>
            </table:table-row>
            <table:table-row>
              <table:table-cell office:value-type="float" office:value="55.5">
                <text:p>60 2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5.5">
                <text:p>55.5</text:p>
              </table:table-cell>
              <table:table-cell office:value-type="float" office:value="240">
                <text:p>240</text:p>
              </table:table-cell>
              <table:table-cell office:value-type="float" office:value="129">
                <text:p>129</text:p>
              </table:table-cell>
              <table:table-cell office:value-type="float" office:value="185.599481191403">
                <text:p>185.599481191403</text:p>
              </table:table-cell>
              <table:table-cell office:value-type="float" office:value="193">
                <text:p>193</text:p>
              </table:table-cell>
              <table:table-cell office:value-type="float" office:value="175.922487114053">
                <text:p>175.922487114053</text:p>
              </table:table-cell>
            </table:table-row>
            <table:table-row>
              <table:table-cell office:value-type="float" office:value="65.25">
                <text:p>70 2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65.25">
                <text:p>65.25</text:p>
              </table:table-cell>
              <table:table-cell office:value-type="float" office:value="230">
                <text:p>230</text:p>
              </table:table-cell>
              <table:table-cell office:value-type="float" office:value="109">
                <text:p>109</text:p>
              </table:table-cell>
              <table:table-cell office:value-type="float" office:value="194.659977169234">
                <text:p>194.659977169234</text:p>
              </table:table-cell>
              <table:table-cell office:value-type="float" office:value="179">
                <text:p>179</text:p>
              </table:table-cell>
              <table:table-cell office:value-type="float" office:value="180.309637888486">
                <text:p>180.309637888486</text:p>
              </table:table-cell>
            </table:table-row>
            <table:table-row>
              <table:table-cell office:value-type="float" office:value="77">
                <text:p>80 2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7">
                <text:p>77</text:p>
              </table:table-cell>
              <table:table-cell office:value-type="float" office:value="220">
                <text:p>220</text:p>
              </table:table-cell>
              <table:table-cell office:value-type="float" office:value="91">
                <text:p>91</text:p>
              </table:table-cell>
              <table:table-cell office:value-type="float" office:value="204.367149821884">
                <text:p>204.367149821884</text:p>
              </table:table-cell>
              <table:table-cell office:value-type="float" office:value="163">
                <text:p>163</text:p>
              </table:table-cell>
              <table:table-cell office:value-type="float" office:value="185.764745551868">
                <text:p>185.764745551868</text:p>
              </table:table-cell>
            </table:table-row>
            <table:table-row>
              <table:table-cell office:value-type="float" office:value="91.25">
                <text:p>90 2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1.25">
                <text:p>91.25</text:p>
              </table:table-cell>
              <table:table-cell office:value-type="float" office:value="210">
                <text:p>210</text:p>
              </table:table-cell>
              <table:table-cell office:value-type="float" office:value="84">
                <text:p>84</text:p>
              </table:table-cell>
              <table:table-cell office:value-type="float" office:value="208.672071841965">
                <text:p>208.672071841965</text:p>
              </table:table-cell>
              <table:table-cell office:value-type="float" office:value="153">
                <text:p>153</text:p>
              </table:table-cell>
              <table:table-cell office:value-type="float" office:value="189.453249518857">
                <text:p>189.453249518857</text:p>
              </table:table-cell>
            </table:table-row>
            <table:table-row>
              <table:table-cell office:value-type="float" office:value="108.5">
                <text:p>110 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8.5">
                <text:p>108.5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  <table:table-cell office:value-type="float" office:value="213.351788504325">
                <text:p>213.351788504325</text:p>
              </table:table-cell>
              <table:table-cell office:value-type="float" office:value="139">
                <text:p>139</text:p>
              </table:table-cell>
              <table:table-cell office:value-type="float" office:value="195.044006235656">
                <text:p>195.044006235656</text:p>
              </table:table-cell>
            </table:table-row>
            <table:table-row>
              <table:table-cell office:value-type="float" office:value="129.75">
                <text:p>130 1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9.75">
                <text:p>129.75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216.962729108402">
                <text:p>216.962729108402</text:p>
              </table:table-cell>
              <table:table-cell office:value-type="float" office:value="128">
                <text:p>128</text:p>
              </table:table-cell>
              <table:table-cell office:value-type="float" office:value="199.847083991681">
                <text:p>199.847083991681</text:p>
              </table:table-cell>
            </table:table-row>
            <table:table-row>
              <table:table-cell office:value-type="float" office:value="155.25">
                <text:p>160 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5.25">
                <text:p>155.25</text:p>
              </table:table-cell>
              <table:table-cell office:value-type="float" office:value="180">
                <text:p>180</text:p>
              </table:table-cell>
              <table:table-cell office:value-type="float" office:value="64">
                <text:p>64</text:p>
              </table:table-cell>
              <table:table-cell office:value-type="float" office:value="223.297432150399">
                <text:p>223.297432150399</text:p>
              </table:table-cell>
              <table:table-cell office:value-type="float" office:value="120">
                <text:p>120</text:p>
              </table:table-cell>
              <table:table-cell office:value-type="float" office:value="203.607027456703">
                <text:p>203.607027456703</text:p>
              </table:table-cell>
            </table:table-row>
            <table:table-row>
              <table:table-cell office:value-type="float" office:value="186">
                <text:p>190 1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  <table:table-cell office:value-type="float" office:value="61">
                <text:p>61</text:p>
              </table:table-cell>
              <table:table-cell office:value-type="float" office:value="225.879503032924">
                <text:p>225.879503032924</text:p>
              </table:table-cell>
              <table:table-cell office:value-type="float" office:value="110">
                <text:p>110</text:p>
              </table:table-cell>
              <table:table-cell office:value-type="float" office:value="208.676214858709">
                <text:p>208.676214858709</text:p>
              </table:table-cell>
            </table:table-row>
            <table:table-row>
              <table:table-cell office:value-type="float" office:value="222.75">
                <text:p>220 1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22.75">
                <text:p>222.75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231.448212059667">
                <text:p>231.448212059667</text:p>
              </table:table-cell>
              <table:table-cell office:value-type="float" office:value="101">
                <text:p>101</text:p>
              </table:table-cell>
              <table:table-cell office:value-type="float" office:value="213.64918604835">
                <text:p>213.64918604835</text:p>
              </table:table-cell>
            </table:table-row>
            <table:table-row>
              <table:table-cell office:value-type="float" office:value="266.75">
                <text:p>270 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66.75">
                <text:p>266.75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  <table:table-cell office:value-type="float" office:value="235.509220675225">
                <text:p>235.509220675225</text:p>
              </table:table-cell>
              <table:table-cell office:value-type="float" office:value="94">
                <text:p>94</text:p>
              </table:table-cell>
              <table:table-cell office:value-type="float" office:value="217.833674576463">
                <text:p>217.833674576463</text:p>
              </table:table-cell>
            </table:table-row>
            <table:table-row>
              <table:table-cell office:value-type="float" office:value="318">
                <text:p>320 1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18">
                <text:p>318</text:p>
              </table:table-cell>
              <table:table-cell office:value-type="float" office:value="140">
                <text:p>140</text:p>
              </table:table-cell>
              <table:table-cell office:value-type="float" office:value="51">
                <text:p>51</text:p>
              </table:table-cell>
              <table:table-cell office:value-type="float" office:value="235.509220675225">
                <text:p>235.509220675225</text:p>
              </table:table-cell>
              <table:table-cell office:value-type="float" office:value="87">
                <text:p>87</text:p>
              </table:table-cell>
              <table:table-cell office:value-type="float" office:value="222.342136732272">
                <text:p>222.342136732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27.22897999999">
                <text:p>227.2289799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230.988923465011">
                <text:p>230.988923465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35.008372496505">
                <text:p>235.008372496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7.284cm" svg:y="3.741cm" style:legend-expansion="high" chart:style-name="ch3"/>
        <chart:plot-area chart:style-name="ch4" table:cell-range-address="'Teste lote 3'.C1:'Teste lote 3'.C24 'Teste lote 3'.A2:'Teste lote 3'.A24 'Teste lote 3'.D1:'Teste lote 3'.E1" chart:data-source-has-labels="row" svg:x="1.38cm" svg:y="1.639cm" svg:width="15.166cm" svg:height="6.276cm">
          <chartooo:coordinate-region svg:x="2.187cm" svg:y="1.838cm" svg:width="13.987cm" svg:height="5.43cm"/>
          <chart:axis chart:dimension="x" chart:name="primary-x" chart:style-name="ch5">
            <chart:title svg:x="8.191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Teste lote 3'.A2:'Teste lote 3'.A24" chart:label-cell-address="'Teste lote 3'.C1:'Teste lote 3'.C1" chart:class="chart:scatter">
            <chart:domain table:cell-range-address="'Teste lote 3'.C2:'Teste lote 3'.C24"/>
            <chart:data-point chart:repeated="23"/>
          </chart:series>
          <chart:series chart:style-name="ch10" chart:values-cell-range-address="'Teste lote 3'.A2:'Teste lote 3'.A24" chart:label-cell-address="'Teste lote 3'.D1:'Teste lote 3'.D1" chart:class="chart:scatter">
            <chart:domain table:cell-range-address="'Teste lote 3'.D2:'Teste lote 3'.D24"/>
            <chart:data-point chart:repeated="23"/>
          </chart:series>
          <chart:series chart:style-name="ch11" chart:values-cell-range-address="'Teste lote 3'.A2:'Teste lote 3'.A24" chart:label-cell-address="'Teste lote 3'.E1:'Teste lote 3'.E1" chart:class="chart:scatter">
            <chart:domain table:cell-range-address="'Teste lote 3'.E2:'Teste lote 3'.E24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1">
                <text:p>971</text:p>
                <draw:g>
                  <svg:desc>'Teste lote 3'.C2:'Teste lote 3'.C24</svg:desc>
                </draw:g>
              </table:table-cell>
              <table:table-cell office:value-type="float" office:value="26.8">
                <text:p>26.8</text:p>
                <draw:g>
                  <svg:desc>'Teste lote 3'.A2:'Teste lote 3'.A24</svg:desc>
                </draw:g>
              </table:table-cell>
              <table:table-cell office:value-type="float" office:value="972">
                <text:p>972</text:p>
                <draw:g>
                  <svg:desc>'Teste lote 3'.D2:'Teste lote 3'.D24</svg:desc>
                </draw:g>
              </table:table-cell>
              <table:table-cell office:value-type="float" office:value="26.8">
                <text:p>26.8</text:p>
                <draw:g>
                  <svg:desc>'Teste lote 3'.A2:'Teste lote 3'.A24</svg:desc>
                </draw:g>
              </table:table-cell>
              <table:table-cell office:value-type="float" office:value="972">
                <text:p>972</text:p>
                <draw:g>
                  <svg:desc>'Teste lote 3'.E2:'Teste lote 3'.E24</svg:desc>
                </draw:g>
              </table:table-cell>
              <table:table-cell office:value-type="float" office:value="26.8">
                <text:p>26.8</text:p>
                <draw:g>
                  <svg:desc>'Teste lote 3'.A2:'Teste lote 3'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0">
                <text:p>960</text:p>
              </table:table-cell>
              <table:table-cell office:value-type="float" office:value="32.3">
                <text:p>32.3</text:p>
              </table:table-cell>
              <table:table-cell office:value-type="float" office:value="960">
                <text:p>960</text:p>
              </table:table-cell>
              <table:table-cell office:value-type="float" office:value="32.3">
                <text:p>32.3</text:p>
              </table:table-cell>
              <table:table-cell office:value-type="float" office:value="958">
                <text:p>958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8">
                <text:p>928</text:p>
              </table:table-cell>
              <table:table-cell office:value-type="float" office:value="42.7">
                <text:p>42.7</text:p>
              </table:table-cell>
              <table:table-cell office:value-type="float" office:value="929">
                <text:p>929</text:p>
              </table:table-cell>
              <table:table-cell office:value-type="float" office:value="42.7">
                <text:p>42.7</text:p>
              </table:table-cell>
              <table:table-cell office:value-type="float" office:value="926">
                <text:p>92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6">
                <text:p>886</text:p>
              </table:table-cell>
              <table:table-cell office:value-type="float" office:value="53.5">
                <text:p>53.5</text:p>
              </table:table-cell>
              <table:table-cell office:value-type="float" office:value="889">
                <text:p>889</text:p>
              </table:table-cell>
              <table:table-cell office:value-type="float" office:value="53.5">
                <text:p>53.5</text:p>
              </table:table-cell>
              <table:table-cell office:value-type="float" office:value="882">
                <text:p>88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2">
                <text:p>842</text:p>
              </table:table-cell>
              <table:table-cell office:value-type="float" office:value="63.2">
                <text:p>63.2</text:p>
              </table:table-cell>
              <table:table-cell office:value-type="float" office:value="845">
                <text:p>845</text:p>
              </table:table-cell>
              <table:table-cell office:value-type="float" office:value="63.2">
                <text:p>63.2</text:p>
              </table:table-cell>
              <table:table-cell office:value-type="float" office:value="834">
                <text:p>834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9">
                <text:p>779</text:p>
              </table:table-cell>
              <table:table-cell office:value-type="float" office:value="72.9">
                <text:p>72.9</text:p>
              </table:table-cell>
              <table:table-cell office:value-type="float" office:value="785">
                <text:p>785</text:p>
              </table:table-cell>
              <table:table-cell office:value-type="float" office:value="72.9">
                <text:p>72.9</text:p>
              </table:table-cell>
              <table:table-cell office:value-type="float" office:value="770">
                <text:p>77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3">
                <text:p>783</text:p>
              </table:table-cell>
              <table:table-cell office:value-type="float" office:value="72.4">
                <text:p>72.4</text:p>
              </table:table-cell>
              <table:table-cell office:value-type="float" office:value="792">
                <text:p>792</text:p>
              </table:table-cell>
              <table:table-cell office:value-type="float" office:value="72.4">
                <text:p>72.4</text:p>
              </table:table-cell>
              <table:table-cell office:value-type="float" office:value="785">
                <text:p>785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5">
                <text:p>735</text:p>
              </table:table-cell>
              <table:table-cell office:value-type="float" office:value="82">
                <text:p>82</text:p>
              </table:table-cell>
              <table:table-cell office:value-type="float" office:value="723">
                <text:p>723</text:p>
              </table:table-cell>
              <table:table-cell office:value-type="float" office:value="82">
                <text:p>82</text:p>
              </table:table-cell>
              <table:table-cell office:value-type="float" office:value="722">
                <text:p>7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7">
                <text:p>667</text:p>
              </table:table-cell>
              <table:table-cell office:value-type="float" office:value="92.6">
                <text:p>92.6</text:p>
              </table:table-cell>
              <table:table-cell office:value-type="float" office:value="651">
                <text:p>651</text:p>
              </table:table-cell>
              <table:table-cell office:value-type="float" office:value="92.6">
                <text:p>92.6</text:p>
              </table:table-cell>
              <table:table-cell office:value-type="float" office:value="650">
                <text:p>65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102.3">
                <text:p>102.3</text:p>
              </table:table-cell>
              <table:table-cell office:value-type="float" office:value="579">
                <text:p>579</text:p>
              </table:table-cell>
              <table:table-cell office:value-type="float" office:value="102.3">
                <text:p>102.3</text:p>
              </table:table-cell>
              <table:table-cell office:value-type="float" office:value="578">
                <text:p>578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7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507">
                <text:p>507</text:p>
              </table:table-cell>
              <table:table-cell office:value-type="float" office:value="112">
                <text:p>112</text:p>
              </table:table-cell>
              <table:table-cell office:value-type="float" office:value="505">
                <text:p>5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121.8">
                <text:p>121.8</text:p>
              </table:table-cell>
              <table:table-cell office:value-type="float" office:value="436">
                <text:p>436</text:p>
              </table:table-cell>
              <table:table-cell office:value-type="float" office:value="121.8">
                <text:p>121.8</text:p>
              </table:table-cell>
              <table:table-cell office:value-type="float" office:value="435">
                <text:p>435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8">
                <text:p>398</text:p>
              </table:table-cell>
              <table:table-cell office:value-type="float" office:value="130.9">
                <text:p>130.9</text:p>
              </table:table-cell>
              <table:table-cell office:value-type="float" office:value="375">
                <text:p>375</text:p>
              </table:table-cell>
              <table:table-cell office:value-type="float" office:value="130.9">
                <text:p>130.9</text:p>
              </table:table-cell>
              <table:table-cell office:value-type="float" office:value="374">
                <text:p>374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8">
                <text:p>338</text:p>
              </table:table-cell>
              <table:table-cell office:value-type="float" office:value="141">
                <text:p>141</text:p>
              </table:table-cell>
              <table:table-cell office:value-type="float" office:value="314">
                <text:p>314</text:p>
              </table:table-cell>
              <table:table-cell office:value-type="float" office:value="141">
                <text:p>141</text:p>
              </table:table-cell>
              <table:table-cell office:value-type="float" office:value="313">
                <text:p>3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">
                <text:p>282</text:p>
              </table:table-cell>
              <table:table-cell office:value-type="float" office:value="151.5">
                <text:p>151.5</text:p>
              </table:table-cell>
              <table:table-cell office:value-type="float" office:value="256">
                <text:p>256</text:p>
              </table:table-cell>
              <table:table-cell office:value-type="float" office:value="151.5">
                <text:p>151.5</text:p>
              </table:table-cell>
              <table:table-cell office:value-type="float" office:value="256">
                <text:p>256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">
                <text:p>242</text:p>
              </table:table-cell>
              <table:table-cell office:value-type="float" office:value="160.5">
                <text:p>160.5</text:p>
              </table:table-cell>
              <table:table-cell office:value-type="float" office:value="221">
                <text:p>221</text:p>
              </table:table-cell>
              <table:table-cell office:value-type="float" office:value="160.5">
                <text:p>160.5</text:p>
              </table:table-cell>
              <table:table-cell office:value-type="float" office:value="220">
                <text:p>220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">
                <text:p>201</text:p>
              </table:table-cell>
              <table:table-cell office:value-type="float" office:value="171.4">
                <text:p>171.4</text:p>
              </table:table-cell>
              <table:table-cell office:value-type="float" office:value="177">
                <text:p>177</text:p>
              </table:table-cell>
              <table:table-cell office:value-type="float" office:value="171.4">
                <text:p>171.4</text:p>
              </table:table-cell>
              <table:table-cell office:value-type="float" office:value="178">
                <text:p>178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">
                <text:p>172</text:p>
              </table:table-cell>
              <table:table-cell office:value-type="float" office:value="179.6">
                <text:p>179.6</text:p>
              </table:table-cell>
              <table:table-cell office:value-type="float" office:value="155">
                <text:p>155</text:p>
              </table:table-cell>
              <table:table-cell office:value-type="float" office:value="179.6">
                <text:p>179.6</text:p>
              </table:table-cell>
              <table:table-cell office:value-type="float" office:value="155">
                <text:p>155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188.9">
                <text:p>188.9</text:p>
              </table:table-cell>
              <table:table-cell office:value-type="float" office:value="130">
                <text:p>130</text:p>
              </table:table-cell>
              <table:table-cell office:value-type="float" office:value="188.9">
                <text:p>188.9</text:p>
              </table:table-cell>
              <table:table-cell office:value-type="float" office:value="130">
                <text:p>130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197.9">
                <text:p>197.9</text:p>
              </table:table-cell>
              <table:table-cell office:value-type="float" office:value="108">
                <text:p>108</text:p>
              </table:table-cell>
              <table:table-cell office:value-type="float" office:value="197.9">
                <text:p>197.9</text:p>
              </table:table-cell>
              <table:table-cell office:value-type="float" office:value="109">
                <text:p>109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208.1">
                <text:p>208.1</text:p>
              </table:table-cell>
              <table:table-cell office:value-type="float" office:value="88">
                <text:p>88</text:p>
              </table:table-cell>
              <table:table-cell office:value-type="float" office:value="208.1">
                <text:p>208.1</text:p>
              </table:table-cell>
              <table:table-cell office:value-type="float" office:value="88">
                <text:p>88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217.6">
                <text:p>217.6</text:p>
              </table:table-cell>
              <table:table-cell office:value-type="float" office:value="74">
                <text:p>74</text:p>
              </table:table-cell>
              <table:table-cell office:value-type="float" office:value="217.6">
                <text:p>217.6</text:p>
              </table:table-cell>
              <table:table-cell office:value-type="float" office:value="74">
                <text:p>74</text:p>
              </table:table-cell>
              <table:table-cell office:value-type="float" office:value="217.6">
                <text:p>21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226.8">
                <text:p>226.8</text:p>
              </table:table-cell>
              <table:table-cell office:value-type="float" office:value="63">
                <text:p>63</text:p>
              </table:table-cell>
              <table:table-cell office:value-type="float" office:value="226.8">
                <text:p>226.8</text:p>
              </table:table-cell>
              <table:table-cell office:value-type="float" office:value="63">
                <text:p>63</text:p>
              </table:table-cell>
              <table:table-cell office:value-type="float" office:value="226.8">
                <text:p>22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7.284cm" svg:y="3.741cm" style:legend-expansion="high" chart:style-name="ch3"/>
        <chart:plot-area chart:style-name="ch4" table:cell-range-address="'Teste lote 3'.M2:'Teste lote 3'.M23 'Teste lote 3'.C1:'Teste lote 3'.E1 'Teste lote 3'.K2:'Teste lote 3'.K23" chart:data-source-has-labels="row" svg:x="1.38cm" svg:y="1.639cm" svg:width="15.166cm" svg:height="6.276cm">
          <chartooo:coordinate-region svg:x="2.187cm" svg:y="1.838cm" svg:width="13.987cm" svg:height="5.43cm"/>
          <chart:axis chart:dimension="x" chart:name="primary-x" chart:style-name="ch5">
            <chart:title svg:x="8.191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Teste lote 3'.K2:'Teste lote 3'.K23" chart:label-cell-address="'Teste lote 3'.C1:'Teste lote 3'.C1" chart:class="chart:scatter">
            <chart:domain table:cell-range-address="'Teste lote 3'.M2:'Teste lote 3'.M23"/>
            <chart:data-point chart:repeated="22"/>
          </chart:series>
          <chart:series chart:style-name="ch10" chart:values-cell-range-address="'Teste lote 3'.K2:'Teste lote 3'.K23" chart:label-cell-address="'Teste lote 3'.D1:'Teste lote 3'.D1" chart:class="chart:scatter">
            <chart:domain table:cell-range-address="'Teste lote 3'.N2:'Teste lote 3'.N23"/>
            <chart:data-point chart:repeated="22"/>
          </chart:series>
          <chart:series chart:style-name="ch11" chart:values-cell-range-address="'Teste lote 3'.K2:'Teste lote 3'.K23" chart:label-cell-address="'Teste lote 3'.E1:'Teste lote 3'.E1" chart:class="chart:scatter">
            <chart:domain table:cell-range-address="'Teste lote 3'.O2:'Teste lote 3'.O23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'Teste lote 3'.M2:'Teste lote 3'.M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36cm" svg:height="18.07cm" xlink:href=".." xlink:type="simple" chart:class="chart:scatter" chart:column-mapping="0" chart:style-name="ch1">
        <chart:title svg:x="12.628cm" svg:y="0.497cm" chart:style-name="ch2">
          <text:p>addtherm novo</text:p>
        </chart:title>
        <chart:legend chart:legend-position="end" svg:x="26.652cm" svg:y="7.242cm" style:legend-expansion="high" chart:style-name="ch3"/>
        <chart:plot-area chart:style-name="ch4" table:cell-range-address="'Teste lote 3'.M1:'Teste lote 3'.M23 'Teste lote 3'.C1:'Teste lote 3'.E1 'Teste lote 3'.K2:'Teste lote 3'.K23 'Teste lote 3'.N1:'Teste lote 3'.O1 'AT novo'.C1:'AT novo'.C1 'AT novo'.B2:'AT novo'.B21" chart:data-source-has-labels="row" svg:x="1.578cm" svg:y="2.359cm" svg:width="23.94cm" svg:height="14.369cm">
          <chartooo:coordinate-region svg:x="2.385cm" svg:y="2.558cm" svg:width="22.761cm" svg:height="13.523cm"/>
          <chart:axis chart:dimension="x" chart:name="primary-x" chart:style-name="ch5">
            <chart:title svg:x="12.776cm" svg:y="17.089cm" chart:style-name="ch6">
              <text:p>Raw ADC</text:p>
            </chart:title>
          </chart:axis>
          <chart:axis chart:dimension="y" chart:name="primary-y" chart:style-name="ch5">
            <chart:title svg:x="0.451cm" svg:y="9.772cm" chart:style-name="ch7">
              <text:p>ºC</text:p>
            </chart:title>
            <chart:grid chart:style-name="ch8" chart:class="major"/>
          </chart:axis>
          <chart:series chart:style-name="ch9" chart:values-cell-range-address="'Teste lote 3'.K2:'Teste lote 3'.K23" chart:label-cell-address="'Teste lote 3'.C1:'Teste lote 3'.C1" chart:class="chart:scatter">
            <chart:domain table:cell-range-address="'Teste lote 3'.M2:'Teste lote 3'.M23"/>
            <chart:data-point chart:repeated="22"/>
          </chart:series>
          <chart:series chart:style-name="ch10" chart:values-cell-range-address="'Teste lote 3'.K2:'Teste lote 3'.K23" chart:label-cell-address="'Teste lote 3'.M1:'Teste lote 3'.M1" chart:class="chart:scatter">
            <chart:data-point chart:repeated="22"/>
          </chart:series>
          <chart:series chart:style-name="ch11" chart:values-cell-range-address="'Teste lote 3'.K2:'Teste lote 3'.K23" chart:label-cell-address="'Teste lote 3'.N1:'Teste lote 3'.N1" chart:class="chart:scatter">
            <chart:domain table:cell-range-address="'Teste lote 3'.N2:'Teste lote 3'.N23"/>
            <chart:data-point chart:repeated="22"/>
          </chart:series>
          <chart:series chart:style-name="ch12" chart:values-cell-range-address="'Teste lote 3'.K2:'Teste lote 3'.K23" chart:label-cell-address="'Teste lote 3'.D1:'Teste lote 3'.D1" chart:class="chart:scatter">
            <chart:domain table:cell-range-address="'Teste lote 3'.N2:'Teste lote 3'.N23"/>
            <chart:data-point chart:repeated="22"/>
          </chart:series>
          <chart:series chart:style-name="ch13" chart:values-cell-range-address="'Teste lote 3'.K2:'Teste lote 3'.K23" chart:label-cell-address="'Teste lote 3'.E1:'Teste lote 3'.E1" chart:class="chart:scatter">
            <chart:domain table:cell-range-address="'Teste lote 3'.O2:'Teste lote 3'.O23"/>
            <chart:data-point chart:repeated="22"/>
          </chart:series>
          <chart:series chart:style-name="ch14" chart:values-cell-range-address="'Teste lote 3'.K2:'Teste lote 3'.K23" chart:label-cell-address="'Teste lote 3'.O1:'Teste lote 3'.O1" chart:class="chart:scatter">
            <chart:domain table:cell-range-address="'Teste lote 3'.O2:'Teste lote 3'.O23"/>
            <chart:data-point chart:repeated="22"/>
          </chart:series>
          <chart:series chart:style-name="ch15" chart:values-cell-range-address="'AT novo'.B2:'AT novo'.B21" chart:label-cell-address="'AT novo'.C1:'AT novo'.C1" chart:class="chart:scatter">
            <chart:domain table:cell-range-address="'AT novo'.C2:'AT novo'.C21"/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'Teste lote 3'.C1:'Teste lote 3'.C1</svg:desc>
                </draw:g>
              </table:table-cell>
              <table:table-cell office:value-type="string">
                <text:p>R1</text:p>
                <draw:g>
                  <svg:desc>'Teste lote 3'.M1:'Teste lote 3'.M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N1:'Teste lote 3'.N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'Teste lote 3'.D1:'Teste lote 3'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E1:'Teste lote 3'.E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'Teste lote 3'.O1:'Teste lote 3'.O1</svg:desc>
                </draw:g>
              </table:table-cell>
              <table:table-cell office:value-type="string">
                <text:p>Coluna C</text:p>
              </table:table-cell>
              <table:table-cell office:value-type="string">
                <text:p>Lote 3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'Teste lote 3'.M2:'Teste lote 3'.M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N2:'Teste lote 3'.N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980">
                <text:p>980</text:p>
                <draw:g>
                  <svg:desc>'Teste lote 3'.O2:'Teste lote 3'.O23</svg:desc>
                </draw:g>
              </table:table-cell>
              <table:table-cell office:value-type="float" office:value="23.3">
                <text:p>23.3</text:p>
                <draw:g>
                  <svg:desc>'Teste lote 3'.K2:'Teste lote 3'.K23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7.284cm" svg:y="3.741cm" style:legend-expansion="high" chart:style-name="ch3"/>
        <chart:plot-area chart:style-name="ch4" table:cell-range-address="Planilha6.C1:Planilha6.C24 Planilha6.A2:Planilha6.A24 Planilha6.D1:Planilha6.E1" chart:data-source-has-labels="row" svg:x="1.38cm" svg:y="1.639cm" svg:width="15.166cm" svg:height="6.276cm">
          <chartooo:coordinate-region svg:x="2.187cm" svg:y="1.838cm" svg:width="13.987cm" svg:height="5.43cm"/>
          <chart:axis chart:dimension="x" chart:name="primary-x" chart:style-name="ch5">
            <chart:title svg:x="8.191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Planilha6.A2:Planilha6.A24" chart:label-cell-address="Planilha6.C1:Planilha6.C1" chart:class="chart:scatter">
            <chart:domain table:cell-range-address="Planilha6.C2:Planilha6.C24"/>
            <chart:data-point chart:repeated="23"/>
          </chart:series>
          <chart:series chart:style-name="ch10" chart:values-cell-range-address="Planilha6.A2:Planilha6.A24" chart:label-cell-address="Planilha6.D1:Planilha6.D1" chart:class="chart:scatter">
            <chart:domain table:cell-range-address="Planilha6.D2:Planilha6.D24"/>
            <chart:data-point chart:repeated="23"/>
          </chart:series>
          <chart:series chart:style-name="ch11" chart:values-cell-range-address="Planilha6.A2:Planilha6.A24" chart:label-cell-address="Planilha6.E1:Planilha6.E1" chart:class="chart:scatter">
            <chart:domain table:cell-range-address="Planilha6.E2:Planilha6.E24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R1</text:p>
                <draw:g>
                  <svg:desc>Planilha6.C1:Planilha6.C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R2</text:p>
                <draw:g>
                  <svg:desc>Planilha6.D1:Planilha6.D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R3</text:p>
                <draw:g>
                  <svg:desc>Planilha6.E1:Planilha6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1">
                <text:p>971</text:p>
                <draw:g>
                  <svg:desc>Planilha6.C2:Planilha6.C24</svg:desc>
                </draw:g>
              </table:table-cell>
              <table:table-cell office:value-type="float" office:value="26.8">
                <text:p>26.8</text:p>
                <draw:g>
                  <svg:desc>Planilha6.A2:Planilha6.A24</svg:desc>
                </draw:g>
              </table:table-cell>
              <table:table-cell office:value-type="float" office:value="972">
                <text:p>972</text:p>
                <draw:g>
                  <svg:desc>Planilha6.D2:Planilha6.D24</svg:desc>
                </draw:g>
              </table:table-cell>
              <table:table-cell office:value-type="float" office:value="26.8">
                <text:p>26.8</text:p>
                <draw:g>
                  <svg:desc>Planilha6.A2:Planilha6.A24</svg:desc>
                </draw:g>
              </table:table-cell>
              <table:table-cell office:value-type="float" office:value="972">
                <text:p>972</text:p>
                <draw:g>
                  <svg:desc>Planilha6.E2:Planilha6.E24</svg:desc>
                </draw:g>
              </table:table-cell>
              <table:table-cell office:value-type="float" office:value="26.8">
                <text:p>26.8</text:p>
                <draw:g>
                  <svg:desc>Planilha6.A2:Planilha6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0">
                <text:p>960</text:p>
              </table:table-cell>
              <table:table-cell office:value-type="float" office:value="32.3">
                <text:p>32.3</text:p>
              </table:table-cell>
              <table:table-cell office:value-type="float" office:value="960">
                <text:p>960</text:p>
              </table:table-cell>
              <table:table-cell office:value-type="float" office:value="32.3">
                <text:p>32.3</text:p>
              </table:table-cell>
              <table:table-cell office:value-type="float" office:value="958">
                <text:p>958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8">
                <text:p>928</text:p>
              </table:table-cell>
              <table:table-cell office:value-type="float" office:value="42.7">
                <text:p>42.7</text:p>
              </table:table-cell>
              <table:table-cell office:value-type="float" office:value="929">
                <text:p>929</text:p>
              </table:table-cell>
              <table:table-cell office:value-type="float" office:value="42.7">
                <text:p>42.7</text:p>
              </table:table-cell>
              <table:table-cell office:value-type="float" office:value="926">
                <text:p>926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6">
                <text:p>886</text:p>
              </table:table-cell>
              <table:table-cell office:value-type="float" office:value="53.5">
                <text:p>53.5</text:p>
              </table:table-cell>
              <table:table-cell office:value-type="float" office:value="889">
                <text:p>889</text:p>
              </table:table-cell>
              <table:table-cell office:value-type="float" office:value="53.5">
                <text:p>53.5</text:p>
              </table:table-cell>
              <table:table-cell office:value-type="float" office:value="882">
                <text:p>88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2">
                <text:p>842</text:p>
              </table:table-cell>
              <table:table-cell office:value-type="float" office:value="63.2">
                <text:p>63.2</text:p>
              </table:table-cell>
              <table:table-cell office:value-type="float" office:value="845">
                <text:p>845</text:p>
              </table:table-cell>
              <table:table-cell office:value-type="float" office:value="63.2">
                <text:p>63.2</text:p>
              </table:table-cell>
              <table:table-cell office:value-type="float" office:value="834">
                <text:p>834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9">
                <text:p>779</text:p>
              </table:table-cell>
              <table:table-cell office:value-type="float" office:value="72.9">
                <text:p>72.9</text:p>
              </table:table-cell>
              <table:table-cell office:value-type="float" office:value="785">
                <text:p>785</text:p>
              </table:table-cell>
              <table:table-cell office:value-type="float" office:value="72.9">
                <text:p>72.9</text:p>
              </table:table-cell>
              <table:table-cell office:value-type="float" office:value="770">
                <text:p>770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3">
                <text:p>783</text:p>
              </table:table-cell>
              <table:table-cell office:value-type="float" office:value="72.4">
                <text:p>72.4</text:p>
              </table:table-cell>
              <table:table-cell office:value-type="float" office:value="792">
                <text:p>792</text:p>
              </table:table-cell>
              <table:table-cell office:value-type="float" office:value="72.4">
                <text:p>72.4</text:p>
              </table:table-cell>
              <table:table-cell office:value-type="float" office:value="785">
                <text:p>785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5">
                <text:p>735</text:p>
              </table:table-cell>
              <table:table-cell office:value-type="float" office:value="82">
                <text:p>82</text:p>
              </table:table-cell>
              <table:table-cell office:value-type="float" office:value="723">
                <text:p>723</text:p>
              </table:table-cell>
              <table:table-cell office:value-type="float" office:value="82">
                <text:p>82</text:p>
              </table:table-cell>
              <table:table-cell office:value-type="float" office:value="722">
                <text:p>7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7">
                <text:p>667</text:p>
              </table:table-cell>
              <table:table-cell office:value-type="float" office:value="92.6">
                <text:p>92.6</text:p>
              </table:table-cell>
              <table:table-cell office:value-type="float" office:value="651">
                <text:p>651</text:p>
              </table:table-cell>
              <table:table-cell office:value-type="float" office:value="92.6">
                <text:p>92.6</text:p>
              </table:table-cell>
              <table:table-cell office:value-type="float" office:value="650">
                <text:p>65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9">
                <text:p>599</text:p>
              </table:table-cell>
              <table:table-cell office:value-type="float" office:value="102.3">
                <text:p>102.3</text:p>
              </table:table-cell>
              <table:table-cell office:value-type="float" office:value="579">
                <text:p>579</text:p>
              </table:table-cell>
              <table:table-cell office:value-type="float" office:value="102.3">
                <text:p>102.3</text:p>
              </table:table-cell>
              <table:table-cell office:value-type="float" office:value="578">
                <text:p>578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7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507">
                <text:p>507</text:p>
              </table:table-cell>
              <table:table-cell office:value-type="float" office:value="112">
                <text:p>112</text:p>
              </table:table-cell>
              <table:table-cell office:value-type="float" office:value="505">
                <text:p>5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121.8">
                <text:p>121.8</text:p>
              </table:table-cell>
              <table:table-cell office:value-type="float" office:value="436">
                <text:p>436</text:p>
              </table:table-cell>
              <table:table-cell office:value-type="float" office:value="121.8">
                <text:p>121.8</text:p>
              </table:table-cell>
              <table:table-cell office:value-type="float" office:value="435">
                <text:p>435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8">
                <text:p>398</text:p>
              </table:table-cell>
              <table:table-cell office:value-type="float" office:value="130.9">
                <text:p>130.9</text:p>
              </table:table-cell>
              <table:table-cell office:value-type="float" office:value="375">
                <text:p>375</text:p>
              </table:table-cell>
              <table:table-cell office:value-type="float" office:value="130.9">
                <text:p>130.9</text:p>
              </table:table-cell>
              <table:table-cell office:value-type="float" office:value="374">
                <text:p>374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8">
                <text:p>338</text:p>
              </table:table-cell>
              <table:table-cell office:value-type="float" office:value="141">
                <text:p>141</text:p>
              </table:table-cell>
              <table:table-cell office:value-type="float" office:value="314">
                <text:p>314</text:p>
              </table:table-cell>
              <table:table-cell office:value-type="float" office:value="141">
                <text:p>141</text:p>
              </table:table-cell>
              <table:table-cell office:value-type="float" office:value="313">
                <text:p>3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">
                <text:p>282</text:p>
              </table:table-cell>
              <table:table-cell office:value-type="float" office:value="151.5">
                <text:p>151.5</text:p>
              </table:table-cell>
              <table:table-cell office:value-type="float" office:value="256">
                <text:p>256</text:p>
              </table:table-cell>
              <table:table-cell office:value-type="float" office:value="151.5">
                <text:p>151.5</text:p>
              </table:table-cell>
              <table:table-cell office:value-type="float" office:value="256">
                <text:p>256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2">
                <text:p>242</text:p>
              </table:table-cell>
              <table:table-cell office:value-type="float" office:value="160.5">
                <text:p>160.5</text:p>
              </table:table-cell>
              <table:table-cell office:value-type="float" office:value="221">
                <text:p>221</text:p>
              </table:table-cell>
              <table:table-cell office:value-type="float" office:value="160.5">
                <text:p>160.5</text:p>
              </table:table-cell>
              <table:table-cell office:value-type="float" office:value="220">
                <text:p>220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">
                <text:p>201</text:p>
              </table:table-cell>
              <table:table-cell office:value-type="float" office:value="171.4">
                <text:p>171.4</text:p>
              </table:table-cell>
              <table:table-cell office:value-type="float" office:value="177">
                <text:p>177</text:p>
              </table:table-cell>
              <table:table-cell office:value-type="float" office:value="171.4">
                <text:p>171.4</text:p>
              </table:table-cell>
              <table:table-cell office:value-type="float" office:value="178">
                <text:p>178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">
                <text:p>172</text:p>
              </table:table-cell>
              <table:table-cell office:value-type="float" office:value="179.6">
                <text:p>179.6</text:p>
              </table:table-cell>
              <table:table-cell office:value-type="float" office:value="155">
                <text:p>155</text:p>
              </table:table-cell>
              <table:table-cell office:value-type="float" office:value="179.6">
                <text:p>179.6</text:p>
              </table:table-cell>
              <table:table-cell office:value-type="float" office:value="155">
                <text:p>155</text:p>
              </table:table-cell>
              <table:table-cell office:value-type="float" office:value="179.6">
                <text:p>17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188.9">
                <text:p>188.9</text:p>
              </table:table-cell>
              <table:table-cell office:value-type="float" office:value="130">
                <text:p>130</text:p>
              </table:table-cell>
              <table:table-cell office:value-type="float" office:value="188.9">
                <text:p>188.9</text:p>
              </table:table-cell>
              <table:table-cell office:value-type="float" office:value="130">
                <text:p>130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197.9">
                <text:p>197.9</text:p>
              </table:table-cell>
              <table:table-cell office:value-type="float" office:value="108">
                <text:p>108</text:p>
              </table:table-cell>
              <table:table-cell office:value-type="float" office:value="197.9">
                <text:p>197.9</text:p>
              </table:table-cell>
              <table:table-cell office:value-type="float" office:value="109">
                <text:p>109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208.1">
                <text:p>208.1</text:p>
              </table:table-cell>
              <table:table-cell office:value-type="float" office:value="88">
                <text:p>88</text:p>
              </table:table-cell>
              <table:table-cell office:value-type="float" office:value="208.1">
                <text:p>208.1</text:p>
              </table:table-cell>
              <table:table-cell office:value-type="float" office:value="88">
                <text:p>88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217.6">
                <text:p>217.6</text:p>
              </table:table-cell>
              <table:table-cell office:value-type="float" office:value="74">
                <text:p>74</text:p>
              </table:table-cell>
              <table:table-cell office:value-type="float" office:value="217.6">
                <text:p>217.6</text:p>
              </table:table-cell>
              <table:table-cell office:value-type="float" office:value="74">
                <text:p>74</text:p>
              </table:table-cell>
              <table:table-cell office:value-type="float" office:value="217.6">
                <text:p>217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226.8">
                <text:p>226.8</text:p>
              </table:table-cell>
              <table:table-cell office:value-type="float" office:value="63">
                <text:p>63</text:p>
              </table:table-cell>
              <table:table-cell office:value-type="float" office:value="226.8">
                <text:p>226.8</text:p>
              </table:table-cell>
              <table:table-cell office:value-type="float" office:value="63">
                <text:p>63</text:p>
              </table:table-cell>
              <table:table-cell office:value-type="float" office:value="226.8">
                <text:p>226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7.284cm" svg:y="3.741cm" style:legend-expansion="high" chart:style-name="ch3"/>
        <chart:plot-area chart:style-name="ch4" table:cell-range-address="Planilha6.M2:Planilha6.M23 Planilha6.C1:Planilha6.E1 Planilha6.K2:Planilha6.K23" chart:data-source-has-labels="row" svg:x="1.38cm" svg:y="1.639cm" svg:width="15.166cm" svg:height="6.276cm">
          <chartooo:coordinate-region svg:x="2.187cm" svg:y="1.838cm" svg:width="13.987cm" svg:height="5.43cm"/>
          <chart:axis chart:dimension="x" chart:name="primary-x" chart:style-name="ch5">
            <chart:title svg:x="8.191cm" svg:y="8.096cm" chart:style-name="ch6">
              <text:p>Raw ADC</text:p>
            </chart:title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Planilha6.K2:Planilha6.K23" chart:label-cell-address="Planilha6.C1:Planilha6.C1" chart:class="chart:scatter">
            <chart:domain table:cell-range-address="Planilha6.M2:Planilha6.M23"/>
            <chart:data-point chart:repeated="22"/>
          </chart:series>
          <chart:series chart:style-name="ch10" chart:values-cell-range-address="Planilha6.K2:Planilha6.K23" chart:label-cell-address="Planilha6.D1:Planilha6.D1" chart:class="chart:scatter">
            <chart:domain table:cell-range-address="Planilha6.N2:Planilha6.N23"/>
            <chart:data-point chart:repeated="22"/>
          </chart:series>
          <chart:series chart:style-name="ch11" chart:values-cell-range-address="Planilha6.K2:Planilha6.K23" chart:label-cell-address="Planilha6.E1:Planilha6.E1" chart:class="chart:scatter">
            <chart:domain table:cell-range-address="Planilha6.O2:Planilha6.O23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R1</text:p>
                <draw:g>
                  <svg:desc>Planilha6.C1:Planilha6.C1</svg:desc>
                </draw:g>
              </table:table-cell>
              <table:table-cell office:value-type="string">
                <text:p>Coluna N</text:p>
              </table:table-cell>
              <table:table-cell office:value-type="string">
                <text:p>R2</text:p>
                <draw:g>
                  <svg:desc>Planilha6.D1:Planilha6.D1</svg:desc>
                </draw:g>
              </table:table-cell>
              <table:table-cell office:value-type="string">
                <text:p>Coluna O</text:p>
              </table:table-cell>
              <table:table-cell office:value-type="string">
                <text:p>R3</text:p>
                <draw:g>
                  <svg:desc>Planilha6.E1:Planilha6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0">
                <text:p>980</text:p>
                <draw:g>
                  <svg:desc>Planilha6.M2:Planilha6.M23</svg:desc>
                </draw:g>
              </table:table-cell>
              <table:table-cell office:value-type="float" office:value="23.3">
                <text:p>23.3</text:p>
                <draw:g>
                  <svg:desc>Planilha6.K2:Planilha6.K23</svg:desc>
                </draw:g>
              </table:table-cell>
              <table:table-cell office:value-type="float" office:value="980">
                <text:p>980</text:p>
                <draw:g>
                  <svg:desc>Planilha6.N2:Planilha6.N23</svg:desc>
                </draw:g>
              </table:table-cell>
              <table:table-cell office:value-type="float" office:value="23.3">
                <text:p>23.3</text:p>
                <draw:g>
                  <svg:desc>Planilha6.K2:Planilha6.K23</svg:desc>
                </draw:g>
              </table:table-cell>
              <table:table-cell office:value-type="float" office:value="980">
                <text:p>980</text:p>
                <draw:g>
                  <svg:desc>Planilha6.O2:Planilha6.O23</svg:desc>
                </draw:g>
              </table:table-cell>
              <table:table-cell office:value-type="float" office:value="23.3">
                <text:p>23.3</text:p>
                <draw:g>
                  <svg:desc>Planilha6.K2:Planilha6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3">
                <text:p>953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  <table:table-cell office:value-type="float" office:value="954">
                <text:p>954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0">
                <text:p>920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  <table:table-cell office:value-type="float" office:value="922">
                <text:p>922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5">
                <text:p>885</text:p>
              </table:table-cell>
              <table:table-cell office:value-type="float" office:value="55.2">
                <text:p>55.2</text:p>
              </table:table-cell>
              <table:table-cell office:value-type="float" office:value="887">
                <text:p>887</text:p>
              </table:table-cell>
              <table:table-cell office:value-type="float" office:value="55.2">
                <text:p>55.2</text:p>
              </table:table-cell>
              <table:table-cell office:value-type="float" office:value="879">
                <text:p>879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6">
                <text:p>846</text:p>
              </table:table-cell>
              <table:table-cell office:value-type="float" office:value="64.7">
                <text:p>64.7</text:p>
              </table:table-cell>
              <table:table-cell office:value-type="float" office:value="847">
                <text:p>84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9">
                <text:p>789</text:p>
              </table:table-cell>
              <table:table-cell office:value-type="float" office:value="75.9">
                <text:p>75.9</text:p>
              </table:table-cell>
              <table:table-cell office:value-type="float" office:value="787">
                <text:p>78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2">
                <text:p>732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  <table:table-cell office:value-type="float" office:value="729">
                <text:p>729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9">
                <text:p>659</text:p>
              </table:table-cell>
              <table:table-cell office:value-type="float" office:value="98.9">
                <text:p>98.9</text:p>
              </table:table-cell>
              <table:table-cell office:value-type="float" office:value="658">
                <text:p>658</text:p>
              </table:table-cell>
              <table:table-cell office:value-type="float" office:value="98.9">
                <text:p>98.9</text:p>
              </table:table-cell>
              <table:table-cell office:value-type="float" office:value="654">
                <text:p>65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">
                <text:p>595</text:p>
              </table:table-cell>
              <table:table-cell office:value-type="float" office:value="107.6">
                <text:p>107.6</text:p>
              </table:table-cell>
              <table:table-cell office:value-type="float" office:value="588">
                <text:p>588</text:p>
              </table:table-cell>
              <table:table-cell office:value-type="float" office:value="107.6">
                <text:p>107.6</text:p>
              </table:table-cell>
              <table:table-cell office:value-type="float" office:value="590">
                <text:p>59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  <table:table-cell office:value-type="float" office:value="522">
                <text:p>522</text:p>
              </table:table-cell>
              <table:table-cell office:value-type="float" office:value="118.5">
                <text:p>118.5</text:p>
              </table:table-cell>
              <table:table-cell office:value-type="float" office:value="517">
                <text:p>517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">
                <text:p>448</text:p>
              </table:table-cell>
              <table:table-cell office:value-type="float" office:value="132.5">
                <text:p>132.5</text:p>
              </table:table-cell>
              <table:table-cell office:value-type="float" office:value="443">
                <text:p>443</text:p>
              </table:table-cell>
              <table:table-cell office:value-type="float" office:value="132.5">
                <text:p>132.5</text:p>
              </table:table-cell>
              <table:table-cell office:value-type="float" office:value="449">
                <text:p>449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144.6">
                <text:p>144.6</text:p>
              </table:table-cell>
              <table:table-cell office:value-type="float" office:value="384">
                <text:p>384</text:p>
              </table:table-cell>
              <table:table-cell office:value-type="float" office:value="144.6">
                <text:p>144.6</text:p>
              </table:table-cell>
              <table:table-cell office:value-type="float" office:value="385">
                <text:p>385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  <table:table-cell office:value-type="float" office:value="158.1">
                <text:p>158.1</text:p>
              </table:table-cell>
              <table:table-cell office:value-type="float" office:value="319">
                <text:p>319</text:p>
              </table:table-cell>
              <table:table-cell office:value-type="float" office:value="158.1">
                <text:p>158.1</text:p>
              </table:table-cell>
              <table:table-cell office:value-type="float" office:value="318">
                <text:p>318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171.4">
                <text:p>171.4</text:p>
              </table:table-cell>
              <table:table-cell office:value-type="float" office:value="269">
                <text:p>269</text:p>
              </table:table-cell>
              <table:table-cell office:value-type="float" office:value="171.4">
                <text:p>171.4</text:p>
              </table:table-cell>
              <table:table-cell office:value-type="float" office:value="262">
                <text:p>262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4">
                <text:p>224</text:p>
              </table:table-cell>
              <table:table-cell office:value-type="float" office:value="183.6">
                <text:p>183.6</text:p>
              </table:table-cell>
              <table:table-cell office:value-type="float" office:value="223">
                <text:p>223</text:p>
              </table:table-cell>
              <table:table-cell office:value-type="float" office:value="183.6">
                <text:p>18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  <table:table-cell office:value-type="float" office:value="189">
                <text:p>18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">
                <text:p>163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  <table:table-cell office:value-type="float" office:value="160">
                <text:p>160</text:p>
              </table:table-cell>
              <table:table-cell office:value-type="float" office:value="210.1">
                <text:p>21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">
                <text:p>137</text:p>
              </table:table-cell>
              <table:table-cell office:value-type="float" office:value="218.5">
                <text:p>218.5</text:p>
              </table:table-cell>
              <table:table-cell office:value-type="float" office:value="135">
                <text:p>135</text:p>
              </table:table-cell>
              <table:table-cell office:value-type="float" office:value="218.5">
                <text:p>218.5</text:p>
              </table:table-cell>
              <table:table-cell office:value-type="float" office:value="136">
                <text:p>136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">
                <text:p>106</text:p>
              </table:table-cell>
              <table:table-cell office:value-type="float" office:value="231.2">
                <text:p>231.2</text:p>
              </table:table-cell>
              <table:table-cell office:value-type="float" office:value="114">
                <text:p>114</text:p>
              </table:table-cell>
              <table:table-cell office:value-type="float" office:value="231.2">
                <text:p>231.2</text:p>
              </table:table-cell>
              <table:table-cell office:value-type="float" office:value="118">
                <text:p>118</text:p>
              </table:table-cell>
              <table:table-cell office:value-type="float" office:value="231.2">
                <text:p>23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244.9">
                <text:p>244.9</text:p>
              </table:table-cell>
              <table:table-cell office:value-type="float" office:value="89">
                <text:p>89</text:p>
              </table:table-cell>
              <table:table-cell office:value-type="float" office:value="244.9">
                <text:p>244.9</text:p>
              </table:table-cell>
              <table:table-cell office:value-type="float" office:value="97">
                <text:p>97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257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77">
                <text:p>77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